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639cm" svg:height="6.906cm" svg:x="4.266cm" svg:y="36.147cm">
            <draw:object draw:notify-on-update-of-ranges="Sheet1.A72:Sheet1.A83 Sheet1.A1:Sheet1.A1 Sheet1.AG2:Sheet1.AG13 Sheet1.A57:Sheet1.A57 Sheet1.AG58:Sheet1.AG69 Sheet1.A15:Sheet1.A15 Sheet1.AG16:Sheet1.AG27 Sheet1.A29:Sheet1.A29 Sheet1.AG30:Sheet1.AG41 Sheet1.A43:Sheet1.A43 Sheet1.AG44:Sheet1.AG55 Sheet1.A71:Sheet1.A71 Sheet1.AG72:Sheet1.AG8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2.369cm" svg:height="7.256cm" svg:x="22.813cm" svg:y="36.867cm">
            <draw:object draw:notify-on-update-of-ranges="Sheet1.B1:Sheet1.AG1 Sheet1.A1:Sheet1.A1 Sheet1.B13:Sheet1.AG13 Sheet1.A57:Sheet1.A57 Sheet1.B69:Sheet1.AG69 Sheet1.A15:Sheet1.A15 Sheet1.B27:Sheet1.AG27 Sheet1.A29:Sheet1.A29 Sheet1.B41:Sheet1.AG41 Sheet1.A43:Sheet1.A43 Sheet1.B55:Sheet1.AG55 Sheet1.A71:Sheet1.A71 Sheet1.B83:Sheet1.AG8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1.208cm" svg:height="7.086cm" svg:x="7.441cm" svg:y="94.105cm">
            <draw:object draw:notify-on-update-of-ranges="Sheet1.A72:Sheet1.A83 Sheet1.A190:Sheet1.A190 Sheet1.AG191:Sheet1.AG202 Sheet1.A148:Sheet1.A148 Sheet1.AG149:Sheet1.AG160 Sheet1.A162:Sheet1.A162 Sheet1.AG163:Sheet1.AG174 Sheet1.A176:Sheet1.A176 Sheet1.AG177:Sheet1.AG188 Sheet1.A204:Sheet1.A204 Sheet1.AG205:Sheet1.AG2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3.838cm" svg:height="7.596cm" svg:x="20.748cm" svg:y="94.084cm">
            <draw:object draw:notify-on-update-of-ranges="Sheet1.B1:Sheet1.AG1 Sheet1.A190:Sheet1.A190 Sheet1.B202:Sheet1.AG202 Sheet1.A148:Sheet1.A148 Sheet1.B160:Sheet1.AG160 Sheet1.A162:Sheet1.A162 Sheet1.B174:Sheet1.AG174 Sheet1.A176:Sheet1.A176 Sheet1.B188:Sheet1.AG188 Sheet1.A204:Sheet1.A204 Sheet1.B216:Sheet1.AG2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nqueens_serial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2" office:value-type="float" office:value="0.002181" calcext:value-type="float">
            <text:p>0.00218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2" office:value-type="float" office:value="0.004452" calcext:value-type="float">
            <text:p>0.00445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2" office:value-type="float" office:value="0.007205" calcext:value-type="float">
            <text:p>0.0072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2" office:value-type="float" office:value="0.012365" calcext:value-type="float">
            <text:p>0.01236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2" office:value-type="float" office:value="0.066297" calcext:value-type="float">
            <text:p>0.06629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2" office:value-type="float" office:value="0.122458" calcext:value-type="float">
            <text:p>0.1224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2" office:value-type="float" office:value="0.488207" calcext:value-type="float">
            <text:p>0.4882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2" office:value-type="float" office:value="2.129772" calcext:value-type="float">
            <text:p>2.1297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2" office:value-type="float" office:value="7.508203" calcext:value-type="float">
            <text:p>7.50820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2" office:value-type="float" office:value="37.100124" calcext:value-type="float">
            <text:p>37.10012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2" office:value-type="float" office:value="198.140369" calcext:value-type="float">
            <text:p>198.14036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2" office:value-type="float" office:value="1146.160849" calcext:value-type="float">
            <text:p>1146.160849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nqueens_omp_compa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009113" calcext:value-type="float">
            <text:p>17.009113</text:p>
          </table:table-cell>
          <table:table-cell office:value-type="float" office:value="20.558942" calcext:value-type="float">
            <text:p>20.558942</text:p>
          </table:table-cell>
          <table:table-cell office:value-type="float" office:value="21.587798" calcext:value-type="float">
            <text:p>21.587798</text:p>
          </table:table-cell>
          <table:table-cell office:value-type="float" office:value="23.412497" calcext:value-type="float">
            <text:p>23.412497</text:p>
          </table:table-cell>
          <table:table-cell office:value-type="float" office:value="25.586197" calcext:value-type="float">
            <text:p>25.586197</text:p>
          </table:table-cell>
          <table:table-cell office:value-type="float" office:value="26.970537" calcext:value-type="float">
            <text:p>26.970537</text:p>
          </table:table-cell>
          <table:table-cell office:value-type="float" office:value="27.730003" calcext:value-type="float">
            <text:p>27.730003</text:p>
          </table:table-cell>
          <table:table-cell office:value-type="float" office:value="28.277696" calcext:value-type="float">
            <text:p>28.277696</text:p>
          </table:table-cell>
          <table:table-cell office:value-type="float" office:value="31.549349" calcext:value-type="float">
            <text:p>31.549349</text:p>
          </table:table-cell>
          <table:table-cell office:value-type="float" office:value="29.341964" calcext:value-type="float">
            <text:p>29.341964</text:p>
          </table:table-cell>
          <table:table-cell office:value-type="float" office:value="31.787555" calcext:value-type="float">
            <text:p>31.787555</text:p>
          </table:table-cell>
          <table:table-cell office:value-type="float" office:value="32.013189" calcext:value-type="float">
            <text:p>32.013189</text:p>
          </table:table-cell>
          <table:table-cell office:value-type="float" office:value="33.322914" calcext:value-type="float">
            <text:p>33.322914</text:p>
          </table:table-cell>
          <table:table-cell office:value-type="float" office:value="55.56073" calcext:value-type="float">
            <text:p>55.56073</text:p>
          </table:table-cell>
          <table:table-cell office:value-type="float" office:value="55.901714" calcext:value-type="float">
            <text:p>55.901714</text:p>
          </table:table-cell>
          <table:table-cell office:value-type="float" office:value="36.935486" calcext:value-type="float">
            <text:p>36.935486</text:p>
          </table:table-cell>
          <table:table-cell office:value-type="float" office:value="39.322185" calcext:value-type="float">
            <text:p>39.322185</text:p>
          </table:table-cell>
          <table:table-cell office:value-type="float" office:value="37.75558" calcext:value-type="float">
            <text:p>37.75558</text:p>
          </table:table-cell>
          <table:table-cell office:value-type="float" office:value="37.157913" calcext:value-type="float">
            <text:p>37.157913</text:p>
          </table:table-cell>
          <table:table-cell office:value-type="float" office:value="38.303465" calcext:value-type="float">
            <text:p>38.303465</text:p>
          </table:table-cell>
          <table:table-cell office:value-type="float" office:value="42.424018" calcext:value-type="float">
            <text:p>42.424018</text:p>
          </table:table-cell>
          <table:table-cell office:value-type="float" office:value="40.877495" calcext:value-type="float">
            <text:p>40.877495</text:p>
          </table:table-cell>
          <table:table-cell office:value-type="float" office:value="42.25792" calcext:value-type="float">
            <text:p>42.25792</text:p>
          </table:table-cell>
          <table:table-cell office:value-type="float" office:value="41.45226" calcext:value-type="float">
            <text:p>41.45226</text:p>
          </table:table-cell>
          <table:table-cell office:value-type="float" office:value="45.049627" calcext:value-type="float">
            <text:p>45.049627</text:p>
          </table:table-cell>
          <table:table-cell office:value-type="float" office:value="45.74417" calcext:value-type="float">
            <text:p>45.74417</text:p>
          </table:table-cell>
          <table:table-cell office:value-type="float" office:value="47.118051" calcext:value-type="float">
            <text:p>47.118051</text:p>
          </table:table-cell>
          <table:table-cell office:value-type="float" office:value="44.881927" calcext:value-type="float">
            <text:p>44.881927</text:p>
          </table:table-cell>
          <table:table-cell office:value-type="float" office:value="47.117923" calcext:value-type="float">
            <text:p>47.117923</text:p>
          </table:table-cell>
          <table:table-cell office:value-type="float" office:value="48.665279" calcext:value-type="float">
            <text:p>48.665279</text:p>
          </table:table-cell>
          <table:table-cell office:value-type="float" office:value="49.863054" calcext:value-type="float">
            <text:p>49.863054</text:p>
          </table:table-cell>
          <table:table-cell office:value-type="float" office:value="49.056689" calcext:value-type="float">
            <text:p>49.0566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.888952" calcext:value-type="float">
            <text:p>16.888952</text:p>
          </table:table-cell>
          <table:table-cell office:value-type="float" office:value="21.089954" calcext:value-type="float">
            <text:p>21.089954</text:p>
          </table:table-cell>
          <table:table-cell office:value-type="float" office:value="22.419823" calcext:value-type="float">
            <text:p>22.419823</text:p>
          </table:table-cell>
          <table:table-cell office:value-type="float" office:value="26.465828" calcext:value-type="float">
            <text:p>26.465828</text:p>
          </table:table-cell>
          <table:table-cell office:value-type="float" office:value="25.916404" calcext:value-type="float">
            <text:p>25.916404</text:p>
          </table:table-cell>
          <table:table-cell office:value-type="float" office:value="27.358033" calcext:value-type="float">
            <text:p>27.358033</text:p>
          </table:table-cell>
          <table:table-cell office:value-type="float" office:value="28.653771" calcext:value-type="float">
            <text:p>28.653771</text:p>
          </table:table-cell>
          <table:table-cell office:value-type="float" office:value="30.931086" calcext:value-type="float">
            <text:p>30.931086</text:p>
          </table:table-cell>
          <table:table-cell office:value-type="float" office:value="32.37419" calcext:value-type="float">
            <text:p>32.37419</text:p>
          </table:table-cell>
          <table:table-cell office:value-type="float" office:value="29.011565" calcext:value-type="float">
            <text:p>29.011565</text:p>
          </table:table-cell>
          <table:table-cell office:value-type="float" office:value="31.864476" calcext:value-type="float">
            <text:p>31.864476</text:p>
          </table:table-cell>
          <table:table-cell office:value-type="float" office:value="32.205655" calcext:value-type="float">
            <text:p>32.205655</text:p>
          </table:table-cell>
          <table:table-cell office:value-type="float" office:value="34.90363" calcext:value-type="float">
            <text:p>34.90363</text:p>
          </table:table-cell>
          <table:table-cell office:value-type="float" office:value="48.879366" calcext:value-type="float">
            <text:p>48.879366</text:p>
          </table:table-cell>
          <table:table-cell office:value-type="float" office:value="55.53244" calcext:value-type="float">
            <text:p>55.53244</text:p>
          </table:table-cell>
          <table:table-cell office:value-type="float" office:value="38.625461" calcext:value-type="float">
            <text:p>38.625461</text:p>
          </table:table-cell>
          <table:table-cell office:value-type="float" office:value="38.460004" calcext:value-type="float">
            <text:p>38.460004</text:p>
          </table:table-cell>
          <table:table-cell office:value-type="float" office:value="39.627432" calcext:value-type="float">
            <text:p>39.627432</text:p>
          </table:table-cell>
          <table:table-cell office:value-type="float" office:value="38.347603" calcext:value-type="float">
            <text:p>38.347603</text:p>
          </table:table-cell>
          <table:table-cell office:value-type="float" office:value="38.652662" calcext:value-type="float">
            <text:p>38.652662</text:p>
          </table:table-cell>
          <table:table-cell office:value-type="float" office:value="42.96895" calcext:value-type="float">
            <text:p>42.96895</text:p>
          </table:table-cell>
          <table:table-cell office:value-type="float" office:value="43.067108" calcext:value-type="float">
            <text:p>43.067108</text:p>
          </table:table-cell>
          <table:table-cell office:value-type="float" office:value="42.967796" calcext:value-type="float">
            <text:p>42.967796</text:p>
          </table:table-cell>
          <table:table-cell office:value-type="float" office:value="45.75559" calcext:value-type="float">
            <text:p>45.75559</text:p>
          </table:table-cell>
          <table:table-cell office:value-type="float" office:value="43.77769" calcext:value-type="float">
            <text:p>43.77769</text:p>
          </table:table-cell>
          <table:table-cell office:value-type="float" office:value="46.450967" calcext:value-type="float">
            <text:p>46.450967</text:p>
          </table:table-cell>
          <table:table-cell office:value-type="float" office:value="46.670507" calcext:value-type="float">
            <text:p>46.670507</text:p>
          </table:table-cell>
          <table:table-cell office:value-type="float" office:value="48.527282" calcext:value-type="float">
            <text:p>48.527282</text:p>
          </table:table-cell>
          <table:table-cell office:value-type="float" office:value="49.994698" calcext:value-type="float">
            <text:p>49.994698</text:p>
          </table:table-cell>
          <table:table-cell office:value-type="float" office:value="49.609257" calcext:value-type="float">
            <text:p>49.609257</text:p>
          </table:table-cell>
          <table:table-cell office:value-type="float" office:value="53.779915" calcext:value-type="float">
            <text:p>53.779915</text:p>
          </table:table-cell>
          <table:table-cell office:value-type="float" office:value="51.181121" calcext:value-type="float">
            <text:p>51.18112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.862263" calcext:value-type="float">
            <text:p>16.862263</text:p>
          </table:table-cell>
          <table:table-cell office:value-type="float" office:value="22.36741" calcext:value-type="float">
            <text:p>22.36741</text:p>
          </table:table-cell>
          <table:table-cell office:value-type="float" office:value="23.022369" calcext:value-type="float">
            <text:p>23.022369</text:p>
          </table:table-cell>
          <table:table-cell office:value-type="float" office:value="25.193247" calcext:value-type="float">
            <text:p>25.193247</text:p>
          </table:table-cell>
          <table:table-cell office:value-type="float" office:value="26.221013" calcext:value-type="float">
            <text:p>26.221013</text:p>
          </table:table-cell>
          <table:table-cell office:value-type="float" office:value="26.930119" calcext:value-type="float">
            <text:p>26.930119</text:p>
          </table:table-cell>
          <table:table-cell office:value-type="float" office:value="30.804571" calcext:value-type="float">
            <text:p>30.804571</text:p>
          </table:table-cell>
          <table:table-cell office:value-type="float" office:value="29.823449" calcext:value-type="float">
            <text:p>29.823449</text:p>
          </table:table-cell>
          <table:table-cell office:value-type="float" office:value="31.917342" calcext:value-type="float">
            <text:p>31.917342</text:p>
          </table:table-cell>
          <table:table-cell office:value-type="float" office:value="32.831807" calcext:value-type="float">
            <text:p>32.831807</text:p>
          </table:table-cell>
          <table:table-cell office:value-type="float" office:value="39.34111" calcext:value-type="float">
            <text:p>39.34111</text:p>
          </table:table-cell>
          <table:table-cell office:value-type="float" office:value="32.518155" calcext:value-type="float">
            <text:p>32.518155</text:p>
          </table:table-cell>
          <table:table-cell office:value-type="float" office:value="35.690109" calcext:value-type="float">
            <text:p>35.690109</text:p>
          </table:table-cell>
          <table:table-cell office:value-type="float" office:value="37.202502" calcext:value-type="float">
            <text:p>37.202502</text:p>
          </table:table-cell>
          <table:table-cell office:value-type="float" office:value="67.412483" calcext:value-type="float">
            <text:p>67.412483</text:p>
          </table:table-cell>
          <table:table-cell office:value-type="float" office:value="41.523408" calcext:value-type="float">
            <text:p>41.523408</text:p>
          </table:table-cell>
          <table:table-cell office:value-type="float" office:value="41.025115" calcext:value-type="float">
            <text:p>41.025115</text:p>
          </table:table-cell>
          <table:table-cell office:value-type="float" office:value="40.911754" calcext:value-type="float">
            <text:p>40.911754</text:p>
          </table:table-cell>
          <table:table-cell office:value-type="float" office:value="41.74487" calcext:value-type="float">
            <text:p>41.74487</text:p>
          </table:table-cell>
          <table:table-cell office:value-type="float" office:value="45.095179" calcext:value-type="float">
            <text:p>45.095179</text:p>
          </table:table-cell>
          <table:table-cell office:value-type="float" office:value="43.883929" calcext:value-type="float">
            <text:p>43.883929</text:p>
          </table:table-cell>
          <table:table-cell office:value-type="float" office:value="46.973639" calcext:value-type="float">
            <text:p>46.973639</text:p>
          </table:table-cell>
          <table:table-cell office:value-type="float" office:value="52.476027" calcext:value-type="float">
            <text:p>52.476027</text:p>
          </table:table-cell>
          <table:table-cell office:value-type="float" office:value="48.984001" calcext:value-type="float">
            <text:p>48.984001</text:p>
          </table:table-cell>
          <table:table-cell office:value-type="float" office:value="53.247236" calcext:value-type="float">
            <text:p>53.247236</text:p>
          </table:table-cell>
          <table:table-cell office:value-type="float" office:value="49.956529" calcext:value-type="float">
            <text:p>49.956529</text:p>
          </table:table-cell>
          <table:table-cell office:value-type="float" office:value="50.164135" calcext:value-type="float">
            <text:p>50.164135</text:p>
          </table:table-cell>
          <table:table-cell office:value-type="float" office:value="51.342662" calcext:value-type="float">
            <text:p>51.342662</text:p>
          </table:table-cell>
          <table:table-cell office:value-type="float" office:value="51.741001" calcext:value-type="float">
            <text:p>51.741001</text:p>
          </table:table-cell>
          <table:table-cell office:value-type="float" office:value="52.720072" calcext:value-type="float">
            <text:p>52.720072</text:p>
          </table:table-cell>
          <table:table-cell office:value-type="float" office:value="54.469066" calcext:value-type="float">
            <text:p>54.469066</text:p>
          </table:table-cell>
          <table:table-cell office:value-type="float" office:value="54.44238" calcext:value-type="float">
            <text:p>54.4423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.031824" calcext:value-type="float">
            <text:p>17.031824</text:p>
          </table:table-cell>
          <table:table-cell office:value-type="float" office:value="20.768344" calcext:value-type="float">
            <text:p>20.768344</text:p>
          </table:table-cell>
          <table:table-cell office:value-type="float" office:value="22.413408" calcext:value-type="float">
            <text:p>22.413408</text:p>
          </table:table-cell>
          <table:table-cell office:value-type="float" office:value="26.57053" calcext:value-type="float">
            <text:p>26.57053</text:p>
          </table:table-cell>
          <table:table-cell office:value-type="float" office:value="26.009043" calcext:value-type="float">
            <text:p>26.009043</text:p>
          </table:table-cell>
          <table:table-cell office:value-type="float" office:value="29.685193" calcext:value-type="float">
            <text:p>29.685193</text:p>
          </table:table-cell>
          <table:table-cell office:value-type="float" office:value="30.753698" calcext:value-type="float">
            <text:p>30.753698</text:p>
          </table:table-cell>
          <table:table-cell office:value-type="float" office:value="30.730215" calcext:value-type="float">
            <text:p>30.730215</text:p>
          </table:table-cell>
          <table:table-cell office:value-type="float" office:value="32.369956" calcext:value-type="float">
            <text:p>32.369956</text:p>
          </table:table-cell>
          <table:table-cell office:value-type="float" office:value="33.422677" calcext:value-type="float">
            <text:p>33.422677</text:p>
          </table:table-cell>
          <table:table-cell office:value-type="float" office:value="34.972084" calcext:value-type="float">
            <text:p>34.972084</text:p>
          </table:table-cell>
          <table:table-cell office:value-type="float" office:value="38.367235" calcext:value-type="float">
            <text:p>38.367235</text:p>
          </table:table-cell>
          <table:table-cell office:value-type="float" office:value="36.12155" calcext:value-type="float">
            <text:p>36.12155</text:p>
          </table:table-cell>
          <table:table-cell office:value-type="float" office:value="41.852974" calcext:value-type="float">
            <text:p>41.852974</text:p>
          </table:table-cell>
          <table:table-cell office:value-type="float" office:value="55.665946" calcext:value-type="float">
            <text:p>55.665946</text:p>
          </table:table-cell>
          <table:table-cell office:value-type="float" office:value="42.723879" calcext:value-type="float">
            <text:p>42.723879</text:p>
          </table:table-cell>
          <table:table-cell office:value-type="float" office:value="45.126678" calcext:value-type="float">
            <text:p>45.126678</text:p>
          </table:table-cell>
          <table:table-cell office:value-type="float" office:value="46.342415" calcext:value-type="float">
            <text:p>46.342415</text:p>
          </table:table-cell>
          <table:table-cell office:value-type="float" office:value="48.384473" calcext:value-type="float">
            <text:p>48.384473</text:p>
          </table:table-cell>
          <table:table-cell office:value-type="float" office:value="51.445119" calcext:value-type="float">
            <text:p>51.445119</text:p>
          </table:table-cell>
          <table:table-cell office:value-type="float" office:value="47.437351" calcext:value-type="float">
            <text:p>47.437351</text:p>
          </table:table-cell>
          <table:table-cell office:value-type="float" office:value="50.618928" calcext:value-type="float">
            <text:p>50.618928</text:p>
          </table:table-cell>
          <table:table-cell office:value-type="float" office:value="54.650562" calcext:value-type="float">
            <text:p>54.650562</text:p>
          </table:table-cell>
          <table:table-cell office:value-type="float" office:value="56.781088" calcext:value-type="float">
            <text:p>56.781088</text:p>
          </table:table-cell>
          <table:table-cell office:value-type="float" office:value="55.72362" calcext:value-type="float">
            <text:p>55.72362</text:p>
          </table:table-cell>
          <table:table-cell office:value-type="float" office:value="64.350489" calcext:value-type="float">
            <text:p>64.350489</text:p>
          </table:table-cell>
          <table:table-cell office:value-type="float" office:value="57.21003" calcext:value-type="float">
            <text:p>57.21003</text:p>
          </table:table-cell>
          <table:table-cell office:value-type="float" office:value="70.174742" calcext:value-type="float">
            <text:p>70.174742</text:p>
          </table:table-cell>
          <table:table-cell office:value-type="float" office:value="64.828958" calcext:value-type="float">
            <text:p>64.828958</text:p>
          </table:table-cell>
          <table:table-cell office:value-type="float" office:value="67.780412" calcext:value-type="float">
            <text:p>67.780412</text:p>
          </table:table-cell>
          <table:table-cell office:value-type="float" office:value="67.092989" calcext:value-type="float">
            <text:p>67.092989</text:p>
          </table:table-cell>
          <table:table-cell office:value-type="float" office:value="66.194499" calcext:value-type="float">
            <text:p>66.19449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.388961" calcext:value-type="float">
            <text:p>18.388961</text:p>
          </table:table-cell>
          <table:table-cell office:value-type="float" office:value="21.789885" calcext:value-type="float">
            <text:p>21.789885</text:p>
          </table:table-cell>
          <table:table-cell office:value-type="float" office:value="24.15926" calcext:value-type="float">
            <text:p>24.15926</text:p>
          </table:table-cell>
          <table:table-cell office:value-type="float" office:value="24.468489" calcext:value-type="float">
            <text:p>24.468489</text:p>
          </table:table-cell>
          <table:table-cell office:value-type="float" office:value="28.586986" calcext:value-type="float">
            <text:p>28.586986</text:p>
          </table:table-cell>
          <table:table-cell office:value-type="float" office:value="29.807537" calcext:value-type="float">
            <text:p>29.807537</text:p>
          </table:table-cell>
          <table:table-cell office:value-type="float" office:value="31.449652" calcext:value-type="float">
            <text:p>31.449652</text:p>
          </table:table-cell>
          <table:table-cell office:value-type="float" office:value="30.245909" calcext:value-type="float">
            <text:p>30.245909</text:p>
          </table:table-cell>
          <table:table-cell office:value-type="float" office:value="50.05507" calcext:value-type="float">
            <text:p>50.05507</text:p>
          </table:table-cell>
          <table:table-cell office:value-type="float" office:value="38.160464" calcext:value-type="float">
            <text:p>38.160464</text:p>
          </table:table-cell>
          <table:table-cell office:value-type="float" office:value="35.7014" calcext:value-type="float">
            <text:p>35.7014</text:p>
          </table:table-cell>
          <table:table-cell office:value-type="float" office:value="36.451756" calcext:value-type="float">
            <text:p>36.451756</text:p>
          </table:table-cell>
          <table:table-cell office:value-type="float" office:value="39.934737" calcext:value-type="float">
            <text:p>39.934737</text:p>
          </table:table-cell>
          <table:table-cell office:value-type="float" office:value="38.826585" calcext:value-type="float">
            <text:p>38.826585</text:p>
          </table:table-cell>
          <table:table-cell office:value-type="float" office:value="42.429597" calcext:value-type="float">
            <text:p>42.429597</text:p>
          </table:table-cell>
          <table:table-cell office:value-type="float" office:value="42.950921" calcext:value-type="float">
            <text:p>42.950921</text:p>
          </table:table-cell>
          <table:table-cell office:value-type="float" office:value="47.998644" calcext:value-type="float">
            <text:p>47.998644</text:p>
          </table:table-cell>
          <table:table-cell office:value-type="float" office:value="49.627156" calcext:value-type="float">
            <text:p>49.627156</text:p>
          </table:table-cell>
          <table:table-cell office:value-type="float" office:value="57.173398" calcext:value-type="float">
            <text:p>57.173398</text:p>
          </table:table-cell>
          <table:table-cell office:value-type="float" office:value="51.816962" calcext:value-type="float">
            <text:p>51.816962</text:p>
          </table:table-cell>
          <table:table-cell office:value-type="float" office:value="51.858663" calcext:value-type="float">
            <text:p>51.858663</text:p>
          </table:table-cell>
          <table:table-cell office:value-type="float" office:value="58.14695" calcext:value-type="float">
            <text:p>58.14695</text:p>
          </table:table-cell>
          <table:table-cell office:value-type="float" office:value="57.268219" calcext:value-type="float">
            <text:p>57.268219</text:p>
          </table:table-cell>
          <table:table-cell office:value-type="float" office:value="57.280216" calcext:value-type="float">
            <text:p>57.280216</text:p>
          </table:table-cell>
          <table:table-cell office:value-type="float" office:value="51.172333" calcext:value-type="float">
            <text:p>51.172333</text:p>
          </table:table-cell>
          <table:table-cell office:value-type="float" office:value="53.92792" calcext:value-type="float">
            <text:p>53.92792</text:p>
          </table:table-cell>
          <table:table-cell office:value-type="float" office:value="56.246036" calcext:value-type="float">
            <text:p>56.246036</text:p>
          </table:table-cell>
          <table:table-cell office:value-type="float" office:value="64.994029" calcext:value-type="float">
            <text:p>64.994029</text:p>
          </table:table-cell>
          <table:table-cell office:value-type="float" office:value="63.837121" calcext:value-type="float">
            <text:p>63.837121</text:p>
          </table:table-cell>
          <table:table-cell office:value-type="float" office:value="63.561445" calcext:value-type="float">
            <text:p>63.561445</text:p>
          </table:table-cell>
          <table:table-cell office:value-type="float" office:value="61.064852" calcext:value-type="float">
            <text:p>61.064852</text:p>
          </table:table-cell>
          <table:table-cell office:value-type="float" office:value="66.317933" calcext:value-type="float">
            <text:p>66.31793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.349107" calcext:value-type="float">
            <text:p>19.349107</text:p>
          </table:table-cell>
          <table:table-cell office:value-type="float" office:value="23.86588" calcext:value-type="float">
            <text:p>23.86588</text:p>
          </table:table-cell>
          <table:table-cell office:value-type="float" office:value="25.023687" calcext:value-type="float">
            <text:p>25.023687</text:p>
          </table:table-cell>
          <table:table-cell office:value-type="float" office:value="28.941444" calcext:value-type="float">
            <text:p>28.941444</text:p>
          </table:table-cell>
          <table:table-cell office:value-type="float" office:value="28.627468" calcext:value-type="float">
            <text:p>28.627468</text:p>
          </table:table-cell>
          <table:table-cell office:value-type="float" office:value="31.620817" calcext:value-type="float">
            <text:p>31.620817</text:p>
          </table:table-cell>
          <table:table-cell office:value-type="float" office:value="29.440955" calcext:value-type="float">
            <text:p>29.440955</text:p>
          </table:table-cell>
          <table:table-cell office:value-type="float" office:value="30.578361" calcext:value-type="float">
            <text:p>30.578361</text:p>
          </table:table-cell>
          <table:table-cell office:value-type="float" office:value="33.36776" calcext:value-type="float">
            <text:p>33.36776</text:p>
          </table:table-cell>
          <table:table-cell office:value-type="float" office:value="33.580626" calcext:value-type="float">
            <text:p>33.580626</text:p>
          </table:table-cell>
          <table:table-cell office:value-type="float" office:value="38.836273" calcext:value-type="float">
            <text:p>38.836273</text:p>
          </table:table-cell>
          <table:table-cell office:value-type="float" office:value="36.980203" calcext:value-type="float">
            <text:p>36.980203</text:p>
          </table:table-cell>
          <table:table-cell office:value-type="float" office:value="38.369096" calcext:value-type="float">
            <text:p>38.369096</text:p>
          </table:table-cell>
          <table:table-cell office:value-type="float" office:value="40.187123" calcext:value-type="float">
            <text:p>40.187123</text:p>
          </table:table-cell>
          <table:table-cell office:value-type="float" office:value="55.672233" calcext:value-type="float">
            <text:p>55.672233</text:p>
          </table:table-cell>
          <table:table-cell office:value-type="float" office:value="46.545211" calcext:value-type="float">
            <text:p>46.545211</text:p>
          </table:table-cell>
          <table:table-cell office:value-type="float" office:value="45.290274" calcext:value-type="float">
            <text:p>45.290274</text:p>
          </table:table-cell>
          <table:table-cell office:value-type="float" office:value="45.934583" calcext:value-type="float">
            <text:p>45.934583</text:p>
          </table:table-cell>
          <table:table-cell office:value-type="float" office:value="48.531132" calcext:value-type="float">
            <text:p>48.531132</text:p>
          </table:table-cell>
          <table:table-cell office:value-type="float" office:value="49.883585" calcext:value-type="float">
            <text:p>49.883585</text:p>
          </table:table-cell>
          <table:table-cell office:value-type="float" office:value="48.688696" calcext:value-type="float">
            <text:p>48.688696</text:p>
          </table:table-cell>
          <table:table-cell office:value-type="float" office:value="51.768974" calcext:value-type="float">
            <text:p>51.768974</text:p>
          </table:table-cell>
          <table:table-cell office:value-type="float" office:value="49.429559" calcext:value-type="float">
            <text:p>49.429559</text:p>
          </table:table-cell>
          <table:table-cell office:value-type="float" office:value="51.504655" calcext:value-type="float">
            <text:p>51.504655</text:p>
          </table:table-cell>
          <table:table-cell office:value-type="float" office:value="56.09944" calcext:value-type="float">
            <text:p>56.09944</text:p>
          </table:table-cell>
          <table:table-cell office:value-type="float" office:value="57.926321" calcext:value-type="float">
            <text:p>57.926321</text:p>
          </table:table-cell>
          <table:table-cell office:value-type="float" office:value="56.922486" calcext:value-type="float">
            <text:p>56.922486</text:p>
          </table:table-cell>
          <table:table-cell office:value-type="float" office:value="56.670357" calcext:value-type="float">
            <text:p>56.670357</text:p>
          </table:table-cell>
          <table:table-cell office:value-type="float" office:value="57.168522" calcext:value-type="float">
            <text:p>57.168522</text:p>
          </table:table-cell>
          <table:table-cell office:value-type="float" office:value="61.890398" calcext:value-type="float">
            <text:p>61.890398</text:p>
          </table:table-cell>
          <table:table-cell office:value-type="float" office:value="64.521589" calcext:value-type="float">
            <text:p>64.521589</text:p>
          </table:table-cell>
          <table:table-cell office:value-type="float" office:value="61.566479" calcext:value-type="float">
            <text:p>61.5664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.943128" calcext:value-type="float">
            <text:p>27.943128</text:p>
          </table:table-cell>
          <table:table-cell office:value-type="float" office:value="35.916063" calcext:value-type="float">
            <text:p>35.916063</text:p>
          </table:table-cell>
          <table:table-cell office:value-type="float" office:value="34.227437" calcext:value-type="float">
            <text:p>34.227437</text:p>
          </table:table-cell>
          <table:table-cell office:value-type="float" office:value="37.196982" calcext:value-type="float">
            <text:p>37.196982</text:p>
          </table:table-cell>
          <table:table-cell office:value-type="float" office:value="33.62733" calcext:value-type="float">
            <text:p>33.62733</text:p>
          </table:table-cell>
          <table:table-cell office:value-type="float" office:value="33.605069" calcext:value-type="float">
            <text:p>33.605069</text:p>
          </table:table-cell>
          <table:table-cell office:value-type="float" office:value="38.198316" calcext:value-type="float">
            <text:p>38.198316</text:p>
          </table:table-cell>
          <table:table-cell office:value-type="float" office:value="36.727303" calcext:value-type="float">
            <text:p>36.727303</text:p>
          </table:table-cell>
          <table:table-cell office:value-type="float" office:value="37.266207" calcext:value-type="float">
            <text:p>37.266207</text:p>
          </table:table-cell>
          <table:table-cell office:value-type="float" office:value="38.144746" calcext:value-type="float">
            <text:p>38.144746</text:p>
          </table:table-cell>
          <table:table-cell office:value-type="float" office:value="42.441403" calcext:value-type="float">
            <text:p>42.441403</text:p>
          </table:table-cell>
          <table:table-cell office:value-type="float" office:value="38.779433" calcext:value-type="float">
            <text:p>38.779433</text:p>
          </table:table-cell>
          <table:table-cell office:value-type="float" office:value="41.579159" calcext:value-type="float">
            <text:p>41.579159</text:p>
          </table:table-cell>
          <table:table-cell office:value-type="float" office:value="45.090944" calcext:value-type="float">
            <text:p>45.090944</text:p>
          </table:table-cell>
          <table:table-cell office:value-type="float" office:value="64.225706" calcext:value-type="float">
            <text:p>64.225706</text:p>
          </table:table-cell>
          <table:table-cell office:value-type="float" office:value="44.246213" calcext:value-type="float">
            <text:p>44.246213</text:p>
          </table:table-cell>
          <table:table-cell office:value-type="float" office:value="45.397477" calcext:value-type="float">
            <text:p>45.397477</text:p>
          </table:table-cell>
          <table:table-cell office:value-type="float" office:value="46.66332" calcext:value-type="float">
            <text:p>46.66332</text:p>
          </table:table-cell>
          <table:table-cell office:value-type="float" office:value="47.360045" calcext:value-type="float">
            <text:p>47.360045</text:p>
          </table:table-cell>
          <table:table-cell office:value-type="float" office:value="49.896158" calcext:value-type="float">
            <text:p>49.896158</text:p>
          </table:table-cell>
          <table:table-cell office:value-type="float" office:value="56.043433" calcext:value-type="float">
            <text:p>56.043433</text:p>
          </table:table-cell>
          <table:table-cell office:value-type="float" office:value="52.780955" calcext:value-type="float">
            <text:p>52.780955</text:p>
          </table:table-cell>
          <table:table-cell office:value-type="float" office:value="52.433556" calcext:value-type="float">
            <text:p>52.433556</text:p>
          </table:table-cell>
          <table:table-cell office:value-type="float" office:value="53.625301" calcext:value-type="float">
            <text:p>53.625301</text:p>
          </table:table-cell>
          <table:table-cell office:value-type="float" office:value="57.521374" calcext:value-type="float">
            <text:p>57.521374</text:p>
          </table:table-cell>
          <table:table-cell office:value-type="float" office:value="57.761442" calcext:value-type="float">
            <text:p>57.761442</text:p>
          </table:table-cell>
          <table:table-cell office:value-type="float" office:value="59.928344" calcext:value-type="float">
            <text:p>59.928344</text:p>
          </table:table-cell>
          <table:table-cell office:value-type="float" office:value="55.519159" calcext:value-type="float">
            <text:p>55.519159</text:p>
          </table:table-cell>
          <table:table-cell office:value-type="float" office:value="59.693857" calcext:value-type="float">
            <text:p>59.693857</text:p>
          </table:table-cell>
          <table:table-cell office:value-type="float" office:value="57.914003" calcext:value-type="float">
            <text:p>57.914003</text:p>
          </table:table-cell>
          <table:table-cell office:value-type="float" office:value="61.4263" calcext:value-type="float">
            <text:p>61.4263</text:p>
          </table:table-cell>
          <table:table-cell office:value-type="float" office:value="63.968317" calcext:value-type="float">
            <text:p>63.96831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6.337115" calcext:value-type="float">
            <text:p>66.337115</text:p>
          </table:table-cell>
          <table:table-cell office:value-type="float" office:value="80.542907" calcext:value-type="float">
            <text:p>80.542907</text:p>
          </table:table-cell>
          <table:table-cell office:value-type="float" office:value="79.831685" calcext:value-type="float">
            <text:p>79.831685</text:p>
          </table:table-cell>
          <table:table-cell office:value-type="float" office:value="76.743645" calcext:value-type="float">
            <text:p>76.743645</text:p>
          </table:table-cell>
          <table:table-cell office:value-type="float" office:value="62.412877" calcext:value-type="float">
            <text:p>62.412877</text:p>
          </table:table-cell>
          <table:table-cell office:value-type="float" office:value="55.606408" calcext:value-type="float">
            <text:p>55.606408</text:p>
          </table:table-cell>
          <table:table-cell office:value-type="float" office:value="57.781586" calcext:value-type="float">
            <text:p>57.781586</text:p>
          </table:table-cell>
          <table:table-cell office:value-type="float" office:value="58.485624" calcext:value-type="float">
            <text:p>58.485624</text:p>
          </table:table-cell>
          <table:table-cell office:value-type="float" office:value="56.286132" calcext:value-type="float">
            <text:p>56.286132</text:p>
          </table:table-cell>
          <table:table-cell office:value-type="float" office:value="52.91119" calcext:value-type="float">
            <text:p>52.91119</text:p>
          </table:table-cell>
          <table:table-cell office:value-type="float" office:value="52.097191" calcext:value-type="float">
            <text:p>52.097191</text:p>
          </table:table-cell>
          <table:table-cell office:value-type="float" office:value="53.091915" calcext:value-type="float">
            <text:p>53.091915</text:p>
          </table:table-cell>
          <table:table-cell office:value-type="float" office:value="51.938087" calcext:value-type="float">
            <text:p>51.938087</text:p>
          </table:table-cell>
          <table:table-cell office:value-type="float" office:value="56.689989" calcext:value-type="float">
            <text:p>56.689989</text:p>
          </table:table-cell>
          <table:table-cell office:value-type="float" office:value="71.465094" calcext:value-type="float">
            <text:p>71.465094</text:p>
          </table:table-cell>
          <table:table-cell office:value-type="float" office:value="55.652535" calcext:value-type="float">
            <text:p>55.652535</text:p>
          </table:table-cell>
          <table:table-cell office:value-type="float" office:value="55.821329" calcext:value-type="float">
            <text:p>55.821329</text:p>
          </table:table-cell>
          <table:table-cell office:value-type="float" office:value="53.544787" calcext:value-type="float">
            <text:p>53.544787</text:p>
          </table:table-cell>
          <table:table-cell office:value-type="float" office:value="58.370851" calcext:value-type="float">
            <text:p>58.370851</text:p>
          </table:table-cell>
          <table:table-cell office:value-type="float" office:value="60.130945" calcext:value-type="float">
            <text:p>60.130945</text:p>
          </table:table-cell>
          <table:table-cell office:value-type="float" office:value="57.483266" calcext:value-type="float">
            <text:p>57.483266</text:p>
          </table:table-cell>
          <table:table-cell office:value-type="float" office:value="56.276958" calcext:value-type="float">
            <text:p>56.276958</text:p>
          </table:table-cell>
          <table:table-cell office:value-type="float" office:value="73.908954" calcext:value-type="float">
            <text:p>73.908954</text:p>
          </table:table-cell>
          <table:table-cell office:value-type="float" office:value="58.563252" calcext:value-type="float">
            <text:p>58.563252</text:p>
          </table:table-cell>
          <table:table-cell office:value-type="float" office:value="64.415414" calcext:value-type="float">
            <text:p>64.415414</text:p>
          </table:table-cell>
          <table:table-cell office:value-type="float" office:value="60.039012" calcext:value-type="float">
            <text:p>60.039012</text:p>
          </table:table-cell>
          <table:table-cell office:value-type="float" office:value="67.087409" calcext:value-type="float">
            <text:p>67.087409</text:p>
          </table:table-cell>
          <table:table-cell office:value-type="float" office:value="67.500568" calcext:value-type="float">
            <text:p>67.500568</text:p>
          </table:table-cell>
          <table:table-cell office:value-type="float" office:value="63.314127" calcext:value-type="float">
            <text:p>63.314127</text:p>
          </table:table-cell>
          <table:table-cell office:value-type="float" office:value="68.057625" calcext:value-type="float">
            <text:p>68.057625</text:p>
          </table:table-cell>
          <table:table-cell office:value-type="float" office:value="68.633417" calcext:value-type="float">
            <text:p>68.633417</text:p>
          </table:table-cell>
          <table:table-cell office:value-type="float" office:value="67.940799" calcext:value-type="float">
            <text:p>67.9407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5.176352" calcext:value-type="float">
            <text:p>255.176352</text:p>
          </table:table-cell>
          <table:table-cell office:value-type="float" office:value="471.790309" calcext:value-type="float">
            <text:p>471.790309</text:p>
          </table:table-cell>
          <table:table-cell office:value-type="float" office:value="395.977747" calcext:value-type="float">
            <text:p>395.977747</text:p>
          </table:table-cell>
          <table:table-cell office:value-type="float" office:value="399.287507" calcext:value-type="float">
            <text:p>399.287507</text:p>
          </table:table-cell>
          <table:table-cell office:value-type="float" office:value="193.217243" calcext:value-type="float">
            <text:p>193.217243</text:p>
          </table:table-cell>
          <table:table-cell office:value-type="float" office:value="164.746633" calcext:value-type="float">
            <text:p>164.746633</text:p>
          </table:table-cell>
          <table:table-cell office:value-type="float" office:value="163.209544" calcext:value-type="float">
            <text:p>163.209544</text:p>
          </table:table-cell>
          <table:table-cell office:value-type="float" office:value="158.756667" calcext:value-type="float">
            <text:p>158.756667</text:p>
          </table:table-cell>
          <table:table-cell office:value-type="float" office:value="137.427672" calcext:value-type="float">
            <text:p>137.427672</text:p>
          </table:table-cell>
          <table:table-cell office:value-type="float" office:value="121.741243" calcext:value-type="float">
            <text:p>121.741243</text:p>
          </table:table-cell>
          <table:table-cell office:value-type="float" office:value="118.775611" calcext:value-type="float">
            <text:p>118.775611</text:p>
          </table:table-cell>
          <table:table-cell office:value-type="float" office:value="122.035201" calcext:value-type="float">
            <text:p>122.035201</text:p>
          </table:table-cell>
          <table:table-cell office:value-type="float" office:value="112.238402" calcext:value-type="float">
            <text:p>112.238402</text:p>
          </table:table-cell>
          <table:table-cell office:value-type="float" office:value="137.745046" calcext:value-type="float">
            <text:p>137.745046</text:p>
          </table:table-cell>
          <table:table-cell office:value-type="float" office:value="109.854976" calcext:value-type="float">
            <text:p>109.854976</text:p>
          </table:table-cell>
          <table:table-cell office:value-type="float" office:value="107.406563" calcext:value-type="float">
            <text:p>107.406563</text:p>
          </table:table-cell>
          <table:table-cell office:value-type="float" office:value="103.397192" calcext:value-type="float">
            <text:p>103.397192</text:p>
          </table:table-cell>
          <table:table-cell office:value-type="float" office:value="100.338086" calcext:value-type="float">
            <text:p>100.338086</text:p>
          </table:table-cell>
          <table:table-cell office:value-type="float" office:value="102.654338" calcext:value-type="float">
            <text:p>102.654338</text:p>
          </table:table-cell>
          <table:table-cell office:value-type="float" office:value="99.827153" calcext:value-type="float">
            <text:p>99.827153</text:p>
          </table:table-cell>
          <table:table-cell office:value-type="float" office:value="96.006014" calcext:value-type="float">
            <text:p>96.006014</text:p>
          </table:table-cell>
          <table:table-cell office:value-type="float" office:value="93.62201" calcext:value-type="float">
            <text:p>93.62201</text:p>
          </table:table-cell>
          <table:table-cell office:value-type="float" office:value="95.226466" calcext:value-type="float">
            <text:p>95.226466</text:p>
          </table:table-cell>
          <table:table-cell office:value-type="float" office:value="96.713899" calcext:value-type="float">
            <text:p>96.713899</text:p>
          </table:table-cell>
          <table:table-cell office:value-type="float" office:value="97.161317" calcext:value-type="float">
            <text:p>97.161317</text:p>
          </table:table-cell>
          <table:table-cell office:value-type="float" office:value="98.882278" calcext:value-type="float">
            <text:p>98.882278</text:p>
          </table:table-cell>
          <table:table-cell office:value-type="float" office:value="88.055853" calcext:value-type="float">
            <text:p>88.055853</text:p>
          </table:table-cell>
          <table:table-cell office:value-type="float" office:value="96.118799" calcext:value-type="float">
            <text:p>96.118799</text:p>
          </table:table-cell>
          <table:table-cell office:value-type="float" office:value="102.44898" calcext:value-type="float">
            <text:p>102.44898</text:p>
          </table:table-cell>
          <table:table-cell office:value-type="float" office:value="93.10043" calcext:value-type="float">
            <text:p>93.10043</text:p>
          </table:table-cell>
          <table:table-cell office:value-type="float" office:value="90.744206" calcext:value-type="float">
            <text:p>90.744206</text:p>
          </table:table-cell>
          <table:table-cell office:value-type="float" office:value="88.973976" calcext:value-type="float">
            <text:p>88.97397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47.446371" calcext:value-type="float">
            <text:p>1247.446371</text:p>
          </table:table-cell>
          <table:table-cell office:value-type="float" office:value="3602.349026" calcext:value-type="float">
            <text:p>3602.349026</text:p>
          </table:table-cell>
          <table:table-cell office:value-type="float" office:value="3276.505734" calcext:value-type="float">
            <text:p>3276.505734</text:p>
          </table:table-cell>
          <table:table-cell office:value-type="float" office:value="3293.333609" calcext:value-type="float">
            <text:p>3293.333609</text:p>
          </table:table-cell>
          <table:table-cell office:value-type="float" office:value="2145.945156" calcext:value-type="float">
            <text:p>2145.945156</text:p>
          </table:table-cell>
          <table:table-cell office:value-type="float" office:value="1729.730463" calcext:value-type="float">
            <text:p>1729.730463</text:p>
          </table:table-cell>
          <table:table-cell office:value-type="float" office:value="1745.976706" calcext:value-type="float">
            <text:p>1745.976706</text:p>
          </table:table-cell>
          <table:table-cell office:value-type="float" office:value="1712.413275" calcext:value-type="float">
            <text:p>1712.413275</text:p>
          </table:table-cell>
          <table:table-cell office:value-type="float" office:value="1201.822106" calcext:value-type="float">
            <text:p>1201.822106</text:p>
          </table:table-cell>
          <table:table-cell office:value-type="float" office:value="1110.108197" calcext:value-type="float">
            <text:p>1110.108197</text:p>
          </table:table-cell>
          <table:table-cell office:value-type="float" office:value="1023.566659" calcext:value-type="float">
            <text:p>1023.566659</text:p>
          </table:table-cell>
          <table:table-cell office:value-type="float" office:value="1063.52988" calcext:value-type="float">
            <text:p>1063.52988</text:p>
          </table:table-cell>
          <table:table-cell office:value-type="float" office:value="801.219292" calcext:value-type="float">
            <text:p>801.219292</text:p>
          </table:table-cell>
          <table:table-cell office:value-type="float" office:value="804.451426" calcext:value-type="float">
            <text:p>804.451426</text:p>
          </table:table-cell>
          <table:table-cell office:value-type="float" office:value="702.201905" calcext:value-type="float">
            <text:p>702.201905</text:p>
          </table:table-cell>
          <table:table-cell office:value-type="float" office:value="691.57622" calcext:value-type="float">
            <text:p>691.57622</text:p>
          </table:table-cell>
          <table:table-cell office:value-type="float" office:value="588.767141" calcext:value-type="float">
            <text:p>588.767141</text:p>
          </table:table-cell>
          <table:table-cell office:value-type="float" office:value="508.742733" calcext:value-type="float">
            <text:p>508.742733</text:p>
          </table:table-cell>
          <table:table-cell office:value-type="float" office:value="505.446316" calcext:value-type="float">
            <text:p>505.446316</text:p>
          </table:table-cell>
          <table:table-cell office:value-type="float" office:value="521.279852" calcext:value-type="float">
            <text:p>521.279852</text:p>
          </table:table-cell>
          <table:table-cell office:value-type="float" office:value="431.897529" calcext:value-type="float">
            <text:p>431.897529</text:p>
          </table:table-cell>
          <table:table-cell office:value-type="float" office:value="384.982657" calcext:value-type="float">
            <text:p>384.982657</text:p>
          </table:table-cell>
          <table:table-cell office:value-type="float" office:value="397.189637" calcext:value-type="float">
            <text:p>397.189637</text:p>
          </table:table-cell>
          <table:table-cell office:value-type="float" office:value="390.966658" calcext:value-type="float">
            <text:p>390.966658</text:p>
          </table:table-cell>
          <table:table-cell office:value-type="float" office:value="329.98245" calcext:value-type="float">
            <text:p>329.98245</text:p>
          </table:table-cell>
          <table:table-cell office:value-type="float" office:value="260.863122" calcext:value-type="float">
            <text:p>260.863122</text:p>
          </table:table-cell>
          <table:table-cell office:value-type="float" office:value="282.48505" calcext:value-type="float">
            <text:p>282.48505</text:p>
          </table:table-cell>
          <table:table-cell office:value-type="float" office:value="291.700668" calcext:value-type="float">
            <text:p>291.700668</text:p>
          </table:table-cell>
          <table:table-cell office:value-type="float" office:value="242.798465" calcext:value-type="float">
            <text:p>242.798465</text:p>
          </table:table-cell>
          <table:table-cell office:value-type="float" office:value="231.512754" calcext:value-type="float">
            <text:p>231.512754</text:p>
          </table:table-cell>
          <table:table-cell office:value-type="float" office:value="232.557776" calcext:value-type="float">
            <text:p>232.557776</text:p>
          </table:table-cell>
          <table:table-cell office:value-type="float" office:value="235.223676" calcext:value-type="float">
            <text:p>235.2236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976.685213" calcext:value-type="float">
            <text:p>6976.685213</text:p>
          </table:table-cell>
          <table:table-cell office:value-type="float" office:value="21109.496545" calcext:value-type="float">
            <text:p>21109.496545</text:p>
          </table:table-cell>
          <table:table-cell office:value-type="float" office:value="19208.816616" calcext:value-type="float">
            <text:p>19208.816616</text:p>
          </table:table-cell>
          <table:table-cell office:value-type="float" office:value="20285.042722" calcext:value-type="float">
            <text:p>20285.042722</text:p>
          </table:table-cell>
          <table:table-cell office:value-type="float" office:value="11751.361693" calcext:value-type="float">
            <text:p>11751.361693</text:p>
          </table:table-cell>
          <table:table-cell office:value-type="float" office:value="9743.807305" calcext:value-type="float">
            <text:p>9743.807305</text:p>
          </table:table-cell>
          <table:table-cell office:value-type="float" office:value="9449.042075" calcext:value-type="float">
            <text:p>9449.042075</text:p>
          </table:table-cell>
          <table:table-cell office:value-type="float" office:value="9587.332185" calcext:value-type="float">
            <text:p>9587.332185</text:p>
          </table:table-cell>
          <table:table-cell office:value-type="float" office:value="7368.444185" calcext:value-type="float">
            <text:p>7368.444185</text:p>
          </table:table-cell>
          <table:table-cell office:value-type="float" office:value="6732.004761" calcext:value-type="float">
            <text:p>6732.004761</text:p>
          </table:table-cell>
          <table:table-cell office:value-type="float" office:value="6769.4651" calcext:value-type="float">
            <text:p>6769.4651</text:p>
          </table:table-cell>
          <table:table-cell office:value-type="float" office:value="6531.610489" calcext:value-type="float">
            <text:p>6531.610489</text:p>
          </table:table-cell>
          <table:table-cell office:value-type="float" office:value="5296.629704" calcext:value-type="float">
            <text:p>5296.629704</text:p>
          </table:table-cell>
          <table:table-cell office:value-type="float" office:value="4882.876767" calcext:value-type="float">
            <text:p>4882.876767</text:p>
          </table:table-cell>
          <table:table-cell office:value-type="float" office:value="4835.452118" calcext:value-type="float">
            <text:p>4835.452118</text:p>
          </table:table-cell>
          <table:table-cell office:value-type="float" office:value="4889.521502" calcext:value-type="float">
            <text:p>4889.521502</text:p>
          </table:table-cell>
          <table:table-cell office:value-type="float" office:value="4366.337719" calcext:value-type="float">
            <text:p>4366.337719</text:p>
          </table:table-cell>
          <table:table-cell office:value-type="float" office:value="4157.853494" calcext:value-type="float">
            <text:p>4157.853494</text:p>
          </table:table-cell>
          <table:table-cell office:value-type="float" office:value="4004.062491" calcext:value-type="float">
            <text:p>4004.062491</text:p>
          </table:table-cell>
          <table:table-cell office:value-type="float" office:value="4222.755136" calcext:value-type="float">
            <text:p>4222.755136</text:p>
          </table:table-cell>
          <table:table-cell office:value-type="float" office:value="3555.408619" calcext:value-type="float">
            <text:p>3555.408619</text:p>
          </table:table-cell>
          <table:table-cell office:value-type="float" office:value="3304.287187" calcext:value-type="float">
            <text:p>3304.287187</text:p>
          </table:table-cell>
          <table:table-cell office:value-type="float" office:value="3370.450251" calcext:value-type="float">
            <text:p>3370.450251</text:p>
          </table:table-cell>
          <table:table-cell office:value-type="float" office:value="3290.111227" calcext:value-type="float">
            <text:p>3290.111227</text:p>
          </table:table-cell>
          <table:table-cell office:value-type="float" office:value="2847.797608" calcext:value-type="float">
            <text:p>2847.797608</text:p>
          </table:table-cell>
          <table:table-cell office:value-type="float" office:value="2828.518817" calcext:value-type="float">
            <text:p>2828.518817</text:p>
          </table:table-cell>
          <table:table-cell office:value-type="float" office:value="2797.099639" calcext:value-type="float">
            <text:p>2797.099639</text:p>
          </table:table-cell>
          <table:table-cell office:value-type="float" office:value="2689.705394" calcext:value-type="float">
            <text:p>2689.705394</text:p>
          </table:table-cell>
          <table:table-cell office:value-type="float" office:value="2519.416531" calcext:value-type="float">
            <text:p>2519.416531</text:p>
          </table:table-cell>
          <table:table-cell office:value-type="float" office:value="2471.894946" calcext:value-type="float">
            <text:p>2471.894946</text:p>
          </table:table-cell>
          <table:table-cell office:value-type="float" office:value="2466.020651" calcext:value-type="float">
            <text:p>2466.020651</text:p>
          </table:table-cell>
          <table:table-cell office:value-type="float" office:value="2458.16884" calcext:value-type="float">
            <text:p>2458.1688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309.159643" calcext:value-type="float">
            <text:p>41309.159643</text:p>
          </table:table-cell>
          <table:table-cell office:value-type="float" office:value="123894.583865" calcext:value-type="float">
            <text:p>123894.583865</text:p>
          </table:table-cell>
          <table:table-cell office:value-type="float" office:value="122541.077931" calcext:value-type="float">
            <text:p>122541.077931</text:p>
          </table:table-cell>
          <table:table-cell office:value-type="float" office:value="120027.842227" calcext:value-type="float">
            <text:p>120027.842227</text:p>
          </table:table-cell>
          <table:table-cell office:value-type="float" office:value="71190.446203" calcext:value-type="float">
            <text:p>71190.446203</text:p>
          </table:table-cell>
          <table:table-cell office:value-type="float" office:value="61924.427386" calcext:value-type="float">
            <text:p>61924.427386</text:p>
          </table:table-cell>
          <table:table-cell office:value-type="float" office:value="59485.586929" calcext:value-type="float">
            <text:p>59485.586929</text:p>
          </table:table-cell>
          <table:table-cell office:value-type="float" office:value="58653.340575" calcext:value-type="float">
            <text:p>58653.340575</text:p>
          </table:table-cell>
          <table:table-cell office:value-type="float" office:value="46800.591477" calcext:value-type="float">
            <text:p>46800.591477</text:p>
          </table:table-cell>
          <table:table-cell office:value-type="float" office:value="41152.991505" calcext:value-type="float">
            <text:p>41152.991505</text:p>
          </table:table-cell>
          <table:table-cell office:value-type="float" office:value="41644.379199" calcext:value-type="float">
            <text:p>41644.379199</text:p>
          </table:table-cell>
          <table:table-cell office:value-type="float" office:value="42554.391383" calcext:value-type="float">
            <text:p>42554.391383</text:p>
          </table:table-cell>
          <table:table-cell office:value-type="float" office:value="32519.288162" calcext:value-type="float">
            <text:p>32519.288162</text:p>
          </table:table-cell>
          <table:table-cell office:value-type="float" office:value="32130.591055" calcext:value-type="float">
            <text:p>32130.591055</text:p>
          </table:table-cell>
          <table:table-cell office:value-type="float" office:value="30458.272197" calcext:value-type="float">
            <text:p>30458.272197</text:p>
          </table:table-cell>
          <table:table-cell office:value-type="float" office:value="30487.45448" calcext:value-type="float">
            <text:p>30487.45448</text:p>
          </table:table-cell>
          <table:table-cell office:value-type="float" office:value="25726.654806" calcext:value-type="float">
            <text:p>25726.654806</text:p>
          </table:table-cell>
          <table:table-cell office:value-type="float" office:value="25881.150357" calcext:value-type="float">
            <text:p>25881.150357</text:p>
          </table:table-cell>
          <table:table-cell office:value-type="float" office:value="24500.897405" calcext:value-type="float">
            <text:p>24500.897405</text:p>
          </table:table-cell>
          <table:table-cell office:value-type="float" office:value="23682.871213" calcext:value-type="float">
            <text:p>23682.871213</text:p>
          </table:table-cell>
          <table:table-cell office:value-type="float" office:value="21072.538475" calcext:value-type="float">
            <text:p>21072.538475</text:p>
          </table:table-cell>
          <table:table-cell office:value-type="float" office:value="20917.230529" calcext:value-type="float">
            <text:p>20917.230529</text:p>
          </table:table-cell>
          <table:table-cell office:value-type="float" office:value="19898.439763" calcext:value-type="float">
            <text:p>19898.439763</text:p>
          </table:table-cell>
          <table:table-cell office:value-type="float" office:value="20477.216804" calcext:value-type="float">
            <text:p>20477.216804</text:p>
          </table:table-cell>
          <table:table-cell office:value-type="float" office:value="18438.973197" calcext:value-type="float">
            <text:p>18438.973197</text:p>
          </table:table-cell>
          <table:table-cell office:value-type="float" office:value="17545.916363" calcext:value-type="float">
            <text:p>17545.916363</text:p>
          </table:table-cell>
          <table:table-cell office:value-type="float" office:value="17051.030038" calcext:value-type="float">
            <text:p>17051.030038</text:p>
          </table:table-cell>
          <table:table-cell office:value-type="float" office:value="17908.784513" calcext:value-type="float">
            <text:p>17908.784513</text:p>
          </table:table-cell>
          <table:table-cell office:value-type="float" office:value="15604.92851" calcext:value-type="float">
            <text:p>15604.92851</text:p>
          </table:table-cell>
          <table:table-cell office:value-type="float" office:value="15171.534499" calcext:value-type="float">
            <text:p>15171.534499</text:p>
          </table:table-cell>
          <table:table-cell office:value-type="float" office:value="15098.466939" calcext:value-type="float">
            <text:p>15098.466939</text:p>
          </table:table-cell>
          <table:table-cell office:value-type="float" office:value="15461.216272" calcext:value-type="float">
            <text:p>15461.216272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nqueens_omp_sca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.045104" calcext:value-type="float">
            <text:p>17.045104</text:p>
          </table:table-cell>
          <table:table-cell office:value-type="float" office:value="22.323272" calcext:value-type="float">
            <text:p>22.323272</text:p>
          </table:table-cell>
          <table:table-cell office:value-type="float" office:value="22.356247" calcext:value-type="float">
            <text:p>22.356247</text:p>
          </table:table-cell>
          <table:table-cell office:value-type="float" office:value="23.610991" calcext:value-type="float">
            <text:p>23.610991</text:p>
          </table:table-cell>
          <table:table-cell office:value-type="float" office:value="25.222632" calcext:value-type="float">
            <text:p>25.222632</text:p>
          </table:table-cell>
          <table:table-cell office:value-type="float" office:value="27.407944" calcext:value-type="float">
            <text:p>27.407944</text:p>
          </table:table-cell>
          <table:table-cell office:value-type="float" office:value="28.640429" calcext:value-type="float">
            <text:p>28.640429</text:p>
          </table:table-cell>
          <table:table-cell office:value-type="float" office:value="29.527949" calcext:value-type="float">
            <text:p>29.527949</text:p>
          </table:table-cell>
          <table:table-cell office:value-type="float" office:value="30.272341" calcext:value-type="float">
            <text:p>30.272341</text:p>
          </table:table-cell>
          <table:table-cell office:value-type="float" office:value="29.490418" calcext:value-type="float">
            <text:p>29.490418</text:p>
          </table:table-cell>
          <table:table-cell office:value-type="float" office:value="30.376978" calcext:value-type="float">
            <text:p>30.376978</text:p>
          </table:table-cell>
          <table:table-cell office:value-type="float" office:value="32.597833" calcext:value-type="float">
            <text:p>32.597833</text:p>
          </table:table-cell>
          <table:table-cell office:value-type="float" office:value="33.175485" calcext:value-type="float">
            <text:p>33.175485</text:p>
          </table:table-cell>
          <table:table-cell office:value-type="float" office:value="41.345633" calcext:value-type="float">
            <text:p>41.345633</text:p>
          </table:table-cell>
          <table:table-cell office:value-type="float" office:value="35.94121" calcext:value-type="float">
            <text:p>35.94121</text:p>
          </table:table-cell>
          <table:table-cell office:value-type="float" office:value="35.610943" calcext:value-type="float">
            <text:p>35.610943</text:p>
          </table:table-cell>
          <table:table-cell office:value-type="float" office:value="39.658419" calcext:value-type="float">
            <text:p>39.658419</text:p>
          </table:table-cell>
          <table:table-cell office:value-type="float" office:value="36.568519" calcext:value-type="float">
            <text:p>36.568519</text:p>
          </table:table-cell>
          <table:table-cell office:value-type="float" office:value="37.857846" calcext:value-type="float">
            <text:p>37.857846</text:p>
          </table:table-cell>
          <table:table-cell office:value-type="float" office:value="42.296478" calcext:value-type="float">
            <text:p>42.296478</text:p>
          </table:table-cell>
          <table:table-cell office:value-type="float" office:value="40.414296" calcext:value-type="float">
            <text:p>40.414296</text:p>
          </table:table-cell>
          <table:table-cell office:value-type="float" office:value="41.705674" calcext:value-type="float">
            <text:p>41.705674</text:p>
          </table:table-cell>
          <table:table-cell office:value-type="float" office:value="42.056923" calcext:value-type="float">
            <text:p>42.056923</text:p>
          </table:table-cell>
          <table:table-cell office:value-type="float" office:value="41.944524" calcext:value-type="float">
            <text:p>41.944524</text:p>
          </table:table-cell>
          <table:table-cell office:value-type="float" office:value="43.164174" calcext:value-type="float">
            <text:p>43.164174</text:p>
          </table:table-cell>
          <table:table-cell office:value-type="float" office:value="46.171637" calcext:value-type="float">
            <text:p>46.171637</text:p>
          </table:table-cell>
          <table:table-cell office:value-type="float" office:value="45.867667" calcext:value-type="float">
            <text:p>45.867667</text:p>
          </table:table-cell>
          <table:table-cell office:value-type="float" office:value="49.602137" calcext:value-type="float">
            <text:p>49.602137</text:p>
          </table:table-cell>
          <table:table-cell office:value-type="float" office:value="46.526412" calcext:value-type="float">
            <text:p>46.526412</text:p>
          </table:table-cell>
          <table:table-cell office:value-type="float" office:value="48.316404" calcext:value-type="float">
            <text:p>48.316404</text:p>
          </table:table-cell>
          <table:table-cell office:value-type="float" office:value="51.640086" calcext:value-type="float">
            <text:p>51.640086</text:p>
          </table:table-cell>
          <table:table-cell office:value-type="float" office:value="50.129747" calcext:value-type="float">
            <text:p>50.1297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.139925" calcext:value-type="float">
            <text:p>17.139925</text:p>
          </table:table-cell>
          <table:table-cell office:value-type="float" office:value="22.715258" calcext:value-type="float">
            <text:p>22.715258</text:p>
          </table:table-cell>
          <table:table-cell office:value-type="float" office:value="21.294995" calcext:value-type="float">
            <text:p>21.294995</text:p>
          </table:table-cell>
          <table:table-cell office:value-type="float" office:value="24.645106" calcext:value-type="float">
            <text:p>24.645106</text:p>
          </table:table-cell>
          <table:table-cell office:value-type="float" office:value="26.46801" calcext:value-type="float">
            <text:p>26.46801</text:p>
          </table:table-cell>
          <table:table-cell office:value-type="float" office:value="27.989703" calcext:value-type="float">
            <text:p>27.989703</text:p>
          </table:table-cell>
          <table:table-cell office:value-type="float" office:value="29.596917" calcext:value-type="float">
            <text:p>29.596917</text:p>
          </table:table-cell>
          <table:table-cell office:value-type="float" office:value="30.752991" calcext:value-type="float">
            <text:p>30.752991</text:p>
          </table:table-cell>
          <table:table-cell office:value-type="float" office:value="31.618249" calcext:value-type="float">
            <text:p>31.618249</text:p>
          </table:table-cell>
          <table:table-cell office:value-type="float" office:value="32.254732" calcext:value-type="float">
            <text:p>32.254732</text:p>
          </table:table-cell>
          <table:table-cell office:value-type="float" office:value="35.01584" calcext:value-type="float">
            <text:p>35.01584</text:p>
          </table:table-cell>
          <table:table-cell office:value-type="float" office:value="34.499774" calcext:value-type="float">
            <text:p>34.499774</text:p>
          </table:table-cell>
          <table:table-cell office:value-type="float" office:value="31.566028" calcext:value-type="float">
            <text:p>31.566028</text:p>
          </table:table-cell>
          <table:table-cell office:value-type="float" office:value="36.711648" calcext:value-type="float">
            <text:p>36.711648</text:p>
          </table:table-cell>
          <table:table-cell office:value-type="float" office:value="42.524548" calcext:value-type="float">
            <text:p>42.524548</text:p>
          </table:table-cell>
          <table:table-cell office:value-type="float" office:value="36.243061" calcext:value-type="float">
            <text:p>36.243061</text:p>
          </table:table-cell>
          <table:table-cell office:value-type="float" office:value="38.98184" calcext:value-type="float">
            <text:p>38.98184</text:p>
          </table:table-cell>
          <table:table-cell office:value-type="float" office:value="39.098731" calcext:value-type="float">
            <text:p>39.098731</text:p>
          </table:table-cell>
          <table:table-cell office:value-type="float" office:value="38.62995" calcext:value-type="float">
            <text:p>38.62995</text:p>
          </table:table-cell>
          <table:table-cell office:value-type="float" office:value="43.277279" calcext:value-type="float">
            <text:p>43.277279</text:p>
          </table:table-cell>
          <table:table-cell office:value-type="float" office:value="38.778276" calcext:value-type="float">
            <text:p>38.778276</text:p>
          </table:table-cell>
          <table:table-cell office:value-type="float" office:value="40.365217" calcext:value-type="float">
            <text:p>40.365217</text:p>
          </table:table-cell>
          <table:table-cell office:value-type="float" office:value="40.611956" calcext:value-type="float">
            <text:p>40.611956</text:p>
          </table:table-cell>
          <table:table-cell office:value-type="float" office:value="47.379676" calcext:value-type="float">
            <text:p>47.379676</text:p>
          </table:table-cell>
          <table:table-cell office:value-type="float" office:value="44.909576" calcext:value-type="float">
            <text:p>44.909576</text:p>
          </table:table-cell>
          <table:table-cell office:value-type="float" office:value="45.194491" calcext:value-type="float">
            <text:p>45.194491</text:p>
          </table:table-cell>
          <table:table-cell office:value-type="float" office:value="49.857603" calcext:value-type="float">
            <text:p>49.857603</text:p>
          </table:table-cell>
          <table:table-cell office:value-type="float" office:value="47.951039" calcext:value-type="float">
            <text:p>47.951039</text:p>
          </table:table-cell>
          <table:table-cell office:value-type="float" office:value="47.716682" calcext:value-type="float">
            <text:p>47.716682</text:p>
          </table:table-cell>
          <table:table-cell office:value-type="float" office:value="50.039096" calcext:value-type="float">
            <text:p>50.039096</text:p>
          </table:table-cell>
          <table:table-cell office:value-type="float" office:value="48.771072" calcext:value-type="float">
            <text:p>48.771072</text:p>
          </table:table-cell>
          <table:table-cell office:value-type="float" office:value="51.175989" calcext:value-type="float">
            <text:p>51.1759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.137487" calcext:value-type="float">
            <text:p>17.137487</text:p>
          </table:table-cell>
          <table:table-cell office:value-type="float" office:value="22.723919" calcext:value-type="float">
            <text:p>22.723919</text:p>
          </table:table-cell>
          <table:table-cell office:value-type="float" office:value="23.651858" calcext:value-type="float">
            <text:p>23.651858</text:p>
          </table:table-cell>
          <table:table-cell office:value-type="float" office:value="26.346436" calcext:value-type="float">
            <text:p>26.346436</text:p>
          </table:table-cell>
          <table:table-cell office:value-type="float" office:value="26.034961" calcext:value-type="float">
            <text:p>26.034961</text:p>
          </table:table-cell>
          <table:table-cell office:value-type="float" office:value="28.045389" calcext:value-type="float">
            <text:p>28.045389</text:p>
          </table:table-cell>
          <table:table-cell office:value-type="float" office:value="29.098817" calcext:value-type="float">
            <text:p>29.098817</text:p>
          </table:table-cell>
          <table:table-cell office:value-type="float" office:value="30.472825" calcext:value-type="float">
            <text:p>30.472825</text:p>
          </table:table-cell>
          <table:table-cell office:value-type="float" office:value="36.144646" calcext:value-type="float">
            <text:p>36.144646</text:p>
          </table:table-cell>
          <table:table-cell office:value-type="float" office:value="35.041695" calcext:value-type="float">
            <text:p>35.041695</text:p>
          </table:table-cell>
          <table:table-cell office:value-type="float" office:value="35.171736" calcext:value-type="float">
            <text:p>35.171736</text:p>
          </table:table-cell>
          <table:table-cell office:value-type="float" office:value="36.602522" calcext:value-type="float">
            <text:p>36.602522</text:p>
          </table:table-cell>
          <table:table-cell office:value-type="float" office:value="36.386639" calcext:value-type="float">
            <text:p>36.386639</text:p>
          </table:table-cell>
          <table:table-cell office:value-type="float" office:value="38.262726" calcext:value-type="float">
            <text:p>38.262726</text:p>
          </table:table-cell>
          <table:table-cell office:value-type="float" office:value="38.835953" calcext:value-type="float">
            <text:p>38.835953</text:p>
          </table:table-cell>
          <table:table-cell office:value-type="float" office:value="38.709183" calcext:value-type="float">
            <text:p>38.709183</text:p>
          </table:table-cell>
          <table:table-cell office:value-type="float" office:value="42.481692" calcext:value-type="float">
            <text:p>42.481692</text:p>
          </table:table-cell>
          <table:table-cell office:value-type="float" office:value="39.315061" calcext:value-type="float">
            <text:p>39.315061</text:p>
          </table:table-cell>
          <table:table-cell office:value-type="float" office:value="40.286498" calcext:value-type="float">
            <text:p>40.286498</text:p>
          </table:table-cell>
          <table:table-cell office:value-type="float" office:value="45.262303" calcext:value-type="float">
            <text:p>45.262303</text:p>
          </table:table-cell>
          <table:table-cell office:value-type="float" office:value="48.459536" calcext:value-type="float">
            <text:p>48.459536</text:p>
          </table:table-cell>
          <table:table-cell office:value-type="float" office:value="45.336464" calcext:value-type="float">
            <text:p>45.336464</text:p>
          </table:table-cell>
          <table:table-cell office:value-type="float" office:value="44.686575" calcext:value-type="float">
            <text:p>44.686575</text:p>
          </table:table-cell>
          <table:table-cell office:value-type="float" office:value="45.396963" calcext:value-type="float">
            <text:p>45.396963</text:p>
          </table:table-cell>
          <table:table-cell office:value-type="float" office:value="57.373562" calcext:value-type="float">
            <text:p>57.373562</text:p>
          </table:table-cell>
          <table:table-cell office:value-type="float" office:value="47.163282" calcext:value-type="float">
            <text:p>47.163282</text:p>
          </table:table-cell>
          <table:table-cell office:value-type="float" office:value="52.054849" calcext:value-type="float">
            <text:p>52.054849</text:p>
          </table:table-cell>
          <table:table-cell office:value-type="float" office:value="51.467508" calcext:value-type="float">
            <text:p>51.467508</text:p>
          </table:table-cell>
          <table:table-cell office:value-type="float" office:value="54.070793" calcext:value-type="float">
            <text:p>54.070793</text:p>
          </table:table-cell>
          <table:table-cell office:value-type="float" office:value="55.725353" calcext:value-type="float">
            <text:p>55.725353</text:p>
          </table:table-cell>
          <table:table-cell office:value-type="float" office:value="53.184747" calcext:value-type="float">
            <text:p>53.184747</text:p>
          </table:table-cell>
          <table:table-cell office:value-type="float" office:value="52.481288" calcext:value-type="float">
            <text:p>52.48128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.220634" calcext:value-type="float">
            <text:p>17.220634</text:p>
          </table:table-cell>
          <table:table-cell office:value-type="float" office:value="22.836191" calcext:value-type="float">
            <text:p>22.836191</text:p>
          </table:table-cell>
          <table:table-cell office:value-type="float" office:value="22.088464" calcext:value-type="float">
            <text:p>22.088464</text:p>
          </table:table-cell>
          <table:table-cell office:value-type="float" office:value="25.997752" calcext:value-type="float">
            <text:p>25.997752</text:p>
          </table:table-cell>
          <table:table-cell office:value-type="float" office:value="27.265522" calcext:value-type="float">
            <text:p>27.265522</text:p>
          </table:table-cell>
          <table:table-cell office:value-type="float" office:value="28.988663" calcext:value-type="float">
            <text:p>28.988663</text:p>
          </table:table-cell>
          <table:table-cell office:value-type="float" office:value="29.933858" calcext:value-type="float">
            <text:p>29.933858</text:p>
          </table:table-cell>
          <table:table-cell office:value-type="float" office:value="32.093125" calcext:value-type="float">
            <text:p>32.093125</text:p>
          </table:table-cell>
          <table:table-cell office:value-type="float" office:value="33.15226" calcext:value-type="float">
            <text:p>33.15226</text:p>
          </table:table-cell>
          <table:table-cell office:value-type="float" office:value="33.12583" calcext:value-type="float">
            <text:p>33.12583</text:p>
          </table:table-cell>
          <table:table-cell office:value-type="float" office:value="37.089588" calcext:value-type="float">
            <text:p>37.089588</text:p>
          </table:table-cell>
          <table:table-cell office:value-type="float" office:value="35.691392" calcext:value-type="float">
            <text:p>35.691392</text:p>
          </table:table-cell>
          <table:table-cell office:value-type="float" office:value="36.552675" calcext:value-type="float">
            <text:p>36.552675</text:p>
          </table:table-cell>
          <table:table-cell office:value-type="float" office:value="42.089385" calcext:value-type="float">
            <text:p>42.089385</text:p>
          </table:table-cell>
          <table:table-cell office:value-type="float" office:value="38.113888" calcext:value-type="float">
            <text:p>38.113888</text:p>
          </table:table-cell>
          <table:table-cell office:value-type="float" office:value="43.557895" calcext:value-type="float">
            <text:p>43.557895</text:p>
          </table:table-cell>
          <table:table-cell office:value-type="float" office:value="45.422241" calcext:value-type="float">
            <text:p>45.422241</text:p>
          </table:table-cell>
          <table:table-cell office:value-type="float" office:value="44.864797" calcext:value-type="float">
            <text:p>44.864797</text:p>
          </table:table-cell>
          <table:table-cell office:value-type="float" office:value="50.777778" calcext:value-type="float">
            <text:p>50.777778</text:p>
          </table:table-cell>
          <table:table-cell office:value-type="float" office:value="52.116628" calcext:value-type="float">
            <text:p>52.116628</text:p>
          </table:table-cell>
          <table:table-cell office:value-type="float" office:value="48.382549" calcext:value-type="float">
            <text:p>48.382549</text:p>
          </table:table-cell>
          <table:table-cell office:value-type="float" office:value="52.900348" calcext:value-type="float">
            <text:p>52.900348</text:p>
          </table:table-cell>
          <table:table-cell office:value-type="float" office:value="52.284716" calcext:value-type="float">
            <text:p>52.284716</text:p>
          </table:table-cell>
          <table:table-cell office:value-type="float" office:value="52.943589" calcext:value-type="float">
            <text:p>52.943589</text:p>
          </table:table-cell>
          <table:table-cell office:value-type="float" office:value="66.991047" calcext:value-type="float">
            <text:p>66.991047</text:p>
          </table:table-cell>
          <table:table-cell office:value-type="float" office:value="51.257465" calcext:value-type="float">
            <text:p>51.257465</text:p>
          </table:table-cell>
          <table:table-cell office:value-type="float" office:value="64.597037" calcext:value-type="float">
            <text:p>64.597037</text:p>
          </table:table-cell>
          <table:table-cell office:value-type="float" office:value="61.870318" calcext:value-type="float">
            <text:p>61.870318</text:p>
          </table:table-cell>
          <table:table-cell office:value-type="float" office:value="62.721336" calcext:value-type="float">
            <text:p>62.721336</text:p>
          </table:table-cell>
          <table:table-cell office:value-type="float" office:value="70.9328" calcext:value-type="float">
            <text:p>70.9328</text:p>
          </table:table-cell>
          <table:table-cell office:value-type="float" office:value="66.315621" calcext:value-type="float">
            <text:p>66.315621</text:p>
          </table:table-cell>
          <table:table-cell office:value-type="float" office:value="69.347207" calcext:value-type="float">
            <text:p>69.34720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.668948" calcext:value-type="float">
            <text:p>17.668948</text:p>
          </table:table-cell>
          <table:table-cell office:value-type="float" office:value="23.535224" calcext:value-type="float">
            <text:p>23.535224</text:p>
          </table:table-cell>
          <table:table-cell office:value-type="float" office:value="23.58379" calcext:value-type="float">
            <text:p>23.58379</text:p>
          </table:table-cell>
          <table:table-cell office:value-type="float" office:value="24.419345" calcext:value-type="float">
            <text:p>24.419345</text:p>
          </table:table-cell>
          <table:table-cell office:value-type="float" office:value="26.876356" calcext:value-type="float">
            <text:p>26.876356</text:p>
          </table:table-cell>
          <table:table-cell office:value-type="float" office:value="28.598792" calcext:value-type="float">
            <text:p>28.598792</text:p>
          </table:table-cell>
          <table:table-cell office:value-type="float" office:value="30.587342" calcext:value-type="float">
            <text:p>30.587342</text:p>
          </table:table-cell>
          <table:table-cell office:value-type="float" office:value="31.664634" calcext:value-type="float">
            <text:p>31.664634</text:p>
          </table:table-cell>
          <table:table-cell office:value-type="float" office:value="30.729832" calcext:value-type="float">
            <text:p>30.729832</text:p>
          </table:table-cell>
          <table:table-cell office:value-type="float" office:value="33.321695" calcext:value-type="float">
            <text:p>33.321695</text:p>
          </table:table-cell>
          <table:table-cell office:value-type="float" office:value="34.489509" calcext:value-type="float">
            <text:p>34.489509</text:p>
          </table:table-cell>
          <table:table-cell office:value-type="float" office:value="34.438765" calcext:value-type="float">
            <text:p>34.438765</text:p>
          </table:table-cell>
          <table:table-cell office:value-type="float" office:value="36.175827" calcext:value-type="float">
            <text:p>36.175827</text:p>
          </table:table-cell>
          <table:table-cell office:value-type="float" office:value="37.604752" calcext:value-type="float">
            <text:p>37.604752</text:p>
          </table:table-cell>
          <table:table-cell office:value-type="float" office:value="42.563746" calcext:value-type="float">
            <text:p>42.563746</text:p>
          </table:table-cell>
          <table:table-cell office:value-type="float" office:value="43.659194" calcext:value-type="float">
            <text:p>43.659194</text:p>
          </table:table-cell>
          <table:table-cell office:value-type="float" office:value="49.096531" calcext:value-type="float">
            <text:p>49.096531</text:p>
          </table:table-cell>
          <table:table-cell office:value-type="float" office:value="43.038686" calcext:value-type="float">
            <text:p>43.038686</text:p>
          </table:table-cell>
          <table:table-cell office:value-type="float" office:value="45.733137" calcext:value-type="float">
            <text:p>45.733137</text:p>
          </table:table-cell>
          <table:table-cell office:value-type="float" office:value="57.8766" calcext:value-type="float">
            <text:p>57.8766</text:p>
          </table:table-cell>
          <table:table-cell office:value-type="float" office:value="46.236305" calcext:value-type="float">
            <text:p>46.236305</text:p>
          </table:table-cell>
          <table:table-cell office:value-type="float" office:value="51.997942" calcext:value-type="float">
            <text:p>51.997942</text:p>
          </table:table-cell>
          <table:table-cell office:value-type="float" office:value="49.976995" calcext:value-type="float">
            <text:p>49.976995</text:p>
          </table:table-cell>
          <table:table-cell office:value-type="float" office:value="56.925567" calcext:value-type="float">
            <text:p>56.925567</text:p>
          </table:table-cell>
          <table:table-cell office:value-type="float" office:value="52.509323" calcext:value-type="float">
            <text:p>52.509323</text:p>
          </table:table-cell>
          <table:table-cell office:value-type="float" office:value="51.228531" calcext:value-type="float">
            <text:p>51.228531</text:p>
          </table:table-cell>
          <table:table-cell office:value-type="float" office:value="58.621313" calcext:value-type="float">
            <text:p>58.621313</text:p>
          </table:table-cell>
          <table:table-cell office:value-type="float" office:value="57.362782" calcext:value-type="float">
            <text:p>57.362782</text:p>
          </table:table-cell>
          <table:table-cell office:value-type="float" office:value="53.658984" calcext:value-type="float">
            <text:p>53.658984</text:p>
          </table:table-cell>
          <table:table-cell office:value-type="float" office:value="60.997296" calcext:value-type="float">
            <text:p>60.997296</text:p>
          </table:table-cell>
          <table:table-cell office:value-type="float" office:value="57.817321" calcext:value-type="float">
            <text:p>57.817321</text:p>
          </table:table-cell>
          <table:table-cell office:value-type="float" office:value="61.538764" calcext:value-type="float">
            <text:p>61.53876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.569414" calcext:value-type="float">
            <text:p>19.569414</text:p>
          </table:table-cell>
          <table:table-cell office:value-type="float" office:value="25.34074" calcext:value-type="float">
            <text:p>25.34074</text:p>
          </table:table-cell>
          <table:table-cell office:value-type="float" office:value="25.155076" calcext:value-type="float">
            <text:p>25.155076</text:p>
          </table:table-cell>
          <table:table-cell office:value-type="float" office:value="25.998971" calcext:value-type="float">
            <text:p>25.998971</text:p>
          </table:table-cell>
          <table:table-cell office:value-type="float" office:value="26.79796" calcext:value-type="float">
            <text:p>26.79796</text:p>
          </table:table-cell>
          <table:table-cell office:value-type="float" office:value="29.176124" calcext:value-type="float">
            <text:p>29.176124</text:p>
          </table:table-cell>
          <table:table-cell office:value-type="float" office:value="32.530662" calcext:value-type="float">
            <text:p>32.530662</text:p>
          </table:table-cell>
          <table:table-cell office:value-type="float" office:value="30.75408" calcext:value-type="float">
            <text:p>30.75408</text:p>
          </table:table-cell>
          <table:table-cell office:value-type="float" office:value="34.155519" calcext:value-type="float">
            <text:p>34.155519</text:p>
          </table:table-cell>
          <table:table-cell office:value-type="float" office:value="34.333997" calcext:value-type="float">
            <text:p>34.333997</text:p>
          </table:table-cell>
          <table:table-cell office:value-type="float" office:value="35.563467" calcext:value-type="float">
            <text:p>35.563467</text:p>
          </table:table-cell>
          <table:table-cell office:value-type="float" office:value="35.260397" calcext:value-type="float">
            <text:p>35.260397</text:p>
          </table:table-cell>
          <table:table-cell office:value-type="float" office:value="40.557553" calcext:value-type="float">
            <text:p>40.557553</text:p>
          </table:table-cell>
          <table:table-cell office:value-type="float" office:value="39.339763" calcext:value-type="float">
            <text:p>39.339763</text:p>
          </table:table-cell>
          <table:table-cell office:value-type="float" office:value="39.702816" calcext:value-type="float">
            <text:p>39.702816</text:p>
          </table:table-cell>
          <table:table-cell office:value-type="float" office:value="42.414331" calcext:value-type="float">
            <text:p>42.414331</text:p>
          </table:table-cell>
          <table:table-cell office:value-type="float" office:value="46.043968" calcext:value-type="float">
            <text:p>46.043968</text:p>
          </table:table-cell>
          <table:table-cell office:value-type="float" office:value="44.854019" calcext:value-type="float">
            <text:p>44.854019</text:p>
          </table:table-cell>
          <table:table-cell office:value-type="float" office:value="45.902055" calcext:value-type="float">
            <text:p>45.902055</text:p>
          </table:table-cell>
          <table:table-cell office:value-type="float" office:value="44.414043" calcext:value-type="float">
            <text:p>44.414043</text:p>
          </table:table-cell>
          <table:table-cell office:value-type="float" office:value="47.147755" calcext:value-type="float">
            <text:p>47.147755</text:p>
          </table:table-cell>
          <table:table-cell office:value-type="float" office:value="49.372332" calcext:value-type="float">
            <text:p>49.372332</text:p>
          </table:table-cell>
          <table:table-cell office:value-type="float" office:value="48.277334" calcext:value-type="float">
            <text:p>48.277334</text:p>
          </table:table-cell>
          <table:table-cell office:value-type="float" office:value="51.18574" calcext:value-type="float">
            <text:p>51.18574</text:p>
          </table:table-cell>
          <table:table-cell office:value-type="float" office:value="54.493959" calcext:value-type="float">
            <text:p>54.493959</text:p>
          </table:table-cell>
          <table:table-cell office:value-type="float" office:value="54.517826" calcext:value-type="float">
            <text:p>54.517826</text:p>
          </table:table-cell>
          <table:table-cell office:value-type="float" office:value="54.603665" calcext:value-type="float">
            <text:p>54.603665</text:p>
          </table:table-cell>
          <table:table-cell office:value-type="float" office:value="60.953864" calcext:value-type="float">
            <text:p>60.953864</text:p>
          </table:table-cell>
          <table:table-cell office:value-type="float" office:value="60.553278" calcext:value-type="float">
            <text:p>60.553278</text:p>
          </table:table-cell>
          <table:table-cell office:value-type="float" office:value="59.63432" calcext:value-type="float">
            <text:p>59.63432</text:p>
          </table:table-cell>
          <table:table-cell office:value-type="float" office:value="60.805794" calcext:value-type="float">
            <text:p>60.805794</text:p>
          </table:table-cell>
          <table:table-cell office:value-type="float" office:value="61.939284" calcext:value-type="float">
            <text:p>61.93928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.02146" calcext:value-type="float">
            <text:p>28.02146</text:p>
          </table:table-cell>
          <table:table-cell office:value-type="float" office:value="32.556198" calcext:value-type="float">
            <text:p>32.556198</text:p>
          </table:table-cell>
          <table:table-cell office:value-type="float" office:value="30.947382" calcext:value-type="float">
            <text:p>30.947382</text:p>
          </table:table-cell>
          <table:table-cell office:value-type="float" office:value="31.483397" calcext:value-type="float">
            <text:p>31.483397</text:p>
          </table:table-cell>
          <table:table-cell office:value-type="float" office:value="32.682326" calcext:value-type="float">
            <text:p>32.682326</text:p>
          </table:table-cell>
          <table:table-cell office:value-type="float" office:value="31.846901" calcext:value-type="float">
            <text:p>31.846901</text:p>
          </table:table-cell>
          <table:table-cell office:value-type="float" office:value="33.188445" calcext:value-type="float">
            <text:p>33.188445</text:p>
          </table:table-cell>
          <table:table-cell office:value-type="float" office:value="34.422919" calcext:value-type="float">
            <text:p>34.422919</text:p>
          </table:table-cell>
          <table:table-cell office:value-type="float" office:value="34.969647" calcext:value-type="float">
            <text:p>34.969647</text:p>
          </table:table-cell>
          <table:table-cell office:value-type="float" office:value="35.612674" calcext:value-type="float">
            <text:p>35.612674</text:p>
          </table:table-cell>
          <table:table-cell office:value-type="float" office:value="37.421141" calcext:value-type="float">
            <text:p>37.421141</text:p>
          </table:table-cell>
          <table:table-cell office:value-type="float" office:value="36.828734" calcext:value-type="float">
            <text:p>36.828734</text:p>
          </table:table-cell>
          <table:table-cell office:value-type="float" office:value="37.545408" calcext:value-type="float">
            <text:p>37.545408</text:p>
          </table:table-cell>
          <table:table-cell office:value-type="float" office:value="38.904985" calcext:value-type="float">
            <text:p>38.904985</text:p>
          </table:table-cell>
          <table:table-cell office:value-type="float" office:value="40.815905" calcext:value-type="float">
            <text:p>40.815905</text:p>
          </table:table-cell>
          <table:table-cell office:value-type="float" office:value="44.769524" calcext:value-type="float">
            <text:p>44.769524</text:p>
          </table:table-cell>
          <table:table-cell office:value-type="float" office:value="41.9451" calcext:value-type="float">
            <text:p>41.9451</text:p>
          </table:table-cell>
          <table:table-cell office:value-type="float" office:value="44.202718" calcext:value-type="float">
            <text:p>44.202718</text:p>
          </table:table-cell>
          <table:table-cell office:value-type="float" office:value="44.92722" calcext:value-type="float">
            <text:p>44.92722</text:p>
          </table:table-cell>
          <table:table-cell office:value-type="float" office:value="42.88959" calcext:value-type="float">
            <text:p>42.88959</text:p>
          </table:table-cell>
          <table:table-cell office:value-type="float" office:value="50.787208" calcext:value-type="float">
            <text:p>50.787208</text:p>
          </table:table-cell>
          <table:table-cell office:value-type="float" office:value="47.477129" calcext:value-type="float">
            <text:p>47.477129</text:p>
          </table:table-cell>
          <table:table-cell office:value-type="float" office:value="49.063041" calcext:value-type="float">
            <text:p>49.063041</text:p>
          </table:table-cell>
          <table:table-cell office:value-type="float" office:value="50.857393" calcext:value-type="float">
            <text:p>50.857393</text:p>
          </table:table-cell>
          <table:table-cell office:value-type="float" office:value="48.35881" calcext:value-type="float">
            <text:p>48.35881</text:p>
          </table:table-cell>
          <table:table-cell office:value-type="float" office:value="54.37245" calcext:value-type="float">
            <text:p>54.37245</text:p>
          </table:table-cell>
          <table:table-cell office:value-type="float" office:value="53.11251" calcext:value-type="float">
            <text:p>53.11251</text:p>
          </table:table-cell>
          <table:table-cell office:value-type="float" office:value="55.761536" calcext:value-type="float">
            <text:p>55.761536</text:p>
          </table:table-cell>
          <table:table-cell office:value-type="float" office:value="60.48104" calcext:value-type="float">
            <text:p>60.48104</text:p>
          </table:table-cell>
          <table:table-cell office:value-type="float" office:value="56.187975" calcext:value-type="float">
            <text:p>56.187975</text:p>
          </table:table-cell>
          <table:table-cell office:value-type="float" office:value="60.224676" calcext:value-type="float">
            <text:p>60.224676</text:p>
          </table:table-cell>
          <table:table-cell office:value-type="float" office:value="58.609187" calcext:value-type="float">
            <text:p>58.60918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6.546003" calcext:value-type="float">
            <text:p>66.546003</text:p>
          </table:table-cell>
          <table:table-cell office:value-type="float" office:value="70.830857" calcext:value-type="float">
            <text:p>70.830857</text:p>
          </table:table-cell>
          <table:table-cell office:value-type="float" office:value="57.294073" calcext:value-type="float">
            <text:p>57.294073</text:p>
          </table:table-cell>
          <table:table-cell office:value-type="float" office:value="52.0399" calcext:value-type="float">
            <text:p>52.0399</text:p>
          </table:table-cell>
          <table:table-cell office:value-type="float" office:value="47.051779" calcext:value-type="float">
            <text:p>47.051779</text:p>
          </table:table-cell>
          <table:table-cell office:value-type="float" office:value="45.043532" calcext:value-type="float">
            <text:p>45.043532</text:p>
          </table:table-cell>
          <table:table-cell office:value-type="float" office:value="43.837225" calcext:value-type="float">
            <text:p>43.837225</text:p>
          </table:table-cell>
          <table:table-cell office:value-type="float" office:value="45.373739" calcext:value-type="float">
            <text:p>45.373739</text:p>
          </table:table-cell>
          <table:table-cell office:value-type="float" office:value="43.499898" calcext:value-type="float">
            <text:p>43.499898</text:p>
          </table:table-cell>
          <table:table-cell office:value-type="float" office:value="45.129244" calcext:value-type="float">
            <text:p>45.129244</text:p>
          </table:table-cell>
          <table:table-cell office:value-type="float" office:value="43.797065" calcext:value-type="float">
            <text:p>43.797065</text:p>
          </table:table-cell>
          <table:table-cell office:value-type="float" office:value="44.429568" calcext:value-type="float">
            <text:p>44.429568</text:p>
          </table:table-cell>
          <table:table-cell office:value-type="float" office:value="44.972449" calcext:value-type="float">
            <text:p>44.972449</text:p>
          </table:table-cell>
          <table:table-cell office:value-type="float" office:value="47.399822" calcext:value-type="float">
            <text:p>47.399822</text:p>
          </table:table-cell>
          <table:table-cell office:value-type="float" office:value="48.750671" calcext:value-type="float">
            <text:p>48.750671</text:p>
          </table:table-cell>
          <table:table-cell office:value-type="float" office:value="48.834777" calcext:value-type="float">
            <text:p>48.834777</text:p>
          </table:table-cell>
          <table:table-cell office:value-type="float" office:value="51.300899" calcext:value-type="float">
            <text:p>51.300899</text:p>
          </table:table-cell>
          <table:table-cell office:value-type="float" office:value="50.406256" calcext:value-type="float">
            <text:p>50.406256</text:p>
          </table:table-cell>
          <table:table-cell office:value-type="float" office:value="50.0339" calcext:value-type="float">
            <text:p>50.0339</text:p>
          </table:table-cell>
          <table:table-cell office:value-type="float" office:value="50.926746" calcext:value-type="float">
            <text:p>50.926746</text:p>
          </table:table-cell>
          <table:table-cell office:value-type="float" office:value="49.910273" calcext:value-type="float">
            <text:p>49.910273</text:p>
          </table:table-cell>
          <table:table-cell office:value-type="float" office:value="50.738194" calcext:value-type="float">
            <text:p>50.738194</text:p>
          </table:table-cell>
          <table:table-cell office:value-type="float" office:value="53.33346" calcext:value-type="float">
            <text:p>53.33346</text:p>
          </table:table-cell>
          <table:table-cell office:value-type="float" office:value="62.226379" calcext:value-type="float">
            <text:p>62.226379</text:p>
          </table:table-cell>
          <table:table-cell office:value-type="float" office:value="56.190669" calcext:value-type="float">
            <text:p>56.190669</text:p>
          </table:table-cell>
          <table:table-cell office:value-type="float" office:value="57.983226" calcext:value-type="float">
            <text:p>57.983226</text:p>
          </table:table-cell>
          <table:table-cell office:value-type="float" office:value="54.935539" calcext:value-type="float">
            <text:p>54.935539</text:p>
          </table:table-cell>
          <table:table-cell office:value-type="float" office:value="61.822523" calcext:value-type="float">
            <text:p>61.822523</text:p>
          </table:table-cell>
          <table:table-cell office:value-type="float" office:value="59.652028" calcext:value-type="float">
            <text:p>59.652028</text:p>
          </table:table-cell>
          <table:table-cell office:value-type="float" office:value="61.954682" calcext:value-type="float">
            <text:p>61.954682</text:p>
          </table:table-cell>
          <table:table-cell office:value-type="float" office:value="68.107409" calcext:value-type="float">
            <text:p>68.107409</text:p>
          </table:table-cell>
          <table:table-cell office:value-type="float" office:value="64.410217" calcext:value-type="float">
            <text:p>64.4102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5.278167" calcext:value-type="float">
            <text:p>255.278167</text:p>
          </table:table-cell>
          <table:table-cell office:value-type="float" office:value="304.810951" calcext:value-type="float">
            <text:p>304.810951</text:p>
          </table:table-cell>
          <table:table-cell office:value-type="float" office:value="186.59612" calcext:value-type="float">
            <text:p>186.59612</text:p>
          </table:table-cell>
          <table:table-cell office:value-type="float" office:value="147.442279" calcext:value-type="float">
            <text:p>147.442279</text:p>
          </table:table-cell>
          <table:table-cell office:value-type="float" office:value="123.246963" calcext:value-type="float">
            <text:p>123.246963</text:p>
          </table:table-cell>
          <table:table-cell office:value-type="float" office:value="110.405042" calcext:value-type="float">
            <text:p>110.405042</text:p>
          </table:table-cell>
          <table:table-cell office:value-type="float" office:value="102.322017" calcext:value-type="float">
            <text:p>102.322017</text:p>
          </table:table-cell>
          <table:table-cell office:value-type="float" office:value="93.655949" calcext:value-type="float">
            <text:p>93.655949</text:p>
          </table:table-cell>
          <table:table-cell office:value-type="float" office:value="85.088746" calcext:value-type="float">
            <text:p>85.088746</text:p>
          </table:table-cell>
          <table:table-cell office:value-type="float" office:value="81.934432" calcext:value-type="float">
            <text:p>81.934432</text:p>
          </table:table-cell>
          <table:table-cell office:value-type="float" office:value="77.902222" calcext:value-type="float">
            <text:p>77.902222</text:p>
          </table:table-cell>
          <table:table-cell office:value-type="float" office:value="78.160766" calcext:value-type="float">
            <text:p>78.160766</text:p>
          </table:table-cell>
          <table:table-cell office:value-type="float" office:value="77.425293" calcext:value-type="float">
            <text:p>77.425293</text:p>
          </table:table-cell>
          <table:table-cell office:value-type="float" office:value="76.074828" calcext:value-type="float">
            <text:p>76.074828</text:p>
          </table:table-cell>
          <table:table-cell office:value-type="float" office:value="76.539631" calcext:value-type="float">
            <text:p>76.539631</text:p>
          </table:table-cell>
          <table:table-cell office:value-type="float" office:value="75.892499" calcext:value-type="float">
            <text:p>75.892499</text:p>
          </table:table-cell>
          <table:table-cell office:value-type="float" office:value="71.890957" calcext:value-type="float">
            <text:p>71.890957</text:p>
          </table:table-cell>
          <table:table-cell office:value-type="float" office:value="75.289699" calcext:value-type="float">
            <text:p>75.289699</text:p>
          </table:table-cell>
          <table:table-cell office:value-type="float" office:value="73.292038" calcext:value-type="float">
            <text:p>73.292038</text:p>
          </table:table-cell>
          <table:table-cell office:value-type="float" office:value="75.76252" calcext:value-type="float">
            <text:p>75.76252</text:p>
          </table:table-cell>
          <table:table-cell office:value-type="float" office:value="70.93235" calcext:value-type="float">
            <text:p>70.93235</text:p>
          </table:table-cell>
          <table:table-cell office:value-type="float" office:value="72.42973" calcext:value-type="float">
            <text:p>72.42973</text:p>
          </table:table-cell>
          <table:table-cell office:value-type="float" office:value="77.98312" calcext:value-type="float">
            <text:p>77.98312</text:p>
          </table:table-cell>
          <table:table-cell office:value-type="float" office:value="78.771909" calcext:value-type="float">
            <text:p>78.771909</text:p>
          </table:table-cell>
          <table:table-cell office:value-type="float" office:value="73.10695" calcext:value-type="float">
            <text:p>73.10695</text:p>
          </table:table-cell>
          <table:table-cell office:value-type="float" office:value="77.358763" calcext:value-type="float">
            <text:p>77.358763</text:p>
          </table:table-cell>
          <table:table-cell office:value-type="float" office:value="71.913987" calcext:value-type="float">
            <text:p>71.913987</text:p>
          </table:table-cell>
          <table:table-cell office:value-type="float" office:value="72.929498" calcext:value-type="float">
            <text:p>72.929498</text:p>
          </table:table-cell>
          <table:table-cell office:value-type="float" office:value="75.13021" calcext:value-type="float">
            <text:p>75.13021</text:p>
          </table:table-cell>
          <table:table-cell office:value-type="float" office:value="75.656601" calcext:value-type="float">
            <text:p>75.656601</text:p>
          </table:table-cell>
          <table:table-cell office:value-type="float" office:value="80.864197" calcext:value-type="float">
            <text:p>80.864197</text:p>
          </table:table-cell>
          <table:table-cell office:value-type="float" office:value="80.457903" calcext:value-type="float">
            <text:p>80.45790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52.686814" calcext:value-type="float">
            <text:p>1252.686814</text:p>
          </table:table-cell>
          <table:table-cell office:value-type="float" office:value="2515.848421" calcext:value-type="float">
            <text:p>2515.848421</text:p>
          </table:table-cell>
          <table:table-cell office:value-type="float" office:value="1768.690939" calcext:value-type="float">
            <text:p>1768.690939</text:p>
          </table:table-cell>
          <table:table-cell office:value-type="float" office:value="1274.119033" calcext:value-type="float">
            <text:p>1274.119033</text:p>
          </table:table-cell>
          <table:table-cell office:value-type="float" office:value="950.13053" calcext:value-type="float">
            <text:p>950.13053</text:p>
          </table:table-cell>
          <table:table-cell office:value-type="float" office:value="785.261425" calcext:value-type="float">
            <text:p>785.261425</text:p>
          </table:table-cell>
          <table:table-cell office:value-type="float" office:value="620.659973" calcext:value-type="float">
            <text:p>620.659973</text:p>
          </table:table-cell>
          <table:table-cell office:value-type="float" office:value="520.068285" calcext:value-type="float">
            <text:p>520.068285</text:p>
          </table:table-cell>
          <table:table-cell office:value-type="float" office:value="441.323644" calcext:value-type="float">
            <text:p>441.323644</text:p>
          </table:table-cell>
          <table:table-cell office:value-type="float" office:value="360.531428" calcext:value-type="float">
            <text:p>360.531428</text:p>
          </table:table-cell>
          <table:table-cell office:value-type="float" office:value="322.07027" calcext:value-type="float">
            <text:p>322.07027</text:p>
          </table:table-cell>
          <table:table-cell office:value-type="float" office:value="280.781861" calcext:value-type="float">
            <text:p>280.781861</text:p>
          </table:table-cell>
          <table:table-cell office:value-type="float" office:value="243.985911" calcext:value-type="float">
            <text:p>243.985911</text:p>
          </table:table-cell>
          <table:table-cell office:value-type="float" office:value="220.488602" calcext:value-type="float">
            <text:p>220.488602</text:p>
          </table:table-cell>
          <table:table-cell office:value-type="float" office:value="214.400222" calcext:value-type="float">
            <text:p>214.400222</text:p>
          </table:table-cell>
          <table:table-cell office:value-type="float" office:value="210.251186" calcext:value-type="float">
            <text:p>210.251186</text:p>
          </table:table-cell>
          <table:table-cell office:value-type="float" office:value="194.838762" calcext:value-type="float">
            <text:p>194.838762</text:p>
          </table:table-cell>
          <table:table-cell office:value-type="float" office:value="187.666161" calcext:value-type="float">
            <text:p>187.666161</text:p>
          </table:table-cell>
          <table:table-cell office:value-type="float" office:value="181.952127" calcext:value-type="float">
            <text:p>181.952127</text:p>
          </table:table-cell>
          <table:table-cell office:value-type="float" office:value="178.585461" calcext:value-type="float">
            <text:p>178.585461</text:p>
          </table:table-cell>
          <table:table-cell office:value-type="float" office:value="175.728506" calcext:value-type="float">
            <text:p>175.728506</text:p>
          </table:table-cell>
          <table:table-cell office:value-type="float" office:value="169.702292" calcext:value-type="float">
            <text:p>169.702292</text:p>
          </table:table-cell>
          <table:table-cell office:value-type="float" office:value="164.366515" calcext:value-type="float">
            <text:p>164.366515</text:p>
          </table:table-cell>
          <table:table-cell office:value-type="float" office:value="162.295974" calcext:value-type="float">
            <text:p>162.295974</text:p>
          </table:table-cell>
          <table:table-cell office:value-type="float" office:value="159.353503" calcext:value-type="float">
            <text:p>159.353503</text:p>
          </table:table-cell>
          <table:table-cell office:value-type="float" office:value="155.186182" calcext:value-type="float">
            <text:p>155.186182</text:p>
          </table:table-cell>
          <table:table-cell office:value-type="float" office:value="157.995468" calcext:value-type="float">
            <text:p>157.995468</text:p>
          </table:table-cell>
          <table:table-cell office:value-type="float" office:value="154.942263" calcext:value-type="float">
            <text:p>154.942263</text:p>
          </table:table-cell>
          <table:table-cell office:value-type="float" office:value="155.829207" calcext:value-type="float">
            <text:p>155.829207</text:p>
          </table:table-cell>
          <table:table-cell office:value-type="float" office:value="150.384173" calcext:value-type="float">
            <text:p>150.384173</text:p>
          </table:table-cell>
          <table:table-cell office:value-type="float" office:value="144.112501" calcext:value-type="float">
            <text:p>144.112501</text:p>
          </table:table-cell>
          <table:table-cell office:value-type="float" office:value="143.212407" calcext:value-type="float">
            <text:p>143.21240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975.490197" calcext:value-type="float">
            <text:p>6975.490197</text:p>
          </table:table-cell>
          <table:table-cell office:value-type="float" office:value="15442.45476" calcext:value-type="float">
            <text:p>15442.45476</text:p>
          </table:table-cell>
          <table:table-cell office:value-type="float" office:value="10122.228373" calcext:value-type="float">
            <text:p>10122.228373</text:p>
          </table:table-cell>
          <table:table-cell office:value-type="float" office:value="7557.677015" calcext:value-type="float">
            <text:p>7557.677015</text:p>
          </table:table-cell>
          <table:table-cell office:value-type="float" office:value="6052.760682" calcext:value-type="float">
            <text:p>6052.760682</text:p>
          </table:table-cell>
          <table:table-cell office:value-type="float" office:value="4925.175619" calcext:value-type="float">
            <text:p>4925.175619</text:p>
          </table:table-cell>
          <table:table-cell office:value-type="float" office:value="4456.063591" calcext:value-type="float">
            <text:p>4456.063591</text:p>
          </table:table-cell>
          <table:table-cell office:value-type="float" office:value="3698.180923" calcext:value-type="float">
            <text:p>3698.180923</text:p>
          </table:table-cell>
          <table:table-cell office:value-type="float" office:value="3285.417448" calcext:value-type="float">
            <text:p>3285.417448</text:p>
          </table:table-cell>
          <table:table-cell office:value-type="float" office:value="2956.788416" calcext:value-type="float">
            <text:p>2956.788416</text:p>
          </table:table-cell>
          <table:table-cell office:value-type="float" office:value="2606.106269" calcext:value-type="float">
            <text:p>2606.106269</text:p>
          </table:table-cell>
          <table:table-cell office:value-type="float" office:value="2471.154148" calcext:value-type="float">
            <text:p>2471.154148</text:p>
          </table:table-cell>
          <table:table-cell office:value-type="float" office:value="2403.051293" calcext:value-type="float">
            <text:p>2403.051293</text:p>
          </table:table-cell>
          <table:table-cell office:value-type="float" office:value="2223.004059" calcext:value-type="float">
            <text:p>2223.004059</text:p>
          </table:table-cell>
          <table:table-cell office:value-type="float" office:value="2115.465465" calcext:value-type="float">
            <text:p>2115.465465</text:p>
          </table:table-cell>
          <table:table-cell office:value-type="float" office:value="1945.237037" calcext:value-type="float">
            <text:p>1945.237037</text:p>
          </table:table-cell>
          <table:table-cell office:value-type="float" office:value="1827.160141" calcext:value-type="float">
            <text:p>1827.160141</text:p>
          </table:table-cell>
          <table:table-cell office:value-type="float" office:value="1733.803155" calcext:value-type="float">
            <text:p>1733.803155</text:p>
          </table:table-cell>
          <table:table-cell office:value-type="float" office:value="1626.981237" calcext:value-type="float">
            <text:p>1626.981237</text:p>
          </table:table-cell>
          <table:table-cell office:value-type="float" office:value="1560.320844" calcext:value-type="float">
            <text:p>1560.320844</text:p>
          </table:table-cell>
          <table:table-cell office:value-type="float" office:value="1473.398611" calcext:value-type="float">
            <text:p>1473.398611</text:p>
          </table:table-cell>
          <table:table-cell office:value-type="float" office:value="1409.510874" calcext:value-type="float">
            <text:p>1409.510874</text:p>
          </table:table-cell>
          <table:table-cell office:value-type="float" office:value="1298.448243" calcext:value-type="float">
            <text:p>1298.448243</text:p>
          </table:table-cell>
          <table:table-cell office:value-type="float" office:value="1290.808142" calcext:value-type="float">
            <text:p>1290.808142</text:p>
          </table:table-cell>
          <table:table-cell office:value-type="float" office:value="1206.52846" calcext:value-type="float">
            <text:p>1206.52846</text:p>
          </table:table-cell>
          <table:table-cell office:value-type="float" office:value="1163.452304" calcext:value-type="float">
            <text:p>1163.452304</text:p>
          </table:table-cell>
          <table:table-cell office:value-type="float" office:value="1131.722554" calcext:value-type="float">
            <text:p>1131.722554</text:p>
          </table:table-cell>
          <table:table-cell office:value-type="float" office:value="1107.061792" calcext:value-type="float">
            <text:p>1107.061792</text:p>
          </table:table-cell>
          <table:table-cell office:value-type="float" office:value="1067.593849" calcext:value-type="float">
            <text:p>1067.593849</text:p>
          </table:table-cell>
          <table:table-cell office:value-type="float" office:value="1008.858662" calcext:value-type="float">
            <text:p>1008.858662</text:p>
          </table:table-cell>
          <table:table-cell office:value-type="float" office:value="962.975787" calcext:value-type="float">
            <text:p>962.975787</text:p>
          </table:table-cell>
          <table:table-cell office:value-type="float" office:value="936.988683" calcext:value-type="float">
            <text:p>936.98868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310.758901" calcext:value-type="float">
            <text:p>41310.758901</text:p>
          </table:table-cell>
          <table:table-cell office:value-type="float" office:value="91175.222205" calcext:value-type="float">
            <text:p>91175.222205</text:p>
          </table:table-cell>
          <table:table-cell office:value-type="float" office:value="60241.776096" calcext:value-type="float">
            <text:p>60241.776096</text:p>
          </table:table-cell>
          <table:table-cell office:value-type="float" office:value="48830.477347" calcext:value-type="float">
            <text:p>48830.477347</text:p>
          </table:table-cell>
          <table:table-cell office:value-type="float" office:value="37236.225204" calcext:value-type="float">
            <text:p>37236.225204</text:p>
          </table:table-cell>
          <table:table-cell office:value-type="float" office:value="31530.717196" calcext:value-type="float">
            <text:p>31530.717196</text:p>
          </table:table-cell>
          <table:table-cell office:value-type="float" office:value="25920.693043" calcext:value-type="float">
            <text:p>25920.693043</text:p>
          </table:table-cell>
          <table:table-cell office:value-type="float" office:value="23332.341627" calcext:value-type="float">
            <text:p>23332.341627</text:p>
          </table:table-cell>
          <table:table-cell office:value-type="float" office:value="20504.580739" calcext:value-type="float">
            <text:p>20504.580739</text:p>
          </table:table-cell>
          <table:table-cell office:value-type="float" office:value="18347.10544" calcext:value-type="float">
            <text:p>18347.10544</text:p>
          </table:table-cell>
          <table:table-cell office:value-type="float" office:value="16538.488682" calcext:value-type="float">
            <text:p>16538.488682</text:p>
          </table:table-cell>
          <table:table-cell office:value-type="float" office:value="15140.20129" calcext:value-type="float">
            <text:p>15140.20129</text:p>
          </table:table-cell>
          <table:table-cell office:value-type="float" office:value="13964.092407" calcext:value-type="float">
            <text:p>13964.092407</text:p>
          </table:table-cell>
          <table:table-cell office:value-type="float" office:value="13442.433783" calcext:value-type="float">
            <text:p>13442.433783</text:p>
          </table:table-cell>
          <table:table-cell office:value-type="float" office:value="12289.296459" calcext:value-type="float">
            <text:p>12289.296459</text:p>
          </table:table-cell>
          <table:table-cell office:value-type="float" office:value="11592.538239" calcext:value-type="float">
            <text:p>11592.538239</text:p>
          </table:table-cell>
          <table:table-cell office:value-type="float" office:value="11590.948414" calcext:value-type="float">
            <text:p>11590.948414</text:p>
          </table:table-cell>
          <table:table-cell office:value-type="float" office:value="10218.263833" calcext:value-type="float">
            <text:p>10218.263833</text:p>
          </table:table-cell>
          <table:table-cell office:value-type="float" office:value="10083.757592" calcext:value-type="float">
            <text:p>10083.757592</text:p>
          </table:table-cell>
          <table:table-cell office:value-type="float" office:value="9384.511761" calcext:value-type="float">
            <text:p>9384.511761</text:p>
          </table:table-cell>
          <table:table-cell office:value-type="float" office:value="8887.681663" calcext:value-type="float">
            <text:p>8887.681663</text:p>
          </table:table-cell>
          <table:table-cell office:value-type="float" office:value="8383.341958" calcext:value-type="float">
            <text:p>8383.341958</text:p>
          </table:table-cell>
          <table:table-cell office:value-type="float" office:value="8043.140566" calcext:value-type="float">
            <text:p>8043.140566</text:p>
          </table:table-cell>
          <table:table-cell office:value-type="float" office:value="7541.383486" calcext:value-type="float">
            <text:p>7541.383486</text:p>
          </table:table-cell>
          <table:table-cell office:value-type="float" office:value="7505.501171" calcext:value-type="float">
            <text:p>7505.501171</text:p>
          </table:table-cell>
          <table:table-cell office:value-type="float" office:value="7105.36271" calcext:value-type="float">
            <text:p>7105.36271</text:p>
          </table:table-cell>
          <table:table-cell office:value-type="float" office:value="6921.211926" calcext:value-type="float">
            <text:p>6921.211926</text:p>
          </table:table-cell>
          <table:table-cell office:value-type="float" office:value="6735.960498" calcext:value-type="float">
            <text:p>6735.960498</text:p>
          </table:table-cell>
          <table:table-cell office:value-type="float" office:value="6606.586724" calcext:value-type="float">
            <text:p>6606.586724</text:p>
          </table:table-cell>
          <table:table-cell office:value-type="float" office:value="6123.813195" calcext:value-type="float">
            <text:p>6123.813195</text:p>
          </table:table-cell>
          <table:table-cell office:value-type="float" office:value="6054.586664" calcext:value-type="float">
            <text:p>6054.586664</text:p>
          </table:table-cell>
          <table:table-cell office:value-type="float" office:value="5717.790304" calcext:value-type="float">
            <text:p>5717.790304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nqueens_omp_balanc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.451156" calcext:value-type="float">
            <text:p>16.451156</text:p>
          </table:table-cell>
          <table:table-cell office:value-type="float" office:value="19.945427" calcext:value-type="float">
            <text:p>19.945427</text:p>
          </table:table-cell>
          <table:table-cell office:value-type="float" office:value="21.706996" calcext:value-type="float">
            <text:p>21.706996</text:p>
          </table:table-cell>
          <table:table-cell office:value-type="float" office:value="24.238813" calcext:value-type="float">
            <text:p>24.238813</text:p>
          </table:table-cell>
          <table:table-cell office:value-type="float" office:value="24.220207" calcext:value-type="float">
            <text:p>24.220207</text:p>
          </table:table-cell>
          <table:table-cell office:value-type="float" office:value="26.055109" calcext:value-type="float">
            <text:p>26.055109</text:p>
          </table:table-cell>
          <table:table-cell office:value-type="float" office:value="28.268137" calcext:value-type="float">
            <text:p>28.268137</text:p>
          </table:table-cell>
          <table:table-cell office:value-type="float" office:value="29.638616" calcext:value-type="float">
            <text:p>29.638616</text:p>
          </table:table-cell>
          <table:table-cell office:value-type="float" office:value="29.596916" calcext:value-type="float">
            <text:p>29.596916</text:p>
          </table:table-cell>
          <table:table-cell office:value-type="float" office:value="32.041994" calcext:value-type="float">
            <text:p>32.041994</text:p>
          </table:table-cell>
          <table:table-cell office:value-type="float" office:value="31.236719" calcext:value-type="float">
            <text:p>31.236719</text:p>
          </table:table-cell>
          <table:table-cell office:value-type="float" office:value="31.706401" calcext:value-type="float">
            <text:p>31.706401</text:p>
          </table:table-cell>
          <table:table-cell office:value-type="float" office:value="33.283524" calcext:value-type="float">
            <text:p>33.283524</text:p>
          </table:table-cell>
          <table:table-cell office:value-type="float" office:value="33.60462" calcext:value-type="float">
            <text:p>33.60462</text:p>
          </table:table-cell>
          <table:table-cell office:value-type="float" office:value="34.099384" calcext:value-type="float">
            <text:p>34.099384</text:p>
          </table:table-cell>
          <table:table-cell office:value-type="float" office:value="34.475075" calcext:value-type="float">
            <text:p>34.475075</text:p>
          </table:table-cell>
          <table:table-cell office:value-type="float" office:value="34.774102" calcext:value-type="float">
            <text:p>34.774102</text:p>
          </table:table-cell>
          <table:table-cell office:value-type="float" office:value="33.050578" calcext:value-type="float">
            <text:p>33.050578</text:p>
          </table:table-cell>
          <table:table-cell office:value-type="float" office:value="37.408695" calcext:value-type="float">
            <text:p>37.408695</text:p>
          </table:table-cell>
          <table:table-cell office:value-type="float" office:value="36.948896" calcext:value-type="float">
            <text:p>36.948896</text:p>
          </table:table-cell>
          <table:table-cell office:value-type="float" office:value="39.808734" calcext:value-type="float">
            <text:p>39.808734</text:p>
          </table:table-cell>
          <table:table-cell office:value-type="float" office:value="39.902916" calcext:value-type="float">
            <text:p>39.902916</text:p>
          </table:table-cell>
          <table:table-cell office:value-type="float" office:value="42.320728" calcext:value-type="float">
            <text:p>42.320728</text:p>
          </table:table-cell>
          <table:table-cell office:value-type="float" office:value="44.535681" calcext:value-type="float">
            <text:p>44.535681</text:p>
          </table:table-cell>
          <table:table-cell office:value-type="float" office:value="44.458055" calcext:value-type="float">
            <text:p>44.458055</text:p>
          </table:table-cell>
          <table:table-cell office:value-type="float" office:value="41.4479" calcext:value-type="float">
            <text:p>41.4479</text:p>
          </table:table-cell>
          <table:table-cell office:value-type="float" office:value="49.532656" calcext:value-type="float">
            <text:p>49.532656</text:p>
          </table:table-cell>
          <table:table-cell office:value-type="float" office:value="46.510633" calcext:value-type="float">
            <text:p>46.510633</text:p>
          </table:table-cell>
          <table:table-cell office:value-type="float" office:value="45.911037" calcext:value-type="float">
            <text:p>45.911037</text:p>
          </table:table-cell>
          <table:table-cell office:value-type="float" office:value="49.569417" calcext:value-type="float">
            <text:p>49.569417</text:p>
          </table:table-cell>
          <table:table-cell office:value-type="float" office:value="48.254946" calcext:value-type="float">
            <text:p>48.254946</text:p>
          </table:table-cell>
          <table:table-cell office:value-type="float" office:value="49.126682" calcext:value-type="float">
            <text:p>49.12668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.52038" calcext:value-type="float">
            <text:p>16.52038</text:p>
          </table:table-cell>
          <table:table-cell office:value-type="float" office:value="21.367425" calcext:value-type="float">
            <text:p>21.367425</text:p>
          </table:table-cell>
          <table:table-cell office:value-type="float" office:value="22.862044" calcext:value-type="float">
            <text:p>22.862044</text:p>
          </table:table-cell>
          <table:table-cell office:value-type="float" office:value="24.240354" calcext:value-type="float">
            <text:p>24.240354</text:p>
          </table:table-cell>
          <table:table-cell office:value-type="float" office:value="24.621305" calcext:value-type="float">
            <text:p>24.621305</text:p>
          </table:table-cell>
          <table:table-cell office:value-type="float" office:value="26.966624" calcext:value-type="float">
            <text:p>26.966624</text:p>
          </table:table-cell>
          <table:table-cell office:value-type="float" office:value="28.70253" calcext:value-type="float">
            <text:p>28.70253</text:p>
          </table:table-cell>
          <table:table-cell office:value-type="float" office:value="26.715069" calcext:value-type="float">
            <text:p>26.715069</text:p>
          </table:table-cell>
          <table:table-cell office:value-type="float" office:value="30.132291" calcext:value-type="float">
            <text:p>30.132291</text:p>
          </table:table-cell>
          <table:table-cell office:value-type="float" office:value="30.835367" calcext:value-type="float">
            <text:p>30.835367</text:p>
          </table:table-cell>
          <table:table-cell office:value-type="float" office:value="32.647809" calcext:value-type="float">
            <text:p>32.647809</text:p>
          </table:table-cell>
          <table:table-cell office:value-type="float" office:value="37.311949" calcext:value-type="float">
            <text:p>37.311949</text:p>
          </table:table-cell>
          <table:table-cell office:value-type="float" office:value="31.669832" calcext:value-type="float">
            <text:p>31.669832</text:p>
          </table:table-cell>
          <table:table-cell office:value-type="float" office:value="38.475914" calcext:value-type="float">
            <text:p>38.475914</text:p>
          </table:table-cell>
          <table:table-cell office:value-type="float" office:value="34.87181" calcext:value-type="float">
            <text:p>34.87181</text:p>
          </table:table-cell>
          <table:table-cell office:value-type="float" office:value="36.644479" calcext:value-type="float">
            <text:p>36.644479</text:p>
          </table:table-cell>
          <table:table-cell office:value-type="float" office:value="35.075759" calcext:value-type="float">
            <text:p>35.075759</text:p>
          </table:table-cell>
          <table:table-cell office:value-type="float" office:value="38.063333" calcext:value-type="float">
            <text:p>38.063333</text:p>
          </table:table-cell>
          <table:table-cell office:value-type="float" office:value="38.959836" calcext:value-type="float">
            <text:p>38.959836</text:p>
          </table:table-cell>
          <table:table-cell office:value-type="float" office:value="41.587693" calcext:value-type="float">
            <text:p>41.587693</text:p>
          </table:table-cell>
          <table:table-cell office:value-type="float" office:value="40.405314" calcext:value-type="float">
            <text:p>40.405314</text:p>
          </table:table-cell>
          <table:table-cell office:value-type="float" office:value="41.056935" calcext:value-type="float">
            <text:p>41.056935</text:p>
          </table:table-cell>
          <table:table-cell office:value-type="float" office:value="44.493018" calcext:value-type="float">
            <text:p>44.493018</text:p>
          </table:table-cell>
          <table:table-cell office:value-type="float" office:value="43.571817" calcext:value-type="float">
            <text:p>43.571817</text:p>
          </table:table-cell>
          <table:table-cell office:value-type="float" office:value="42.510049" calcext:value-type="float">
            <text:p>42.510049</text:p>
          </table:table-cell>
          <table:table-cell office:value-type="float" office:value="48.127853" calcext:value-type="float">
            <text:p>48.127853</text:p>
          </table:table-cell>
          <table:table-cell office:value-type="float" office:value="45.067848" calcext:value-type="float">
            <text:p>45.067848</text:p>
          </table:table-cell>
          <table:table-cell office:value-type="float" office:value="47.919091" calcext:value-type="float">
            <text:p>47.919091</text:p>
          </table:table-cell>
          <table:table-cell office:value-type="float" office:value="45.353596" calcext:value-type="float">
            <text:p>45.353596</text:p>
          </table:table-cell>
          <table:table-cell office:value-type="float" office:value="46.700467" calcext:value-type="float">
            <text:p>46.700467</text:p>
          </table:table-cell>
          <table:table-cell office:value-type="float" office:value="46.523078" calcext:value-type="float">
            <text:p>46.523078</text:p>
          </table:table-cell>
          <table:table-cell office:value-type="float" office:value="53.241205" calcext:value-type="float">
            <text:p>53.2412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.561375" calcext:value-type="float">
            <text:p>16.561375</text:p>
          </table:table-cell>
          <table:table-cell office:value-type="float" office:value="22.257448" calcext:value-type="float">
            <text:p>22.257448</text:p>
          </table:table-cell>
          <table:table-cell office:value-type="float" office:value="22.904259" calcext:value-type="float">
            <text:p>22.904259</text:p>
          </table:table-cell>
          <table:table-cell office:value-type="float" office:value="26.374535" calcext:value-type="float">
            <text:p>26.374535</text:p>
          </table:table-cell>
          <table:table-cell office:value-type="float" office:value="23.558833" calcext:value-type="float">
            <text:p>23.558833</text:p>
          </table:table-cell>
          <table:table-cell office:value-type="float" office:value="30.231988" calcext:value-type="float">
            <text:p>30.231988</text:p>
          </table:table-cell>
          <table:table-cell office:value-type="float" office:value="27.595469" calcext:value-type="float">
            <text:p>27.595469</text:p>
          </table:table-cell>
          <table:table-cell office:value-type="float" office:value="28.016007" calcext:value-type="float">
            <text:p>28.016007</text:p>
          </table:table-cell>
          <table:table-cell office:value-type="float" office:value="32.894616" calcext:value-type="float">
            <text:p>32.894616</text:p>
          </table:table-cell>
          <table:table-cell office:value-type="float" office:value="36.609002" calcext:value-type="float">
            <text:p>36.609002</text:p>
          </table:table-cell>
          <table:table-cell office:value-type="float" office:value="34.652719" calcext:value-type="float">
            <text:p>34.652719</text:p>
          </table:table-cell>
          <table:table-cell office:value-type="float" office:value="33.793876" calcext:value-type="float">
            <text:p>33.793876</text:p>
          </table:table-cell>
          <table:table-cell office:value-type="float" office:value="36.75136" calcext:value-type="float">
            <text:p>36.75136</text:p>
          </table:table-cell>
          <table:table-cell office:value-type="float" office:value="36.507379" calcext:value-type="float">
            <text:p>36.507379</text:p>
          </table:table-cell>
          <table:table-cell office:value-type="float" office:value="36.680086" calcext:value-type="float">
            <text:p>36.680086</text:p>
          </table:table-cell>
          <table:table-cell office:value-type="float" office:value="40.637684" calcext:value-type="float">
            <text:p>40.637684</text:p>
          </table:table-cell>
          <table:table-cell office:value-type="float" office:value="43.573742" calcext:value-type="float">
            <text:p>43.573742</text:p>
          </table:table-cell>
          <table:table-cell office:value-type="float" office:value="40.918491" calcext:value-type="float">
            <text:p>40.918491</text:p>
          </table:table-cell>
          <table:table-cell office:value-type="float" office:value="39.790518" calcext:value-type="float">
            <text:p>39.790518</text:p>
          </table:table-cell>
          <table:table-cell office:value-type="float" office:value="41.624259" calcext:value-type="float">
            <text:p>41.624259</text:p>
          </table:table-cell>
          <table:table-cell office:value-type="float" office:value="45.448481" calcext:value-type="float">
            <text:p>45.448481</text:p>
          </table:table-cell>
          <table:table-cell office:value-type="float" office:value="43.101302" calcext:value-type="float">
            <text:p>43.101302</text:p>
          </table:table-cell>
          <table:table-cell office:value-type="float" office:value="47.494963" calcext:value-type="float">
            <text:p>47.494963</text:p>
          </table:table-cell>
          <table:table-cell office:value-type="float" office:value="44.801798" calcext:value-type="float">
            <text:p>44.801798</text:p>
          </table:table-cell>
          <table:table-cell office:value-type="float" office:value="45.815833" calcext:value-type="float">
            <text:p>45.815833</text:p>
          </table:table-cell>
          <table:table-cell office:value-type="float" office:value="49.161519" calcext:value-type="float">
            <text:p>49.161519</text:p>
          </table:table-cell>
          <table:table-cell office:value-type="float" office:value="48.957441" calcext:value-type="float">
            <text:p>48.957441</text:p>
          </table:table-cell>
          <table:table-cell office:value-type="float" office:value="54.373541" calcext:value-type="float">
            <text:p>54.373541</text:p>
          </table:table-cell>
          <table:table-cell office:value-type="float" office:value="50.699316" calcext:value-type="float">
            <text:p>50.699316</text:p>
          </table:table-cell>
          <table:table-cell office:value-type="float" office:value="48.018469" calcext:value-type="float">
            <text:p>48.018469</text:p>
          </table:table-cell>
          <table:table-cell office:value-type="float" office:value="51.655675" calcext:value-type="float">
            <text:p>51.655675</text:p>
          </table:table-cell>
          <table:table-cell office:value-type="float" office:value="53.636272" calcext:value-type="float">
            <text:p>53.63627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.484838" calcext:value-type="float">
            <text:p>16.484838</text:p>
          </table:table-cell>
          <table:table-cell office:value-type="float" office:value="21.594661" calcext:value-type="float">
            <text:p>21.594661</text:p>
          </table:table-cell>
          <table:table-cell office:value-type="float" office:value="23.349367" calcext:value-type="float">
            <text:p>23.349367</text:p>
          </table:table-cell>
          <table:table-cell office:value-type="float" office:value="25.286145" calcext:value-type="float">
            <text:p>25.286145</text:p>
          </table:table-cell>
          <table:table-cell office:value-type="float" office:value="28.901668" calcext:value-type="float">
            <text:p>28.901668</text:p>
          </table:table-cell>
          <table:table-cell office:value-type="float" office:value="26.456781" calcext:value-type="float">
            <text:p>26.456781</text:p>
          </table:table-cell>
          <table:table-cell office:value-type="float" office:value="30.711227" calcext:value-type="float">
            <text:p>30.711227</text:p>
          </table:table-cell>
          <table:table-cell office:value-type="float" office:value="32.270067" calcext:value-type="float">
            <text:p>32.270067</text:p>
          </table:table-cell>
          <table:table-cell office:value-type="float" office:value="31.456388" calcext:value-type="float">
            <text:p>31.456388</text:p>
          </table:table-cell>
          <table:table-cell office:value-type="float" office:value="33.3786" calcext:value-type="float">
            <text:p>33.3786</text:p>
          </table:table-cell>
          <table:table-cell office:value-type="float" office:value="33.855595" calcext:value-type="float">
            <text:p>33.855595</text:p>
          </table:table-cell>
          <table:table-cell office:value-type="float" office:value="39.603632" calcext:value-type="float">
            <text:p>39.603632</text:p>
          </table:table-cell>
          <table:table-cell office:value-type="float" office:value="40.889426" calcext:value-type="float">
            <text:p>40.889426</text:p>
          </table:table-cell>
          <table:table-cell office:value-type="float" office:value="35.376389" calcext:value-type="float">
            <text:p>35.376389</text:p>
          </table:table-cell>
          <table:table-cell office:value-type="float" office:value="41.093504" calcext:value-type="float">
            <text:p>41.093504</text:p>
          </table:table-cell>
          <table:table-cell office:value-type="float" office:value="38.601271" calcext:value-type="float">
            <text:p>38.601271</text:p>
          </table:table-cell>
          <table:table-cell office:value-type="float" office:value="47.202929" calcext:value-type="float">
            <text:p>47.202929</text:p>
          </table:table-cell>
          <table:table-cell office:value-type="float" office:value="39.878793" calcext:value-type="float">
            <text:p>39.878793</text:p>
          </table:table-cell>
          <table:table-cell office:value-type="float" office:value="43.948023" calcext:value-type="float">
            <text:p>43.948023</text:p>
          </table:table-cell>
          <table:table-cell office:value-type="float" office:value="50.873239" calcext:value-type="float">
            <text:p>50.873239</text:p>
          </table:table-cell>
          <table:table-cell office:value-type="float" office:value="51.210826" calcext:value-type="float">
            <text:p>51.210826</text:p>
          </table:table-cell>
          <table:table-cell office:value-type="float" office:value="49.338459" calcext:value-type="float">
            <text:p>49.338459</text:p>
          </table:table-cell>
          <table:table-cell office:value-type="float" office:value="49.097042" calcext:value-type="float">
            <text:p>49.097042</text:p>
          </table:table-cell>
          <table:table-cell office:value-type="float" office:value="49.143683" calcext:value-type="float">
            <text:p>49.143683</text:p>
          </table:table-cell>
          <table:table-cell office:value-type="float" office:value="54.751094" calcext:value-type="float">
            <text:p>54.751094</text:p>
          </table:table-cell>
          <table:table-cell office:value-type="float" office:value="57.354443" calcext:value-type="float">
            <text:p>57.354443</text:p>
          </table:table-cell>
          <table:table-cell office:value-type="float" office:value="54.557024" calcext:value-type="float">
            <text:p>54.557024</text:p>
          </table:table-cell>
          <table:table-cell office:value-type="float" office:value="64.257977" calcext:value-type="float">
            <text:p>64.257977</text:p>
          </table:table-cell>
          <table:table-cell office:value-type="float" office:value="59.281982" calcext:value-type="float">
            <text:p>59.281982</text:p>
          </table:table-cell>
          <table:table-cell office:value-type="float" office:value="58.051745" calcext:value-type="float">
            <text:p>58.051745</text:p>
          </table:table-cell>
          <table:table-cell office:value-type="float" office:value="64.471358" calcext:value-type="float">
            <text:p>64.471358</text:p>
          </table:table-cell>
          <table:table-cell office:value-type="float" office:value="59.767957" calcext:value-type="float">
            <text:p>59.76795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.033943" calcext:value-type="float">
            <text:p>17.033943</text:p>
          </table:table-cell>
          <table:table-cell office:value-type="float" office:value="22.227295" calcext:value-type="float">
            <text:p>22.227295</text:p>
          </table:table-cell>
          <table:table-cell office:value-type="float" office:value="25.250858" calcext:value-type="float">
            <text:p>25.250858</text:p>
          </table:table-cell>
          <table:table-cell office:value-type="float" office:value="25.926862" calcext:value-type="float">
            <text:p>25.926862</text:p>
          </table:table-cell>
          <table:table-cell office:value-type="float" office:value="29.65363" calcext:value-type="float">
            <text:p>29.65363</text:p>
          </table:table-cell>
          <table:table-cell office:value-type="float" office:value="27.656737" calcext:value-type="float">
            <text:p>27.656737</text:p>
          </table:table-cell>
          <table:table-cell office:value-type="float" office:value="27.57648" calcext:value-type="float">
            <text:p>27.57648</text:p>
          </table:table-cell>
          <table:table-cell office:value-type="float" office:value="32.02647" calcext:value-type="float">
            <text:p>32.02647</text:p>
          </table:table-cell>
          <table:table-cell office:value-type="float" office:value="28.640299" calcext:value-type="float">
            <text:p>28.640299</text:p>
          </table:table-cell>
          <table:table-cell office:value-type="float" office:value="40.167043" calcext:value-type="float">
            <text:p>40.167043</text:p>
          </table:table-cell>
          <table:table-cell office:value-type="float" office:value="33.639071" calcext:value-type="float">
            <text:p>33.639071</text:p>
          </table:table-cell>
          <table:table-cell office:value-type="float" office:value="34.283572" calcext:value-type="float">
            <text:p>34.283572</text:p>
          </table:table-cell>
          <table:table-cell office:value-type="float" office:value="35.504635" calcext:value-type="float">
            <text:p>35.504635</text:p>
          </table:table-cell>
          <table:table-cell office:value-type="float" office:value="40.008581" calcext:value-type="float">
            <text:p>40.008581</text:p>
          </table:table-cell>
          <table:table-cell office:value-type="float" office:value="39.292609" calcext:value-type="float">
            <text:p>39.292609</text:p>
          </table:table-cell>
          <table:table-cell office:value-type="float" office:value="39.715454" calcext:value-type="float">
            <text:p>39.715454</text:p>
          </table:table-cell>
          <table:table-cell office:value-type="float" office:value="43.404179" calcext:value-type="float">
            <text:p>43.404179</text:p>
          </table:table-cell>
          <table:table-cell office:value-type="float" office:value="44.443042" calcext:value-type="float">
            <text:p>44.443042</text:p>
          </table:table-cell>
          <table:table-cell office:value-type="float" office:value="47.936158" calcext:value-type="float">
            <text:p>47.936158</text:p>
          </table:table-cell>
          <table:table-cell office:value-type="float" office:value="46.218854" calcext:value-type="float">
            <text:p>46.218854</text:p>
          </table:table-cell>
          <table:table-cell office:value-type="float" office:value="49.886729" calcext:value-type="float">
            <text:p>49.886729</text:p>
          </table:table-cell>
          <table:table-cell office:value-type="float" office:value="50.046666" calcext:value-type="float">
            <text:p>50.046666</text:p>
          </table:table-cell>
          <table:table-cell office:value-type="float" office:value="47.557387" calcext:value-type="float">
            <text:p>47.557387</text:p>
          </table:table-cell>
          <table:table-cell office:value-type="float" office:value="49.450987" calcext:value-type="float">
            <text:p>49.450987</text:p>
          </table:table-cell>
          <table:table-cell office:value-type="float" office:value="53.904567" calcext:value-type="float">
            <text:p>53.904567</text:p>
          </table:table-cell>
          <table:table-cell office:value-type="float" office:value="54.455401" calcext:value-type="float">
            <text:p>54.455401</text:p>
          </table:table-cell>
          <table:table-cell office:value-type="float" office:value="51.9284" calcext:value-type="float">
            <text:p>51.9284</text:p>
          </table:table-cell>
          <table:table-cell office:value-type="float" office:value="57.183918" calcext:value-type="float">
            <text:p>57.183918</text:p>
          </table:table-cell>
          <table:table-cell office:value-type="float" office:value="60.01675" calcext:value-type="float">
            <text:p>60.01675</text:p>
          </table:table-cell>
          <table:table-cell office:value-type="float" office:value="59.53116" calcext:value-type="float">
            <text:p>59.53116</text:p>
          </table:table-cell>
          <table:table-cell office:value-type="float" office:value="55.371089" calcext:value-type="float">
            <text:p>55.371089</text:p>
          </table:table-cell>
          <table:table-cell office:value-type="float" office:value="61.970784" calcext:value-type="float">
            <text:p>61.97078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.583079" calcext:value-type="float">
            <text:p>19.583079</text:p>
          </table:table-cell>
          <table:table-cell office:value-type="float" office:value="24.377324" calcext:value-type="float">
            <text:p>24.377324</text:p>
          </table:table-cell>
          <table:table-cell office:value-type="float" office:value="23.003892" calcext:value-type="float">
            <text:p>23.003892</text:p>
          </table:table-cell>
          <table:table-cell office:value-type="float" office:value="26.495148" calcext:value-type="float">
            <text:p>26.495148</text:p>
          </table:table-cell>
          <table:table-cell office:value-type="float" office:value="28.31792" calcext:value-type="float">
            <text:p>28.31792</text:p>
          </table:table-cell>
          <table:table-cell office:value-type="float" office:value="30.969192" calcext:value-type="float">
            <text:p>30.969192</text:p>
          </table:table-cell>
          <table:table-cell office:value-type="float" office:value="29.306743" calcext:value-type="float">
            <text:p>29.306743</text:p>
          </table:table-cell>
          <table:table-cell office:value-type="float" office:value="31.68895" calcext:value-type="float">
            <text:p>31.68895</text:p>
          </table:table-cell>
          <table:table-cell office:value-type="float" office:value="32.506798" calcext:value-type="float">
            <text:p>32.506798</text:p>
          </table:table-cell>
          <table:table-cell office:value-type="float" office:value="32.941384" calcext:value-type="float">
            <text:p>32.941384</text:p>
          </table:table-cell>
          <table:table-cell office:value-type="float" office:value="34.692753" calcext:value-type="float">
            <text:p>34.692753</text:p>
          </table:table-cell>
          <table:table-cell office:value-type="float" office:value="35.377418" calcext:value-type="float">
            <text:p>35.377418</text:p>
          </table:table-cell>
          <table:table-cell office:value-type="float" office:value="36.886281" calcext:value-type="float">
            <text:p>36.886281</text:p>
          </table:table-cell>
          <table:table-cell office:value-type="float" office:value="40.061892" calcext:value-type="float">
            <text:p>40.061892</text:p>
          </table:table-cell>
          <table:table-cell office:value-type="float" office:value="41.444178" calcext:value-type="float">
            <text:p>41.444178</text:p>
          </table:table-cell>
          <table:table-cell office:value-type="float" office:value="41.334922" calcext:value-type="float">
            <text:p>41.334922</text:p>
          </table:table-cell>
          <table:table-cell office:value-type="float" office:value="44.886738" calcext:value-type="float">
            <text:p>44.886738</text:p>
          </table:table-cell>
          <table:table-cell office:value-type="float" office:value="45.055979" calcext:value-type="float">
            <text:p>45.055979</text:p>
          </table:table-cell>
          <table:table-cell office:value-type="float" office:value="43.946223" calcext:value-type="float">
            <text:p>43.946223</text:p>
          </table:table-cell>
          <table:table-cell office:value-type="float" office:value="47.356388" calcext:value-type="float">
            <text:p>47.356388</text:p>
          </table:table-cell>
          <table:table-cell office:value-type="float" office:value="44.292533" calcext:value-type="float">
            <text:p>44.292533</text:p>
          </table:table-cell>
          <table:table-cell office:value-type="float" office:value="49.953256" calcext:value-type="float">
            <text:p>49.953256</text:p>
          </table:table-cell>
          <table:table-cell office:value-type="float" office:value="57.049191" calcext:value-type="float">
            <text:p>57.049191</text:p>
          </table:table-cell>
          <table:table-cell office:value-type="float" office:value="51.171434" calcext:value-type="float">
            <text:p>51.171434</text:p>
          </table:table-cell>
          <table:table-cell office:value-type="float" office:value="52.90965" calcext:value-type="float">
            <text:p>52.90965</text:p>
          </table:table-cell>
          <table:table-cell office:value-type="float" office:value="50.831283" calcext:value-type="float">
            <text:p>50.831283</text:p>
          </table:table-cell>
          <table:table-cell office:value-type="float" office:value="54.325809" calcext:value-type="float">
            <text:p>54.325809</text:p>
          </table:table-cell>
          <table:table-cell office:value-type="float" office:value="58.543941" calcext:value-type="float">
            <text:p>58.543941</text:p>
          </table:table-cell>
          <table:table-cell office:value-type="float" office:value="55.26658" calcext:value-type="float">
            <text:p>55.26658</text:p>
          </table:table-cell>
          <table:table-cell office:value-type="float" office:value="56.065631" calcext:value-type="float">
            <text:p>56.065631</text:p>
          </table:table-cell>
          <table:table-cell office:value-type="float" office:value="58.647745" calcext:value-type="float">
            <text:p>58.647745</text:p>
          </table:table-cell>
          <table:table-cell office:value-type="float" office:value="56.293766" calcext:value-type="float">
            <text:p>56.29376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.188213" calcext:value-type="float">
            <text:p>27.188213</text:p>
          </table:table-cell>
          <table:table-cell office:value-type="float" office:value="30.530822" calcext:value-type="float">
            <text:p>30.530822</text:p>
          </table:table-cell>
          <table:table-cell office:value-type="float" office:value="28.825517" calcext:value-type="float">
            <text:p>28.825517</text:p>
          </table:table-cell>
          <table:table-cell office:value-type="float" office:value="32.739103" calcext:value-type="float">
            <text:p>32.739103</text:p>
          </table:table-cell>
          <table:table-cell office:value-type="float" office:value="30.602353" calcext:value-type="float">
            <text:p>30.602353</text:p>
          </table:table-cell>
          <table:table-cell office:value-type="float" office:value="31.757082" calcext:value-type="float">
            <text:p>31.757082</text:p>
          </table:table-cell>
          <table:table-cell office:value-type="float" office:value="34.374544" calcext:value-type="float">
            <text:p>34.374544</text:p>
          </table:table-cell>
          <table:table-cell office:value-type="float" office:value="33.634324" calcext:value-type="float">
            <text:p>33.634324</text:p>
          </table:table-cell>
          <table:table-cell office:value-type="float" office:value="31.465304" calcext:value-type="float">
            <text:p>31.465304</text:p>
          </table:table-cell>
          <table:table-cell office:value-type="float" office:value="36.726661" calcext:value-type="float">
            <text:p>36.726661</text:p>
          </table:table-cell>
          <table:table-cell office:value-type="float" office:value="41.034547" calcext:value-type="float">
            <text:p>41.034547</text:p>
          </table:table-cell>
          <table:table-cell office:value-type="float" office:value="38.084184" calcext:value-type="float">
            <text:p>38.084184</text:p>
          </table:table-cell>
          <table:table-cell office:value-type="float" office:value="38.176373" calcext:value-type="float">
            <text:p>38.176373</text:p>
          </table:table-cell>
          <table:table-cell office:value-type="float" office:value="39.141332" calcext:value-type="float">
            <text:p>39.141332</text:p>
          </table:table-cell>
          <table:table-cell office:value-type="float" office:value="41.519623" calcext:value-type="float">
            <text:p>41.519623</text:p>
          </table:table-cell>
          <table:table-cell office:value-type="float" office:value="42.346389" calcext:value-type="float">
            <text:p>42.346389</text:p>
          </table:table-cell>
          <table:table-cell office:value-type="float" office:value="41.503008" calcext:value-type="float">
            <text:p>41.503008</text:p>
          </table:table-cell>
          <table:table-cell office:value-type="float" office:value="45.556582" calcext:value-type="float">
            <text:p>45.556582</text:p>
          </table:table-cell>
          <table:table-cell office:value-type="float" office:value="46.286729" calcext:value-type="float">
            <text:p>46.286729</text:p>
          </table:table-cell>
          <table:table-cell office:value-type="float" office:value="47.05813" calcext:value-type="float">
            <text:p>47.05813</text:p>
          </table:table-cell>
          <table:table-cell office:value-type="float" office:value="46.422995" calcext:value-type="float">
            <text:p>46.422995</text:p>
          </table:table-cell>
          <table:table-cell office:value-type="float" office:value="52.458705" calcext:value-type="float">
            <text:p>52.458705</text:p>
          </table:table-cell>
          <table:table-cell office:value-type="float" office:value="51.371083" calcext:value-type="float">
            <text:p>51.371083</text:p>
          </table:table-cell>
          <table:table-cell office:value-type="float" office:value="50.966457" calcext:value-type="float">
            <text:p>50.966457</text:p>
          </table:table-cell>
          <table:table-cell office:value-type="float" office:value="57.167301" calcext:value-type="float">
            <text:p>57.167301</text:p>
          </table:table-cell>
          <table:table-cell office:value-type="float" office:value="49.712803" calcext:value-type="float">
            <text:p>49.712803</text:p>
          </table:table-cell>
          <table:table-cell office:value-type="float" office:value="52.859673" calcext:value-type="float">
            <text:p>52.859673</text:p>
          </table:table-cell>
          <table:table-cell office:value-type="float" office:value="54.373733" calcext:value-type="float">
            <text:p>54.373733</text:p>
          </table:table-cell>
          <table:table-cell office:value-type="float" office:value="51.453909" calcext:value-type="float">
            <text:p>51.453909</text:p>
          </table:table-cell>
          <table:table-cell office:value-type="float" office:value="56.18682" calcext:value-type="float">
            <text:p>56.18682</text:p>
          </table:table-cell>
          <table:table-cell office:value-type="float" office:value="57.118544" calcext:value-type="float">
            <text:p>57.118544</text:p>
          </table:table-cell>
          <table:table-cell office:value-type="float" office:value="59.178884" calcext:value-type="float">
            <text:p>59.17888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6.00415" calcext:value-type="float">
            <text:p>66.00415</text:p>
          </table:table-cell>
          <table:table-cell office:value-type="float" office:value="71.637799" calcext:value-type="float">
            <text:p>71.637799</text:p>
          </table:table-cell>
          <table:table-cell office:value-type="float" office:value="54.736466" calcext:value-type="float">
            <text:p>54.736466</text:p>
          </table:table-cell>
          <table:table-cell office:value-type="float" office:value="51.61205" calcext:value-type="float">
            <text:p>51.61205</text:p>
          </table:table-cell>
          <table:table-cell office:value-type="float" office:value="48.053945" calcext:value-type="float">
            <text:p>48.053945</text:p>
          </table:table-cell>
          <table:table-cell office:value-type="float" office:value="47.090209" calcext:value-type="float">
            <text:p>47.090209</text:p>
          </table:table-cell>
          <table:table-cell office:value-type="float" office:value="45.237025" calcext:value-type="float">
            <text:p>45.237025</text:p>
          </table:table-cell>
          <table:table-cell office:value-type="float" office:value="44.643142" calcext:value-type="float">
            <text:p>44.643142</text:p>
          </table:table-cell>
          <table:table-cell office:value-type="float" office:value="44.29497" calcext:value-type="float">
            <text:p>44.29497</text:p>
          </table:table-cell>
          <table:table-cell office:value-type="float" office:value="43.696084" calcext:value-type="float">
            <text:p>43.696084</text:p>
          </table:table-cell>
          <table:table-cell office:value-type="float" office:value="44.031873" calcext:value-type="float">
            <text:p>44.031873</text:p>
          </table:table-cell>
          <table:table-cell office:value-type="float" office:value="41.508653" calcext:value-type="float">
            <text:p>41.508653</text:p>
          </table:table-cell>
          <table:table-cell office:value-type="float" office:value="44.285734" calcext:value-type="float">
            <text:p>44.285734</text:p>
          </table:table-cell>
          <table:table-cell office:value-type="float" office:value="45.668212" calcext:value-type="float">
            <text:p>45.668212</text:p>
          </table:table-cell>
          <table:table-cell office:value-type="float" office:value="50.56504" calcext:value-type="float">
            <text:p>50.56504</text:p>
          </table:table-cell>
          <table:table-cell office:value-type="float" office:value="49.481589" calcext:value-type="float">
            <text:p>49.481589</text:p>
          </table:table-cell>
          <table:table-cell office:value-type="float" office:value="51.756785" calcext:value-type="float">
            <text:p>51.756785</text:p>
          </table:table-cell>
          <table:table-cell office:value-type="float" office:value="48.71455" calcext:value-type="float">
            <text:p>48.71455</text:p>
          </table:table-cell>
          <table:table-cell office:value-type="float" office:value="53.237677" calcext:value-type="float">
            <text:p>53.237677</text:p>
          </table:table-cell>
          <table:table-cell office:value-type="float" office:value="49.630683" calcext:value-type="float">
            <text:p>49.630683</text:p>
          </table:table-cell>
          <table:table-cell office:value-type="float" office:value="57.357329" calcext:value-type="float">
            <text:p>57.357329</text:p>
          </table:table-cell>
          <table:table-cell office:value-type="float" office:value="51.234177" calcext:value-type="float">
            <text:p>51.234177</text:p>
          </table:table-cell>
          <table:table-cell office:value-type="float" office:value="51.957525" calcext:value-type="float">
            <text:p>51.957525</text:p>
          </table:table-cell>
          <table:table-cell office:value-type="float" office:value="50.432175" calcext:value-type="float">
            <text:p>50.432175</text:p>
          </table:table-cell>
          <table:table-cell office:value-type="float" office:value="53.513991" calcext:value-type="float">
            <text:p>53.513991</text:p>
          </table:table-cell>
          <table:table-cell office:value-type="float" office:value="58.225476" calcext:value-type="float">
            <text:p>58.225476</text:p>
          </table:table-cell>
          <table:table-cell office:value-type="float" office:value="52.934798" calcext:value-type="float">
            <text:p>52.934798</text:p>
          </table:table-cell>
          <table:table-cell office:value-type="float" office:value="56.643092" calcext:value-type="float">
            <text:p>56.643092</text:p>
          </table:table-cell>
          <table:table-cell office:value-type="float" office:value="60.73272" calcext:value-type="float">
            <text:p>60.73272</text:p>
          </table:table-cell>
          <table:table-cell office:value-type="float" office:value="59.073028" calcext:value-type="float">
            <text:p>59.073028</text:p>
          </table:table-cell>
          <table:table-cell office:value-type="float" office:value="62.387664" calcext:value-type="float">
            <text:p>62.387664</text:p>
          </table:table-cell>
          <table:table-cell office:value-type="float" office:value="61.178212" calcext:value-type="float">
            <text:p>61.1782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3.66319" calcext:value-type="float">
            <text:p>253.66319</text:p>
          </table:table-cell>
          <table:table-cell office:value-type="float" office:value="309.863419" calcext:value-type="float">
            <text:p>309.863419</text:p>
          </table:table-cell>
          <table:table-cell office:value-type="float" office:value="182.898799" calcext:value-type="float">
            <text:p>182.898799</text:p>
          </table:table-cell>
          <table:table-cell office:value-type="float" office:value="145.840968" calcext:value-type="float">
            <text:p>145.840968</text:p>
          </table:table-cell>
          <table:table-cell office:value-type="float" office:value="125.164749" calcext:value-type="float">
            <text:p>125.164749</text:p>
          </table:table-cell>
          <table:table-cell office:value-type="float" office:value="110.241509" calcext:value-type="float">
            <text:p>110.241509</text:p>
          </table:table-cell>
          <table:table-cell office:value-type="float" office:value="98.933089" calcext:value-type="float">
            <text:p>98.933089</text:p>
          </table:table-cell>
          <table:table-cell office:value-type="float" office:value="92.558" calcext:value-type="float">
            <text:p>92.558</text:p>
          </table:table-cell>
          <table:table-cell office:value-type="float" office:value="85.295581" calcext:value-type="float">
            <text:p>85.295581</text:p>
          </table:table-cell>
          <table:table-cell office:value-type="float" office:value="81.722848" calcext:value-type="float">
            <text:p>81.722848</text:p>
          </table:table-cell>
          <table:table-cell office:value-type="float" office:value="79.625489" calcext:value-type="float">
            <text:p>79.625489</text:p>
          </table:table-cell>
          <table:table-cell office:value-type="float" office:value="76.338506" calcext:value-type="float">
            <text:p>76.338506</text:p>
          </table:table-cell>
          <table:table-cell office:value-type="float" office:value="75.723835" calcext:value-type="float">
            <text:p>75.723835</text:p>
          </table:table-cell>
          <table:table-cell office:value-type="float" office:value="77.335923" calcext:value-type="float">
            <text:p>77.335923</text:p>
          </table:table-cell>
          <table:table-cell office:value-type="float" office:value="76.694181" calcext:value-type="float">
            <text:p>76.694181</text:p>
          </table:table-cell>
          <table:table-cell office:value-type="float" office:value="74.347068" calcext:value-type="float">
            <text:p>74.347068</text:p>
          </table:table-cell>
          <table:table-cell office:value-type="float" office:value="76.668777" calcext:value-type="float">
            <text:p>76.668777</text:p>
          </table:table-cell>
          <table:table-cell office:value-type="float" office:value="71.923932" calcext:value-type="float">
            <text:p>71.923932</text:p>
          </table:table-cell>
          <table:table-cell office:value-type="float" office:value="71.544454" calcext:value-type="float">
            <text:p>71.544454</text:p>
          </table:table-cell>
          <table:table-cell office:value-type="float" office:value="74.462805" calcext:value-type="float">
            <text:p>74.462805</text:p>
          </table:table-cell>
          <table:table-cell office:value-type="float" office:value="74.73572" calcext:value-type="float">
            <text:p>74.73572</text:p>
          </table:table-cell>
          <table:table-cell office:value-type="float" office:value="71.928166" calcext:value-type="float">
            <text:p>71.928166</text:p>
          </table:table-cell>
          <table:table-cell office:value-type="float" office:value="75.110385" calcext:value-type="float">
            <text:p>75.110385</text:p>
          </table:table-cell>
          <table:table-cell office:value-type="float" office:value="77.39668" calcext:value-type="float">
            <text:p>77.39668</text:p>
          </table:table-cell>
          <table:table-cell office:value-type="float" office:value="74.838497" calcext:value-type="float">
            <text:p>74.838497</text:p>
          </table:table-cell>
          <table:table-cell office:value-type="float" office:value="73.235647" calcext:value-type="float">
            <text:p>73.235647</text:p>
          </table:table-cell>
          <table:table-cell office:value-type="float" office:value="72.359994" calcext:value-type="float">
            <text:p>72.359994</text:p>
          </table:table-cell>
          <table:table-cell office:value-type="float" office:value="72.678266" calcext:value-type="float">
            <text:p>72.678266</text:p>
          </table:table-cell>
          <table:table-cell office:value-type="float" office:value="79.021213" calcext:value-type="float">
            <text:p>79.021213</text:p>
          </table:table-cell>
          <table:table-cell office:value-type="float" office:value="72.16201" calcext:value-type="float">
            <text:p>72.16201</text:p>
          </table:table-cell>
          <table:table-cell office:value-type="float" office:value="78.377162" calcext:value-type="float">
            <text:p>78.377162</text:p>
          </table:table-cell>
          <table:table-cell office:value-type="float" office:value="73.50112" calcext:value-type="float">
            <text:p>73.501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55.752145" calcext:value-type="float">
            <text:p>1255.752145</text:p>
          </table:table-cell>
          <table:table-cell office:value-type="float" office:value="2523.714089" calcext:value-type="float">
            <text:p>2523.714089</text:p>
          </table:table-cell>
          <table:table-cell office:value-type="float" office:value="1790.381512" calcext:value-type="float">
            <text:p>1790.381512</text:p>
          </table:table-cell>
          <table:table-cell office:value-type="float" office:value="1296.932578" calcext:value-type="float">
            <text:p>1296.932578</text:p>
          </table:table-cell>
          <table:table-cell office:value-type="float" office:value="963.43161" calcext:value-type="float">
            <text:p>963.43161</text:p>
          </table:table-cell>
          <table:table-cell office:value-type="float" office:value="764.149464" calcext:value-type="float">
            <text:p>764.149464</text:p>
          </table:table-cell>
          <table:table-cell office:value-type="float" office:value="615.976975" calcext:value-type="float">
            <text:p>615.976975</text:p>
          </table:table-cell>
          <table:table-cell office:value-type="float" office:value="514.757272" calcext:value-type="float">
            <text:p>514.757272</text:p>
          </table:table-cell>
          <table:table-cell office:value-type="float" office:value="430.774175" calcext:value-type="float">
            <text:p>430.774175</text:p>
          </table:table-cell>
          <table:table-cell office:value-type="float" office:value="357.887149" calcext:value-type="float">
            <text:p>357.887149</text:p>
          </table:table-cell>
          <table:table-cell office:value-type="float" office:value="307.493082" calcext:value-type="float">
            <text:p>307.493082</text:p>
          </table:table-cell>
          <table:table-cell office:value-type="float" office:value="289.161732" calcext:value-type="float">
            <text:p>289.161732</text:p>
          </table:table-cell>
          <table:table-cell office:value-type="float" office:value="237.507917" calcext:value-type="float">
            <text:p>237.507917</text:p>
          </table:table-cell>
          <table:table-cell office:value-type="float" office:value="224.128763" calcext:value-type="float">
            <text:p>224.128763</text:p>
          </table:table-cell>
          <table:table-cell office:value-type="float" office:value="214.104532" calcext:value-type="float">
            <text:p>214.104532</text:p>
          </table:table-cell>
          <table:table-cell office:value-type="float" office:value="206.452757" calcext:value-type="float">
            <text:p>206.452757</text:p>
          </table:table-cell>
          <table:table-cell office:value-type="float" office:value="198.92512" calcext:value-type="float">
            <text:p>198.92512</text:p>
          </table:table-cell>
          <table:table-cell office:value-type="float" office:value="185.756905" calcext:value-type="float">
            <text:p>185.756905</text:p>
          </table:table-cell>
          <table:table-cell office:value-type="float" office:value="184.667489" calcext:value-type="float">
            <text:p>184.667489</text:p>
          </table:table-cell>
          <table:table-cell office:value-type="float" office:value="178.1698" calcext:value-type="float">
            <text:p>178.1698</text:p>
          </table:table-cell>
          <table:table-cell office:value-type="float" office:value="171.575363" calcext:value-type="float">
            <text:p>171.575363</text:p>
          </table:table-cell>
          <table:table-cell office:value-type="float" office:value="168.920305" calcext:value-type="float">
            <text:p>168.920305</text:p>
          </table:table-cell>
          <table:table-cell office:value-type="float" office:value="168.070251" calcext:value-type="float">
            <text:p>168.070251</text:p>
          </table:table-cell>
          <table:table-cell office:value-type="float" office:value="161.747833" calcext:value-type="float">
            <text:p>161.747833</text:p>
          </table:table-cell>
          <table:table-cell office:value-type="float" office:value="161.243703" calcext:value-type="float">
            <text:p>161.243703</text:p>
          </table:table-cell>
          <table:table-cell office:value-type="float" office:value="158.951891" calcext:value-type="float">
            <text:p>158.951891</text:p>
          </table:table-cell>
          <table:table-cell office:value-type="float" office:value="148.949795" calcext:value-type="float">
            <text:p>148.949795</text:p>
          </table:table-cell>
          <table:table-cell office:value-type="float" office:value="150.472644" calcext:value-type="float">
            <text:p>150.472644</text:p>
          </table:table-cell>
          <table:table-cell office:value-type="float" office:value="148.085817" calcext:value-type="float">
            <text:p>148.085817</text:p>
          </table:table-cell>
          <table:table-cell office:value-type="float" office:value="146.632962" calcext:value-type="float">
            <text:p>146.632962</text:p>
          </table:table-cell>
          <table:table-cell office:value-type="float" office:value="142.694034" calcext:value-type="float">
            <text:p>142.694034</text:p>
          </table:table-cell>
          <table:table-cell office:value-type="float" office:value="146.336309" calcext:value-type="float">
            <text:p>146.33630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977.662294" calcext:value-type="float">
            <text:p>6977.662294</text:p>
          </table:table-cell>
          <table:table-cell office:value-type="float" office:value="15452.678643" calcext:value-type="float">
            <text:p>15452.678643</text:p>
          </table:table-cell>
          <table:table-cell office:value-type="float" office:value="10145.151559" calcext:value-type="float">
            <text:p>10145.151559</text:p>
          </table:table-cell>
          <table:table-cell office:value-type="float" office:value="7632.949905" calcext:value-type="float">
            <text:p>7632.949905</text:p>
          </table:table-cell>
          <table:table-cell office:value-type="float" office:value="6155.627632" calcext:value-type="float">
            <text:p>6155.627632</text:p>
          </table:table-cell>
          <table:table-cell office:value-type="float" office:value="5005.09186" calcext:value-type="float">
            <text:p>5005.09186</text:p>
          </table:table-cell>
          <table:table-cell office:value-type="float" office:value="4355.422438" calcext:value-type="float">
            <text:p>4355.422438</text:p>
          </table:table-cell>
          <table:table-cell office:value-type="float" office:value="3750.469359" calcext:value-type="float">
            <text:p>3750.469359</text:p>
          </table:table-cell>
          <table:table-cell office:value-type="float" office:value="3241.716042" calcext:value-type="float">
            <text:p>3241.716042</text:p>
          </table:table-cell>
          <table:table-cell office:value-type="float" office:value="3091.904259" calcext:value-type="float">
            <text:p>3091.904259</text:p>
          </table:table-cell>
          <table:table-cell office:value-type="float" office:value="2586.338101" calcext:value-type="float">
            <text:p>2586.338101</text:p>
          </table:table-cell>
          <table:table-cell office:value-type="float" office:value="2485.307143" calcext:value-type="float">
            <text:p>2485.307143</text:p>
          </table:table-cell>
          <table:table-cell office:value-type="float" office:value="2385.335381" calcext:value-type="float">
            <text:p>2385.335381</text:p>
          </table:table-cell>
          <table:table-cell office:value-type="float" office:value="2265.938237" calcext:value-type="float">
            <text:p>2265.938237</text:p>
          </table:table-cell>
          <table:table-cell office:value-type="float" office:value="2126.294458" calcext:value-type="float">
            <text:p>2126.294458</text:p>
          </table:table-cell>
          <table:table-cell office:value-type="float" office:value="1971.067859" calcext:value-type="float">
            <text:p>1971.067859</text:p>
          </table:table-cell>
          <table:table-cell office:value-type="float" office:value="1830.378864" calcext:value-type="float">
            <text:p>1830.378864</text:p>
          </table:table-cell>
          <table:table-cell office:value-type="float" office:value="1876.338403" calcext:value-type="float">
            <text:p>1876.338403</text:p>
          </table:table-cell>
          <table:table-cell office:value-type="float" office:value="1643.805712" calcext:value-type="float">
            <text:p>1643.805712</text:p>
          </table:table-cell>
          <table:table-cell office:value-type="float" office:value="1599.762549" calcext:value-type="float">
            <text:p>1599.762549</text:p>
          </table:table-cell>
          <table:table-cell office:value-type="float" office:value="1466.026681" calcext:value-type="float">
            <text:p>1466.026681</text:p>
          </table:table-cell>
          <table:table-cell office:value-type="float" office:value="1421.685966" calcext:value-type="float">
            <text:p>1421.685966</text:p>
          </table:table-cell>
          <table:table-cell office:value-type="float" office:value="1338.610088" calcext:value-type="float">
            <text:p>1338.610088</text:p>
          </table:table-cell>
          <table:table-cell office:value-type="float" office:value="1335.713036" calcext:value-type="float">
            <text:p>1335.713036</text:p>
          </table:table-cell>
          <table:table-cell office:value-type="float" office:value="1219.888752" calcext:value-type="float">
            <text:p>1219.888752</text:p>
          </table:table-cell>
          <table:table-cell office:value-type="float" office:value="1188.793815" calcext:value-type="float">
            <text:p>1188.793815</text:p>
          </table:table-cell>
          <table:table-cell office:value-type="float" office:value="1089.838081" calcext:value-type="float">
            <text:p>1089.838081</text:p>
          </table:table-cell>
          <table:table-cell office:value-type="float" office:value="1065.253087" calcext:value-type="float">
            <text:p>1065.253087</text:p>
          </table:table-cell>
          <table:table-cell office:value-type="float" office:value="1021.80586" calcext:value-type="float">
            <text:p>1021.80586</text:p>
          </table:table-cell>
          <table:table-cell office:value-type="float" office:value="1002.450982" calcext:value-type="float">
            <text:p>1002.450982</text:p>
          </table:table-cell>
          <table:table-cell office:value-type="float" office:value="964.382259" calcext:value-type="float">
            <text:p>964.382259</text:p>
          </table:table-cell>
          <table:table-cell office:value-type="float" office:value="954.580453" calcext:value-type="float">
            <text:p>954.58045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339.431149" calcext:value-type="float">
            <text:p>41339.431149</text:p>
          </table:table-cell>
          <table:table-cell office:value-type="float" office:value="92359.312813" calcext:value-type="float">
            <text:p>92359.312813</text:p>
          </table:table-cell>
          <table:table-cell office:value-type="float" office:value="60924.716338" calcext:value-type="float">
            <text:p>60924.716338</text:p>
          </table:table-cell>
          <table:table-cell office:value-type="float" office:value="46366.524094" calcext:value-type="float">
            <text:p>46366.524094</text:p>
          </table:table-cell>
          <table:table-cell office:value-type="float" office:value="36809.093371" calcext:value-type="float">
            <text:p>36809.093371</text:p>
          </table:table-cell>
          <table:table-cell office:value-type="float" office:value="31016.62887" calcext:value-type="float">
            <text:p>31016.62887</text:p>
          </table:table-cell>
          <table:table-cell office:value-type="float" office:value="26285.209076" calcext:value-type="float">
            <text:p>26285.209076</text:p>
          </table:table-cell>
          <table:table-cell office:value-type="float" office:value="22967.329032" calcext:value-type="float">
            <text:p>22967.329032</text:p>
          </table:table-cell>
          <table:table-cell office:value-type="float" office:value="20550.244202" calcext:value-type="float">
            <text:p>20550.244202</text:p>
          </table:table-cell>
          <table:table-cell office:value-type="float" office:value="18080.447704" calcext:value-type="float">
            <text:p>18080.447704</text:p>
          </table:table-cell>
          <table:table-cell office:value-type="float" office:value="16392.4344" calcext:value-type="float">
            <text:p>16392.4344</text:p>
          </table:table-cell>
          <table:table-cell office:value-type="float" office:value="15429.714207" calcext:value-type="float">
            <text:p>15429.714207</text:p>
          </table:table-cell>
          <table:table-cell office:value-type="float" office:value="13986.017339" calcext:value-type="float">
            <text:p>13986.017339</text:p>
          </table:table-cell>
          <table:table-cell office:value-type="float" office:value="13095.598308" calcext:value-type="float">
            <text:p>13095.598308</text:p>
          </table:table-cell>
          <table:table-cell office:value-type="float" office:value="12087.502709" calcext:value-type="float">
            <text:p>12087.502709</text:p>
          </table:table-cell>
          <table:table-cell office:value-type="float" office:value="11592.77542" calcext:value-type="float">
            <text:p>11592.77542</text:p>
          </table:table-cell>
          <table:table-cell office:value-type="float" office:value="11346.133042" calcext:value-type="float">
            <text:p>11346.133042</text:p>
          </table:table-cell>
          <table:table-cell office:value-type="float" office:value="10038.321815" calcext:value-type="float">
            <text:p>10038.321815</text:p>
          </table:table-cell>
          <table:table-cell office:value-type="float" office:value="9703.909971" calcext:value-type="float">
            <text:p>9703.909971</text:p>
          </table:table-cell>
          <table:table-cell office:value-type="float" office:value="9409.467186" calcext:value-type="float">
            <text:p>9409.467186</text:p>
          </table:table-cell>
          <table:table-cell office:value-type="float" office:value="8892.196062" calcext:value-type="float">
            <text:p>8892.196062</text:p>
          </table:table-cell>
          <table:table-cell office:value-type="float" office:value="8348.817611" calcext:value-type="float">
            <text:p>8348.817611</text:p>
          </table:table-cell>
          <table:table-cell office:value-type="float" office:value="8186.649049" calcext:value-type="float">
            <text:p>8186.649049</text:p>
          </table:table-cell>
          <table:table-cell office:value-type="float" office:value="7444.230765" calcext:value-type="float">
            <text:p>7444.230765</text:p>
          </table:table-cell>
          <table:table-cell office:value-type="float" office:value="7221.015059" calcext:value-type="float">
            <text:p>7221.015059</text:p>
          </table:table-cell>
          <table:table-cell office:value-type="float" office:value="7177.33142" calcext:value-type="float">
            <text:p>7177.33142</text:p>
          </table:table-cell>
          <table:table-cell office:value-type="float" office:value="7008.190229" calcext:value-type="float">
            <text:p>7008.190229</text:p>
          </table:table-cell>
          <table:table-cell office:value-type="float" office:value="6723.902488" calcext:value-type="float">
            <text:p>6723.902488</text:p>
          </table:table-cell>
          <table:table-cell office:value-type="float" office:value="6403.034356" calcext:value-type="float">
            <text:p>6403.034356</text:p>
          </table:table-cell>
          <table:table-cell office:value-type="float" office:value="6314.671199" calcext:value-type="float">
            <text:p>6314.671199</text:p>
          </table:table-cell>
          <table:table-cell office:value-type="float" office:value="5887.910632" calcext:value-type="float">
            <text:p>5887.910632</text:p>
          </table:table-cell>
          <table:table-cell office:value-type="float" office:value="5773.908348" calcext:value-type="float">
            <text:p>5773.908348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nqueens_omp_n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.678109" calcext:value-type="float">
            <text:p>18.678109</text:p>
          </table:table-cell>
          <table:table-cell office:value-type="float" office:value="19.602134" calcext:value-type="float">
            <text:p>19.602134</text:p>
          </table:table-cell>
          <table:table-cell office:value-type="float" office:value="20.783613" calcext:value-type="float">
            <text:p>20.783613</text:p>
          </table:table-cell>
          <table:table-cell office:value-type="float" office:value="22.287728" calcext:value-type="float">
            <text:p>22.287728</text:p>
          </table:table-cell>
          <table:table-cell office:value-type="float" office:value="23.798967" calcext:value-type="float">
            <text:p>23.798967</text:p>
          </table:table-cell>
          <table:table-cell office:value-type="float" office:value="24.124103" calcext:value-type="float">
            <text:p>24.124103</text:p>
          </table:table-cell>
          <table:table-cell office:value-type="float" office:value="25.26876" calcext:value-type="float">
            <text:p>25.26876</text:p>
          </table:table-cell>
          <table:table-cell office:value-type="float" office:value="27.848434" calcext:value-type="float">
            <text:p>27.848434</text:p>
          </table:table-cell>
          <table:table-cell office:value-type="float" office:value="25.368904" calcext:value-type="float">
            <text:p>25.368904</text:p>
          </table:table-cell>
          <table:table-cell office:value-type="float" office:value="58.08985" calcext:value-type="float">
            <text:p>58.08985</text:p>
          </table:table-cell>
          <table:table-cell office:value-type="float" office:value="56.506248" calcext:value-type="float">
            <text:p>56.506248</text:p>
          </table:table-cell>
          <table:table-cell office:value-type="float" office:value="31.515473" calcext:value-type="float">
            <text:p>31.515473</text:p>
          </table:table-cell>
          <table:table-cell office:value-type="float" office:value="45.81609" calcext:value-type="float">
            <text:p>45.81609</text:p>
          </table:table-cell>
          <table:table-cell office:value-type="float" office:value="82.454666" calcext:value-type="float">
            <text:p>82.454666</text:p>
          </table:table-cell>
          <table:table-cell office:value-type="float" office:value="65.34162" calcext:value-type="float">
            <text:p>65.34162</text:p>
          </table:table-cell>
          <table:table-cell office:value-type="float" office:value="59.190046" calcext:value-type="float">
            <text:p>59.190046</text:p>
          </table:table-cell>
          <table:table-cell office:value-type="float" office:value="59.468994" calcext:value-type="float">
            <text:p>59.468994</text:p>
          </table:table-cell>
          <table:table-cell office:value-type="float" office:value="68.469759" calcext:value-type="float">
            <text:p>68.469759</text:p>
          </table:table-cell>
          <table:table-cell office:value-type="float" office:value="47.257459" calcext:value-type="float">
            <text:p>47.257459</text:p>
          </table:table-cell>
          <table:table-cell office:value-type="float" office:value="77.560467" calcext:value-type="float">
            <text:p>77.560467</text:p>
          </table:table-cell>
          <table:table-cell office:value-type="float" office:value="50.784706" calcext:value-type="float">
            <text:p>50.784706</text:p>
          </table:table-cell>
          <table:table-cell office:value-type="float" office:value="77.871428" calcext:value-type="float">
            <text:p>77.871428</text:p>
          </table:table-cell>
          <table:table-cell office:value-type="float" office:value="59.049228" calcext:value-type="float">
            <text:p>59.049228</text:p>
          </table:table-cell>
          <table:table-cell office:value-type="float" office:value="130.623833" calcext:value-type="float">
            <text:p>130.623833</text:p>
          </table:table-cell>
          <table:table-cell office:value-type="float" office:value="72.990189" calcext:value-type="float">
            <text:p>72.990189</text:p>
          </table:table-cell>
          <table:table-cell office:value-type="float" office:value="57.633258" calcext:value-type="float">
            <text:p>57.633258</text:p>
          </table:table-cell>
          <table:table-cell office:value-type="float" office:value="53.833419" calcext:value-type="float">
            <text:p>53.833419</text:p>
          </table:table-cell>
          <table:table-cell office:value-type="float" office:value="89.284936" calcext:value-type="float">
            <text:p>89.284936</text:p>
          </table:table-cell>
          <table:table-cell office:value-type="float" office:value="83.247494" calcext:value-type="float">
            <text:p>83.247494</text:p>
          </table:table-cell>
          <table:table-cell office:value-type="float" office:value="58.737755" calcext:value-type="float">
            <text:p>58.737755</text:p>
          </table:table-cell>
          <table:table-cell office:value-type="float" office:value="97.75379" calcext:value-type="float">
            <text:p>97.75379</text:p>
          </table:table-cell>
          <table:table-cell office:value-type="float" office:value="105.19597" calcext:value-type="float">
            <text:p>105.195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.728277" calcext:value-type="float">
            <text:p>18.728277</text:p>
          </table:table-cell>
          <table:table-cell office:value-type="float" office:value="20.098822" calcext:value-type="float">
            <text:p>20.098822</text:p>
          </table:table-cell>
          <table:table-cell office:value-type="float" office:value="20.696427" calcext:value-type="float">
            <text:p>20.696427</text:p>
          </table:table-cell>
          <table:table-cell office:value-type="float" office:value="22.827529" calcext:value-type="float">
            <text:p>22.827529</text:p>
          </table:table-cell>
          <table:table-cell office:value-type="float" office:value="23.275268" calcext:value-type="float">
            <text:p>23.275268</text:p>
          </table:table-cell>
          <table:table-cell office:value-type="float" office:value="23.797234" calcext:value-type="float">
            <text:p>23.797234</text:p>
          </table:table-cell>
          <table:table-cell office:value-type="float" office:value="26.273043" calcext:value-type="float">
            <text:p>26.273043</text:p>
          </table:table-cell>
          <table:table-cell office:value-type="float" office:value="29.970362" calcext:value-type="float">
            <text:p>29.970362</text:p>
          </table:table-cell>
          <table:table-cell office:value-type="float" office:value="27.806604" calcext:value-type="float">
            <text:p>27.806604</text:p>
          </table:table-cell>
          <table:table-cell office:value-type="float" office:value="29.168361" calcext:value-type="float">
            <text:p>29.168361</text:p>
          </table:table-cell>
          <table:table-cell office:value-type="float" office:value="61.321985" calcext:value-type="float">
            <text:p>61.321985</text:p>
          </table:table-cell>
          <table:table-cell office:value-type="float" office:value="66.686503" calcext:value-type="float">
            <text:p>66.686503</text:p>
          </table:table-cell>
          <table:table-cell office:value-type="float" office:value="60.331237" calcext:value-type="float">
            <text:p>60.331237</text:p>
          </table:table-cell>
          <table:table-cell office:value-type="float" office:value="44.850556" calcext:value-type="float">
            <text:p>44.850556</text:p>
          </table:table-cell>
          <table:table-cell office:value-type="float" office:value="87.115146" calcext:value-type="float">
            <text:p>87.115146</text:p>
          </table:table-cell>
          <table:table-cell office:value-type="float" office:value="69.389165" calcext:value-type="float">
            <text:p>69.389165</text:p>
          </table:table-cell>
          <table:table-cell office:value-type="float" office:value="65.465119" calcext:value-type="float">
            <text:p>65.465119</text:p>
          </table:table-cell>
          <table:table-cell office:value-type="float" office:value="62.067082" calcext:value-type="float">
            <text:p>62.067082</text:p>
          </table:table-cell>
          <table:table-cell office:value-type="float" office:value="93.005737" calcext:value-type="float">
            <text:p>93.005737</text:p>
          </table:table-cell>
          <table:table-cell office:value-type="float" office:value="80.958249" calcext:value-type="float">
            <text:p>80.958249</text:p>
          </table:table-cell>
          <table:table-cell office:value-type="float" office:value="62.974555" calcext:value-type="float">
            <text:p>62.974555</text:p>
          </table:table-cell>
          <table:table-cell office:value-type="float" office:value="83.934531" calcext:value-type="float">
            <text:p>83.934531</text:p>
          </table:table-cell>
          <table:table-cell office:value-type="float" office:value="51.027471" calcext:value-type="float">
            <text:p>51.027471</text:p>
          </table:table-cell>
          <table:table-cell office:value-type="float" office:value="90.714246" calcext:value-type="float">
            <text:p>90.714246</text:p>
          </table:table-cell>
          <table:table-cell office:value-type="float" office:value="81.369612" calcext:value-type="float">
            <text:p>81.369612</text:p>
          </table:table-cell>
          <table:table-cell office:value-type="float" office:value="107.658434" calcext:value-type="float">
            <text:p>107.658434</text:p>
          </table:table-cell>
          <table:table-cell office:value-type="float" office:value="101.51501" calcext:value-type="float">
            <text:p>101.51501</text:p>
          </table:table-cell>
          <table:table-cell office:value-type="float" office:value="80.86394" calcext:value-type="float">
            <text:p>80.86394</text:p>
          </table:table-cell>
          <table:table-cell office:value-type="float" office:value="95.613513" calcext:value-type="float">
            <text:p>95.613513</text:p>
          </table:table-cell>
          <table:table-cell office:value-type="float" office:value="102.775271" calcext:value-type="float">
            <text:p>102.775271</text:p>
          </table:table-cell>
          <table:table-cell office:value-type="float" office:value="92.06208" calcext:value-type="float">
            <text:p>92.06208</text:p>
          </table:table-cell>
          <table:table-cell office:value-type="float" office:value="93.835327" calcext:value-type="float">
            <text:p>93.83532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.439593" calcext:value-type="float">
            <text:p>17.439593</text:p>
          </table:table-cell>
          <table:table-cell office:value-type="float" office:value="19.668405" calcext:value-type="float">
            <text:p>19.668405</text:p>
          </table:table-cell>
          <table:table-cell office:value-type="float" office:value="20.638109" calcext:value-type="float">
            <text:p>20.638109</text:p>
          </table:table-cell>
          <table:table-cell office:value-type="float" office:value="22.26521" calcext:value-type="float">
            <text:p>22.26521</text:p>
          </table:table-cell>
          <table:table-cell office:value-type="float" office:value="24.751603" calcext:value-type="float">
            <text:p>24.751603</text:p>
          </table:table-cell>
          <table:table-cell office:value-type="float" office:value="24.002787" calcext:value-type="float">
            <text:p>24.002787</text:p>
          </table:table-cell>
          <table:table-cell office:value-type="float" office:value="27.887375" calcext:value-type="float">
            <text:p>27.887375</text:p>
          </table:table-cell>
          <table:table-cell office:value-type="float" office:value="27.809298" calcext:value-type="float">
            <text:p>27.809298</text:p>
          </table:table-cell>
          <table:table-cell office:value-type="float" office:value="28.627406" calcext:value-type="float">
            <text:p>28.627406</text:p>
          </table:table-cell>
          <table:table-cell office:value-type="float" office:value="66.033019" calcext:value-type="float">
            <text:p>66.033019</text:p>
          </table:table-cell>
          <table:table-cell office:value-type="float" office:value="79.628571" calcext:value-type="float">
            <text:p>79.628571</text:p>
          </table:table-cell>
          <table:table-cell office:value-type="float" office:value="91.781465" calcext:value-type="float">
            <text:p>91.781465</text:p>
          </table:table-cell>
          <table:table-cell office:value-type="float" office:value="88.337365" calcext:value-type="float">
            <text:p>88.337365</text:p>
          </table:table-cell>
          <table:table-cell office:value-type="float" office:value="99.581631" calcext:value-type="float">
            <text:p>99.581631</text:p>
          </table:table-cell>
          <table:table-cell office:value-type="float" office:value="82.597924" calcext:value-type="float">
            <text:p>82.597924</text:p>
          </table:table-cell>
          <table:table-cell office:value-type="float" office:value="94.523774" calcext:value-type="float">
            <text:p>94.523774</text:p>
          </table:table-cell>
          <table:table-cell office:value-type="float" office:value="81.189142" calcext:value-type="float">
            <text:p>81.189142</text:p>
          </table:table-cell>
          <table:table-cell office:value-type="float" office:value="85.193573" calcext:value-type="float">
            <text:p>85.193573</text:p>
          </table:table-cell>
          <table:table-cell office:value-type="float" office:value="69.670356" calcext:value-type="float">
            <text:p>69.670356</text:p>
          </table:table-cell>
          <table:table-cell office:value-type="float" office:value="98.730294" calcext:value-type="float">
            <text:p>98.730294</text:p>
          </table:table-cell>
          <table:table-cell office:value-type="float" office:value="82.131003" calcext:value-type="float">
            <text:p>82.131003</text:p>
          </table:table-cell>
          <table:table-cell office:value-type="float" office:value="74.764013" calcext:value-type="float">
            <text:p>74.764013</text:p>
          </table:table-cell>
          <table:table-cell office:value-type="float" office:value="88.926501" calcext:value-type="float">
            <text:p>88.926501</text:p>
          </table:table-cell>
          <table:table-cell office:value-type="float" office:value="56.891628" calcext:value-type="float">
            <text:p>56.891628</text:p>
          </table:table-cell>
          <table:table-cell office:value-type="float" office:value="118.666996" calcext:value-type="float">
            <text:p>118.666996</text:p>
          </table:table-cell>
          <table:table-cell office:value-type="float" office:value="114.401324" calcext:value-type="float">
            <text:p>114.401324</text:p>
          </table:table-cell>
          <table:table-cell office:value-type="float" office:value="102.525965" calcext:value-type="float">
            <text:p>102.525965</text:p>
          </table:table-cell>
          <table:table-cell office:value-type="float" office:value="145.343253" calcext:value-type="float">
            <text:p>145.343253</text:p>
          </table:table-cell>
          <table:table-cell office:value-type="float" office:value="105.096659" calcext:value-type="float">
            <text:p>105.096659</text:p>
          </table:table-cell>
          <table:table-cell office:value-type="float" office:value="95.154418" calcext:value-type="float">
            <text:p>95.154418</text:p>
          </table:table-cell>
          <table:table-cell office:value-type="float" office:value="111.156554" calcext:value-type="float">
            <text:p>111.156554</text:p>
          </table:table-cell>
          <table:table-cell office:value-type="float" office:value="127.562739" calcext:value-type="float">
            <text:p>127.5627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.887061" calcext:value-type="float">
            <text:p>18.887061</text:p>
          </table:table-cell>
          <table:table-cell office:value-type="float" office:value="19.704333" calcext:value-type="float">
            <text:p>19.704333</text:p>
          </table:table-cell>
          <table:table-cell office:value-type="float" office:value="20.912245" calcext:value-type="float">
            <text:p>20.912245</text:p>
          </table:table-cell>
          <table:table-cell office:value-type="float" office:value="27.32435" calcext:value-type="float">
            <text:p>27.32435</text:p>
          </table:table-cell>
          <table:table-cell office:value-type="float" office:value="25.28621" calcext:value-type="float">
            <text:p>25.28621</text:p>
          </table:table-cell>
          <table:table-cell office:value-type="float" office:value="26.357662" calcext:value-type="float">
            <text:p>26.357662</text:p>
          </table:table-cell>
          <table:table-cell office:value-type="float" office:value="26.234419" calcext:value-type="float">
            <text:p>26.234419</text:p>
          </table:table-cell>
          <table:table-cell office:value-type="float" office:value="26.363693" calcext:value-type="float">
            <text:p>26.363693</text:p>
          </table:table-cell>
          <table:table-cell office:value-type="float" office:value="32.019028" calcext:value-type="float">
            <text:p>32.019028</text:p>
          </table:table-cell>
          <table:table-cell office:value-type="float" office:value="46.130642" calcext:value-type="float">
            <text:p>46.130642</text:p>
          </table:table-cell>
          <table:table-cell office:value-type="float" office:value="57.986113" calcext:value-type="float">
            <text:p>57.986113</text:p>
          </table:table-cell>
          <table:table-cell office:value-type="float" office:value="59.549894" calcext:value-type="float">
            <text:p>59.549894</text:p>
          </table:table-cell>
          <table:table-cell office:value-type="float" office:value="73.480655" calcext:value-type="float">
            <text:p>73.480655</text:p>
          </table:table-cell>
          <table:table-cell office:value-type="float" office:value="77.997043" calcext:value-type="float">
            <text:p>77.997043</text:p>
          </table:table-cell>
          <table:table-cell office:value-type="float" office:value="88.228943" calcext:value-type="float">
            <text:p>88.228943</text:p>
          </table:table-cell>
          <table:table-cell office:value-type="float" office:value="58.991424" calcext:value-type="float">
            <text:p>58.991424</text:p>
          </table:table-cell>
          <table:table-cell office:value-type="float" office:value="99.06807" calcext:value-type="float">
            <text:p>99.06807</text:p>
          </table:table-cell>
          <table:table-cell office:value-type="float" office:value="91.490074" calcext:value-type="float">
            <text:p>91.490074</text:p>
          </table:table-cell>
          <table:table-cell office:value-type="float" office:value="106.810945" calcext:value-type="float">
            <text:p>106.810945</text:p>
          </table:table-cell>
          <table:table-cell office:value-type="float" office:value="94.015025" calcext:value-type="float">
            <text:p>94.015025</text:p>
          </table:table-cell>
          <table:table-cell office:value-type="float" office:value="97.673275" calcext:value-type="float">
            <text:p>97.673275</text:p>
          </table:table-cell>
          <table:table-cell office:value-type="float" office:value="66.455416" calcext:value-type="float">
            <text:p>66.455416</text:p>
          </table:table-cell>
          <table:table-cell office:value-type="float" office:value="125.894064" calcext:value-type="float">
            <text:p>125.894064</text:p>
          </table:table-cell>
          <table:table-cell office:value-type="float" office:value="113.591304" calcext:value-type="float">
            <text:p>113.591304</text:p>
          </table:table-cell>
          <table:table-cell office:value-type="float" office:value="96.318641" calcext:value-type="float">
            <text:p>96.318641</text:p>
          </table:table-cell>
          <table:table-cell office:value-type="float" office:value="107.716047" calcext:value-type="float">
            <text:p>107.716047</text:p>
          </table:table-cell>
          <table:table-cell office:value-type="float" office:value="95.188871" calcext:value-type="float">
            <text:p>95.188871</text:p>
          </table:table-cell>
          <table:table-cell office:value-type="float" office:value="81.381993" calcext:value-type="float">
            <text:p>81.381993</text:p>
          </table:table-cell>
          <table:table-cell office:value-type="float" office:value="103.60685" calcext:value-type="float">
            <text:p>103.60685</text:p>
          </table:table-cell>
          <table:table-cell office:value-type="float" office:value="127.815574" calcext:value-type="float">
            <text:p>127.815574</text:p>
          </table:table-cell>
          <table:table-cell office:value-type="float" office:value="134.968093" calcext:value-type="float">
            <text:p>134.968093</text:p>
          </table:table-cell>
          <table:table-cell office:value-type="float" office:value="83.14151" calcext:value-type="float">
            <text:p>83.1415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.52234" calcext:value-type="float">
            <text:p>18.52234</text:p>
          </table:table-cell>
          <table:table-cell office:value-type="float" office:value="20.812868" calcext:value-type="float">
            <text:p>20.812868</text:p>
          </table:table-cell>
          <table:table-cell office:value-type="float" office:value="21.510619" calcext:value-type="float">
            <text:p>21.510619</text:p>
          </table:table-cell>
          <table:table-cell office:value-type="float" office:value="23.196677" calcext:value-type="float">
            <text:p>23.196677</text:p>
          </table:table-cell>
          <table:table-cell office:value-type="float" office:value="28.078431" calcext:value-type="float">
            <text:p>28.078431</text:p>
          </table:table-cell>
          <table:table-cell office:value-type="float" office:value="25.353635" calcext:value-type="float">
            <text:p>25.353635</text:p>
          </table:table-cell>
          <table:table-cell office:value-type="float" office:value="33.30726" calcext:value-type="float">
            <text:p>33.30726</text:p>
          </table:table-cell>
          <table:table-cell office:value-type="float" office:value="29.429471" calcext:value-type="float">
            <text:p>29.429471</text:p>
          </table:table-cell>
          <table:table-cell office:value-type="float" office:value="47.661061" calcext:value-type="float">
            <text:p>47.661061</text:p>
          </table:table-cell>
          <table:table-cell office:value-type="float" office:value="42.600188" calcext:value-type="float">
            <text:p>42.600188</text:p>
          </table:table-cell>
          <table:table-cell office:value-type="float" office:value="48.602858" calcext:value-type="float">
            <text:p>48.602858</text:p>
          </table:table-cell>
          <table:table-cell office:value-type="float" office:value="59.924109" calcext:value-type="float">
            <text:p>59.924109</text:p>
          </table:table-cell>
          <table:table-cell office:value-type="float" office:value="64.992168" calcext:value-type="float">
            <text:p>64.992168</text:p>
          </table:table-cell>
          <table:table-cell office:value-type="float" office:value="48.344505" calcext:value-type="float">
            <text:p>48.344505</text:p>
          </table:table-cell>
          <table:table-cell office:value-type="float" office:value="86.606783" calcext:value-type="float">
            <text:p>86.606783</text:p>
          </table:table-cell>
          <table:table-cell office:value-type="float" office:value="66.742511" calcext:value-type="float">
            <text:p>66.742511</text:p>
          </table:table-cell>
          <table:table-cell office:value-type="float" office:value="105.685217" calcext:value-type="float">
            <text:p>105.685217</text:p>
          </table:table-cell>
          <table:table-cell office:value-type="float" office:value="80.705092" calcext:value-type="float">
            <text:p>80.705092</text:p>
          </table:table-cell>
          <table:table-cell office:value-type="float" office:value="100.880836" calcext:value-type="float">
            <text:p>100.880836</text:p>
          </table:table-cell>
          <table:table-cell office:value-type="float" office:value="94.177786" calcext:value-type="float">
            <text:p>94.177786</text:p>
          </table:table-cell>
          <table:table-cell office:value-type="float" office:value="59.595507" calcext:value-type="float">
            <text:p>59.595507</text:p>
          </table:table-cell>
          <table:table-cell office:value-type="float" office:value="90.036832" calcext:value-type="float">
            <text:p>90.036832</text:p>
          </table:table-cell>
          <table:table-cell office:value-type="float" office:value="81.209929" calcext:value-type="float">
            <text:p>81.209929</text:p>
          </table:table-cell>
          <table:table-cell office:value-type="float" office:value="110.894737" calcext:value-type="float">
            <text:p>110.894737</text:p>
          </table:table-cell>
          <table:table-cell office:value-type="float" office:value="98.001299" calcext:value-type="float">
            <text:p>98.001299</text:p>
          </table:table-cell>
          <table:table-cell office:value-type="float" office:value="99.674722" calcext:value-type="float">
            <text:p>99.674722</text:p>
          </table:table-cell>
          <table:table-cell office:value-type="float" office:value="128.951953" calcext:value-type="float">
            <text:p>128.951953</text:p>
          </table:table-cell>
          <table:table-cell office:value-type="float" office:value="83.74476" calcext:value-type="float">
            <text:p>83.74476</text:p>
          </table:table-cell>
          <table:table-cell office:value-type="float" office:value="97.182682" calcext:value-type="float">
            <text:p>97.182682</text:p>
          </table:table-cell>
          <table:table-cell office:value-type="float" office:value="72.419465" calcext:value-type="float">
            <text:p>72.419465</text:p>
          </table:table-cell>
          <table:table-cell office:value-type="float" office:value="81.178749" calcext:value-type="float">
            <text:p>81.178749</text:p>
          </table:table-cell>
          <table:table-cell office:value-type="float" office:value="115.553229" calcext:value-type="float">
            <text:p>115.5532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.419325" calcext:value-type="float">
            <text:p>21.419325</text:p>
          </table:table-cell>
          <table:table-cell office:value-type="float" office:value="22.472238" calcext:value-type="float">
            <text:p>22.472238</text:p>
          </table:table-cell>
          <table:table-cell office:value-type="float" office:value="22.719942" calcext:value-type="float">
            <text:p>22.719942</text:p>
          </table:table-cell>
          <table:table-cell office:value-type="float" office:value="24.218988" calcext:value-type="float">
            <text:p>24.218988</text:p>
          </table:table-cell>
          <table:table-cell office:value-type="float" office:value="25.380325" calcext:value-type="float">
            <text:p>25.380325</text:p>
          </table:table-cell>
          <table:table-cell office:value-type="float" office:value="36.293101" calcext:value-type="float">
            <text:p>36.293101</text:p>
          </table:table-cell>
          <table:table-cell office:value-type="float" office:value="29.233541" calcext:value-type="float">
            <text:p>29.233541</text:p>
          </table:table-cell>
          <table:table-cell office:value-type="float" office:value="30.273496" calcext:value-type="float">
            <text:p>30.273496</text:p>
          </table:table-cell>
          <table:table-cell office:value-type="float" office:value="43.385639" calcext:value-type="float">
            <text:p>43.385639</text:p>
          </table:table-cell>
          <table:table-cell office:value-type="float" office:value="65.831189" calcext:value-type="float">
            <text:p>65.831189</text:p>
          </table:table-cell>
          <table:table-cell office:value-type="float" office:value="63.022286" calcext:value-type="float">
            <text:p>63.022286</text:p>
          </table:table-cell>
          <table:table-cell office:value-type="float" office:value="45.908793" calcext:value-type="float">
            <text:p>45.908793</text:p>
          </table:table-cell>
          <table:table-cell office:value-type="float" office:value="51.772246" calcext:value-type="float">
            <text:p>51.772246</text:p>
          </table:table-cell>
          <table:table-cell office:value-type="float" office:value="88.318311" calcext:value-type="float">
            <text:p>88.318311</text:p>
          </table:table-cell>
          <table:table-cell office:value-type="float" office:value="81.029011" calcext:value-type="float">
            <text:p>81.029011</text:p>
          </table:table-cell>
          <table:table-cell office:value-type="float" office:value="86.379352" calcext:value-type="float">
            <text:p>86.379352</text:p>
          </table:table-cell>
          <table:table-cell office:value-type="float" office:value="90.374096" calcext:value-type="float">
            <text:p>90.374096</text:p>
          </table:table-cell>
          <table:table-cell office:value-type="float" office:value="77.060893" calcext:value-type="float">
            <text:p>77.060893</text:p>
          </table:table-cell>
          <table:table-cell office:value-type="float" office:value="53.284315" calcext:value-type="float">
            <text:p>53.284315</text:p>
          </table:table-cell>
          <table:table-cell office:value-type="float" office:value="82.613641" calcext:value-type="float">
            <text:p>82.613641</text:p>
          </table:table-cell>
          <table:table-cell office:value-type="float" office:value="81.742223" calcext:value-type="float">
            <text:p>81.742223</text:p>
          </table:table-cell>
          <table:table-cell office:value-type="float" office:value="103.922879" calcext:value-type="float">
            <text:p>103.922879</text:p>
          </table:table-cell>
          <table:table-cell office:value-type="float" office:value="75.390294" calcext:value-type="float">
            <text:p>75.390294</text:p>
          </table:table-cell>
          <table:table-cell office:value-type="float" office:value="106.323368" calcext:value-type="float">
            <text:p>106.323368</text:p>
          </table:table-cell>
          <table:table-cell office:value-type="float" office:value="100.723016" calcext:value-type="float">
            <text:p>100.723016</text:p>
          </table:table-cell>
          <table:table-cell office:value-type="float" office:value="65.897141" calcext:value-type="float">
            <text:p>65.897141</text:p>
          </table:table-cell>
          <table:table-cell office:value-type="float" office:value="97.764375" calcext:value-type="float">
            <text:p>97.764375</text:p>
          </table:table-cell>
          <table:table-cell office:value-type="float" office:value="62.861066" calcext:value-type="float">
            <text:p>62.861066</text:p>
          </table:table-cell>
          <table:table-cell office:value-type="float" office:value="128.657993" calcext:value-type="float">
            <text:p>128.657993</text:p>
          </table:table-cell>
          <table:table-cell office:value-type="float" office:value="100.035785" calcext:value-type="float">
            <text:p>100.035785</text:p>
          </table:table-cell>
          <table:table-cell office:value-type="float" office:value="111.118191" calcext:value-type="float">
            <text:p>111.118191</text:p>
          </table:table-cell>
          <table:table-cell office:value-type="float" office:value="132.75545" calcext:value-type="float">
            <text:p>132.755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.543796" calcext:value-type="float">
            <text:p>29.543796</text:p>
          </table:table-cell>
          <table:table-cell office:value-type="float" office:value="30.972401" calcext:value-type="float">
            <text:p>30.972401</text:p>
          </table:table-cell>
          <table:table-cell office:value-type="float" office:value="28.24485" calcext:value-type="float">
            <text:p>28.24485</text:p>
          </table:table-cell>
          <table:table-cell office:value-type="float" office:value="28.137709" calcext:value-type="float">
            <text:p>28.137709</text:p>
          </table:table-cell>
          <table:table-cell office:value-type="float" office:value="29.642144" calcext:value-type="float">
            <text:p>29.642144</text:p>
          </table:table-cell>
          <table:table-cell office:value-type="float" office:value="32.326073" calcext:value-type="float">
            <text:p>32.326073</text:p>
          </table:table-cell>
          <table:table-cell office:value-type="float" office:value="30.700832" calcext:value-type="float">
            <text:p>30.700832</text:p>
          </table:table-cell>
          <table:table-cell office:value-type="float" office:value="32.717997" calcext:value-type="float">
            <text:p>32.717997</text:p>
          </table:table-cell>
          <table:table-cell office:value-type="float" office:value="35.19913" calcext:value-type="float">
            <text:p>35.19913</text:p>
          </table:table-cell>
          <table:table-cell office:value-type="float" office:value="67.599367" calcext:value-type="float">
            <text:p>67.599367</text:p>
          </table:table-cell>
          <table:table-cell office:value-type="float" office:value="41.2052" calcext:value-type="float">
            <text:p>41.2052</text:p>
          </table:table-cell>
          <table:table-cell office:value-type="float" office:value="48.996063" calcext:value-type="float">
            <text:p>48.996063</text:p>
          </table:table-cell>
          <table:table-cell office:value-type="float" office:value="59.610456" calcext:value-type="float">
            <text:p>59.610456</text:p>
          </table:table-cell>
          <table:table-cell office:value-type="float" office:value="39.409561" calcext:value-type="float">
            <text:p>39.409561</text:p>
          </table:table-cell>
          <table:table-cell office:value-type="float" office:value="75.542469" calcext:value-type="float">
            <text:p>75.542469</text:p>
          </table:table-cell>
          <table:table-cell office:value-type="float" office:value="83.239345" calcext:value-type="float">
            <text:p>83.239345</text:p>
          </table:table-cell>
          <table:table-cell office:value-type="float" office:value="134.735148" calcext:value-type="float">
            <text:p>134.735148</text:p>
          </table:table-cell>
          <table:table-cell office:value-type="float" office:value="104.432718" calcext:value-type="float">
            <text:p>104.432718</text:p>
          </table:table-cell>
          <table:table-cell office:value-type="float" office:value="83.649041" calcext:value-type="float">
            <text:p>83.649041</text:p>
          </table:table-cell>
          <table:table-cell office:value-type="float" office:value="79.85786" calcext:value-type="float">
            <text:p>79.85786</text:p>
          </table:table-cell>
          <table:table-cell office:value-type="float" office:value="71.021075" calcext:value-type="float">
            <text:p>71.021075</text:p>
          </table:table-cell>
          <table:table-cell office:value-type="float" office:value="65.814956" calcext:value-type="float">
            <text:p>65.814956</text:p>
          </table:table-cell>
          <table:table-cell office:value-type="float" office:value="90.21114" calcext:value-type="float">
            <text:p>90.21114</text:p>
          </table:table-cell>
          <table:table-cell office:value-type="float" office:value="89.383349" calcext:value-type="float">
            <text:p>89.383349</text:p>
          </table:table-cell>
          <table:table-cell office:value-type="float" office:value="96.426934" calcext:value-type="float">
            <text:p>96.426934</text:p>
          </table:table-cell>
          <table:table-cell office:value-type="float" office:value="57.476722" calcext:value-type="float">
            <text:p>57.476722</text:p>
          </table:table-cell>
          <table:table-cell office:value-type="float" office:value="89.271782" calcext:value-type="float">
            <text:p>89.271782</text:p>
          </table:table-cell>
          <table:table-cell office:value-type="float" office:value="147.361316" calcext:value-type="float">
            <text:p>147.361316</text:p>
          </table:table-cell>
          <table:table-cell office:value-type="float" office:value="117.705375" calcext:value-type="float">
            <text:p>117.705375</text:p>
          </table:table-cell>
          <table:table-cell office:value-type="float" office:value="111.933729" calcext:value-type="float">
            <text:p>111.933729</text:p>
          </table:table-cell>
          <table:table-cell office:value-type="float" office:value="106.025303" calcext:value-type="float">
            <text:p>106.025303</text:p>
          </table:table-cell>
          <table:table-cell office:value-type="float" office:value="138.339444" calcext:value-type="float">
            <text:p>138.33944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.262089" calcext:value-type="float">
            <text:p>68.262089</text:p>
          </table:table-cell>
          <table:table-cell office:value-type="float" office:value="71.017612" calcext:value-type="float">
            <text:p>71.017612</text:p>
          </table:table-cell>
          <table:table-cell office:value-type="float" office:value="55.073601" calcext:value-type="float">
            <text:p>55.073601</text:p>
          </table:table-cell>
          <table:table-cell office:value-type="float" office:value="50.237721" calcext:value-type="float">
            <text:p>50.237721</text:p>
          </table:table-cell>
          <table:table-cell office:value-type="float" office:value="46.117105" calcext:value-type="float">
            <text:p>46.117105</text:p>
          </table:table-cell>
          <table:table-cell office:value-type="float" office:value="48.486608" calcext:value-type="float">
            <text:p>48.486608</text:p>
          </table:table-cell>
          <table:table-cell office:value-type="float" office:value="48.331096" calcext:value-type="float">
            <text:p>48.331096</text:p>
          </table:table-cell>
          <table:table-cell office:value-type="float" office:value="52.302615" calcext:value-type="float">
            <text:p>52.302615</text:p>
          </table:table-cell>
          <table:table-cell office:value-type="float" office:value="57.707232" calcext:value-type="float">
            <text:p>57.707232</text:p>
          </table:table-cell>
          <table:table-cell office:value-type="float" office:value="68.619111" calcext:value-type="float">
            <text:p>68.619111</text:p>
          </table:table-cell>
          <table:table-cell office:value-type="float" office:value="86.774291" calcext:value-type="float">
            <text:p>86.774291</text:p>
          </table:table-cell>
          <table:table-cell office:value-type="float" office:value="87.337381" calcext:value-type="float">
            <text:p>87.337381</text:p>
          </table:table-cell>
          <table:table-cell office:value-type="float" office:value="89.078741" calcext:value-type="float">
            <text:p>89.078741</text:p>
          </table:table-cell>
          <table:table-cell office:value-type="float" office:value="66.159983" calcext:value-type="float">
            <text:p>66.159983</text:p>
          </table:table-cell>
          <table:table-cell office:value-type="float" office:value="76.902109" calcext:value-type="float">
            <text:p>76.902109</text:p>
          </table:table-cell>
          <table:table-cell office:value-type="float" office:value="118.091141" calcext:value-type="float">
            <text:p>118.091141</text:p>
          </table:table-cell>
          <table:table-cell office:value-type="float" office:value="88.30208" calcext:value-type="float">
            <text:p>88.30208</text:p>
          </table:table-cell>
          <table:table-cell office:value-type="float" office:value="84.359942" calcext:value-type="float">
            <text:p>84.359942</text:p>
          </table:table-cell>
          <table:table-cell office:value-type="float" office:value="85.904606" calcext:value-type="float">
            <text:p>85.904606</text:p>
          </table:table-cell>
          <table:table-cell office:value-type="float" office:value="106.935215" calcext:value-type="float">
            <text:p>106.935215</text:p>
          </table:table-cell>
          <table:table-cell office:value-type="float" office:value="95.783139" calcext:value-type="float">
            <text:p>95.783139</text:p>
          </table:table-cell>
          <table:table-cell office:value-type="float" office:value="105.390809" calcext:value-type="float">
            <text:p>105.390809</text:p>
          </table:table-cell>
          <table:table-cell office:value-type="float" office:value="84.225923" calcext:value-type="float">
            <text:p>84.225923</text:p>
          </table:table-cell>
          <table:table-cell office:value-type="float" office:value="83.332308" calcext:value-type="float">
            <text:p>83.332308</text:p>
          </table:table-cell>
          <table:table-cell office:value-type="float" office:value="94.264907" calcext:value-type="float">
            <text:p>94.264907</text:p>
          </table:table-cell>
          <table:table-cell office:value-type="float" office:value="96.441242" calcext:value-type="float">
            <text:p>96.441242</text:p>
          </table:table-cell>
          <table:table-cell office:value-type="float" office:value="128.551047" calcext:value-type="float">
            <text:p>128.551047</text:p>
          </table:table-cell>
          <table:table-cell office:value-type="float" office:value="90.814584" calcext:value-type="float">
            <text:p>90.814584</text:p>
          </table:table-cell>
          <table:table-cell office:value-type="float" office:value="96.885772" calcext:value-type="float">
            <text:p>96.885772</text:p>
          </table:table-cell>
          <table:table-cell office:value-type="float" office:value="104.105463" calcext:value-type="float">
            <text:p>104.105463</text:p>
          </table:table-cell>
          <table:table-cell office:value-type="float" office:value="93.01735" calcext:value-type="float">
            <text:p>93.01735</text:p>
          </table:table-cell>
          <table:table-cell office:value-type="float" office:value="130.503158" calcext:value-type="float">
            <text:p>130.50315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6.917907" calcext:value-type="float">
            <text:p>256.917907</text:p>
          </table:table-cell>
          <table:table-cell office:value-type="float" office:value="300.926361" calcext:value-type="float">
            <text:p>300.926361</text:p>
          </table:table-cell>
          <table:table-cell office:value-type="float" office:value="180.267093" calcext:value-type="float">
            <text:p>180.267093</text:p>
          </table:table-cell>
          <table:table-cell office:value-type="float" office:value="151.662849" calcext:value-type="float">
            <text:p>151.662849</text:p>
          </table:table-cell>
          <table:table-cell office:value-type="float" office:value="142.098161" calcext:value-type="float">
            <text:p>142.098161</text:p>
          </table:table-cell>
          <table:table-cell office:value-type="float" office:value="128.923853" calcext:value-type="float">
            <text:p>128.923853</text:p>
          </table:table-cell>
          <table:table-cell office:value-type="float" office:value="129.454095" calcext:value-type="float">
            <text:p>129.454095</text:p>
          </table:table-cell>
          <table:table-cell office:value-type="float" office:value="125.263421" calcext:value-type="float">
            <text:p>125.263421</text:p>
          </table:table-cell>
          <table:table-cell office:value-type="float" office:value="133.05775" calcext:value-type="float">
            <text:p>133.05775</text:p>
          </table:table-cell>
          <table:table-cell office:value-type="float" office:value="120.136597" calcext:value-type="float">
            <text:p>120.136597</text:p>
          </table:table-cell>
          <table:table-cell office:value-type="float" office:value="108.423421" calcext:value-type="float">
            <text:p>108.423421</text:p>
          </table:table-cell>
          <table:table-cell office:value-type="float" office:value="109.111162" calcext:value-type="float">
            <text:p>109.111162</text:p>
          </table:table-cell>
          <table:table-cell office:value-type="float" office:value="109.490768" calcext:value-type="float">
            <text:p>109.490768</text:p>
          </table:table-cell>
          <table:table-cell office:value-type="float" office:value="111.419397" calcext:value-type="float">
            <text:p>111.419397</text:p>
          </table:table-cell>
          <table:table-cell office:value-type="float" office:value="126.877434" calcext:value-type="float">
            <text:p>126.877434</text:p>
          </table:table-cell>
          <table:table-cell office:value-type="float" office:value="100.552747" calcext:value-type="float">
            <text:p>100.552747</text:p>
          </table:table-cell>
          <table:table-cell office:value-type="float" office:value="127.409022" calcext:value-type="float">
            <text:p>127.409022</text:p>
          </table:table-cell>
          <table:table-cell office:value-type="float" office:value="86.30705" calcext:value-type="float">
            <text:p>86.30705</text:p>
          </table:table-cell>
          <table:table-cell office:value-type="float" office:value="111.720605" calcext:value-type="float">
            <text:p>111.720605</text:p>
          </table:table-cell>
          <table:table-cell office:value-type="float" office:value="124.862772" calcext:value-type="float">
            <text:p>124.862772</text:p>
          </table:table-cell>
          <table:table-cell office:value-type="float" office:value="107.526853" calcext:value-type="float">
            <text:p>107.526853</text:p>
          </table:table-cell>
          <table:table-cell office:value-type="float" office:value="99.920305" calcext:value-type="float">
            <text:p>99.920305</text:p>
          </table:table-cell>
          <table:table-cell office:value-type="float" office:value="116.727588" calcext:value-type="float">
            <text:p>116.727588</text:p>
          </table:table-cell>
          <table:table-cell office:value-type="float" office:value="102.07027" calcext:value-type="float">
            <text:p>102.07027</text:p>
          </table:table-cell>
          <table:table-cell office:value-type="float" office:value="103.395844" calcext:value-type="float">
            <text:p>103.395844</text:p>
          </table:table-cell>
          <table:table-cell office:value-type="float" office:value="113.263985" calcext:value-type="float">
            <text:p>113.263985</text:p>
          </table:table-cell>
          <table:table-cell office:value-type="float" office:value="97.473048" calcext:value-type="float">
            <text:p>97.473048</text:p>
          </table:table-cell>
          <table:table-cell office:value-type="float" office:value="115.090993" calcext:value-type="float">
            <text:p>115.090993</text:p>
          </table:table-cell>
          <table:table-cell office:value-type="float" office:value="144.46542" calcext:value-type="float">
            <text:p>144.46542</text:p>
          </table:table-cell>
          <table:table-cell office:value-type="float" office:value="109.546645" calcext:value-type="float">
            <text:p>109.546645</text:p>
          </table:table-cell>
          <table:table-cell office:value-type="float" office:value="89.217253" calcext:value-type="float">
            <text:p>89.217253</text:p>
          </table:table-cell>
          <table:table-cell office:value-type="float" office:value="122.169926" calcext:value-type="float">
            <text:p>122.16992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49.01785" calcext:value-type="float">
            <text:p>1249.01785</text:p>
          </table:table-cell>
          <table:table-cell office:value-type="float" office:value="2513.227237" calcext:value-type="float">
            <text:p>2513.227237</text:p>
          </table:table-cell>
          <table:table-cell office:value-type="float" office:value="1784.454226" calcext:value-type="float">
            <text:p>1784.454226</text:p>
          </table:table-cell>
          <table:table-cell office:value-type="float" office:value="1301.74684" calcext:value-type="float">
            <text:p>1301.74684</text:p>
          </table:table-cell>
          <table:table-cell office:value-type="float" office:value="998.506021" calcext:value-type="float">
            <text:p>998.506021</text:p>
          </table:table-cell>
          <table:table-cell office:value-type="float" office:value="853.680306" calcext:value-type="float">
            <text:p>853.680306</text:p>
          </table:table-cell>
          <table:table-cell office:value-type="float" office:value="675.88992" calcext:value-type="float">
            <text:p>675.88992</text:p>
          </table:table-cell>
          <table:table-cell office:value-type="float" office:value="572.930717" calcext:value-type="float">
            <text:p>572.930717</text:p>
          </table:table-cell>
          <table:table-cell office:value-type="float" office:value="509.65444" calcext:value-type="float">
            <text:p>509.65444</text:p>
          </table:table-cell>
          <table:table-cell office:value-type="float" office:value="637.965932" calcext:value-type="float">
            <text:p>637.965932</text:p>
          </table:table-cell>
          <table:table-cell office:value-type="float" office:value="531.472875" calcext:value-type="float">
            <text:p>531.472875</text:p>
          </table:table-cell>
          <table:table-cell office:value-type="float" office:value="420.547278" calcext:value-type="float">
            <text:p>420.547278</text:p>
          </table:table-cell>
          <table:table-cell office:value-type="float" office:value="338.087739" calcext:value-type="float">
            <text:p>338.087739</text:p>
          </table:table-cell>
          <table:table-cell office:value-type="float" office:value="286.789405" calcext:value-type="float">
            <text:p>286.789405</text:p>
          </table:table-cell>
          <table:table-cell office:value-type="float" office:value="317.980383" calcext:value-type="float">
            <text:p>317.980383</text:p>
          </table:table-cell>
          <table:table-cell office:value-type="float" office:value="297.389813" calcext:value-type="float">
            <text:p>297.389813</text:p>
          </table:table-cell>
          <table:table-cell office:value-type="float" office:value="326.760068" calcext:value-type="float">
            <text:p>326.760068</text:p>
          </table:table-cell>
          <table:table-cell office:value-type="float" office:value="216.809053" calcext:value-type="float">
            <text:p>216.809053</text:p>
          </table:table-cell>
          <table:table-cell office:value-type="float" office:value="214.309698" calcext:value-type="float">
            <text:p>214.309698</text:p>
          </table:table-cell>
          <table:table-cell office:value-type="float" office:value="216.373246" calcext:value-type="float">
            <text:p>216.373246</text:p>
          </table:table-cell>
          <table:table-cell office:value-type="float" office:value="233.59144" calcext:value-type="float">
            <text:p>233.59144</text:p>
          </table:table-cell>
          <table:table-cell office:value-type="float" office:value="200.651661" calcext:value-type="float">
            <text:p>200.651661</text:p>
          </table:table-cell>
          <table:table-cell office:value-type="float" office:value="227.435571" calcext:value-type="float">
            <text:p>227.435571</text:p>
          </table:table-cell>
          <table:table-cell office:value-type="float" office:value="217.210921" calcext:value-type="float">
            <text:p>217.210921</text:p>
          </table:table-cell>
          <table:table-cell office:value-type="float" office:value="195.584823" calcext:value-type="float">
            <text:p>195.584823</text:p>
          </table:table-cell>
          <table:table-cell office:value-type="float" office:value="220.213378" calcext:value-type="float">
            <text:p>220.213378</text:p>
          </table:table-cell>
          <table:table-cell office:value-type="float" office:value="195.782613" calcext:value-type="float">
            <text:p>195.782613</text:p>
          </table:table-cell>
          <table:table-cell office:value-type="float" office:value="195.498854" calcext:value-type="float">
            <text:p>195.498854</text:p>
          </table:table-cell>
          <table:table-cell office:value-type="float" office:value="189.496312" calcext:value-type="float">
            <text:p>189.496312</text:p>
          </table:table-cell>
          <table:table-cell office:value-type="float" office:value="212.224981" calcext:value-type="float">
            <text:p>212.224981</text:p>
          </table:table-cell>
          <table:table-cell office:value-type="float" office:value="185.055371" calcext:value-type="float">
            <text:p>185.055371</text:p>
          </table:table-cell>
          <table:table-cell office:value-type="float" office:value="183.948632" calcext:value-type="float">
            <text:p>183.94863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977.630603" calcext:value-type="float">
            <text:p>6977.630603</text:p>
          </table:table-cell>
          <table:table-cell office:value-type="float" office:value="14942.781441" calcext:value-type="float">
            <text:p>14942.781441</text:p>
          </table:table-cell>
          <table:table-cell office:value-type="float" office:value="10231.573574" calcext:value-type="float">
            <text:p>10231.573574</text:p>
          </table:table-cell>
          <table:table-cell office:value-type="float" office:value="7383.044982" calcext:value-type="float">
            <text:p>7383.044982</text:p>
          </table:table-cell>
          <table:table-cell office:value-type="float" office:value="6139.691962" calcext:value-type="float">
            <text:p>6139.691962</text:p>
          </table:table-cell>
          <table:table-cell office:value-type="float" office:value="5084.890506" calcext:value-type="float">
            <text:p>5084.890506</text:p>
          </table:table-cell>
          <table:table-cell office:value-type="float" office:value="4419.543189" calcext:value-type="float">
            <text:p>4419.543189</text:p>
          </table:table-cell>
          <table:table-cell office:value-type="float" office:value="3959.742308" calcext:value-type="float">
            <text:p>3959.742308</text:p>
          </table:table-cell>
          <table:table-cell office:value-type="float" office:value="3368.161776" calcext:value-type="float">
            <text:p>3368.161776</text:p>
          </table:table-cell>
          <table:table-cell office:value-type="float" office:value="2966.571294" calcext:value-type="float">
            <text:p>2966.571294</text:p>
          </table:table-cell>
          <table:table-cell office:value-type="float" office:value="2640.688033" calcext:value-type="float">
            <text:p>2640.688033</text:p>
          </table:table-cell>
          <table:table-cell office:value-type="float" office:value="2512.485794" calcext:value-type="float">
            <text:p>2512.485794</text:p>
          </table:table-cell>
          <table:table-cell office:value-type="float" office:value="2548.291577" calcext:value-type="float">
            <text:p>2548.291577</text:p>
          </table:table-cell>
          <table:table-cell office:value-type="float" office:value="2340.265544" calcext:value-type="float">
            <text:p>2340.265544</text:p>
          </table:table-cell>
          <table:table-cell office:value-type="float" office:value="2330.817364" calcext:value-type="float">
            <text:p>2330.817364</text:p>
          </table:table-cell>
          <table:table-cell office:value-type="float" office:value="2059.45841" calcext:value-type="float">
            <text:p>2059.45841</text:p>
          </table:table-cell>
          <table:table-cell office:value-type="float" office:value="2000.277087" calcext:value-type="float">
            <text:p>2000.277087</text:p>
          </table:table-cell>
          <table:table-cell office:value-type="float" office:value="1834.936377" calcext:value-type="float">
            <text:p>1834.936377</text:p>
          </table:table-cell>
          <table:table-cell office:value-type="float" office:value="1716.44369" calcext:value-type="float">
            <text:p>1716.44369</text:p>
          </table:table-cell>
          <table:table-cell office:value-type="float" office:value="1627.770856" calcext:value-type="float">
            <text:p>1627.770856</text:p>
          </table:table-cell>
          <table:table-cell office:value-type="float" office:value="1612.054277" calcext:value-type="float">
            <text:p>1612.054277</text:p>
          </table:table-cell>
          <table:table-cell office:value-type="float" office:value="1665.75252" calcext:value-type="float">
            <text:p>1665.75252</text:p>
          </table:table-cell>
          <table:table-cell office:value-type="float" office:value="1523.809294" calcext:value-type="float">
            <text:p>1523.809294</text:p>
          </table:table-cell>
          <table:table-cell office:value-type="float" office:value="1349.264707" calcext:value-type="float">
            <text:p>1349.264707</text:p>
          </table:table-cell>
          <table:table-cell office:value-type="float" office:value="1296.221997" calcext:value-type="float">
            <text:p>1296.221997</text:p>
          </table:table-cell>
          <table:table-cell office:value-type="float" office:value="1322.148218" calcext:value-type="float">
            <text:p>1322.148218</text:p>
          </table:table-cell>
          <table:table-cell office:value-type="float" office:value="1231.940796" calcext:value-type="float">
            <text:p>1231.940796</text:p>
          </table:table-cell>
          <table:table-cell office:value-type="float" office:value="1147.772998" calcext:value-type="float">
            <text:p>1147.772998</text:p>
          </table:table-cell>
          <table:table-cell office:value-type="float" office:value="1185.545001" calcext:value-type="float">
            <text:p>1185.545001</text:p>
          </table:table-cell>
          <table:table-cell office:value-type="float" office:value="1293.302364" calcext:value-type="float">
            <text:p>1293.302364</text:p>
          </table:table-cell>
          <table:table-cell office:value-type="float" office:value="1084.160163" calcext:value-type="float">
            <text:p>1084.160163</text:p>
          </table:table-cell>
          <table:table-cell office:value-type="float" office:value="1090.188047" calcext:value-type="float">
            <text:p>1090.18804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717.58437" calcext:value-type="float">
            <text:p>41717.58437</text:p>
          </table:table-cell>
          <table:table-cell office:value-type="float" office:value="90486.499154" calcext:value-type="float">
            <text:p>90486.499154</text:p>
          </table:table-cell>
          <table:table-cell office:value-type="float" office:value="60137.80581" calcext:value-type="float">
            <text:p>60137.80581</text:p>
          </table:table-cell>
          <table:table-cell office:value-type="float" office:value="44662.652168" calcext:value-type="float">
            <text:p>44662.652168</text:p>
          </table:table-cell>
          <table:table-cell office:value-type="float" office:value="36123.504292" calcext:value-type="float">
            <text:p>36123.504292</text:p>
          </table:table-cell>
          <table:table-cell office:value-type="float" office:value="31651.602484" calcext:value-type="float">
            <text:p>31651.602484</text:p>
          </table:table-cell>
          <table:table-cell office:value-type="float" office:value="25796.621815" calcext:value-type="float">
            <text:p>25796.621815</text:p>
          </table:table-cell>
          <table:table-cell office:value-type="float" office:value="23164.185793" calcext:value-type="float">
            <text:p>23164.185793</text:p>
          </table:table-cell>
          <table:table-cell office:value-type="float" office:value="20370.721693" calcext:value-type="float">
            <text:p>20370.721693</text:p>
          </table:table-cell>
          <table:table-cell office:value-type="float" office:value="18682.172886" calcext:value-type="float">
            <text:p>18682.172886</text:p>
          </table:table-cell>
          <table:table-cell office:value-type="float" office:value="17375.481102" calcext:value-type="float">
            <text:p>17375.481102</text:p>
          </table:table-cell>
          <table:table-cell office:value-type="float" office:value="15496.081538" calcext:value-type="float">
            <text:p>15496.081538</text:p>
          </table:table-cell>
          <table:table-cell office:value-type="float" office:value="14059.130128" calcext:value-type="float">
            <text:p>14059.130128</text:p>
          </table:table-cell>
          <table:table-cell office:value-type="float" office:value="13529.598137" calcext:value-type="float">
            <text:p>13529.598137</text:p>
          </table:table-cell>
          <table:table-cell office:value-type="float" office:value="12276.108293" calcext:value-type="float">
            <text:p>12276.108293</text:p>
          </table:table-cell>
          <table:table-cell office:value-type="float" office:value="11610.477731" calcext:value-type="float">
            <text:p>11610.477731</text:p>
          </table:table-cell>
          <table:table-cell office:value-type="float" office:value="11011.069253" calcext:value-type="float">
            <text:p>11011.069253</text:p>
          </table:table-cell>
          <table:table-cell office:value-type="float" office:value="10201.091766" calcext:value-type="float">
            <text:p>10201.091766</text:p>
          </table:table-cell>
          <table:table-cell office:value-type="float" office:value="9648.708573" calcext:value-type="float">
            <text:p>9648.708573</text:p>
          </table:table-cell>
          <table:table-cell office:value-type="float" office:value="9288.401045" calcext:value-type="float">
            <text:p>9288.401045</text:p>
          </table:table-cell>
          <table:table-cell office:value-type="float" office:value="9055.194148" calcext:value-type="float">
            <text:p>9055.194148</text:p>
          </table:table-cell>
          <table:table-cell office:value-type="float" office:value="8476.379708" calcext:value-type="float">
            <text:p>8476.379708</text:p>
          </table:table-cell>
          <table:table-cell office:value-type="float" office:value="8269.651534" calcext:value-type="float">
            <text:p>8269.651534</text:p>
          </table:table-cell>
          <table:table-cell office:value-type="float" office:value="7970.85108" calcext:value-type="float">
            <text:p>7970.85108</text:p>
          </table:table-cell>
          <table:table-cell office:value-type="float" office:value="7593.913405" calcext:value-type="float">
            <text:p>7593.913405</text:p>
          </table:table-cell>
          <table:table-cell office:value-type="float" office:value="7160.89579" calcext:value-type="float">
            <text:p>7160.89579</text:p>
          </table:table-cell>
          <table:table-cell office:value-type="float" office:value="7087.32224" calcext:value-type="float">
            <text:p>7087.32224</text:p>
          </table:table-cell>
          <table:table-cell office:value-type="float" office:value="6779.70675" calcext:value-type="float">
            <text:p>6779.70675</text:p>
          </table:table-cell>
          <table:table-cell office:value-type="float" office:value="6518.279256" calcext:value-type="float">
            <text:p>6518.279256</text:p>
          </table:table-cell>
          <table:table-cell office:value-type="float" office:value="6495.086428" calcext:value-type="float">
            <text:p>6495.086428</text:p>
          </table:table-cell>
          <table:table-cell office:value-type="float" office:value="6269.851825" calcext:value-type="float">
            <text:p>6269.851825</text:p>
          </table:table-cell>
          <table:table-cell office:value-type="float" office:value="5886.875362" calcext:value-type="float">
            <text:p>5886.875362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nqueens_omp_ci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547178" calcext:value-type="float">
            <text:p>0.547178</text:p>
          </table:table-cell>
          <table:table-cell office:value-type="float" office:value="3.242078" calcext:value-type="float">
            <text:p>3.242078</text:p>
          </table:table-cell>
          <table:table-cell office:value-type="float" office:value="3.295197" calcext:value-type="float">
            <text:p>3.295197</text:p>
          </table:table-cell>
          <table:table-cell office:value-type="float" office:value="5.00711" calcext:value-type="float">
            <text:p>5.00711</text:p>
          </table:table-cell>
          <table:table-cell office:value-type="float" office:value="6.123923" calcext:value-type="float">
            <text:p>6.123923</text:p>
          </table:table-cell>
          <table:table-cell office:value-type="float" office:value="6.935933" calcext:value-type="float">
            <text:p>6.935933</text:p>
          </table:table-cell>
          <table:table-cell office:value-type="float" office:value="7.589801" calcext:value-type="float">
            <text:p>7.589801</text:p>
          </table:table-cell>
          <table:table-cell office:value-type="float" office:value="7.907305" calcext:value-type="float">
            <text:p>7.907305</text:p>
          </table:table-cell>
          <table:table-cell office:value-type="float" office:value="11.948882" calcext:value-type="float">
            <text:p>11.948882</text:p>
          </table:table-cell>
          <table:table-cell office:value-type="float" office:value="11.934063" calcext:value-type="float">
            <text:p>11.934063</text:p>
          </table:table-cell>
          <table:table-cell office:value-type="float" office:value="16.102731" calcext:value-type="float">
            <text:p>16.102731</text:p>
          </table:table-cell>
          <table:table-cell office:value-type="float" office:value="13.929669" calcext:value-type="float">
            <text:p>13.929669</text:p>
          </table:table-cell>
          <table:table-cell office:value-type="float" office:value="14.221703" calcext:value-type="float">
            <text:p>14.221703</text:p>
          </table:table-cell>
          <table:table-cell office:value-type="float" office:value="17.31892" calcext:value-type="float">
            <text:p>17.31892</text:p>
          </table:table-cell>
          <table:table-cell office:value-type="float" office:value="16.372823" calcext:value-type="float">
            <text:p>16.372823</text:p>
          </table:table-cell>
          <table:table-cell office:value-type="float" office:value="16.773023" calcext:value-type="float">
            <text:p>16.773023</text:p>
          </table:table-cell>
          <table:table-cell office:value-type="float" office:value="18.822778" calcext:value-type="float">
            <text:p>18.822778</text:p>
          </table:table-cell>
          <table:table-cell office:value-type="float" office:value="20.214364" calcext:value-type="float">
            <text:p>20.214364</text:p>
          </table:table-cell>
          <table:table-cell office:value-type="float" office:value="20.076367" calcext:value-type="float">
            <text:p>20.076367</text:p>
          </table:table-cell>
          <table:table-cell office:value-type="float" office:value="24.068481" calcext:value-type="float">
            <text:p>24.068481</text:p>
          </table:table-cell>
          <table:table-cell office:value-type="float" office:value="21.794376" calcext:value-type="float">
            <text:p>21.794376</text:p>
          </table:table-cell>
          <table:table-cell office:value-type="float" office:value="22.359712" calcext:value-type="float">
            <text:p>22.359712</text:p>
          </table:table-cell>
          <table:table-cell office:value-type="float" office:value="27.164478" calcext:value-type="float">
            <text:p>27.164478</text:p>
          </table:table-cell>
          <table:table-cell office:value-type="float" office:value="27.47377" calcext:value-type="float">
            <text:p>27.47377</text:p>
          </table:table-cell>
          <table:table-cell office:value-type="float" office:value="27.333525" calcext:value-type="float">
            <text:p>27.333525</text:p>
          </table:table-cell>
          <table:table-cell office:value-type="float" office:value="29.213911" calcext:value-type="float">
            <text:p>29.213911</text:p>
          </table:table-cell>
          <table:table-cell office:value-type="float" office:value="33.019268" calcext:value-type="float">
            <text:p>33.019268</text:p>
          </table:table-cell>
          <table:table-cell office:value-type="float" office:value="31.699148" calcext:value-type="float">
            <text:p>31.699148</text:p>
          </table:table-cell>
          <table:table-cell office:value-type="float" office:value="33.590312" calcext:value-type="float">
            <text:p>33.590312</text:p>
          </table:table-cell>
          <table:table-cell office:value-type="float" office:value="34.603322" calcext:value-type="float">
            <text:p>34.603322</text:p>
          </table:table-cell>
          <table:table-cell office:value-type="float" office:value="32.590135" calcext:value-type="float">
            <text:p>32.590135</text:p>
          </table:table-cell>
          <table:table-cell office:value-type="float" office:value="35.825218" calcext:value-type="float">
            <text:p>35.8252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57828" calcext:value-type="float">
            <text:p>0.557828</text:p>
          </table:table-cell>
          <table:table-cell office:value-type="float" office:value="3.166695" calcext:value-type="float">
            <text:p>3.166695</text:p>
          </table:table-cell>
          <table:table-cell office:value-type="float" office:value="3.249326" calcext:value-type="float">
            <text:p>3.249326</text:p>
          </table:table-cell>
          <table:table-cell office:value-type="float" office:value="4.95168" calcext:value-type="float">
            <text:p>4.95168</text:p>
          </table:table-cell>
          <table:table-cell office:value-type="float" office:value="5.371768" calcext:value-type="float">
            <text:p>5.371768</text:p>
          </table:table-cell>
          <table:table-cell office:value-type="float" office:value="7.008813" calcext:value-type="float">
            <text:p>7.008813</text:p>
          </table:table-cell>
          <table:table-cell office:value-type="float" office:value="9.707945" calcext:value-type="float">
            <text:p>9.707945</text:p>
          </table:table-cell>
          <table:table-cell office:value-type="float" office:value="8.644897" calcext:value-type="float">
            <text:p>8.644897</text:p>
          </table:table-cell>
          <table:table-cell office:value-type="float" office:value="9.669516" calcext:value-type="float">
            <text:p>9.669516</text:p>
          </table:table-cell>
          <table:table-cell office:value-type="float" office:value="9.686006" calcext:value-type="float">
            <text:p>9.686006</text:p>
          </table:table-cell>
          <table:table-cell office:value-type="float" office:value="16.521278" calcext:value-type="float">
            <text:p>16.521278</text:p>
          </table:table-cell>
          <table:table-cell office:value-type="float" office:value="17.173223" calcext:value-type="float">
            <text:p>17.173223</text:p>
          </table:table-cell>
          <table:table-cell office:value-type="float" office:value="15.288091" calcext:value-type="float">
            <text:p>15.288091</text:p>
          </table:table-cell>
          <table:table-cell office:value-type="float" office:value="15.298675" calcext:value-type="float">
            <text:p>15.298675</text:p>
          </table:table-cell>
          <table:table-cell office:value-type="float" office:value="18.553905" calcext:value-type="float">
            <text:p>18.553905</text:p>
          </table:table-cell>
          <table:table-cell office:value-type="float" office:value="17.407711" calcext:value-type="float">
            <text:p>17.407711</text:p>
          </table:table-cell>
          <table:table-cell office:value-type="float" office:value="17.163728" calcext:value-type="float">
            <text:p>17.163728</text:p>
          </table:table-cell>
          <table:table-cell office:value-type="float" office:value="20.916286" calcext:value-type="float">
            <text:p>20.916286</text:p>
          </table:table-cell>
          <table:table-cell office:value-type="float" office:value="19.980199" calcext:value-type="float">
            <text:p>19.980199</text:p>
          </table:table-cell>
          <table:table-cell office:value-type="float" office:value="21.605952" calcext:value-type="float">
            <text:p>21.605952</text:p>
          </table:table-cell>
          <table:table-cell office:value-type="float" office:value="23.454967" calcext:value-type="float">
            <text:p>23.454967</text:p>
          </table:table-cell>
          <table:table-cell office:value-type="float" office:value="24.488313" calcext:value-type="float">
            <text:p>24.488313</text:p>
          </table:table-cell>
          <table:table-cell office:value-type="float" office:value="25.118443" calcext:value-type="float">
            <text:p>25.118443</text:p>
          </table:table-cell>
          <table:table-cell office:value-type="float" office:value="26.465442" calcext:value-type="float">
            <text:p>26.465442</text:p>
          </table:table-cell>
          <table:table-cell office:value-type="float" office:value="28.299315" calcext:value-type="float">
            <text:p>28.299315</text:p>
          </table:table-cell>
          <table:table-cell office:value-type="float" office:value="29.031261" calcext:value-type="float">
            <text:p>29.031261</text:p>
          </table:table-cell>
          <table:table-cell office:value-type="float" office:value="33.446733" calcext:value-type="float">
            <text:p>33.446733</text:p>
          </table:table-cell>
          <table:table-cell office:value-type="float" office:value="31.931967" calcext:value-type="float">
            <text:p>31.931967</text:p>
          </table:table-cell>
          <table:table-cell office:value-type="float" office:value="34.742858" calcext:value-type="float">
            <text:p>34.742858</text:p>
          </table:table-cell>
          <table:table-cell office:value-type="float" office:value="32.041096" calcext:value-type="float">
            <text:p>32.041096</text:p>
          </table:table-cell>
          <table:table-cell office:value-type="float" office:value="36.751938" calcext:value-type="float">
            <text:p>36.751938</text:p>
          </table:table-cell>
          <table:table-cell office:value-type="float" office:value="36.470939" calcext:value-type="float">
            <text:p>36.47093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07805" calcext:value-type="float">
            <text:p>0.607805</text:p>
          </table:table-cell>
          <table:table-cell office:value-type="float" office:value="3.035433" calcext:value-type="float">
            <text:p>3.035433</text:p>
          </table:table-cell>
          <table:table-cell office:value-type="float" office:value="3.563879" calcext:value-type="float">
            <text:p>3.563879</text:p>
          </table:table-cell>
          <table:table-cell office:value-type="float" office:value="5.428931" calcext:value-type="float">
            <text:p>5.428931</text:p>
          </table:table-cell>
          <table:table-cell office:value-type="float" office:value="6.517449" calcext:value-type="float">
            <text:p>6.517449</text:p>
          </table:table-cell>
          <table:table-cell office:value-type="float" office:value="7.535462" calcext:value-type="float">
            <text:p>7.535462</text:p>
          </table:table-cell>
          <table:table-cell office:value-type="float" office:value="7.867786" calcext:value-type="float">
            <text:p>7.867786</text:p>
          </table:table-cell>
          <table:table-cell office:value-type="float" office:value="9.528633" calcext:value-type="float">
            <text:p>9.528633</text:p>
          </table:table-cell>
          <table:table-cell office:value-type="float" office:value="10.523613" calcext:value-type="float">
            <text:p>10.523613</text:p>
          </table:table-cell>
          <table:table-cell office:value-type="float" office:value="12.810293" calcext:value-type="float">
            <text:p>12.810293</text:p>
          </table:table-cell>
          <table:table-cell office:value-type="float" office:value="15.780545" calcext:value-type="float">
            <text:p>15.780545</text:p>
          </table:table-cell>
          <table:table-cell office:value-type="float" office:value="14.622865" calcext:value-type="float">
            <text:p>14.622865</text:p>
          </table:table-cell>
          <table:table-cell office:value-type="float" office:value="15.051037" calcext:value-type="float">
            <text:p>15.051037</text:p>
          </table:table-cell>
          <table:table-cell office:value-type="float" office:value="18.34739" calcext:value-type="float">
            <text:p>18.34739</text:p>
          </table:table-cell>
          <table:table-cell office:value-type="float" office:value="16.037549" calcext:value-type="float">
            <text:p>16.037549</text:p>
          </table:table-cell>
          <table:table-cell office:value-type="float" office:value="19.662567" calcext:value-type="float">
            <text:p>19.662567</text:p>
          </table:table-cell>
          <table:table-cell office:value-type="float" office:value="20.312203" calcext:value-type="float">
            <text:p>20.312203</text:p>
          </table:table-cell>
          <table:table-cell office:value-type="float" office:value="22.82182" calcext:value-type="float">
            <text:p>22.82182</text:p>
          </table:table-cell>
          <table:table-cell office:value-type="float" office:value="22.149091" calcext:value-type="float">
            <text:p>22.149091</text:p>
          </table:table-cell>
          <table:table-cell office:value-type="float" office:value="22.55487" calcext:value-type="float">
            <text:p>22.55487</text:p>
          </table:table-cell>
          <table:table-cell office:value-type="float" office:value="24.370651" calcext:value-type="float">
            <text:p>24.370651</text:p>
          </table:table-cell>
          <table:table-cell office:value-type="float" office:value="26.453958" calcext:value-type="float">
            <text:p>26.453958</text:p>
          </table:table-cell>
          <table:table-cell office:value-type="float" office:value="24.723952" calcext:value-type="float">
            <text:p>24.723952</text:p>
          </table:table-cell>
          <table:table-cell office:value-type="float" office:value="28.136555" calcext:value-type="float">
            <text:p>28.136555</text:p>
          </table:table-cell>
          <table:table-cell office:value-type="float" office:value="29.589989" calcext:value-type="float">
            <text:p>29.589989</text:p>
          </table:table-cell>
          <table:table-cell office:value-type="float" office:value="30.383844" calcext:value-type="float">
            <text:p>30.383844</text:p>
          </table:table-cell>
          <table:table-cell office:value-type="float" office:value="31.681764" calcext:value-type="float">
            <text:p>31.681764</text:p>
          </table:table-cell>
          <table:table-cell office:value-type="float" office:value="33.080024" calcext:value-type="float">
            <text:p>33.080024</text:p>
          </table:table-cell>
          <table:table-cell office:value-type="float" office:value="31.431689" calcext:value-type="float">
            <text:p>31.431689</text:p>
          </table:table-cell>
          <table:table-cell office:value-type="float" office:value="32.899621" calcext:value-type="float">
            <text:p>32.899621</text:p>
          </table:table-cell>
          <table:table-cell office:value-type="float" office:value="35.683116" calcext:value-type="float">
            <text:p>35.683116</text:p>
          </table:table-cell>
          <table:table-cell office:value-type="float" office:value="38.713736" calcext:value-type="float">
            <text:p>38.71373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0861" calcext:value-type="float">
            <text:p>0.80861</text:p>
          </table:table-cell>
          <table:table-cell office:value-type="float" office:value="3.154119" calcext:value-type="float">
            <text:p>3.154119</text:p>
          </table:table-cell>
          <table:table-cell office:value-type="float" office:value="3.590567" calcext:value-type="float">
            <text:p>3.590567</text:p>
          </table:table-cell>
          <table:table-cell office:value-type="float" office:value="5.059911" calcext:value-type="float">
            <text:p>5.059911</text:p>
          </table:table-cell>
          <table:table-cell office:value-type="float" office:value="6.079463" calcext:value-type="float">
            <text:p>6.079463</text:p>
          </table:table-cell>
          <table:table-cell office:value-type="float" office:value="6.999896" calcext:value-type="float">
            <text:p>6.999896</text:p>
          </table:table-cell>
          <table:table-cell office:value-type="float" office:value="8.494517" calcext:value-type="float">
            <text:p>8.494517</text:p>
          </table:table-cell>
          <table:table-cell office:value-type="float" office:value="11.95286" calcext:value-type="float">
            <text:p>11.95286</text:p>
          </table:table-cell>
          <table:table-cell office:value-type="float" office:value="11.568314" calcext:value-type="float">
            <text:p>11.568314</text:p>
          </table:table-cell>
          <table:table-cell office:value-type="float" office:value="13.035222" calcext:value-type="float">
            <text:p>13.035222</text:p>
          </table:table-cell>
          <table:table-cell office:value-type="float" office:value="13.527674" calcext:value-type="float">
            <text:p>13.527674</text:p>
          </table:table-cell>
          <table:table-cell office:value-type="float" office:value="14.270654" calcext:value-type="float">
            <text:p>14.270654</text:p>
          </table:table-cell>
          <table:table-cell office:value-type="float" office:value="15.208088" calcext:value-type="float">
            <text:p>15.208088</text:p>
          </table:table-cell>
          <table:table-cell office:value-type="float" office:value="15.803769" calcext:value-type="float">
            <text:p>15.803769</text:p>
          </table:table-cell>
          <table:table-cell office:value-type="float" office:value="20.0219" calcext:value-type="float">
            <text:p>20.0219</text:p>
          </table:table-cell>
          <table:table-cell office:value-type="float" office:value="16.982874" calcext:value-type="float">
            <text:p>16.982874</text:p>
          </table:table-cell>
          <table:table-cell office:value-type="float" office:value="21.031636" calcext:value-type="float">
            <text:p>21.031636</text:p>
          </table:table-cell>
          <table:table-cell office:value-type="float" office:value="21.151672" calcext:value-type="float">
            <text:p>21.151672</text:p>
          </table:table-cell>
          <table:table-cell office:value-type="float" office:value="20.241567" calcext:value-type="float">
            <text:p>20.241567</text:p>
          </table:table-cell>
          <table:table-cell office:value-type="float" office:value="25.956823" calcext:value-type="float">
            <text:p>25.956823</text:p>
          </table:table-cell>
          <table:table-cell office:value-type="float" office:value="26.481032" calcext:value-type="float">
            <text:p>26.481032</text:p>
          </table:table-cell>
          <table:table-cell office:value-type="float" office:value="27.094803" calcext:value-type="float">
            <text:p>27.094803</text:p>
          </table:table-cell>
          <table:table-cell office:value-type="float" office:value="28.642351" calcext:value-type="float">
            <text:p>28.642351</text:p>
          </table:table-cell>
          <table:table-cell office:value-type="float" office:value="27.778696" calcext:value-type="float">
            <text:p>27.778696</text:p>
          </table:table-cell>
          <table:table-cell office:value-type="float" office:value="30.289792" calcext:value-type="float">
            <text:p>30.289792</text:p>
          </table:table-cell>
          <table:table-cell office:value-type="float" office:value="31.627745" calcext:value-type="float">
            <text:p>31.627745</text:p>
          </table:table-cell>
          <table:table-cell office:value-type="float" office:value="30.075511" calcext:value-type="float">
            <text:p>30.075511</text:p>
          </table:table-cell>
          <table:table-cell office:value-type="float" office:value="32.525916" calcext:value-type="float">
            <text:p>32.525916</text:p>
          </table:table-cell>
          <table:table-cell office:value-type="float" office:value="35.546273" calcext:value-type="float">
            <text:p>35.546273</text:p>
          </table:table-cell>
          <table:table-cell office:value-type="float" office:value="35.013528" calcext:value-type="float">
            <text:p>35.013528</text:p>
          </table:table-cell>
          <table:table-cell office:value-type="float" office:value="38.789567" calcext:value-type="float">
            <text:p>38.789567</text:p>
          </table:table-cell>
          <table:table-cell office:value-type="float" office:value="37.200126" calcext:value-type="float">
            <text:p>37.20012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511173" calcext:value-type="float">
            <text:p>1.511173</text:p>
          </table:table-cell>
          <table:table-cell office:value-type="float" office:value="3.618795" calcext:value-type="float">
            <text:p>3.618795</text:p>
          </table:table-cell>
          <table:table-cell office:value-type="float" office:value="3.865022" calcext:value-type="float">
            <text:p>3.865022</text:p>
          </table:table-cell>
          <table:table-cell office:value-type="float" office:value="7.176515" calcext:value-type="float">
            <text:p>7.176515</text:p>
          </table:table-cell>
          <table:table-cell office:value-type="float" office:value="6.719859" calcext:value-type="float">
            <text:p>6.719859</text:p>
          </table:table-cell>
          <table:table-cell office:value-type="float" office:value="9.101744" calcext:value-type="float">
            <text:p>9.101744</text:p>
          </table:table-cell>
          <table:table-cell office:value-type="float" office:value="7.593587" calcext:value-type="float">
            <text:p>7.593587</text:p>
          </table:table-cell>
          <table:table-cell office:value-type="float" office:value="9.148256" calcext:value-type="float">
            <text:p>9.148256</text:p>
          </table:table-cell>
          <table:table-cell office:value-type="float" office:value="12.494713" calcext:value-type="float">
            <text:p>12.494713</text:p>
          </table:table-cell>
          <table:table-cell office:value-type="float" office:value="13.190156" calcext:value-type="float">
            <text:p>13.190156</text:p>
          </table:table-cell>
          <table:table-cell office:value-type="float" office:value="13.945131" calcext:value-type="float">
            <text:p>13.945131</text:p>
          </table:table-cell>
          <table:table-cell office:value-type="float" office:value="15.47799" calcext:value-type="float">
            <text:p>15.47799</text:p>
          </table:table-cell>
          <table:table-cell office:value-type="float" office:value="18.656295" calcext:value-type="float">
            <text:p>18.656295</text:p>
          </table:table-cell>
          <table:table-cell office:value-type="float" office:value="18.221131" calcext:value-type="float">
            <text:p>18.221131</text:p>
          </table:table-cell>
          <table:table-cell office:value-type="float" office:value="16.809206" calcext:value-type="float">
            <text:p>16.809206</text:p>
          </table:table-cell>
          <table:table-cell office:value-type="float" office:value="22.341748" calcext:value-type="float">
            <text:p>22.341748</text:p>
          </table:table-cell>
          <table:table-cell office:value-type="float" office:value="21.20492" calcext:value-type="float">
            <text:p>21.20492</text:p>
          </table:table-cell>
          <table:table-cell office:value-type="float" office:value="22.350538" calcext:value-type="float">
            <text:p>22.350538</text:p>
          </table:table-cell>
          <table:table-cell office:value-type="float" office:value="22.633782" calcext:value-type="float">
            <text:p>22.633782</text:p>
          </table:table-cell>
          <table:table-cell office:value-type="float" office:value="25.158282" calcext:value-type="float">
            <text:p>25.158282</text:p>
          </table:table-cell>
          <table:table-cell office:value-type="float" office:value="27.438995" calcext:value-type="float">
            <text:p>27.438995</text:p>
          </table:table-cell>
          <table:table-cell office:value-type="float" office:value="26.404111" calcext:value-type="float">
            <text:p>26.404111</text:p>
          </table:table-cell>
          <table:table-cell office:value-type="float" office:value="29.452375" calcext:value-type="float">
            <text:p>29.452375</text:p>
          </table:table-cell>
          <table:table-cell office:value-type="float" office:value="28.527708" calcext:value-type="float">
            <text:p>28.527708</text:p>
          </table:table-cell>
          <table:table-cell office:value-type="float" office:value="29.590051" calcext:value-type="float">
            <text:p>29.590051</text:p>
          </table:table-cell>
          <table:table-cell office:value-type="float" office:value="29.774627" calcext:value-type="float">
            <text:p>29.774627</text:p>
          </table:table-cell>
          <table:table-cell office:value-type="float" office:value="32.683353" calcext:value-type="float">
            <text:p>32.683353</text:p>
          </table:table-cell>
          <table:table-cell office:value-type="float" office:value="33.025235" calcext:value-type="float">
            <text:p>33.025235</text:p>
          </table:table-cell>
          <table:table-cell office:value-type="float" office:value="36.049056" calcext:value-type="float">
            <text:p>36.049056</text:p>
          </table:table-cell>
          <table:table-cell office:value-type="float" office:value="36.497564" calcext:value-type="float">
            <text:p>36.497564</text:p>
          </table:table-cell>
          <table:table-cell office:value-type="float" office:value="38.273761" calcext:value-type="float">
            <text:p>38.273761</text:p>
          </table:table-cell>
          <table:table-cell office:value-type="float" office:value="36.730127" calcext:value-type="float">
            <text:p>36.73012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.500607" calcext:value-type="float">
            <text:p>4.500607</text:p>
          </table:table-cell>
          <table:table-cell office:value-type="float" office:value="5.063054" calcext:value-type="float">
            <text:p>5.063054</text:p>
          </table:table-cell>
          <table:table-cell office:value-type="float" office:value="4.598764" calcext:value-type="float">
            <text:p>4.598764</text:p>
          </table:table-cell>
          <table:table-cell office:value-type="float" office:value="6.121356" calcext:value-type="float">
            <text:p>6.121356</text:p>
          </table:table-cell>
          <table:table-cell office:value-type="float" office:value="7.81319" calcext:value-type="float">
            <text:p>7.81319</text:p>
          </table:table-cell>
          <table:table-cell office:value-type="float" office:value="9.8249" calcext:value-type="float">
            <text:p>9.8249</text:p>
          </table:table-cell>
          <table:table-cell office:value-type="float" office:value="9.35041" calcext:value-type="float">
            <text:p>9.35041</text:p>
          </table:table-cell>
          <table:table-cell office:value-type="float" office:value="26.004168" calcext:value-type="float">
            <text:p>26.004168</text:p>
          </table:table-cell>
          <table:table-cell office:value-type="float" office:value="13.705896" calcext:value-type="float">
            <text:p>13.705896</text:p>
          </table:table-cell>
          <table:table-cell office:value-type="float" office:value="14.062728" calcext:value-type="float">
            <text:p>14.062728</text:p>
          </table:table-cell>
          <table:table-cell office:value-type="float" office:value="13.878668" calcext:value-type="float">
            <text:p>13.878668</text:p>
          </table:table-cell>
          <table:table-cell office:value-type="float" office:value="15.181079" calcext:value-type="float">
            <text:p>15.181079</text:p>
          </table:table-cell>
          <table:table-cell office:value-type="float" office:value="20.733829" calcext:value-type="float">
            <text:p>20.733829</text:p>
          </table:table-cell>
          <table:table-cell office:value-type="float" office:value="20.318874" calcext:value-type="float">
            <text:p>20.318874</text:p>
          </table:table-cell>
          <table:table-cell office:value-type="float" office:value="20.26723" calcext:value-type="float">
            <text:p>20.26723</text:p>
          </table:table-cell>
          <table:table-cell office:value-type="float" office:value="21.283253" calcext:value-type="float">
            <text:p>21.283253</text:p>
          </table:table-cell>
          <table:table-cell office:value-type="float" office:value="21.073658" calcext:value-type="float">
            <text:p>21.073658</text:p>
          </table:table-cell>
          <table:table-cell office:value-type="float" office:value="33.039349" calcext:value-type="float">
            <text:p>33.039349</text:p>
          </table:table-cell>
          <table:table-cell office:value-type="float" office:value="24.547078" calcext:value-type="float">
            <text:p>24.547078</text:p>
          </table:table-cell>
          <table:table-cell office:value-type="float" office:value="24.493382" calcext:value-type="float">
            <text:p>24.493382</text:p>
          </table:table-cell>
          <table:table-cell office:value-type="float" office:value="26.372163" calcext:value-type="float">
            <text:p>26.372163</text:p>
          </table:table-cell>
          <table:table-cell office:value-type="float" office:value="25.138781" calcext:value-type="float">
            <text:p>25.138781</text:p>
          </table:table-cell>
          <table:table-cell office:value-type="float" office:value="26.262778" calcext:value-type="float">
            <text:p>26.262778</text:p>
          </table:table-cell>
          <table:table-cell office:value-type="float" office:value="30.356705" calcext:value-type="float">
            <text:p>30.356705</text:p>
          </table:table-cell>
          <table:table-cell office:value-type="float" office:value="27.677269" calcext:value-type="float">
            <text:p>27.677269</text:p>
          </table:table-cell>
          <table:table-cell office:value-type="float" office:value="30.385959" calcext:value-type="float">
            <text:p>30.385959</text:p>
          </table:table-cell>
          <table:table-cell office:value-type="float" office:value="34.093738" calcext:value-type="float">
            <text:p>34.093738</text:p>
          </table:table-cell>
          <table:table-cell office:value-type="float" office:value="31.978289" calcext:value-type="float">
            <text:p>31.978289</text:p>
          </table:table-cell>
          <table:table-cell office:value-type="float" office:value="33.537258" calcext:value-type="float">
            <text:p>33.537258</text:p>
          </table:table-cell>
          <table:table-cell office:value-type="float" office:value="37.595066" calcext:value-type="float">
            <text:p>37.595066</text:p>
          </table:table-cell>
          <table:table-cell office:value-type="float" office:value="36.949089" calcext:value-type="float">
            <text:p>36.949089</text:p>
          </table:table-cell>
          <table:table-cell office:value-type="float" office:value="38.374551" calcext:value-type="float">
            <text:p>38.37455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.780577" calcext:value-type="float">
            <text:p>17.780577</text:p>
          </table:table-cell>
          <table:table-cell office:value-type="float" office:value="11.974608" calcext:value-type="float">
            <text:p>11.974608</text:p>
          </table:table-cell>
          <table:table-cell office:value-type="float" office:value="9.304346" calcext:value-type="float">
            <text:p>9.304346</text:p>
          </table:table-cell>
          <table:table-cell office:value-type="float" office:value="10.449514" calcext:value-type="float">
            <text:p>10.449514</text:p>
          </table:table-cell>
          <table:table-cell office:value-type="float" office:value="11.588332" calcext:value-type="float">
            <text:p>11.588332</text:p>
          </table:table-cell>
          <table:table-cell office:value-type="float" office:value="11.085867" calcext:value-type="float">
            <text:p>11.085867</text:p>
          </table:table-cell>
          <table:table-cell office:value-type="float" office:value="12.802016" calcext:value-type="float">
            <text:p>12.802016</text:p>
          </table:table-cell>
          <table:table-cell office:value-type="float" office:value="15.044429" calcext:value-type="float">
            <text:p>15.044429</text:p>
          </table:table-cell>
          <table:table-cell office:value-type="float" office:value="13.631413" calcext:value-type="float">
            <text:p>13.631413</text:p>
          </table:table-cell>
          <table:table-cell office:value-type="float" office:value="17.06294" calcext:value-type="float">
            <text:p>17.06294</text:p>
          </table:table-cell>
          <table:table-cell office:value-type="float" office:value="28.182682" calcext:value-type="float">
            <text:p>28.182682</text:p>
          </table:table-cell>
          <table:table-cell office:value-type="float" office:value="19.01473" calcext:value-type="float">
            <text:p>19.01473</text:p>
          </table:table-cell>
          <table:table-cell office:value-type="float" office:value="31.460493" calcext:value-type="float">
            <text:p>31.460493</text:p>
          </table:table-cell>
          <table:table-cell office:value-type="float" office:value="20.144435" calcext:value-type="float">
            <text:p>20.144435</text:p>
          </table:table-cell>
          <table:table-cell office:value-type="float" office:value="20.889532" calcext:value-type="float">
            <text:p>20.889532</text:p>
          </table:table-cell>
          <table:table-cell office:value-type="float" office:value="33.547649" calcext:value-type="float">
            <text:p>33.547649</text:p>
          </table:table-cell>
          <table:table-cell office:value-type="float" office:value="25.295768" calcext:value-type="float">
            <text:p>25.295768</text:p>
          </table:table-cell>
          <table:table-cell office:value-type="float" office:value="24.054497" calcext:value-type="float">
            <text:p>24.054497</text:p>
          </table:table-cell>
          <table:table-cell office:value-type="float" office:value="26.839981" calcext:value-type="float">
            <text:p>26.839981</text:p>
          </table:table-cell>
          <table:table-cell office:value-type="float" office:value="27.136569" calcext:value-type="float">
            <text:p>27.136569</text:p>
          </table:table-cell>
          <table:table-cell office:value-type="float" office:value="25.12428" calcext:value-type="float">
            <text:p>25.12428</text:p>
          </table:table-cell>
          <table:table-cell office:value-type="float" office:value="30.201192" calcext:value-type="float">
            <text:p>30.201192</text:p>
          </table:table-cell>
          <table:table-cell office:value-type="float" office:value="30.911902" calcext:value-type="float">
            <text:p>30.911902</text:p>
          </table:table-cell>
          <table:table-cell office:value-type="float" office:value="32.121994" calcext:value-type="float">
            <text:p>32.121994</text:p>
          </table:table-cell>
          <table:table-cell office:value-type="float" office:value="32.81423" calcext:value-type="float">
            <text:p>32.81423</text:p>
          </table:table-cell>
          <table:table-cell office:value-type="float" office:value="33.232905" calcext:value-type="float">
            <text:p>33.232905</text:p>
          </table:table-cell>
          <table:table-cell office:value-type="float" office:value="34.194012" calcext:value-type="float">
            <text:p>34.194012</text:p>
          </table:table-cell>
          <table:table-cell office:value-type="float" office:value="38.686215" calcext:value-type="float">
            <text:p>38.686215</text:p>
          </table:table-cell>
          <table:table-cell office:value-type="float" office:value="35.648984" calcext:value-type="float">
            <text:p>35.648984</text:p>
          </table:table-cell>
          <table:table-cell office:value-type="float" office:value="39.217226" calcext:value-type="float">
            <text:p>39.217226</text:p>
          </table:table-cell>
          <table:table-cell office:value-type="float" office:value="38.356265" calcext:value-type="float">
            <text:p>38.356265</text:p>
          </table:table-cell>
          <table:table-cell office:value-type="float" office:value="42.017724" calcext:value-type="float">
            <text:p>42.0177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2.461657" calcext:value-type="float">
            <text:p>52.461657</text:p>
          </table:table-cell>
          <table:table-cell office:value-type="float" office:value="43.752541" calcext:value-type="float">
            <text:p>43.752541</text:p>
          </table:table-cell>
          <table:table-cell office:value-type="float" office:value="29.78598" calcext:value-type="float">
            <text:p>29.78598</text:p>
          </table:table-cell>
          <table:table-cell office:value-type="float" office:value="29.792718" calcext:value-type="float">
            <text:p>29.792718</text:p>
          </table:table-cell>
          <table:table-cell office:value-type="float" office:value="29.842696" calcext:value-type="float">
            <text:p>29.842696</text:p>
          </table:table-cell>
          <table:table-cell office:value-type="float" office:value="26.406677" calcext:value-type="float">
            <text:p>26.406677</text:p>
          </table:table-cell>
          <table:table-cell office:value-type="float" office:value="25.805736" calcext:value-type="float">
            <text:p>25.805736</text:p>
          </table:table-cell>
          <table:table-cell office:value-type="float" office:value="25.088996" calcext:value-type="float">
            <text:p>25.088996</text:p>
          </table:table-cell>
          <table:table-cell office:value-type="float" office:value="32.578266" calcext:value-type="float">
            <text:p>32.578266</text:p>
          </table:table-cell>
          <table:table-cell office:value-type="float" office:value="35.697805" calcext:value-type="float">
            <text:p>35.697805</text:p>
          </table:table-cell>
          <table:table-cell office:value-type="float" office:value="24.971014" calcext:value-type="float">
            <text:p>24.971014</text:p>
          </table:table-cell>
          <table:table-cell office:value-type="float" office:value="32.967109" calcext:value-type="float">
            <text:p>32.967109</text:p>
          </table:table-cell>
          <table:table-cell office:value-type="float" office:value="36.680725" calcext:value-type="float">
            <text:p>36.680725</text:p>
          </table:table-cell>
          <table:table-cell office:value-type="float" office:value="34.66754" calcext:value-type="float">
            <text:p>34.66754</text:p>
          </table:table-cell>
          <table:table-cell office:value-type="float" office:value="42.705336" calcext:value-type="float">
            <text:p>42.705336</text:p>
          </table:table-cell>
          <table:table-cell office:value-type="float" office:value="36.575703" calcext:value-type="float">
            <text:p>36.575703</text:p>
          </table:table-cell>
          <table:table-cell office:value-type="float" office:value="44.633839" calcext:value-type="float">
            <text:p>44.633839</text:p>
          </table:table-cell>
          <table:table-cell office:value-type="float" office:value="62.040714" calcext:value-type="float">
            <text:p>62.040714</text:p>
          </table:table-cell>
          <table:table-cell office:value-type="float" office:value="36.365662" calcext:value-type="float">
            <text:p>36.365662</text:p>
          </table:table-cell>
          <table:table-cell office:value-type="float" office:value="31.803145" calcext:value-type="float">
            <text:p>31.803145</text:p>
          </table:table-cell>
          <table:table-cell office:value-type="float" office:value="31.94313" calcext:value-type="float">
            <text:p>31.94313</text:p>
          </table:table-cell>
          <table:table-cell office:value-type="float" office:value="35.275281" calcext:value-type="float">
            <text:p>35.275281</text:p>
          </table:table-cell>
          <table:table-cell office:value-type="float" office:value="41.157852" calcext:value-type="float">
            <text:p>41.157852</text:p>
          </table:table-cell>
          <table:table-cell office:value-type="float" office:value="45.94536" calcext:value-type="float">
            <text:p>45.94536</text:p>
          </table:table-cell>
          <table:table-cell office:value-type="float" office:value="41.636064" calcext:value-type="float">
            <text:p>41.636064</text:p>
          </table:table-cell>
          <table:table-cell office:value-type="float" office:value="63.734792" calcext:value-type="float">
            <text:p>63.734792</text:p>
          </table:table-cell>
          <table:table-cell office:value-type="float" office:value="103.094829" calcext:value-type="float">
            <text:p>103.094829</text:p>
          </table:table-cell>
          <table:table-cell office:value-type="float" office:value="81.132172" calcext:value-type="float">
            <text:p>81.132172</text:p>
          </table:table-cell>
          <table:table-cell office:value-type="float" office:value="73.075706" calcext:value-type="float">
            <text:p>73.075706</text:p>
          </table:table-cell>
          <table:table-cell office:value-type="float" office:value="58.261852" calcext:value-type="float">
            <text:p>58.261852</text:p>
          </table:table-cell>
          <table:table-cell office:value-type="float" office:value="54.584484" calcext:value-type="float">
            <text:p>54.584484</text:p>
          </table:table-cell>
          <table:table-cell office:value-type="float" office:value="59.905312" calcext:value-type="float">
            <text:p>59.9053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6.745263" calcext:value-type="float">
            <text:p>256.745263</text:p>
          </table:table-cell>
          <table:table-cell office:value-type="float" office:value="188.886647" calcext:value-type="float">
            <text:p>188.886647</text:p>
          </table:table-cell>
          <table:table-cell office:value-type="float" office:value="126.741424" calcext:value-type="float">
            <text:p>126.741424</text:p>
          </table:table-cell>
          <table:table-cell office:value-type="float" office:value="104.066457" calcext:value-type="float">
            <text:p>104.066457</text:p>
          </table:table-cell>
          <table:table-cell office:value-type="float" office:value="93.946251" calcext:value-type="float">
            <text:p>93.946251</text:p>
          </table:table-cell>
          <table:table-cell office:value-type="float" office:value="85.758909" calcext:value-type="float">
            <text:p>85.758909</text:p>
          </table:table-cell>
          <table:table-cell office:value-type="float" office:value="81.227442" calcext:value-type="float">
            <text:p>81.227442</text:p>
          </table:table-cell>
          <table:table-cell office:value-type="float" office:value="81.143335" calcext:value-type="float">
            <text:p>81.143335</text:p>
          </table:table-cell>
          <table:table-cell office:value-type="float" office:value="74.791856" calcext:value-type="float">
            <text:p>74.791856</text:p>
          </table:table-cell>
          <table:table-cell office:value-type="float" office:value="80.892939" calcext:value-type="float">
            <text:p>80.892939</text:p>
          </table:table-cell>
          <table:table-cell office:value-type="float" office:value="70.336157" calcext:value-type="float">
            <text:p>70.336157</text:p>
          </table:table-cell>
          <table:table-cell office:value-type="float" office:value="60.696537" calcext:value-type="float">
            <text:p>60.696537</text:p>
          </table:table-cell>
          <table:table-cell office:value-type="float" office:value="66.637297" calcext:value-type="float">
            <text:p>66.637297</text:p>
          </table:table-cell>
          <table:table-cell office:value-type="float" office:value="58.045842" calcext:value-type="float">
            <text:p>58.045842</text:p>
          </table:table-cell>
          <table:table-cell office:value-type="float" office:value="61.661172" calcext:value-type="float">
            <text:p>61.661172</text:p>
          </table:table-cell>
          <table:table-cell office:value-type="float" office:value="63.772964" calcext:value-type="float">
            <text:p>63.772964</text:p>
          </table:table-cell>
          <table:table-cell office:value-type="float" office:value="62.350774" calcext:value-type="float">
            <text:p>62.350774</text:p>
          </table:table-cell>
          <table:table-cell office:value-type="float" office:value="66.011784" calcext:value-type="float">
            <text:p>66.011784</text:p>
          </table:table-cell>
          <table:table-cell office:value-type="float" office:value="54.011835" calcext:value-type="float">
            <text:p>54.011835</text:p>
          </table:table-cell>
          <table:table-cell office:value-type="float" office:value="60.349907" calcext:value-type="float">
            <text:p>60.349907</text:p>
          </table:table-cell>
          <table:table-cell office:value-type="float" office:value="62.045398" calcext:value-type="float">
            <text:p>62.045398</text:p>
          </table:table-cell>
          <table:table-cell office:value-type="float" office:value="61.872884" calcext:value-type="float">
            <text:p>61.872884</text:p>
          </table:table-cell>
          <table:table-cell office:value-type="float" office:value="61.418857" calcext:value-type="float">
            <text:p>61.418857</text:p>
          </table:table-cell>
          <table:table-cell office:value-type="float" office:value="62.287198" calcext:value-type="float">
            <text:p>62.287198</text:p>
          </table:table-cell>
          <table:table-cell office:value-type="float" office:value="81.740364" calcext:value-type="float">
            <text:p>81.740364</text:p>
          </table:table-cell>
          <table:table-cell office:value-type="float" office:value="102.784382" calcext:value-type="float">
            <text:p>102.784382</text:p>
          </table:table-cell>
          <table:table-cell office:value-type="float" office:value="56.825035" calcext:value-type="float">
            <text:p>56.825035</text:p>
          </table:table-cell>
          <table:table-cell office:value-type="float" office:value="100.885456" calcext:value-type="float">
            <text:p>100.885456</text:p>
          </table:table-cell>
          <table:table-cell office:value-type="float" office:value="73.968169" calcext:value-type="float">
            <text:p>73.968169</text:p>
          </table:table-cell>
          <table:table-cell office:value-type="float" office:value="77.949118" calcext:value-type="float">
            <text:p>77.949118</text:p>
          </table:table-cell>
          <table:table-cell office:value-type="float" office:value="72.59942" calcext:value-type="float">
            <text:p>72.59942</text:p>
          </table:table-cell>
          <table:table-cell office:value-type="float" office:value="71.029931" calcext:value-type="float">
            <text:p>71.02993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31.083659" calcext:value-type="float">
            <text:p>1431.083659</text:p>
          </table:table-cell>
          <table:table-cell office:value-type="float" office:value="952.13621" calcext:value-type="float">
            <text:p>952.13621</text:p>
          </table:table-cell>
          <table:table-cell office:value-type="float" office:value="636.298542" calcext:value-type="float">
            <text:p>636.298542</text:p>
          </table:table-cell>
          <table:table-cell office:value-type="float" office:value="484.644804" calcext:value-type="float">
            <text:p>484.644804</text:p>
          </table:table-cell>
          <table:table-cell office:value-type="float" office:value="399.691555" calcext:value-type="float">
            <text:p>399.691555</text:p>
          </table:table-cell>
          <table:table-cell office:value-type="float" office:value="344.767243" calcext:value-type="float">
            <text:p>344.767243</text:p>
          </table:table-cell>
          <table:table-cell office:value-type="float" office:value="317.453349" calcext:value-type="float">
            <text:p>317.453349</text:p>
          </table:table-cell>
          <table:table-cell office:value-type="float" office:value="277.815715" calcext:value-type="float">
            <text:p>277.815715</text:p>
          </table:table-cell>
          <table:table-cell office:value-type="float" office:value="247.680666" calcext:value-type="float">
            <text:p>247.680666</text:p>
          </table:table-cell>
          <table:table-cell office:value-type="float" office:value="229.855244" calcext:value-type="float">
            <text:p>229.855244</text:p>
          </table:table-cell>
          <table:table-cell office:value-type="float" office:value="221.154212" calcext:value-type="float">
            <text:p>221.154212</text:p>
          </table:table-cell>
          <table:table-cell office:value-type="float" office:value="204.676751" calcext:value-type="float">
            <text:p>204.676751</text:p>
          </table:table-cell>
          <table:table-cell office:value-type="float" office:value="185.288897" calcext:value-type="float">
            <text:p>185.288897</text:p>
          </table:table-cell>
          <table:table-cell office:value-type="float" office:value="176.077126" calcext:value-type="float">
            <text:p>176.077126</text:p>
          </table:table-cell>
          <table:table-cell office:value-type="float" office:value="161.676621" calcext:value-type="float">
            <text:p>161.676621</text:p>
          </table:table-cell>
          <table:table-cell office:value-type="float" office:value="181.953794" calcext:value-type="float">
            <text:p>181.953794</text:p>
          </table:table-cell>
          <table:table-cell office:value-type="float" office:value="160.369461" calcext:value-type="float">
            <text:p>160.369461</text:p>
          </table:table-cell>
          <table:table-cell office:value-type="float" office:value="162.12006" calcext:value-type="float">
            <text:p>162.12006</text:p>
          </table:table-cell>
          <table:table-cell office:value-type="float" office:value="155.799632" calcext:value-type="float">
            <text:p>155.799632</text:p>
          </table:table-cell>
          <table:table-cell office:value-type="float" office:value="140.331266" calcext:value-type="float">
            <text:p>140.331266</text:p>
          </table:table-cell>
          <table:table-cell office:value-type="float" office:value="144.259481" calcext:value-type="float">
            <text:p>144.259481</text:p>
          </table:table-cell>
          <table:table-cell office:value-type="float" office:value="150.247266" calcext:value-type="float">
            <text:p>150.247266</text:p>
          </table:table-cell>
          <table:table-cell office:value-type="float" office:value="137.227699" calcext:value-type="float">
            <text:p>137.227699</text:p>
          </table:table-cell>
          <table:table-cell office:value-type="float" office:value="212.338598" calcext:value-type="float">
            <text:p>212.338598</text:p>
          </table:table-cell>
          <table:table-cell office:value-type="float" office:value="149.501015" calcext:value-type="float">
            <text:p>149.501015</text:p>
          </table:table-cell>
          <table:table-cell office:value-type="float" office:value="167.030297" calcext:value-type="float">
            <text:p>167.030297</text:p>
          </table:table-cell>
          <table:table-cell office:value-type="float" office:value="140.081957" calcext:value-type="float">
            <text:p>140.081957</text:p>
          </table:table-cell>
          <table:table-cell office:value-type="float" office:value="135.696766" calcext:value-type="float">
            <text:p>135.696766</text:p>
          </table:table-cell>
          <table:table-cell office:value-type="float" office:value="114.40216" calcext:value-type="float">
            <text:p>114.40216</text:p>
          </table:table-cell>
          <table:table-cell office:value-type="float" office:value="130.340333" calcext:value-type="float">
            <text:p>130.340333</text:p>
          </table:table-cell>
          <table:table-cell office:value-type="float" office:value="147.692419" calcext:value-type="float">
            <text:p>147.692419</text:p>
          </table:table-cell>
          <table:table-cell office:value-type="float" office:value="133.493748" calcext:value-type="float">
            <text:p>133.49374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186.640579" calcext:value-type="float">
            <text:p>8186.640579</text:p>
          </table:table-cell>
          <table:table-cell office:value-type="float" office:value="5345.166544" calcext:value-type="float">
            <text:p>5345.166544</text:p>
          </table:table-cell>
          <table:table-cell office:value-type="float" office:value="3522.812068" calcext:value-type="float">
            <text:p>3522.812068</text:p>
          </table:table-cell>
          <table:table-cell office:value-type="float" office:value="2650.417983" calcext:value-type="float">
            <text:p>2650.417983</text:p>
          </table:table-cell>
          <table:table-cell office:value-type="float" office:value="2155.949049" calcext:value-type="float">
            <text:p>2155.949049</text:p>
          </table:table-cell>
          <table:table-cell office:value-type="float" office:value="1800.971077" calcext:value-type="float">
            <text:p>1800.971077</text:p>
          </table:table-cell>
          <table:table-cell office:value-type="float" office:value="1546.608726" calcext:value-type="float">
            <text:p>1546.608726</text:p>
          </table:table-cell>
          <table:table-cell office:value-type="float" office:value="1352.176001" calcext:value-type="float">
            <text:p>1352.176001</text:p>
          </table:table-cell>
          <table:table-cell office:value-type="float" office:value="1207.76306" calcext:value-type="float">
            <text:p>1207.76306</text:p>
          </table:table-cell>
          <table:table-cell office:value-type="float" office:value="1093.847966" calcext:value-type="float">
            <text:p>1093.847966</text:p>
          </table:table-cell>
          <table:table-cell office:value-type="float" office:value="1004.813556" calcext:value-type="float">
            <text:p>1004.813556</text:p>
          </table:table-cell>
          <table:table-cell office:value-type="float" office:value="921.659343" calcext:value-type="float">
            <text:p>921.659343</text:p>
          </table:table-cell>
          <table:table-cell office:value-type="float" office:value="858.192269" calcext:value-type="float">
            <text:p>858.192269</text:p>
          </table:table-cell>
          <table:table-cell office:value-type="float" office:value="809.587297" calcext:value-type="float">
            <text:p>809.587297</text:p>
          </table:table-cell>
          <table:table-cell office:value-type="float" office:value="762.797846" calcext:value-type="float">
            <text:p>762.797846</text:p>
          </table:table-cell>
          <table:table-cell office:value-type="float" office:value="713.154524" calcext:value-type="float">
            <text:p>713.154524</text:p>
          </table:table-cell>
          <table:table-cell office:value-type="float" office:value="671.212056" calcext:value-type="float">
            <text:p>671.212056</text:p>
          </table:table-cell>
          <table:table-cell office:value-type="float" office:value="640.455535" calcext:value-type="float">
            <text:p>640.455535</text:p>
          </table:table-cell>
          <table:table-cell office:value-type="float" office:value="605.633573" calcext:value-type="float">
            <text:p>605.633573</text:p>
          </table:table-cell>
          <table:table-cell office:value-type="float" office:value="580.425056" calcext:value-type="float">
            <text:p>580.425056</text:p>
          </table:table-cell>
          <table:table-cell office:value-type="float" office:value="559.123712" calcext:value-type="float">
            <text:p>559.123712</text:p>
          </table:table-cell>
          <table:table-cell office:value-type="float" office:value="538.576446" calcext:value-type="float">
            <text:p>538.576446</text:p>
          </table:table-cell>
          <table:table-cell office:value-type="float" office:value="515.389904" calcext:value-type="float">
            <text:p>515.389904</text:p>
          </table:table-cell>
          <table:table-cell office:value-type="float" office:value="510.087809" calcext:value-type="float">
            <text:p>510.087809</text:p>
          </table:table-cell>
          <table:table-cell office:value-type="float" office:value="506.86517" calcext:value-type="float">
            <text:p>506.86517</text:p>
          </table:table-cell>
          <table:table-cell office:value-type="float" office:value="492.044962" calcext:value-type="float">
            <text:p>492.044962</text:p>
          </table:table-cell>
          <table:table-cell office:value-type="float" office:value="451.159257" calcext:value-type="float">
            <text:p>451.159257</text:p>
          </table:table-cell>
          <table:table-cell office:value-type="float" office:value="448.817982" calcext:value-type="float">
            <text:p>448.817982</text:p>
          </table:table-cell>
          <table:table-cell office:value-type="float" office:value="446.739228" calcext:value-type="float">
            <text:p>446.739228</text:p>
          </table:table-cell>
          <table:table-cell office:value-type="float" office:value="417.876374" calcext:value-type="float">
            <text:p>417.876374</text:p>
          </table:table-cell>
          <table:table-cell office:value-type="float" office:value="413.776609" calcext:value-type="float">
            <text:p>413.776609</text:p>
          </table:table-cell>
          <table:table-cell office:value-type="float" office:value="400.708092" calcext:value-type="float">
            <text:p>400.70809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6845.519596" calcext:value-type="float">
            <text:p>46845.519596</text:p>
          </table:table-cell>
          <table:table-cell office:value-type="float" office:value="34326.625156" calcext:value-type="float">
            <text:p>34326.625156</text:p>
          </table:table-cell>
          <table:table-cell office:value-type="float" office:value="21123.183452" calcext:value-type="float">
            <text:p>21123.183452</text:p>
          </table:table-cell>
          <table:table-cell office:value-type="float" office:value="15946.201482" calcext:value-type="float">
            <text:p>15946.201482</text:p>
          </table:table-cell>
          <table:table-cell office:value-type="float" office:value="12808.209117" calcext:value-type="float">
            <text:p>12808.209117</text:p>
          </table:table-cell>
          <table:table-cell office:value-type="float" office:value="10645.952599" calcext:value-type="float">
            <text:p>10645.952599</text:p>
          </table:table-cell>
          <table:table-cell office:value-type="float" office:value="9212.890333" calcext:value-type="float">
            <text:p>9212.890333</text:p>
          </table:table-cell>
          <table:table-cell office:value-type="float" office:value="7981.764048" calcext:value-type="float">
            <text:p>7981.764048</text:p>
          </table:table-cell>
          <table:table-cell office:value-type="float" office:value="7132.526801" calcext:value-type="float">
            <text:p>7132.526801</text:p>
          </table:table-cell>
          <table:table-cell office:value-type="float" office:value="6422.373583" calcext:value-type="float">
            <text:p>6422.373583</text:p>
          </table:table-cell>
          <table:table-cell office:value-type="float" office:value="5875.963483" calcext:value-type="float">
            <text:p>5875.963483</text:p>
          </table:table-cell>
          <table:table-cell office:value-type="float" office:value="5447.208396" calcext:value-type="float">
            <text:p>5447.208396</text:p>
          </table:table-cell>
          <table:table-cell office:value-type="float" office:value="4999.080338" calcext:value-type="float">
            <text:p>4999.080338</text:p>
          </table:table-cell>
          <table:table-cell office:value-type="float" office:value="4645.168304" calcext:value-type="float">
            <text:p>4645.168304</text:p>
          </table:table-cell>
          <table:table-cell office:value-type="float" office:value="4376.477492" calcext:value-type="float">
            <text:p>4376.477492</text:p>
          </table:table-cell>
          <table:table-cell office:value-type="float" office:value="4079.968208" calcext:value-type="float">
            <text:p>4079.968208</text:p>
          </table:table-cell>
          <table:table-cell office:value-type="float" office:value="3827.322196" calcext:value-type="float">
            <text:p>3827.322196</text:p>
          </table:table-cell>
          <table:table-cell office:value-type="float" office:value="3577.008348" calcext:value-type="float">
            <text:p>3577.008348</text:p>
          </table:table-cell>
          <table:table-cell office:value-type="float" office:value="3429.881456" calcext:value-type="float">
            <text:p>3429.881456</text:p>
          </table:table-cell>
          <table:table-cell office:value-type="float" office:value="3242.618702" calcext:value-type="float">
            <text:p>3242.618702</text:p>
          </table:table-cell>
          <table:table-cell office:value-type="float" office:value="3129.201902" calcext:value-type="float">
            <text:p>3129.201902</text:p>
          </table:table-cell>
          <table:table-cell office:value-type="float" office:value="2986.045311" calcext:value-type="float">
            <text:p>2986.045311</text:p>
          </table:table-cell>
          <table:table-cell office:value-type="float" office:value="2851.137842" calcext:value-type="float">
            <text:p>2851.137842</text:p>
          </table:table-cell>
          <table:table-cell office:value-type="float" office:value="2726.618941" calcext:value-type="float">
            <text:p>2726.618941</text:p>
          </table:table-cell>
          <table:table-cell office:value-type="float" office:value="2624.575936" calcext:value-type="float">
            <text:p>2624.575936</text:p>
          </table:table-cell>
          <table:table-cell office:value-type="float" office:value="2534.513248" calcext:value-type="float">
            <text:p>2534.513248</text:p>
          </table:table-cell>
          <table:table-cell office:value-type="float" office:value="2446.116926" calcext:value-type="float">
            <text:p>2446.116926</text:p>
          </table:table-cell>
          <table:table-cell office:value-type="float" office:value="2348.489201" calcext:value-type="float">
            <text:p>2348.489201</text:p>
          </table:table-cell>
          <table:table-cell office:value-type="float" office:value="2273.390812" calcext:value-type="float">
            <text:p>2273.390812</text:p>
          </table:table-cell>
          <table:table-cell office:value-type="float" office:value="2193.996856" calcext:value-type="float">
            <text:p>2193.996856</text:p>
          </table:table-cell>
          <table:table-cell office:value-type="float" office:value="2156.117071" calcext:value-type="float">
            <text:p>2156.117071</text:p>
          </table:table-cell>
          <table:table-cell office:value-type="float" office:value="2083.159923" calcext:value-type="float">
            <text:p>2083.159923</text:p>
          </table:table-cell>
        </table:table-row>
        <table:table-row table:style-name="ro2" table:number-rows-repeated="10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6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1" table:number-rows-repeated="3">
          <table:table-cell table:number-columns-repeated="33"/>
        </table:table-row>
        <table:table-row table:style-name="ro2" table:number-rows-repeated="3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3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6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20">
          <table:table-cell table:number-columns-repeated="33"/>
        </table:table-row>
        <table:table-row table:style-name="ro3">
          <table:table-cell office:value-type="string" calcext:value-type="string">
            <text:p>nqueens_omp_compa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/[.B16]" office:value-type="float" office:value="0.000128225381300013" calcext:value-type="float">
            <text:p>0.0001282254</text:p>
          </table:table-cell>
          <table:table-cell table:formula="of:=[.C2]/[.C16]" office:value-type="float" office:value="0.000106085225591862" calcext:value-type="float">
            <text:p>0.0001060852</text:p>
          </table:table-cell>
          <table:table-cell table:formula="of:=[.D2]/[.D16]" office:value-type="float" office:value="0.000101029294419005" calcext:value-type="float">
            <text:p>0.0001010293</text:p>
          </table:table-cell>
          <table:table-cell table:formula="of:=[.E2]/[.E16]" office:value-type="float" office:value="0.0000931553776600591" calcext:value-type="float">
            <text:p>9.31553776600591E-005</text:p>
          </table:table-cell>
          <table:table-cell table:formula="of:=[.F2]/[.F16]" office:value-type="float" office:value="0.0000852412728628643" calcext:value-type="float">
            <text:p>8.52412728628643E-005</text:p>
          </table:table-cell>
          <table:table-cell table:formula="of:=[.G2]/[.G16]" office:value-type="float" office:value="0.0000808660205764535" calcext:value-type="float">
            <text:p>0.000080866</text:p>
          </table:table-cell>
          <table:table-cell table:formula="of:=[.H2]/[.H16]" office:value-type="float" office:value="0.0000786512716929746" calcext:value-type="float">
            <text:p>7.86512716929746E-005</text:p>
          </table:table-cell>
          <table:table-cell table:formula="of:=[.I2]/[.I16]" office:value-type="float" office:value="0.0000771279244249602" calcext:value-type="float">
            <text:p>7.71279244249602E-005</text:p>
          </table:table-cell>
          <table:table-cell table:formula="of:=[.J2]/[.J16]" office:value-type="float" office:value="0.0000691297940886197" calcext:value-type="float">
            <text:p>6.91297940886197E-005</text:p>
          </table:table-cell>
          <table:table-cell table:formula="of:=[.K2]/[.K16]" office:value-type="float" office:value="0.0000743304026956069" calcext:value-type="float">
            <text:p>7.43304026956069E-005</text:p>
          </table:table-cell>
          <table:table-cell table:formula="of:=[.L2]/[.L16]" office:value-type="float" office:value="0.0000686117570225203" calcext:value-type="float">
            <text:p>6.86117570225203E-005</text:p>
          </table:table-cell>
          <table:table-cell table:formula="of:=[.M2]/[.M16]" office:value-type="float" office:value="0.0000681281705487073" calcext:value-type="float">
            <text:p>6.81281705487073E-005</text:p>
          </table:table-cell>
          <table:table-cell table:formula="of:=[.N2]/[.N16]" office:value-type="float" office:value="0.0000654504585043193" calcext:value-type="float">
            <text:p>6.54504585043193E-005</text:p>
          </table:table-cell>
          <table:table-cell table:formula="of:=[.O2]/[.O16]" office:value-type="float" office:value="0.0000392543438504138" calcext:value-type="float">
            <text:p>3.92543438504138E-005</text:p>
          </table:table-cell>
          <table:table-cell table:formula="of:=[.P2]/[.P16]" office:value-type="float" office:value="0.0000390149039079553" calcext:value-type="float">
            <text:p>3.90149039079553E-005</text:p>
          </table:table-cell>
          <table:table-cell table:formula="of:=[.Q2]/[.Q16]" office:value-type="float" office:value="0.0000590489048932509" calcext:value-type="float">
            <text:p>5.90489048932509E-005</text:p>
          </table:table-cell>
          <table:table-cell table:formula="of:=[.R2]/[.R16]" office:value-type="float" office:value="0.0000554648730735589" calcext:value-type="float">
            <text:p>5.54648730735589E-005</text:p>
          </table:table-cell>
          <table:table-cell table:formula="of:=[.S2]/[.S16]" office:value-type="float" office:value="0.000057766295736948" calcext:value-type="float">
            <text:p>5.7766295736948E-005</text:p>
          </table:table-cell>
          <table:table-cell table:formula="of:=[.T2]/[.T16]" office:value-type="float" office:value="0.0000586954385732051" calcext:value-type="float">
            <text:p>5.86954385732051E-005</text:p>
          </table:table-cell>
          <table:table-cell table:formula="of:=[.U2]/[.U16]" office:value-type="float" office:value="0.0000569400183508202" calcext:value-type="float">
            <text:p>0.00005694</text:p>
          </table:table-cell>
          <table:table-cell table:formula="of:=[.V2]/[.V16]" office:value-type="float" office:value="0.0000514095576708458" calcext:value-type="float">
            <text:p>5.14095576708458E-005</text:p>
          </table:table-cell>
          <table:table-cell table:formula="of:=[.W2]/[.W16]" office:value-type="float" office:value="0.0000533545414169826" calcext:value-type="float">
            <text:p>5.33545414169826E-005</text:p>
          </table:table-cell>
          <table:table-cell table:formula="of:=[.X2]/[.X16]" office:value-type="float" office:value="0.0000516116268855637" calcext:value-type="float">
            <text:p>5.16116268855637E-005</text:p>
          </table:table-cell>
          <table:table-cell table:formula="of:=[.Y2]/[.Y16]" office:value-type="float" office:value="0.0000526147428391118" calcext:value-type="float">
            <text:p>5.26147428391118E-005</text:p>
          </table:table-cell>
          <table:table-cell table:formula="of:=[.Z2]/[.Z16]" office:value-type="float" office:value="0.0000484132754306711" calcext:value-type="float">
            <text:p>4.84132754306711E-005</text:p>
          </table:table-cell>
          <table:table-cell table:formula="of:=[.AA2]/[.AA16]" office:value-type="float" office:value="0.0000476782068622078" calcext:value-type="float">
            <text:p>4.76782068622078E-005</text:p>
          </table:table-cell>
          <table:table-cell table:formula="of:=[.AB2]/[.AB16]" office:value-type="float" office:value="0.0000462879926845871" calcext:value-type="float">
            <text:p>0.000046288</text:p>
          </table:table-cell>
          <table:table-cell table:formula="of:=[.AC2]/[.AC16]" office:value-type="float" office:value="0.0000485941702102051" calcext:value-type="float">
            <text:p>4.85941702102051E-005</text:p>
          </table:table-cell>
          <table:table-cell table:formula="of:=[.AD2]/[.AD16]" office:value-type="float" office:value="0.000046288118430008" calcext:value-type="float">
            <text:p>4.6288118430008E-005</text:p>
          </table:table-cell>
          <table:table-cell table:formula="of:=[.AE2]/[.AE16]" office:value-type="float" office:value="0.0000448163463729449" calcext:value-type="float">
            <text:p>4.48163463729449E-005</text:p>
          </table:table-cell>
          <table:table-cell table:formula="of:=[.AF2]/[.AF16]" office:value-type="float" office:value="0.0000437397998125025" calcext:value-type="float">
            <text:p>4.37397998125025E-005</text:p>
          </table:table-cell>
          <table:table-cell table:formula="of:=[.AG2]/[.AG16]" office:value-type="float" office:value="0.0000444587689152849" calcext:value-type="float">
            <text:p>4.44587689152849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/[.B17]" office:value-type="float" office:value="0.000263604278110329" calcext:value-type="float">
            <text:p>0.0002636043</text:p>
          </table:table-cell>
          <table:table-cell table:formula="of:=[.C3]/[.C17]" office:value-type="float" office:value="0.000211095766259139" calcext:value-type="float">
            <text:p>0.0002110958</text:p>
          </table:table-cell>
          <table:table-cell table:formula="of:=[.D3]/[.D17]" office:value-type="float" office:value="0.00019857427063541" calcext:value-type="float">
            <text:p>0.0001985743</text:p>
          </table:table-cell>
          <table:table-cell table:formula="of:=[.E3]/[.E17]" office:value-type="float" office:value="0.000168216917301813" calcext:value-type="float">
            <text:p>0.0001682169</text:p>
          </table:table-cell>
          <table:table-cell table:formula="of:=[.F3]/[.F17]" office:value-type="float" office:value="0.000171783091512233" calcext:value-type="float">
            <text:p>0.0001717831</text:p>
          </table:table-cell>
          <table:table-cell table:formula="of:=[.G3]/[.G17]" office:value-type="float" office:value="0.000162730997509945" calcext:value-type="float">
            <text:p>0.000162731</text:p>
          </table:table-cell>
          <table:table-cell table:formula="of:=[.H3]/[.H17]" office:value-type="float" office:value="0.000155372219593714" calcext:value-type="float">
            <text:p>0.0001553722</text:p>
          </table:table-cell>
          <table:table-cell table:formula="of:=[.I3]/[.I17]" office:value-type="float" office:value="0.000143932870640236" calcext:value-type="float">
            <text:p>0.0001439329</text:p>
          </table:table-cell>
          <table:table-cell table:formula="of:=[.J3]/[.J17]" office:value-type="float" office:value="0.000137516954092133" calcext:value-type="float">
            <text:p>0.000137517</text:p>
          </table:table-cell>
          <table:table-cell table:formula="of:=[.K3]/[.K17]" office:value-type="float" office:value="0.000153456044167214" calcext:value-type="float">
            <text:p>0.000153456</text:p>
          </table:table-cell>
          <table:table-cell table:formula="of:=[.L3]/[.L17]" office:value-type="float" office:value="0.000139716717764322" calcext:value-type="float">
            <text:p>0.0001397167</text:p>
          </table:table-cell>
          <table:table-cell table:formula="of:=[.M3]/[.M17]" office:value-type="float" office:value="0.000138236592300327" calcext:value-type="float">
            <text:p>0.0001382366</text:p>
          </table:table-cell>
          <table:table-cell table:formula="of:=[.N3]/[.N17]" office:value-type="float" office:value="0.00012755120312701" calcext:value-type="float">
            <text:p>0.0001275512</text:p>
          </table:table-cell>
          <table:table-cell table:formula="of:=[.O3]/[.O17]" office:value-type="float" office:value="0.000091081377774008" calcext:value-type="float">
            <text:p>9.1081377774008E-005</text:p>
          </table:table-cell>
          <table:table-cell table:formula="of:=[.P3]/[.P17]" office:value-type="float" office:value="0.0000801693568660048" calcext:value-type="float">
            <text:p>8.01693568660048E-005</text:p>
          </table:table-cell>
          <table:table-cell table:formula="of:=[.Q3]/[.Q17]" office:value-type="float" office:value="0.00011526076025345" calcext:value-type="float">
            <text:p>0.0001152608</text:p>
          </table:table-cell>
          <table:table-cell table:formula="of:=[.R3]/[.R17]" office:value-type="float" office:value="0.000115756618226041" calcext:value-type="float">
            <text:p>0.0001157566</text:p>
          </table:table-cell>
          <table:table-cell table:formula="of:=[.S3]/[.S17]" office:value-type="float" office:value="0.000112346416997195" calcext:value-type="float">
            <text:p>0.0001123464</text:p>
          </table:table-cell>
          <table:table-cell table:formula="of:=[.T3]/[.T17]" office:value-type="float" office:value="0.000116095913478608" calcext:value-type="float">
            <text:p>0.0001160959</text:p>
          </table:table-cell>
          <table:table-cell table:formula="of:=[.U3]/[.U17]" office:value-type="float" office:value="0.000115179647911443" calcext:value-type="float">
            <text:p>0.0001151796</text:p>
          </table:table-cell>
          <table:table-cell table:formula="of:=[.V3]/[.V17]" office:value-type="float" office:value="0.000103609699562126" calcext:value-type="float">
            <text:p>0.0001036097</text:p>
          </table:table-cell>
          <table:table-cell table:formula="of:=[.W3]/[.W17]" office:value-type="float" office:value="0.000103373553664202" calcext:value-type="float">
            <text:p>0.0001033736</text:p>
          </table:table-cell>
          <table:table-cell table:formula="of:=[.X3]/[.X17]" office:value-type="float" office:value="0.000103612482241351" calcext:value-type="float">
            <text:p>0.0001036125</text:p>
          </table:table-cell>
          <table:table-cell table:formula="of:=[.Y3]/[.Y17]" office:value-type="float" office:value="0.0000972995867827297" calcext:value-type="float">
            <text:p>9.72995867827297E-005</text:p>
          </table:table-cell>
          <table:table-cell table:formula="of:=[.Z3]/[.Z17]" office:value-type="float" office:value="0.000101695635379573" calcext:value-type="float">
            <text:p>0.0001016956</text:p>
          </table:table-cell>
          <table:table-cell table:formula="of:=[.AA3]/[.AA17]" office:value-type="float" office:value="0.0000958429993502611" calcext:value-type="float">
            <text:p>0.000095843</text:p>
          </table:table-cell>
          <table:table-cell table:formula="of:=[.AB3]/[.AB17]" office:value-type="float" office:value="0.0000953921499074351" calcext:value-type="float">
            <text:p>9.53921499074351E-005</text:p>
          </table:table-cell>
          <table:table-cell table:formula="of:=[.AC3]/[.AC17]" office:value-type="float" office:value="0.0000917422080222832" calcext:value-type="float">
            <text:p>9.17422080222832E-005</text:p>
          </table:table-cell>
          <table:table-cell table:formula="of:=[.AD3]/[.AD17]" office:value-type="float" office:value="0.0000890494428029148" calcext:value-type="float">
            <text:p>8.90494428029148E-005</text:p>
          </table:table-cell>
          <table:table-cell table:formula="of:=[.AE3]/[.AE17]" office:value-type="float" office:value="0.000089741315819344" calcext:value-type="float">
            <text:p>8.9741315819344E-005</text:p>
          </table:table-cell>
          <table:table-cell table:formula="of:=[.AF3]/[.AF17]" office:value-type="float" office:value="0.0000827818340731851" calcext:value-type="float">
            <text:p>8.27818340731851E-005</text:p>
          </table:table-cell>
          <table:table-cell table:formula="of:=[.AG3]/[.AG17]" office:value-type="float" office:value="0.000086985199093236" calcext:value-type="float">
            <text:p>8.6985199093236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/[.B18]" office:value-type="float" office:value="0.000427285471706852" calcext:value-type="float">
            <text:p>0.0004272855</text:p>
          </table:table-cell>
          <table:table-cell table:formula="of:=[.C4]/[.C18]" office:value-type="float" office:value="0.000322120442196928" calcext:value-type="float">
            <text:p>0.0003221204</text:p>
          </table:table-cell>
          <table:table-cell table:formula="of:=[.D4]/[.D18]" office:value-type="float" office:value="0.000312956498959772" calcext:value-type="float">
            <text:p>0.0003129565</text:p>
          </table:table-cell>
          <table:table-cell table:formula="of:=[.E4]/[.E18]" office:value-type="float" office:value="0.000285989336745676" calcext:value-type="float">
            <text:p>0.0002859893</text:p>
          </table:table-cell>
          <table:table-cell table:formula="of:=[.F4]/[.F18]" office:value-type="float" office:value="0.000274779620451735" calcext:value-type="float">
            <text:p>0.0002747796</text:p>
          </table:table-cell>
          <table:table-cell table:formula="of:=[.G4]/[.G18]" office:value-type="float" office:value="0.00026754430606118" calcext:value-type="float">
            <text:p>0.0002675443</text:p>
          </table:table-cell>
          <table:table-cell table:formula="of:=[.H4]/[.H18]" office:value-type="float" office:value="0.000233893859453521" calcext:value-type="float">
            <text:p>0.0002338939</text:p>
          </table:table-cell>
          <table:table-cell table:formula="of:=[.I4]/[.I18]" office:value-type="float" office:value="0.000241588422586536" calcext:value-type="float">
            <text:p>0.0002415884</text:p>
          </table:table-cell>
          <table:table-cell table:formula="of:=[.J4]/[.J18]" office:value-type="float" office:value="0.00022573934884678" calcext:value-type="float">
            <text:p>0.0002257393</text:p>
          </table:table-cell>
          <table:table-cell table:formula="of:=[.K4]/[.K18]" office:value-type="float" office:value="0.000219451826090474" calcext:value-type="float">
            <text:p>0.0002194518</text:p>
          </table:table-cell>
          <table:table-cell table:formula="of:=[.L4]/[.L18]" office:value-type="float" office:value="0.000183141756803507" calcext:value-type="float">
            <text:p>0.0001831418</text:p>
          </table:table-cell>
          <table:table-cell table:formula="of:=[.M4]/[.M18]" office:value-type="float" office:value="0.000221568536099296" calcext:value-type="float">
            <text:p>0.0002215685</text:p>
          </table:table-cell>
          <table:table-cell table:formula="of:=[.N4]/[.N18]" office:value-type="float" office:value="0.000201876660001234" calcext:value-type="float">
            <text:p>0.0002018767</text:p>
          </table:table-cell>
          <table:table-cell table:formula="of:=[.O4]/[.O18]" office:value-type="float" office:value="0.00019366976984505" calcext:value-type="float">
            <text:p>0.0001936698</text:p>
          </table:table-cell>
          <table:table-cell table:formula="of:=[.P4]/[.P18]" office:value-type="float" office:value="0.000106879314918574" calcext:value-type="float">
            <text:p>0.0001068793</text:p>
          </table:table-cell>
          <table:table-cell table:formula="of:=[.Q4]/[.Q18]" office:value-type="float" office:value="0.000173516586114512" calcext:value-type="float">
            <text:p>0.0001735166</text:p>
          </table:table-cell>
          <table:table-cell table:formula="of:=[.R4]/[.R18]" office:value-type="float" office:value="0.000175624126830601" calcext:value-type="float">
            <text:p>0.0001756241</text:p>
          </table:table-cell>
          <table:table-cell table:formula="of:=[.S4]/[.S18]" office:value-type="float" office:value="0.000176110757803246" calcext:value-type="float">
            <text:p>0.0001761108</text:p>
          </table:table-cell>
          <table:table-cell table:formula="of:=[.T4]/[.T18]" office:value-type="float" office:value="0.000172596057910828" calcext:value-type="float">
            <text:p>0.0001725961</text:p>
          </table:table-cell>
          <table:table-cell table:formula="of:=[.U4]/[.U18]" office:value-type="float" office:value="0.000159773176640456" calcext:value-type="float">
            <text:p>0.0001597732</text:p>
          </table:table-cell>
          <table:table-cell table:formula="of:=[.V4]/[.V18]" office:value-type="float" office:value="0.000164183111316218" calcext:value-type="float">
            <text:p>0.0001641831</text:p>
          </table:table-cell>
          <table:table-cell table:formula="of:=[.W4]/[.W18]" office:value-type="float" office:value="0.000153383901128035" calcext:value-type="float">
            <text:p>0.0001533839</text:p>
          </table:table-cell>
          <table:table-cell table:formula="of:=[.X4]/[.X18]" office:value-type="float" office:value="0.00013730079070201" calcext:value-type="float">
            <text:p>0.0001373008</text:p>
          </table:table-cell>
          <table:table-cell table:formula="of:=[.Y4]/[.Y18]" office:value-type="float" office:value="0.000147088842334459" calcext:value-type="float">
            <text:p>0.0001470888</text:p>
          </table:table-cell>
          <table:table-cell table:formula="of:=[.Z4]/[.Z18]" office:value-type="float" office:value="0.000135312187847647" calcext:value-type="float">
            <text:p>0.0001353122</text:p>
          </table:table-cell>
          <table:table-cell table:formula="of:=[.AA4]/[.AA18]" office:value-type="float" office:value="0.000144225392440696" calcext:value-type="float">
            <text:p>0.0001442254</text:p>
          </table:table-cell>
          <table:table-cell table:formula="of:=[.AB4]/[.AB18]" office:value-type="float" office:value="0.000143628510687965" calcext:value-type="float">
            <text:p>0.0001436285</text:p>
          </table:table-cell>
          <table:table-cell table:formula="of:=[.AC4]/[.AC18]" office:value-type="float" office:value="0.000140331640770788" calcext:value-type="float">
            <text:p>0.0001403316</text:p>
          </table:table-cell>
          <table:table-cell table:formula="of:=[.AD4]/[.AD18]" office:value-type="float" office:value="0.000139251268061088" calcext:value-type="float">
            <text:p>0.0001392513</text:p>
          </table:table-cell>
          <table:table-cell table:formula="of:=[.AE4]/[.AE18]" office:value-type="float" office:value="0.000136665215479979" calcext:value-type="float">
            <text:p>0.0001366652</text:p>
          </table:table-cell>
          <table:table-cell table:formula="of:=[.AF4]/[.AF18]" office:value-type="float" office:value="0.00013227691475378" calcext:value-type="float">
            <text:p>0.0001322769</text:p>
          </table:table-cell>
          <table:table-cell table:formula="of:=[.AG4]/[.AG18]" office:value-type="float" office:value="0.000132341752877078" calcext:value-type="float">
            <text:p>0.00013234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/[.B19]" office:value-type="float" office:value="0.000725993880631928" calcext:value-type="float">
            <text:p>0.0007259939</text:p>
          </table:table-cell>
          <table:table-cell table:formula="of:=[.C5]/[.C19]" office:value-type="float" office:value="0.000595377272256276" calcext:value-type="float">
            <text:p>0.0005953773</text:p>
          </table:table-cell>
          <table:table-cell table:formula="of:=[.D5]/[.D19]" office:value-type="float" office:value="0.000551678709458196" calcext:value-type="float">
            <text:p>0.0005516787</text:p>
          </table:table-cell>
          <table:table-cell table:formula="of:=[.E5]/[.E19]" office:value-type="float" office:value="0.000465365199715625" calcext:value-type="float">
            <text:p>0.0004653652</text:p>
          </table:table-cell>
          <table:table-cell table:formula="of:=[.F5]/[.F19]" office:value-type="float" office:value="0.000475411571275421" calcext:value-type="float">
            <text:p>0.0004754116</text:p>
          </table:table-cell>
          <table:table-cell table:formula="of:=[.G5]/[.G19]" office:value-type="float" office:value="0.000416537632078053" calcext:value-type="float">
            <text:p>0.0004165376</text:p>
          </table:table-cell>
          <table:table-cell table:formula="of:=[.H5]/[.H19]" office:value-type="float" office:value="0.000402065468679571" calcext:value-type="float">
            <text:p>0.0004020655</text:p>
          </table:table-cell>
          <table:table-cell table:formula="of:=[.I5]/[.I19]" office:value-type="float" office:value="0.000402372713630542" calcext:value-type="float">
            <text:p>0.0004023727</text:p>
          </table:table-cell>
          <table:table-cell table:formula="of:=[.J5]/[.J19]" office:value-type="float" office:value="0.000381990015679972" calcext:value-type="float">
            <text:p>0.00038199</text:p>
          </table:table-cell>
          <table:table-cell table:formula="of:=[.K5]/[.K19]" office:value-type="float" office:value="0.000369958396809448" calcext:value-type="float">
            <text:p>0.0003699584</text:p>
          </table:table-cell>
          <table:table-cell table:formula="of:=[.L5]/[.L19]" office:value-type="float" office:value="0.000353567719899106" calcext:value-type="float">
            <text:p>0.0003535677</text:p>
          </table:table-cell>
          <table:table-cell table:formula="of:=[.M5]/[.M19]" office:value-type="float" office:value="0.000322280195588762" calcext:value-type="float">
            <text:p>0.0003222802</text:p>
          </table:table-cell>
          <table:table-cell table:formula="of:=[.N5]/[.N19]" office:value-type="float" office:value="0.000342316428835418" calcext:value-type="float">
            <text:p>0.0003423164</text:p>
          </table:table-cell>
          <table:table-cell table:formula="of:=[.O5]/[.O19]" office:value-type="float" office:value="0.000295438981229864" calcext:value-type="float">
            <text:p>0.000295439</text:p>
          </table:table-cell>
          <table:table-cell table:formula="of:=[.P5]/[.P19]" office:value-type="float" office:value="0.000222128624204105" calcext:value-type="float">
            <text:p>0.0002221286</text:p>
          </table:table-cell>
          <table:table-cell table:formula="of:=[.Q5]/[.Q19]" office:value-type="float" office:value="0.00028941660470483" calcext:value-type="float">
            <text:p>0.0002894166</text:p>
          </table:table-cell>
          <table:table-cell table:formula="of:=[.R5]/[.R19]" office:value-type="float" office:value="0.000274006431406274" calcext:value-type="float">
            <text:p>0.0002740064</text:p>
          </table:table-cell>
          <table:table-cell table:formula="of:=[.S5]/[.S19]" office:value-type="float" office:value="0.000266818205309326" calcext:value-type="float">
            <text:p>0.0002668182</text:p>
          </table:table-cell>
          <table:table-cell table:formula="of:=[.T5]/[.T19]" office:value-type="float" office:value="0.000255557190836821" calcext:value-type="float">
            <text:p>0.0002555572</text:p>
          </table:table-cell>
          <table:table-cell table:formula="of:=[.U5]/[.U19]" office:value-type="float" office:value="0.000240353219904108" calcext:value-type="float">
            <text:p>0.0002403532</text:p>
          </table:table-cell>
          <table:table-cell table:formula="of:=[.V5]/[.V19]" office:value-type="float" office:value="0.000260659580253543" calcext:value-type="float">
            <text:p>0.0002606596</text:p>
          </table:table-cell>
          <table:table-cell table:formula="of:=[.W5]/[.W19]" office:value-type="float" office:value="0.00024427621225009" calcext:value-type="float">
            <text:p>0.0002442762</text:p>
          </table:table-cell>
          <table:table-cell table:formula="of:=[.X5]/[.X19]" office:value-type="float" office:value="0.000226255678761364" calcext:value-type="float">
            <text:p>0.0002262557</text:p>
          </table:table-cell>
          <table:table-cell table:formula="of:=[.Y5]/[.Y19]" office:value-type="float" office:value="0.000217766168904689" calcext:value-type="float">
            <text:p>0.0002177662</text:p>
          </table:table-cell>
          <table:table-cell table:formula="of:=[.Z5]/[.Z19]" office:value-type="float" office:value="0.000221898720865586" calcext:value-type="float">
            <text:p>0.0002218987</text:p>
          </table:table-cell>
          <table:table-cell table:formula="of:=[.AA5]/[.AA19]" office:value-type="float" office:value="0.000192150831985131" calcext:value-type="float">
            <text:p>0.0001921508</text:p>
          </table:table-cell>
          <table:table-cell table:formula="of:=[.AB5]/[.AB19]" office:value-type="float" office:value="0.000216133429749993" calcext:value-type="float">
            <text:p>0.0002161334</text:p>
          </table:table-cell>
          <table:table-cell table:formula="of:=[.AC5]/[.AC19]" office:value-type="float" office:value="0.00017620299907907" calcext:value-type="float">
            <text:p>0.000176203</text:p>
          </table:table-cell>
          <table:table-cell table:formula="of:=[.AD5]/[.AD19]" office:value-type="float" office:value="0.000190732666102701" calcext:value-type="float">
            <text:p>0.0001907327</text:p>
          </table:table-cell>
          <table:table-cell table:formula="of:=[.AE5]/[.AE19]" office:value-type="float" office:value="0.00018242733608642" calcext:value-type="float">
            <text:p>0.0001824273</text:p>
          </table:table-cell>
          <table:table-cell table:formula="of:=[.AF5]/[.AF19]" office:value-type="float" office:value="0.000184296454581864" calcext:value-type="float">
            <text:p>0.0001842965</text:p>
          </table:table-cell>
          <table:table-cell table:formula="of:=[.AG5]/[.AG19]" office:value-type="float" office:value="0.000186797999634381" calcext:value-type="float">
            <text:p>0.00018679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/[.B20]" office:value-type="float" office:value="0.00360526078662084" calcext:value-type="float">
            <text:p>0.0036052608</text:p>
          </table:table-cell>
          <table:table-cell table:formula="of:=[.C6]/[.C20]" office:value-type="float" office:value="0.00304255850822526" calcext:value-type="float">
            <text:p>0.0030425585</text:p>
          </table:table-cell>
          <table:table-cell table:formula="of:=[.D6]/[.D20]" office:value-type="float" office:value="0.00274416517724467" calcext:value-type="float">
            <text:p>0.0027441652</text:p>
          </table:table-cell>
          <table:table-cell table:formula="of:=[.E6]/[.E20]" office:value-type="float" office:value="0.00270948483986894" calcext:value-type="float">
            <text:p>0.0027094848</text:p>
          </table:table-cell>
          <table:table-cell table:formula="of:=[.F6]/[.F20]" office:value-type="float" office:value="0.0023191322093207" calcext:value-type="float">
            <text:p>0.0023191322</text:p>
          </table:table-cell>
          <table:table-cell table:formula="of:=[.G6]/[.G20]" office:value-type="float" office:value="0.00222416900799284" calcext:value-type="float">
            <text:p>0.002224169</text:p>
          </table:table-cell>
          <table:table-cell table:formula="of:=[.H6]/[.H20]" office:value-type="float" office:value="0.0021080360444052" calcext:value-type="float">
            <text:p>0.002108036</text:p>
          </table:table-cell>
          <table:table-cell table:formula="of:=[.I6]/[.I20]" office:value-type="float" office:value="0.00219193279990362" calcext:value-type="float">
            <text:p>0.0021919328</text:p>
          </table:table-cell>
          <table:table-cell table:formula="of:=[.J6]/[.J20]" office:value-type="float" office:value="0.00132448121638827" calcext:value-type="float">
            <text:p>0.0013244812</text:p>
          </table:table-cell>
          <table:table-cell table:formula="of:=[.K6]/[.K20]" office:value-type="float" office:value="0.00173732164262992" calcext:value-type="float">
            <text:p>0.0017373216</text:p>
          </table:table-cell>
          <table:table-cell table:formula="of:=[.L6]/[.L20]" office:value-type="float" office:value="0.001856986000549" calcext:value-type="float">
            <text:p>0.001856986</text:p>
          </table:table-cell>
          <table:table-cell table:formula="of:=[.M6]/[.M20]" office:value-type="float" office:value="0.00181876011679657" calcext:value-type="float">
            <text:p>0.0018187601</text:p>
          </table:table-cell>
          <table:table-cell table:formula="of:=[.N6]/[.N20]" office:value-type="float" office:value="0.0016601336325315" calcext:value-type="float">
            <text:p>0.0016601336</text:p>
          </table:table-cell>
          <table:table-cell table:formula="of:=[.O6]/[.O20]" office:value-type="float" office:value="0.00170751561076" calcext:value-type="float">
            <text:p>0.0017075156</text:p>
          </table:table-cell>
          <table:table-cell table:formula="of:=[.P6]/[.P20]" office:value-type="float" office:value="0.00156251778681754" calcext:value-type="float">
            <text:p>0.0015625178</text:p>
          </table:table-cell>
          <table:table-cell table:formula="of:=[.Q6]/[.Q20]" office:value-type="float" office:value="0.00154355246538252" calcext:value-type="float">
            <text:p>0.0015435525</text:p>
          </table:table-cell>
          <table:table-cell table:formula="of:=[.R6]/[.R20]" office:value-type="float" office:value="0.00138122651964918" calcext:value-type="float">
            <text:p>0.0013812265</text:p>
          </table:table-cell>
          <table:table-cell table:formula="of:=[.S6]/[.S20]" office:value-type="float" office:value="0.00133590165835818" calcext:value-type="float">
            <text:p>0.0013359017</text:p>
          </table:table-cell>
          <table:table-cell table:formula="of:=[.T6]/[.T20]" office:value-type="float" office:value="0.00115957774627983" calcext:value-type="float">
            <text:p>0.0011595777</text:p>
          </table:table-cell>
          <table:table-cell table:formula="of:=[.U6]/[.U20]" office:value-type="float" office:value="0.00127944590807929" calcext:value-type="float">
            <text:p>0.0012794459</text:p>
          </table:table-cell>
          <table:table-cell table:formula="of:=[.V6]/[.V20]" office:value-type="float" office:value="0.00127841706987317" calcext:value-type="float">
            <text:p>0.0012784171</text:p>
          </table:table-cell>
          <table:table-cell table:formula="of:=[.W6]/[.W20]" office:value-type="float" office:value="0.00114016298361307" calcext:value-type="float">
            <text:p>0.001140163</text:p>
          </table:table-cell>
          <table:table-cell table:formula="of:=[.X6]/[.X20]" office:value-type="float" office:value="0.00115765779271047" calcext:value-type="float">
            <text:p>0.0011576578</text:p>
          </table:table-cell>
          <table:table-cell table:formula="of:=[.Y6]/[.Y20]" office:value-type="float" office:value="0.00115741532818242" calcext:value-type="float">
            <text:p>0.0011574153</text:p>
          </table:table-cell>
          <table:table-cell table:formula="of:=[.Z6]/[.Z20]" office:value-type="float" office:value="0.00129556336624324" calcext:value-type="float">
            <text:p>0.0012955634</text:p>
          </table:table-cell>
          <table:table-cell table:formula="of:=[.AA6]/[.AA20]" office:value-type="float" office:value="0.00122936319442693" calcext:value-type="float">
            <text:p>0.0012293632</text:p>
          </table:table-cell>
          <table:table-cell table:formula="of:=[.AB6]/[.AB20]" office:value-type="float" office:value="0.00117869639737812" calcext:value-type="float">
            <text:p>0.0011786964</text:p>
          </table:table-cell>
          <table:table-cell table:formula="of:=[.AC6]/[.AC20]" office:value-type="float" office:value="0.00102004754929103" calcext:value-type="float">
            <text:p>0.0010200475</text:p>
          </table:table-cell>
          <table:table-cell table:formula="of:=[.AD6]/[.AD20]" office:value-type="float" office:value="0.00103853367698083" calcext:value-type="float">
            <text:p>0.0010385337</text:p>
          </table:table-cell>
          <table:table-cell table:formula="of:=[.AE6]/[.AE20]" office:value-type="float" office:value="0.00104303796114138" calcext:value-type="float">
            <text:p>0.001043038</text:p>
          </table:table-cell>
          <table:table-cell table:formula="of:=[.AF6]/[.AF20]" office:value-type="float" office:value="0.00108568182561058" calcext:value-type="float">
            <text:p>0.0010856818</text:p>
          </table:table-cell>
          <table:table-cell table:formula="of:=[.AG6]/[.AG20]" office:value-type="float" office:value="0.000999684353853429" calcext:value-type="float">
            <text:p>0.000999684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/[.B21]" office:value-type="float" office:value="0.0063288708879433" calcext:value-type="float">
            <text:p>0.0063288709</text:p>
          </table:table-cell>
          <table:table-cell table:formula="of:=[.C7]/[.C21]" office:value-type="float" office:value="0.00513109091305244" calcext:value-type="float">
            <text:p>0.0051310909</text:p>
          </table:table-cell>
          <table:table-cell table:formula="of:=[.D7]/[.D21]" office:value-type="float" office:value="0.00489368333291573" calcext:value-type="float">
            <text:p>0.0048936833</text:p>
          </table:table-cell>
          <table:table-cell table:formula="of:=[.E7]/[.E21]" office:value-type="float" office:value="0.00423123324461627" calcext:value-type="float">
            <text:p>0.0042312332</text:p>
          </table:table-cell>
          <table:table-cell table:formula="of:=[.F7]/[.F21]" office:value-type="float" office:value="0.00427763992260859" calcext:value-type="float">
            <text:p>0.0042776399</text:p>
          </table:table-cell>
          <table:table-cell table:formula="of:=[.G7]/[.G21]" office:value-type="float" office:value="0.00387270196086331" calcext:value-type="float">
            <text:p>0.003872702</text:p>
          </table:table-cell>
          <table:table-cell table:formula="of:=[.H7]/[.H21]" office:value-type="float" office:value="0.00415944387673566" calcext:value-type="float">
            <text:p>0.0041594439</text:p>
          </table:table-cell>
          <table:table-cell table:formula="of:=[.I7]/[.I21]" office:value-type="float" office:value="0.00400472739529761" calcext:value-type="float">
            <text:p>0.0040047274</text:p>
          </table:table-cell>
          <table:table-cell table:formula="of:=[.J7]/[.J21]" office:value-type="float" office:value="0.00366994967597465" calcext:value-type="float">
            <text:p>0.0036699497</text:p>
          </table:table-cell>
          <table:table-cell table:formula="of:=[.K7]/[.K21]" office:value-type="float" office:value="0.00364668603855092" calcext:value-type="float">
            <text:p>0.003646686</text:p>
          </table:table-cell>
          <table:table-cell table:formula="of:=[.L7]/[.L21]" office:value-type="float" office:value="0.00315318619786198" calcext:value-type="float">
            <text:p>0.0031531862</text:p>
          </table:table-cell>
          <table:table-cell table:formula="of:=[.M7]/[.M21]" office:value-type="float" office:value="0.00331144747907414" calcext:value-type="float">
            <text:p>0.0033114475</text:p>
          </table:table-cell>
          <table:table-cell table:formula="of:=[.N7]/[.N21]" office:value-type="float" office:value="0.00319157897282751" calcext:value-type="float">
            <text:p>0.003191579</text:p>
          </table:table-cell>
          <table:table-cell table:formula="of:=[.O7]/[.O21]" office:value-type="float" office:value="0.0030471949932818" calcext:value-type="float">
            <text:p>0.003047195</text:p>
          </table:table-cell>
          <table:table-cell table:formula="of:=[.P7]/[.P21]" office:value-type="float" office:value="0.00219962436211244" calcext:value-type="float">
            <text:p>0.0021996244</text:p>
          </table:table-cell>
          <table:table-cell table:formula="of:=[.Q7]/[.Q21]" office:value-type="float" office:value="0.00263094735997652" calcext:value-type="float">
            <text:p>0.0026309474</text:p>
          </table:table-cell>
          <table:table-cell table:formula="of:=[.R7]/[.R21]" office:value-type="float" office:value="0.00270384762962573" calcext:value-type="float">
            <text:p>0.0027038476</text:p>
          </table:table-cell>
          <table:table-cell table:formula="of:=[.S7]/[.S21]" office:value-type="float" office:value="0.00266592166516457" calcext:value-type="float">
            <text:p>0.0026659217</text:p>
          </table:table-cell>
          <table:table-cell table:formula="of:=[.T7]/[.T21]" office:value-type="float" office:value="0.00252328752603586" calcext:value-type="float">
            <text:p>0.0025232875</text:p>
          </table:table-cell>
          <table:table-cell table:formula="of:=[.U7]/[.U21]" office:value-type="float" office:value="0.00245487568706219" calcext:value-type="float">
            <text:p>0.0024548757</text:p>
          </table:table-cell>
          <table:table-cell table:formula="of:=[.V7]/[.V21]" office:value-type="float" office:value="0.00251512178514701" calcext:value-type="float">
            <text:p>0.0025151218</text:p>
          </table:table-cell>
          <table:table-cell table:formula="of:=[.W7]/[.W21]" office:value-type="float" office:value="0.00236547087064155" calcext:value-type="float">
            <text:p>0.0023654709</text:p>
          </table:table-cell>
          <table:table-cell table:formula="of:=[.X7]/[.X21]" office:value-type="float" office:value="0.00247742449007081" calcext:value-type="float">
            <text:p>0.0024774245</text:p>
          </table:table-cell>
          <table:table-cell table:formula="of:=[.Y7]/[.Y21]" office:value-type="float" office:value="0.00237761033444453" calcext:value-type="float">
            <text:p>0.0023776103</text:p>
          </table:table-cell>
          <table:table-cell table:formula="of:=[.Z7]/[.Z21]" office:value-type="float" office:value="0.00218287383973886" calcext:value-type="float">
            <text:p>0.0021828738</text:p>
          </table:table-cell>
          <table:table-cell table:formula="of:=[.AA7]/[.AA21]" office:value-type="float" office:value="0.00211403033864346" calcext:value-type="float">
            <text:p>0.0021140303</text:p>
          </table:table-cell>
          <table:table-cell table:formula="of:=[.AB7]/[.AB21]" office:value-type="float" office:value="0.00215131152212853" calcext:value-type="float">
            <text:p>0.0021513115</text:p>
          </table:table-cell>
          <table:table-cell table:formula="of:=[.AC7]/[.AC21]" office:value-type="float" office:value="0.00216088280509685" calcext:value-type="float">
            <text:p>0.0021608828</text:p>
          </table:table-cell>
          <table:table-cell table:formula="of:=[.AD7]/[.AD21]" office:value-type="float" office:value="0.00214205292905771" calcext:value-type="float">
            <text:p>0.0021420529</text:p>
          </table:table-cell>
          <table:table-cell table:formula="of:=[.AE7]/[.AE21]" office:value-type="float" office:value="0.00197862679764961" calcext:value-type="float">
            <text:p>0.0019786268</text:p>
          </table:table-cell>
          <table:table-cell table:formula="of:=[.AF7]/[.AF21]" office:value-type="float" office:value="0.001897938378424" calcext:value-type="float">
            <text:p>0.0018979384</text:p>
          </table:table-cell>
          <table:table-cell table:formula="of:=[.AG7]/[.AG21]" office:value-type="float" office:value="0.00198903692381044" calcext:value-type="float">
            <text:p>0.001989036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/[.B22]" office:value-type="float" office:value="0.0174714512992246" calcext:value-type="float">
            <text:p>0.0174714513</text:p>
          </table:table-cell>
          <table:table-cell table:formula="of:=[.C8]/[.C22]" office:value-type="float" office:value="0.0135929987649259" calcext:value-type="float">
            <text:p>0.0135929988</text:p>
          </table:table-cell>
          <table:table-cell table:formula="of:=[.D8]/[.D22]" office:value-type="float" office:value="0.0142636154731656" calcext:value-type="float">
            <text:p>0.0142636155</text:p>
          </table:table-cell>
          <table:table-cell table:formula="of:=[.E8]/[.E22]" office:value-type="float" office:value="0.0131249088971788" calcext:value-type="float">
            <text:p>0.0131249089</text:p>
          </table:table-cell>
          <table:table-cell table:formula="of:=[.F8]/[.F22]" office:value-type="float" office:value="0.0145181612694198" calcext:value-type="float">
            <text:p>0.0145181613</text:p>
          </table:table-cell>
          <table:table-cell table:formula="of:=[.G8]/[.G22]" office:value-type="float" office:value="0.0145277785324589" calcext:value-type="float">
            <text:p>0.0145277785</text:p>
          </table:table-cell>
          <table:table-cell table:formula="of:=[.H8]/[.H22]" office:value-type="float" office:value="0.0127808513862234" calcext:value-type="float">
            <text:p>0.0127808514</text:p>
          </table:table-cell>
          <table:table-cell table:formula="of:=[.I8]/[.I22]" office:value-type="float" office:value="0.013292753894834" calcext:value-type="float">
            <text:p>0.0132927539</text:p>
          </table:table-cell>
          <table:table-cell table:formula="of:=[.J8]/[.J22]" office:value-type="float" office:value="0.0131005283151033" calcext:value-type="float">
            <text:p>0.0131005283</text:p>
          </table:table-cell>
          <table:table-cell table:formula="of:=[.K8]/[.K22]" office:value-type="float" office:value="0.0127988006526508" calcext:value-type="float">
            <text:p>0.0127988007</text:p>
          </table:table-cell>
          <table:table-cell table:formula="of:=[.L8]/[.L22]" office:value-type="float" office:value="0.0115030834395366" calcext:value-type="float">
            <text:p>0.0115030834</text:p>
          </table:table-cell>
          <table:table-cell table:formula="of:=[.M8]/[.M22]" office:value-type="float" office:value="0.0125893279563938" calcext:value-type="float">
            <text:p>0.012589328</text:p>
          </table:table-cell>
          <table:table-cell table:formula="of:=[.N8]/[.N22]" office:value-type="float" office:value="0.0117416275783741" calcext:value-type="float">
            <text:p>0.0117416276</text:p>
          </table:table-cell>
          <table:table-cell table:formula="of:=[.O8]/[.O22]" office:value-type="float" office:value="0.010827162988648" calcext:value-type="float">
            <text:p>0.010827163</text:p>
          </table:table-cell>
          <table:table-cell table:formula="of:=[.P8]/[.P22]" office:value-type="float" office:value="0.00760142675582266" calcext:value-type="float">
            <text:p>0.0076014268</text:p>
          </table:table-cell>
          <table:table-cell table:formula="of:=[.Q8]/[.Q22]" office:value-type="float" office:value="0.011033870853535" calcext:value-type="float">
            <text:p>0.0110338709</text:p>
          </table:table-cell>
          <table:table-cell table:formula="of:=[.R8]/[.R22]" office:value-type="float" office:value="0.0107540557815581" calcext:value-type="float">
            <text:p>0.0107540558</text:p>
          </table:table-cell>
          <table:table-cell table:formula="of:=[.S8]/[.S22]" office:value-type="float" office:value="0.0104623288698704" calcext:value-type="float">
            <text:p>0.0104623289</text:p>
          </table:table-cell>
          <table:table-cell table:formula="of:=[.T8]/[.T22]" office:value-type="float" office:value="0.0103084150363455" calcext:value-type="float">
            <text:p>0.010308415</text:p>
          </table:table-cell>
          <table:table-cell table:formula="of:=[.U8]/[.U22]" office:value-type="float" office:value="0.00978446075948373" calcext:value-type="float">
            <text:p>0.0097844608</text:p>
          </table:table-cell>
          <table:table-cell table:formula="of:=[.V8]/[.V22]" office:value-type="float" office:value="0.00871122580945389" calcext:value-type="float">
            <text:p>0.0087112258</text:p>
          </table:table-cell>
          <table:table-cell table:formula="of:=[.W8]/[.W22]" office:value-type="float" office:value="0.00924968106393679" calcext:value-type="float">
            <text:p>0.0092496811</text:p>
          </table:table-cell>
          <table:table-cell table:formula="of:=[.X8]/[.X22]" office:value-type="float" office:value="0.0093109649095705" calcext:value-type="float">
            <text:p>0.0093109649</text:p>
          </table:table-cell>
          <table:table-cell table:formula="of:=[.Y8]/[.Y22]" office:value-type="float" office:value="0.00910404213861662" calcext:value-type="float">
            <text:p>0.0091040421</text:p>
          </table:table-cell>
          <table:table-cell table:formula="of:=[.Z8]/[.Z22]" office:value-type="float" office:value="0.00848740157006681" calcext:value-type="float">
            <text:p>0.0084874016</text:p>
          </table:table-cell>
          <table:table-cell table:formula="of:=[.AA8]/[.AA22]" office:value-type="float" office:value="0.0084521262471252" calcext:value-type="float">
            <text:p>0.0084521262</text:p>
          </table:table-cell>
          <table:table-cell table:formula="of:=[.AB8]/[.AB22]" office:value-type="float" office:value="0.00814651244159191" calcext:value-type="float">
            <text:p>0.0081465124</text:p>
          </table:table-cell>
          <table:table-cell table:formula="of:=[.AC8]/[.AC22]" office:value-type="float" office:value="0.00879348694745178" calcext:value-type="float">
            <text:p>0.0087934869</text:p>
          </table:table-cell>
          <table:table-cell table:formula="of:=[.AD8]/[.AD22]" office:value-type="float" office:value="0.00817851324299584" calcext:value-type="float">
            <text:p>0.0081785132</text:p>
          </table:table-cell>
          <table:table-cell table:formula="of:=[.AE8]/[.AE22]" office:value-type="float" office:value="0.00842986108212896" calcext:value-type="float">
            <text:p>0.0084298611</text:p>
          </table:table-cell>
          <table:table-cell table:formula="of:=[.AF8]/[.AF22]" office:value-type="float" office:value="0.00794784969955866" calcext:value-type="float">
            <text:p>0.0079478497</text:p>
          </table:table-cell>
          <table:table-cell table:formula="of:=[.AG8]/[.AG22]" office:value-type="float" office:value="0.00763201257897718" calcext:value-type="float">
            <text:p>0.007632012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/[.B23]" office:value-type="float" office:value="0.0321052852539638" calcext:value-type="float">
            <text:p>0.0321052853</text:p>
          </table:table-cell>
          <table:table-cell table:formula="of:=[.C9]/[.C23]" office:value-type="float" office:value="0.026442700907232" calcext:value-type="float">
            <text:p>0.0264427009</text:p>
          </table:table-cell>
          <table:table-cell table:formula="of:=[.D9]/[.D23]" office:value-type="float" office:value="0.0266782794325336" calcext:value-type="float">
            <text:p>0.0266782794</text:p>
          </table:table-cell>
          <table:table-cell table:formula="of:=[.E9]/[.E23]" office:value-type="float" office:value="0.0277517701954344" calcext:value-type="float">
            <text:p>0.0277517702</text:p>
          </table:table-cell>
          <table:table-cell table:formula="of:=[.F9]/[.F23]" office:value-type="float" office:value="0.0341239196520295" calcext:value-type="float">
            <text:p>0.0341239197</text:p>
          </table:table-cell>
          <table:table-cell table:formula="of:=[.G9]/[.G23]" office:value-type="float" office:value="0.0383008375581462" calcext:value-type="float">
            <text:p>0.0383008376</text:p>
          </table:table-cell>
          <table:table-cell table:formula="of:=[.H9]/[.H23]" office:value-type="float" office:value="0.0368590090275473" calcext:value-type="float">
            <text:p>0.036859009</text:p>
          </table:table-cell>
          <table:table-cell table:formula="of:=[.I9]/[.I23]" office:value-type="float" office:value="0.0364153078028201" calcext:value-type="float">
            <text:p>0.0364153078</text:p>
          </table:table-cell>
          <table:table-cell table:formula="of:=[.J9]/[.J23]" office:value-type="float" office:value="0.0378383080223029" calcext:value-type="float">
            <text:p>0.037838308</text:p>
          </table:table-cell>
          <table:table-cell table:formula="of:=[.K9]/[.K23]" office:value-type="float" office:value="0.0402518257480129" calcext:value-type="float">
            <text:p>0.0402518257</text:p>
          </table:table-cell>
          <table:table-cell table:formula="of:=[.L9]/[.L23]" office:value-type="float" office:value="0.0408807453745443" calcext:value-type="float">
            <text:p>0.0408807454</text:p>
          </table:table-cell>
          <table:table-cell table:formula="of:=[.M9]/[.M23]" office:value-type="float" office:value="0.0401148084411723" calcext:value-type="float">
            <text:p>0.0401148084</text:p>
          </table:table-cell>
          <table:table-cell table:formula="of:=[.N9]/[.N23]" office:value-type="float" office:value="0.041005976981786" calcext:value-type="float">
            <text:p>0.041005977</text:p>
          </table:table-cell>
          <table:table-cell table:formula="of:=[.O9]/[.O23]" office:value-type="float" office:value="0.0375687495723451" calcext:value-type="float">
            <text:p>0.0375687496</text:p>
          </table:table-cell>
          <table:table-cell table:formula="of:=[.P9]/[.P23]" office:value-type="float" office:value="0.0298015699804439" calcext:value-type="float">
            <text:p>0.02980157</text:p>
          </table:table-cell>
          <table:table-cell table:formula="of:=[.Q9]/[.Q23]" office:value-type="float" office:value="0.0382690923243658" calcext:value-type="float">
            <text:p>0.0382690923</text:p>
          </table:table-cell>
          <table:table-cell table:formula="of:=[.R9]/[.R23]" office:value-type="float" office:value="0.0381533732383907" calcext:value-type="float">
            <text:p>0.0381533732</text:p>
          </table:table-cell>
          <table:table-cell table:formula="of:=[.S9]/[.S23]" office:value-type="float" office:value="0.0397755247396913" calcext:value-type="float">
            <text:p>0.0397755247</text:p>
          </table:table-cell>
          <table:table-cell table:formula="of:=[.T9]/[.T23]" office:value-type="float" office:value="0.036486910221679" calcext:value-type="float">
            <text:p>0.0364869102</text:p>
          </table:table-cell>
          <table:table-cell table:formula="of:=[.U9]/[.U23]" office:value-type="float" office:value="0.0354189011997067" calcext:value-type="float">
            <text:p>0.0354189012</text:p>
          </table:table-cell>
          <table:table-cell table:formula="of:=[.V9]/[.V23]" office:value-type="float" office:value="0.0370502956460407" calcext:value-type="float">
            <text:p>0.0370502956</text:p>
          </table:table-cell>
          <table:table-cell table:formula="of:=[.W9]/[.W23]" office:value-type="float" office:value="0.0378444762419461" calcext:value-type="float">
            <text:p>0.0378444762</text:p>
          </table:table-cell>
          <table:table-cell table:formula="of:=[.X9]/[.X23]" office:value-type="float" office:value="0.0288161567000394" calcext:value-type="float">
            <text:p>0.0288161567</text:p>
          </table:table-cell>
          <table:table-cell table:formula="of:=[.Y9]/[.Y23]" office:value-type="float" office:value="0.0363670378140886" calcext:value-type="float">
            <text:p>0.0363670378</text:p>
          </table:table-cell>
          <table:table-cell table:formula="of:=[.Z9]/[.Z23]" office:value-type="float" office:value="0.0330630802124473" calcext:value-type="float">
            <text:p>0.0330630802</text:p>
          </table:table-cell>
          <table:table-cell table:formula="of:=[.AA9]/[.AA23]" office:value-type="float" office:value="0.0354731353673841" calcext:value-type="float">
            <text:p>0.0354731354</text:p>
          </table:table-cell>
          <table:table-cell table:formula="of:=[.AB9]/[.AB23]" office:value-type="float" office:value="0.0317462252864766" calcext:value-type="float">
            <text:p>0.0317462253</text:p>
          </table:table-cell>
          <table:table-cell table:formula="of:=[.AC9]/[.AC23]" office:value-type="float" office:value="0.0315519122742789" calcext:value-type="float">
            <text:p>0.0315519123</text:p>
          </table:table-cell>
          <table:table-cell table:formula="of:=[.AD9]/[.AD23]" office:value-type="float" office:value="0.0336381799910153" calcext:value-type="float">
            <text:p>0.03363818</text:p>
          </table:table-cell>
          <table:table-cell table:formula="of:=[.AE9]/[.AE23]" office:value-type="float" office:value="0.0312936573969485" calcext:value-type="float">
            <text:p>0.0312936574</text:p>
          </table:table-cell>
          <table:table-cell table:formula="of:=[.AF9]/[.AF23]" office:value-type="float" office:value="0.0310311229295199" calcext:value-type="float">
            <text:p>0.0310311229</text:p>
          </table:table-cell>
          <table:table-cell table:formula="of:=[.AG9]/[.AG23]" office:value-type="float" office:value="0.0313474676681385" calcext:value-type="float">
            <text:p>0.031347467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/[.B24]" office:value-type="float" office:value="0.0294235846744921" calcext:value-type="float">
            <text:p>0.0294235847</text:p>
          </table:table-cell>
          <table:table-cell table:formula="of:=[.C10]/[.C24]" office:value-type="float" office:value="0.0159142798331621" calcext:value-type="float">
            <text:p>0.0159142798</text:p>
          </table:table-cell>
          <table:table-cell table:formula="of:=[.D10]/[.D24]" office:value-type="float" office:value="0.0189611740985031" calcext:value-type="float">
            <text:p>0.0189611741</text:p>
          </table:table-cell>
          <table:table-cell table:formula="of:=[.E10]/[.E24]" office:value-type="float" office:value="0.0188040017991347" calcext:value-type="float">
            <text:p>0.0188040018</text:p>
          </table:table-cell>
          <table:table-cell table:formula="of:=[.F10]/[.F24]" office:value-type="float" office:value="0.0388588662348318" calcext:value-type="float">
            <text:p>0.0388588662</text:p>
          </table:table-cell>
          <table:table-cell table:formula="of:=[.G10]/[.G24]" office:value-type="float" office:value="0.0455742424793592" calcext:value-type="float">
            <text:p>0.0455742425</text:p>
          </table:table-cell>
          <table:table-cell table:formula="of:=[.H10]/[.H24]" office:value-type="float" office:value="0.0460034555332132" calcext:value-type="float">
            <text:p>0.0460034555</text:p>
          </table:table-cell>
          <table:table-cell table:formula="of:=[.I10]/[.I24]" office:value-type="float" office:value="0.0472937807392996" calcext:value-type="float">
            <text:p>0.0472937807</text:p>
          </table:table-cell>
          <table:table-cell table:formula="of:=[.J10]/[.J24]" office:value-type="float" office:value="0.054633851325081" calcext:value-type="float">
            <text:p>0.0546338513</text:p>
          </table:table-cell>
          <table:table-cell table:formula="of:=[.K10]/[.K24]" office:value-type="float" office:value="0.061673454410187" calcext:value-type="float">
            <text:p>0.0616734544</text:p>
          </table:table-cell>
          <table:table-cell table:formula="of:=[.L10]/[.L24]" office:value-type="float" office:value="0.0632133393108792" calcext:value-type="float">
            <text:p>0.0632133393</text:p>
          </table:table-cell>
          <table:table-cell table:formula="of:=[.M10]/[.M24]" office:value-type="float" office:value="0.0615248955913958" calcext:value-type="float">
            <text:p>0.0615248956</text:p>
          </table:table-cell>
          <table:table-cell table:formula="of:=[.N10]/[.N24]" office:value-type="float" office:value="0.0668951345191105" calcext:value-type="float">
            <text:p>0.0668951345</text:p>
          </table:table-cell>
          <table:table-cell table:formula="of:=[.O10]/[.O24]" office:value-type="float" office:value="0.0545079711977446" calcext:value-type="float">
            <text:p>0.0545079712</text:p>
          </table:table-cell>
          <table:table-cell table:formula="of:=[.P10]/[.P24]" office:value-type="float" office:value="0.0683464989332846" calcext:value-type="float">
            <text:p>0.0683464989</text:p>
          </table:table-cell>
          <table:table-cell table:formula="of:=[.Q10]/[.Q24]" office:value-type="float" office:value="0.0699045085354793" calcext:value-type="float">
            <text:p>0.0699045085</text:p>
          </table:table-cell>
          <table:table-cell table:formula="of:=[.R10]/[.R24]" office:value-type="float" office:value="0.0726151538041768" calcext:value-type="float">
            <text:p>0.0726151538</text:p>
          </table:table-cell>
          <table:table-cell table:formula="of:=[.S10]/[.S24]" office:value-type="float" office:value="0.07482904348006" calcext:value-type="float">
            <text:p>0.0748290435</text:p>
          </table:table-cell>
          <table:table-cell table:formula="of:=[.T10]/[.T24]" office:value-type="float" office:value="0.0731406304524608" calcext:value-type="float">
            <text:p>0.0731406305</text:p>
          </table:table-cell>
          <table:table-cell table:formula="of:=[.U10]/[.U24]" office:value-type="float" office:value="0.0752120317405025" calcext:value-type="float">
            <text:p>0.0752120317</text:p>
          </table:table-cell>
          <table:table-cell table:formula="of:=[.V10]/[.V24]" office:value-type="float" office:value="0.0782055486648993" calcext:value-type="float">
            <text:p>0.0782055487</text:p>
          </table:table-cell>
          <table:table-cell table:formula="of:=[.W10]/[.W24]" office:value-type="float" office:value="0.0801969857301718" calcext:value-type="float">
            <text:p>0.0801969857</text:p>
          </table:table-cell>
          <table:table-cell table:formula="of:=[.X10]/[.X24]" office:value-type="float" office:value="0.0788457591191088" calcext:value-type="float">
            <text:p>0.0788457591</text:p>
          </table:table-cell>
          <table:table-cell table:formula="of:=[.Y10]/[.Y24]" office:value-type="float" office:value="0.0776331331652755" calcext:value-type="float">
            <text:p>0.0776331332</text:p>
          </table:table-cell>
          <table:table-cell table:formula="of:=[.Z10]/[.Z24]" office:value-type="float" office:value="0.0772756404691386" calcext:value-type="float">
            <text:p>0.0772756405</text:p>
          </table:table-cell>
          <table:table-cell table:formula="of:=[.AA10]/[.AA24]" office:value-type="float" office:value="0.0759307244115068" calcext:value-type="float">
            <text:p>0.0759307244</text:p>
          </table:table-cell>
          <table:table-cell table:formula="of:=[.AB10]/[.AB24]" office:value-type="float" office:value="0.0852663706522723" calcext:value-type="float">
            <text:p>0.0852663707</text:p>
          </table:table-cell>
          <table:table-cell table:formula="of:=[.AC10]/[.AC24]" office:value-type="float" office:value="0.0781137829239835" calcext:value-type="float">
            <text:p>0.0781137829</text:p>
          </table:table-cell>
          <table:table-cell table:formula="of:=[.AD10]/[.AD24]" office:value-type="float" office:value="0.073287240146266" calcext:value-type="float">
            <text:p>0.0732872401</text:p>
          </table:table-cell>
          <table:table-cell table:formula="of:=[.AE10]/[.AE24]" office:value-type="float" office:value="0.080646276284653" calcext:value-type="float">
            <text:p>0.0806462763</text:p>
          </table:table-cell>
          <table:table-cell table:formula="of:=[.AF10]/[.AF24]" office:value-type="float" office:value="0.082740301898724" calcext:value-type="float">
            <text:p>0.0827403019</text:p>
          </table:table-cell>
          <table:table-cell table:formula="of:=[.AG10]/[.AG24]" office:value-type="float" office:value="0.0843865064544266" calcext:value-type="float">
            <text:p>0.084386506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/[.B25]" office:value-type="float" office:value="0.0297408568917148" calcext:value-type="float">
            <text:p>0.0297408569</text:p>
          </table:table-cell>
          <table:table-cell table:formula="of:=[.C11]/[.C25]" office:value-type="float" office:value="0.010298869913001" calcext:value-type="float">
            <text:p>0.0102988699</text:p>
          </table:table-cell>
          <table:table-cell table:formula="of:=[.D11]/[.D25]" office:value-type="float" office:value="0.0113230761707558" calcext:value-type="float">
            <text:p>0.0113230762</text:p>
          </table:table-cell>
          <table:table-cell table:formula="of:=[.E11]/[.E25]" office:value-type="float" office:value="0.0112652188951077" calcext:value-type="float">
            <text:p>0.0112652189</text:p>
          </table:table-cell>
          <table:table-cell table:formula="of:=[.F11]/[.F25]" office:value-type="float" office:value="0.0172884772456878" calcext:value-type="float">
            <text:p>0.0172884772</text:p>
          </table:table-cell>
          <table:table-cell table:formula="of:=[.G11]/[.G25]" office:value-type="float" office:value="0.0214485000950116" calcext:value-type="float">
            <text:p>0.0214485001</text:p>
          </table:table-cell>
          <table:table-cell table:formula="of:=[.H11]/[.H25]" office:value-type="float" office:value="0.0212489226646074" calcext:value-type="float">
            <text:p>0.0212489227</text:p>
          </table:table-cell>
          <table:table-cell table:formula="of:=[.I11]/[.I25]" office:value-type="float" office:value="0.0216654031720234" calcext:value-type="float">
            <text:p>0.0216654032</text:p>
          </table:table-cell>
          <table:table-cell table:formula="of:=[.J11]/[.J25]" office:value-type="float" office:value="0.0308698964803365" calcext:value-type="float">
            <text:p>0.0308698965</text:p>
          </table:table-cell>
          <table:table-cell table:formula="of:=[.K11]/[.K25]" office:value-type="float" office:value="0.0334202775011128" calcext:value-type="float">
            <text:p>0.0334202775</text:p>
          </table:table-cell>
          <table:table-cell table:formula="of:=[.L11]/[.L25]" office:value-type="float" office:value="0.0362459285614539" calcext:value-type="float">
            <text:p>0.0362459286</text:p>
          </table:table-cell>
          <table:table-cell table:formula="of:=[.M11]/[.M25]" office:value-type="float" office:value="0.0348839507922429" calcext:value-type="float">
            <text:p>0.0348839508</text:p>
          </table:table-cell>
          <table:table-cell table:formula="of:=[.N11]/[.N25]" office:value-type="float" office:value="0.0463045814927781" calcext:value-type="float">
            <text:p>0.0463045815</text:p>
          </table:table-cell>
          <table:table-cell table:formula="of:=[.O11]/[.O25]" office:value-type="float" office:value="0.0461185384237233" calcext:value-type="float">
            <text:p>0.0461185384</text:p>
          </table:table-cell>
          <table:table-cell table:formula="of:=[.P11]/[.P25]" office:value-type="float" office:value="0.0528339836959001" calcext:value-type="float">
            <text:p>0.0528339837</text:p>
          </table:table-cell>
          <table:table-cell table:formula="of:=[.Q11]/[.Q25]" office:value-type="float" office:value="0.0536457485481499" calcext:value-type="float">
            <text:p>0.0536457485</text:p>
          </table:table-cell>
          <table:table-cell table:formula="of:=[.R11]/[.R25]" office:value-type="float" office:value="0.0630132380298717" calcext:value-type="float">
            <text:p>0.063013238</text:p>
          </table:table-cell>
          <table:table-cell table:formula="of:=[.S11]/[.S25]" office:value-type="float" office:value="0.0729251183230169" calcext:value-type="float">
            <text:p>0.0729251183</text:p>
          </table:table-cell>
          <table:table-cell table:formula="of:=[.T11]/[.T25]" office:value-type="float" office:value="0.0734007209580691" calcext:value-type="float">
            <text:p>0.073400721</text:p>
          </table:table-cell>
          <table:table-cell table:formula="of:=[.U11]/[.U25]" office:value-type="float" office:value="0.0711712218641437" calcext:value-type="float">
            <text:p>0.0711712219</text:p>
          </table:table-cell>
          <table:table-cell table:formula="of:=[.V11]/[.V25]" office:value-type="float" office:value="0.0859002923353146" calcext:value-type="float">
            <text:p>0.0859002923</text:p>
          </table:table-cell>
          <table:table-cell table:formula="of:=[.W11]/[.W25]" office:value-type="float" office:value="0.0963682995205678" calcext:value-type="float">
            <text:p>0.0963682995</text:p>
          </table:table-cell>
          <table:table-cell table:formula="of:=[.X11]/[.X25]" office:value-type="float" office:value="0.093406575962605" calcext:value-type="float">
            <text:p>0.093406576</text:p>
          </table:table-cell>
          <table:table-cell table:formula="of:=[.Y11]/[.Y25]" office:value-type="float" office:value="0.0948933195218913" calcext:value-type="float">
            <text:p>0.0948933195</text:p>
          </table:table-cell>
          <table:table-cell table:formula="of:=[.Z11]/[.Z25]" office:value-type="float" office:value="0.11243059744541" calcext:value-type="float">
            <text:p>0.1124305974</text:p>
          </table:table-cell>
          <table:table-cell table:formula="of:=[.AA11]/[.AA25]" office:value-type="float" office:value="0.142220654707951" calcext:value-type="float">
            <text:p>0.1422206547</text:p>
          </table:table-cell>
          <table:table-cell table:formula="of:=[.AB11]/[.AB25]" office:value-type="float" office:value="0.131334822851687" calcext:value-type="float">
            <text:p>0.1313348229</text:p>
          </table:table-cell>
          <table:table-cell table:formula="of:=[.AC11]/[.AC25]" office:value-type="float" office:value="0.127185598354543" calcext:value-type="float">
            <text:p>0.1271855984</text:p>
          </table:table-cell>
          <table:table-cell table:formula="of:=[.AD11]/[.AD25]" office:value-type="float" office:value="0.152802135713667" calcext:value-type="float">
            <text:p>0.1528021357</text:p>
          </table:table-cell>
          <table:table-cell table:formula="of:=[.AE11]/[.AE25]" office:value-type="float" office:value="0.160250886221154" calcext:value-type="float">
            <text:p>0.1602508862</text:p>
          </table:table-cell>
          <table:table-cell table:formula="of:=[.AF11]/[.AF25]" office:value-type="float" office:value="0.159530782578519" calcext:value-type="float">
            <text:p>0.1595307826</text:p>
          </table:table-cell>
          <table:table-cell table:formula="of:=[.AG11]/[.AG25]" office:value-type="float" office:value="0.157722745562398" calcext:value-type="float">
            <text:p>0.157722745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/[.B26]" office:value-type="float" office:value="0.0284003596193211" calcext:value-type="float">
            <text:p>0.0284003596</text:p>
          </table:table-cell>
          <table:table-cell table:formula="of:=[.C12]/[.C26]" office:value-type="float" office:value="0.00938631428644524" calcext:value-type="float">
            <text:p>0.0093863143</text:p>
          </table:table-cell>
          <table:table-cell table:formula="of:=[.D12]/[.D26]" office:value-type="float" office:value="0.0103150742162304" calcext:value-type="float">
            <text:p>0.0103150742</text:p>
          </table:table-cell>
          <table:table-cell table:formula="of:=[.E12]/[.E26]" office:value-type="float" office:value="0.00976780634457862" calcext:value-type="float">
            <text:p>0.0097678063</text:p>
          </table:table-cell>
          <table:table-cell table:formula="of:=[.F12]/[.F26]" office:value-type="float" office:value="0.016861056120673" calcext:value-type="float">
            <text:p>0.0168610561</text:p>
          </table:table-cell>
          <table:table-cell table:formula="of:=[.G12]/[.G26]" office:value-type="float" office:value="0.0203350048700496" calcext:value-type="float">
            <text:p>0.0203350049</text:p>
          </table:table-cell>
          <table:table-cell table:formula="of:=[.H12]/[.H26]" office:value-type="float" office:value="0.0209693604311737" calcext:value-type="float">
            <text:p>0.0209693604</text:p>
          </table:table-cell>
          <table:table-cell table:formula="of:=[.I12]/[.I26]" office:value-type="float" office:value="0.0206668930601991" calcext:value-type="float">
            <text:p>0.0206668931</text:p>
          </table:table-cell>
          <table:table-cell table:formula="of:=[.J12]/[.J26]" office:value-type="float" office:value="0.0268903942304884" calcext:value-type="float">
            <text:p>0.0268903942</text:p>
          </table:table-cell>
          <table:table-cell table:formula="of:=[.K12]/[.K26]" office:value-type="float" office:value="0.0294325949006856" calcext:value-type="float">
            <text:p>0.0294325949</text:p>
          </table:table-cell>
          <table:table-cell table:formula="of:=[.L12]/[.L26]" office:value-type="float" office:value="0.0292697230982105" calcext:value-type="float">
            <text:p>0.0292697231</text:p>
          </table:table-cell>
          <table:table-cell table:formula="of:=[.M12]/[.M26]" office:value-type="float" office:value="0.0303356070196916" calcext:value-type="float">
            <text:p>0.030335607</text:p>
          </table:table-cell>
          <table:table-cell table:formula="of:=[.N12]/[.N26]" office:value-type="float" office:value="0.03740876369937" calcext:value-type="float">
            <text:p>0.0374087637</text:p>
          </table:table-cell>
          <table:table-cell table:formula="of:=[.O12]/[.O26]" office:value-type="float" office:value="0.0405786134802939" calcext:value-type="float">
            <text:p>0.0405786135</text:p>
          </table:table-cell>
          <table:table-cell table:formula="of:=[.P12]/[.P26]" office:value-type="float" office:value="0.0409765962240472" calcext:value-type="float">
            <text:p>0.0409765962</text:p>
          </table:table-cell>
          <table:table-cell table:formula="of:=[.Q12]/[.Q26]" office:value-type="float" office:value="0.0405234681796477" calcext:value-type="float">
            <text:p>0.0405234682</text:p>
          </table:table-cell>
          <table:table-cell table:formula="of:=[.R12]/[.R26]" office:value-type="float" office:value="0.0453790754979391" calcext:value-type="float">
            <text:p>0.0453790755</text:p>
          </table:table-cell>
          <table:table-cell table:formula="of:=[.S12]/[.S26]" office:value-type="float" office:value="0.0476544854901518" calcext:value-type="float">
            <text:p>0.0476544855</text:p>
          </table:table-cell>
          <table:table-cell table:formula="of:=[.T12]/[.T26]" office:value-type="float" office:value="0.049484834326478" calcext:value-type="float">
            <text:p>0.0494848343</text:p>
          </table:table-cell>
          <table:table-cell table:formula="of:=[.U12]/[.U26]" office:value-type="float" office:value="0.0469220597971229" calcext:value-type="float">
            <text:p>0.0469220598</text:p>
          </table:table-cell>
          <table:table-cell table:formula="of:=[.V12]/[.V26]" office:value-type="float" office:value="0.0557292818443269" calcext:value-type="float">
            <text:p>0.0557292818</text:p>
          </table:table-cell>
          <table:table-cell table:formula="of:=[.W12]/[.W26]" office:value-type="float" office:value="0.0599646331528144" calcext:value-type="float">
            <text:p>0.0599646332</text:p>
          </table:table-cell>
          <table:table-cell table:formula="of:=[.X12]/[.X26]" office:value-type="float" office:value="0.0587875073786395" calcext:value-type="float">
            <text:p>0.0587875074</text:p>
          </table:table-cell>
          <table:table-cell table:formula="of:=[.Y12]/[.Y26]" office:value-type="float" office:value="0.0602230001751853" calcext:value-type="float">
            <text:p>0.0602230002</text:p>
          </table:table-cell>
          <table:table-cell table:formula="of:=[.Z12]/[.Z26]" office:value-type="float" office:value="0.0695767032191425" calcext:value-type="float">
            <text:p>0.0695767032</text:p>
          </table:table-cell>
          <table:table-cell table:formula="of:=[.AA12]/[.AA26]" office:value-type="float" office:value="0.0700509283548457" calcext:value-type="float">
            <text:p>0.0700509284</text:p>
          </table:table-cell>
          <table:table-cell table:formula="of:=[.AB12]/[.AB26]" office:value-type="float" office:value="0.070837794348591" calcext:value-type="float">
            <text:p>0.0708377943</text:p>
          </table:table-cell>
          <table:table-cell table:formula="of:=[.AC12]/[.AC26]" office:value-type="float" office:value="0.0736661975850579" calcext:value-type="float">
            <text:p>0.0736661976</text:p>
          </table:table-cell>
          <table:table-cell table:formula="of:=[.AD12]/[.AD26]" office:value-type="float" office:value="0.0786453397292565" calcext:value-type="float">
            <text:p>0.0786453397</text:p>
          </table:table-cell>
          <table:table-cell table:formula="of:=[.AE12]/[.AE26]" office:value-type="float" office:value="0.0801572774444275" calcext:value-type="float">
            <text:p>0.0801572774</text:p>
          </table:table-cell>
          <table:table-cell table:formula="of:=[.AF12]/[.AF26]" office:value-type="float" office:value="0.0803482196792033" calcext:value-type="float">
            <text:p>0.0803482197</text:p>
          </table:table-cell>
          <table:table-cell table:formula="of:=[.AG12]/[.AG26]" office:value-type="float" office:value="0.080604865612079" calcext:value-type="float">
            <text:p>0.080604865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/[.B27]" office:value-type="float" office:value="0.0277459250903503" calcext:value-type="float">
            <text:p>0.0277459251</text:p>
          </table:table-cell>
          <table:table-cell table:formula="of:=[.C13]/[.C27]" office:value-type="float" office:value="0.00925109728968377" calcext:value-type="float">
            <text:p>0.0092510973</text:p>
          </table:table-cell>
          <table:table-cell table:formula="of:=[.D13]/[.D27]" office:value-type="float" office:value="0.00935327865848688" calcext:value-type="float">
            <text:p>0.0093532787</text:p>
          </table:table-cell>
          <table:table-cell table:formula="of:=[.E13]/[.E27]" office:value-type="float" office:value="0.00954912483415597" calcext:value-type="float">
            <text:p>0.0095491248</text:p>
          </table:table-cell>
          <table:table-cell table:formula="of:=[.F13]/[.F27]" office:value-type="float" office:value="0.0160999250620191" calcext:value-type="float">
            <text:p>0.0160999251</text:p>
          </table:table-cell>
          <table:table-cell table:formula="of:=[.G13]/[.G27]" office:value-type="float" office:value="0.0185090262014942" calcext:value-type="float">
            <text:p>0.0185090262</text:p>
          </table:table-cell>
          <table:table-cell table:formula="of:=[.H13]/[.H27]" office:value-type="float" office:value="0.0192678749285608" calcext:value-type="float">
            <text:p>0.0192678749</text:p>
          </table:table-cell>
          <table:table-cell table:formula="of:=[.I13]/[.I27]" office:value-type="float" office:value="0.0195412714393378" calcext:value-type="float">
            <text:p>0.0195412714</text:p>
          </table:table-cell>
          <table:table-cell table:formula="of:=[.J13]/[.J27]" office:value-type="float" office:value="0.0244903069133918" calcext:value-type="float">
            <text:p>0.0244903069</text:p>
          </table:table-cell>
          <table:table-cell table:formula="of:=[.K13]/[.K27]" office:value-type="float" office:value="0.0278512158432211" calcext:value-type="float">
            <text:p>0.0278512158</text:p>
          </table:table-cell>
          <table:table-cell table:formula="of:=[.L13]/[.L27]" office:value-type="float" office:value="0.0275225821838526" calcext:value-type="float">
            <text:p>0.0275225822</text:p>
          </table:table-cell>
          <table:table-cell table:formula="of:=[.M13]/[.M27]" office:value-type="float" office:value="0.0269340204794441" calcext:value-type="float">
            <text:p>0.0269340205</text:p>
          </table:table-cell>
          <table:table-cell table:formula="of:=[.N13]/[.N27]" office:value-type="float" office:value="0.0352455700533855" calcext:value-type="float">
            <text:p>0.0352455701</text:p>
          </table:table-cell>
          <table:table-cell table:formula="of:=[.O13]/[.O27]" office:value-type="float" office:value="0.0356719503552874" calcext:value-type="float">
            <text:p>0.0356719504</text:p>
          </table:table-cell>
          <table:table-cell table:formula="of:=[.P13]/[.P27]" office:value-type="float" office:value="0.0376305274832002" calcext:value-type="float">
            <text:p>0.0376305275</text:p>
          </table:table-cell>
          <table:table-cell table:formula="of:=[.Q13]/[.Q27]" office:value-type="float" office:value="0.0375945079229849" calcext:value-type="float">
            <text:p>0.0375945079</text:p>
          </table:table-cell>
          <table:table-cell table:formula="of:=[.R13]/[.R27]" office:value-type="float" office:value="0.0445514917366051" calcext:value-type="float">
            <text:p>0.0445514917</text:p>
          </table:table-cell>
          <table:table-cell table:formula="of:=[.S13]/[.S27]" office:value-type="float" office:value="0.0442855450082419" calcext:value-type="float">
            <text:p>0.044285545</text:p>
          </table:table-cell>
          <table:table-cell table:formula="of:=[.T13]/[.T27]" office:value-type="float" office:value="0.0467803619620112" calcext:value-type="float">
            <text:p>0.046780362</text:p>
          </table:table-cell>
          <table:table-cell table:formula="of:=[.U13]/[.U27]" office:value-type="float" office:value="0.0483961948148774" calcext:value-type="float">
            <text:p>0.0483961948</text:p>
          </table:table-cell>
          <table:table-cell table:formula="of:=[.V13]/[.V27]" office:value-type="float" office:value="0.0543912092204639" calcext:value-type="float">
            <text:p>0.0543912092</text:p>
          </table:table-cell>
          <table:table-cell table:formula="of:=[.W13]/[.W27]" office:value-type="float" office:value="0.0547950574724003" calcext:value-type="float">
            <text:p>0.0547950575</text:p>
          </table:table-cell>
          <table:table-cell table:formula="of:=[.X13]/[.X27]" office:value-type="float" office:value="0.0576005386679221" calcext:value-type="float">
            <text:p>0.0576005387</text:p>
          </table:table-cell>
          <table:table-cell table:formula="of:=[.Y13]/[.Y27]" office:value-type="float" office:value="0.0559724917683203" calcext:value-type="float">
            <text:p>0.0559724918</text:p>
          </table:table-cell>
          <table:table-cell table:formula="of:=[.Z13]/[.Z27]" office:value-type="float" office:value="0.062159689520373" calcext:value-type="float">
            <text:p>0.0621596895</text:p>
          </table:table-cell>
          <table:table-cell table:formula="of:=[.AA13]/[.AA27]" office:value-type="float" office:value="0.065323510342097" calcext:value-type="float">
            <text:p>0.0653235103</text:p>
          </table:table-cell>
          <table:table-cell table:formula="of:=[.AB13]/[.AB27]" office:value-type="float" office:value="0.0672194492910787" calcext:value-type="float">
            <text:p>0.0672194493</text:p>
          </table:table-cell>
          <table:table-cell table:formula="of:=[.AC13]/[.AC27]" office:value-type="float" office:value="0.0639999240689954" calcext:value-type="float">
            <text:p>0.0639999241</text:p>
          </table:table-cell>
          <table:table-cell table:formula="of:=[.AD13]/[.AD27]" office:value-type="float" office:value="0.0734486446551494" calcext:value-type="float">
            <text:p>0.0734486447</text:p>
          </table:table-cell>
          <table:table-cell table:formula="of:=[.AE13]/[.AE27]" office:value-type="float" office:value="0.075546797792639" calcext:value-type="float">
            <text:p>0.0755467978</text:p>
          </table:table-cell>
          <table:table-cell table:formula="of:=[.AF13]/[.AF27]" office:value-type="float" office:value="0.0759123991614948" calcext:value-type="float">
            <text:p>0.0759123992</text:p>
          </table:table-cell>
          <table:table-cell table:formula="of:=[.AG13]/[.AG27]" office:value-type="float" office:value="0.0741313509129083" calcext:value-type="float">
            <text:p>0.0741313509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nqueens_omp_sca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/[.B30]" office:value-type="float" office:value="0.000127954631429647" calcext:value-type="float">
            <text:p>0.0001279546</text:p>
          </table:table-cell>
          <table:table-cell table:formula="of:=[.C2]/[.C30]" office:value-type="float" office:value="0.0000977007313264829" calcext:value-type="float">
            <text:p>9.77007313264829E-005</text:p>
          </table:table-cell>
          <table:table-cell table:formula="of:=[.D2]/[.D30]" office:value-type="float" office:value="0.0000975566247769583" calcext:value-type="float">
            <text:p>9.75566247769583E-005</text:p>
          </table:table-cell>
          <table:table-cell table:formula="of:=[.E2]/[.E30]" office:value-type="float" office:value="0.0000923722346088735" calcext:value-type="float">
            <text:p>9.23722346088735E-005</text:p>
          </table:table-cell>
          <table:table-cell table:formula="of:=[.F2]/[.F30]" office:value-type="float" office:value="0.0000864699607875974" calcext:value-type="float">
            <text:p>0.00008647</text:p>
          </table:table-cell>
          <table:table-cell table:formula="of:=[.G2]/[.G30]" office:value-type="float" office:value="0.000079575469068384" calcext:value-type="float">
            <text:p>7.9575469068384E-005</text:p>
          </table:table-cell>
          <table:table-cell table:formula="of:=[.H2]/[.H30]" office:value-type="float" office:value="0.0000761510939658062" calcext:value-type="float">
            <text:p>7.61510939658062E-005</text:p>
          </table:table-cell>
          <table:table-cell table:formula="of:=[.I2]/[.I30]" office:value-type="float" office:value="0.0000738622245656141" calcext:value-type="float">
            <text:p>7.38622245656141E-005</text:p>
          </table:table-cell>
          <table:table-cell table:formula="of:=[.J2]/[.J30]" office:value-type="float" office:value="0.0000720459643342416" calcext:value-type="float">
            <text:p>0.000072046</text:p>
          </table:table-cell>
          <table:table-cell table:formula="of:=[.K2]/[.K30]" office:value-type="float" office:value="0.0000739562253746285" calcext:value-type="float">
            <text:p>7.39562253746285E-005</text:p>
          </table:table-cell>
          <table:table-cell table:formula="of:=[.L2]/[.L30]" office:value-type="float" office:value="0.0000717977937107503" calcext:value-type="float">
            <text:p>7.17977937107503E-005</text:p>
          </table:table-cell>
          <table:table-cell table:formula="of:=[.M2]/[.M30]" office:value-type="float" office:value="0.0000669062879118376" calcext:value-type="float">
            <text:p>6.69062879118376E-005</text:p>
          </table:table-cell>
          <table:table-cell table:formula="of:=[.N2]/[.N30]" office:value-type="float" office:value="0.0000657413147087375" calcext:value-type="float">
            <text:p>6.57413147087375E-005</text:p>
          </table:table-cell>
          <table:table-cell table:formula="of:=[.O2]/[.O30]" office:value-type="float" office:value="0.0000527504319500925" calcext:value-type="float">
            <text:p>5.27504319500925E-005</text:p>
          </table:table-cell>
          <table:table-cell table:formula="of:=[.P2]/[.P30]" office:value-type="float" office:value="0.0000606824311145896" calcext:value-type="float">
            <text:p>6.06824311145896E-005</text:p>
          </table:table-cell>
          <table:table-cell table:formula="of:=[.Q2]/[.Q30]" office:value-type="float" office:value="0.0000612452189204874" calcext:value-type="float">
            <text:p>6.12452189204874E-005</text:p>
          </table:table-cell>
          <table:table-cell table:formula="of:=[.R2]/[.R30]" office:value-type="float" office:value="0.0000549946280006775" calcext:value-type="float">
            <text:p>5.49946280006775E-005</text:p>
          </table:table-cell>
          <table:table-cell table:formula="of:=[.S2]/[.S30]" office:value-type="float" office:value="0.0000596414637409844" calcext:value-type="float">
            <text:p>5.96414637409844E-005</text:p>
          </table:table-cell>
          <table:table-cell table:formula="of:=[.T2]/[.T30]" office:value-type="float" office:value="0.0000576102507258337" calcext:value-type="float">
            <text:p>5.76102507258337E-005</text:p>
          </table:table-cell>
          <table:table-cell table:formula="of:=[.U2]/[.U30]" office:value-type="float" office:value="0.000051564577078971" calcext:value-type="float">
            <text:p>5.1564577078971E-005</text:p>
          </table:table-cell>
          <table:table-cell table:formula="of:=[.V2]/[.V30]" office:value-type="float" office:value="0.0000539660520128818" calcext:value-type="float">
            <text:p>5.39660520128818E-005</text:p>
          </table:table-cell>
          <table:table-cell table:formula="of:=[.W2]/[.W30]" office:value-type="float" office:value="0.000052295042636165" calcext:value-type="float">
            <text:p>0.000052295</text:p>
          </table:table-cell>
          <table:table-cell table:formula="of:=[.X2]/[.X30]" office:value-type="float" office:value="0.0000518582873977728" calcext:value-type="float">
            <text:p>5.18582873977728E-005</text:p>
          </table:table-cell>
          <table:table-cell table:formula="of:=[.Y2]/[.Y30]" office:value-type="float" office:value="0.0000519972523707743" calcext:value-type="float">
            <text:p>5.19972523707743E-005</text:p>
          </table:table-cell>
          <table:table-cell table:formula="of:=[.Z2]/[.Z30]" office:value-type="float" office:value="0.0000505280142740598" calcext:value-type="float">
            <text:p>0.000050528</text:p>
          </table:table-cell>
          <table:table-cell table:formula="of:=[.AA2]/[.AA30]" office:value-type="float" office:value="0.0000472367917126265" calcext:value-type="float">
            <text:p>4.72367917126265E-005</text:p>
          </table:table-cell>
          <table:table-cell table:formula="of:=[.AB2]/[.AB30]" office:value-type="float" office:value="0.0000475498350504725" calcext:value-type="float">
            <text:p>4.75498350504725E-005</text:p>
          </table:table-cell>
          <table:table-cell table:formula="of:=[.AC2]/[.AC30]" office:value-type="float" office:value="0.0000439698797654625" calcext:value-type="float">
            <text:p>4.39698797654625E-005</text:p>
          </table:table-cell>
          <table:table-cell table:formula="of:=[.AD2]/[.AD30]" office:value-type="float" office:value="0.0000468765998977097" calcext:value-type="float">
            <text:p>4.68765998977097E-005</text:p>
          </table:table-cell>
          <table:table-cell table:formula="of:=[.AE2]/[.AE30]" office:value-type="float" office:value="0.0000451399487428742" calcext:value-type="float">
            <text:p>4.51399487428742E-005</text:p>
          </table:table-cell>
          <table:table-cell table:formula="of:=[.AF2]/[.AF30]" office:value-type="float" office:value="0.0000422346314450367" calcext:value-type="float">
            <text:p>4.22346314450367E-005</text:p>
          </table:table-cell>
          <table:table-cell table:formula="of:=[.AG2]/[.AG30]" office:value-type="float" office:value="0.0000435071016815624" calcext:value-type="float">
            <text:p>4.35071016815624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/[.B31]" office:value-type="float" office:value="0.000259744427119722" calcext:value-type="float">
            <text:p>0.0002597444</text:p>
          </table:table-cell>
          <table:table-cell table:formula="of:=[.C3]/[.C31]" office:value-type="float" office:value="0.000195991610572946" calcext:value-type="float">
            <text:p>0.0001959916</text:p>
          </table:table-cell>
          <table:table-cell table:formula="of:=[.D3]/[.D31]" office:value-type="float" office:value="0.000209063209453677" calcext:value-type="float">
            <text:p>0.0002090632</text:p>
          </table:table-cell>
          <table:table-cell table:formula="of:=[.E3]/[.E31]" office:value-type="float" office:value="0.000180644384325229" calcext:value-type="float">
            <text:p>0.0001806444</text:p>
          </table:table-cell>
          <table:table-cell table:formula="of:=[.F3]/[.F31]" office:value-type="float" office:value="0.000168203049643702" calcext:value-type="float">
            <text:p>0.000168203</text:p>
          </table:table-cell>
          <table:table-cell table:formula="of:=[.G3]/[.G31]" office:value-type="float" office:value="0.000159058493761081" calcext:value-type="float">
            <text:p>0.0001590585</text:p>
          </table:table-cell>
          <table:table-cell table:formula="of:=[.H3]/[.H31]" office:value-type="float" office:value="0.000150421072573201" calcext:value-type="float">
            <text:p>0.0001504211</text:p>
          </table:table-cell>
          <table:table-cell table:formula="of:=[.I3]/[.I31]" office:value-type="float" office:value="0.000144766406623668" calcext:value-type="float">
            <text:p>0.0001447664</text:p>
          </table:table-cell>
          <table:table-cell table:formula="of:=[.J3]/[.J31]" office:value-type="float" office:value="0.000140804761199774" calcext:value-type="float">
            <text:p>0.0001408048</text:p>
          </table:table-cell>
          <table:table-cell table:formula="of:=[.K3]/[.K31]" office:value-type="float" office:value="0.000138026259216787" calcext:value-type="float">
            <text:p>0.0001380263</text:p>
          </table:table-cell>
          <table:table-cell table:formula="of:=[.L3]/[.L31]" office:value-type="float" office:value="0.000127142458955718" calcext:value-type="float">
            <text:p>0.0001271425</text:p>
          </table:table-cell>
          <table:table-cell table:formula="of:=[.M3]/[.M31]" office:value-type="float" office:value="0.000129044323594699" calcext:value-type="float">
            <text:p>0.0001290443</text:p>
          </table:table-cell>
          <table:table-cell table:formula="of:=[.N3]/[.N31]" office:value-type="float" office:value="0.000141037700403738" calcext:value-type="float">
            <text:p>0.0001410377</text:p>
          </table:table-cell>
          <table:table-cell table:formula="of:=[.O3]/[.O31]" office:value-type="float" office:value="0.000121269412912218" calcext:value-type="float">
            <text:p>0.0001212694</text:p>
          </table:table-cell>
          <table:table-cell table:formula="of:=[.P3]/[.P31]" office:value-type="float" office:value="0.000104692470805333" calcext:value-type="float">
            <text:p>0.0001046925</text:p>
          </table:table-cell>
          <table:table-cell table:formula="of:=[.Q3]/[.Q31]" office:value-type="float" office:value="0.000122837306705413" calcext:value-type="float">
            <text:p>0.0001228373</text:p>
          </table:table-cell>
          <table:table-cell table:formula="of:=[.R3]/[.R31]" office:value-type="float" office:value="0.000114207025630396" calcext:value-type="float">
            <text:p>0.000114207</text:p>
          </table:table-cell>
          <table:table-cell table:formula="of:=[.S3]/[.S31]" office:value-type="float" office:value="0.000113865588118448" calcext:value-type="float">
            <text:p>0.0001138656</text:p>
          </table:table-cell>
          <table:table-cell table:formula="of:=[.T3]/[.T31]" office:value-type="float" office:value="0.000115247366356933" calcext:value-type="float">
            <text:p>0.0001152474</text:p>
          </table:table-cell>
          <table:table-cell table:formula="of:=[.U3]/[.U31]" office:value-type="float" office:value="0.000102871532195913" calcext:value-type="float">
            <text:p>0.0001028715</text:p>
          </table:table-cell>
          <table:table-cell table:formula="of:=[.V3]/[.V31]" office:value-type="float" office:value="0.000114806547872319" calcext:value-type="float">
            <text:p>0.0001148065</text:p>
          </table:table-cell>
          <table:table-cell table:formula="of:=[.W3]/[.W31]" office:value-type="float" office:value="0.000110292978234206" calcext:value-type="float">
            <text:p>0.000110293</text:p>
          </table:table-cell>
          <table:table-cell table:formula="of:=[.X3]/[.X31]" office:value-type="float" office:value="0.000109622890362631" calcext:value-type="float">
            <text:p>0.0001096229</text:p>
          </table:table-cell>
          <table:table-cell table:formula="of:=[.Y3]/[.Y31]" office:value-type="float" office:value="0.0000939643403217869" calcext:value-type="float">
            <text:p>9.39643403217869E-005</text:p>
          </table:table-cell>
          <table:table-cell table:formula="of:=[.Z3]/[.Z31]" office:value-type="float" office:value="0.0000991325324469775" calcext:value-type="float">
            <text:p>9.91325324469775E-005</text:p>
          </table:table-cell>
          <table:table-cell table:formula="of:=[.AA3]/[.AA31]" office:value-type="float" office:value="0.0000985075813775621" calcext:value-type="float">
            <text:p>9.85075813775621E-005</text:p>
          </table:table-cell>
          <table:table-cell table:formula="of:=[.AB3]/[.AB31]" office:value-type="float" office:value="0.0000892943048224761" calcext:value-type="float">
            <text:p>8.92943048224761E-005</text:p>
          </table:table-cell>
          <table:table-cell table:formula="of:=[.AC3]/[.AC31]" office:value-type="float" office:value="0.0000928447035318671" calcext:value-type="float">
            <text:p>9.28447035318671E-005</text:p>
          </table:table-cell>
          <table:table-cell table:formula="of:=[.AD3]/[.AD31]" office:value-type="float" office:value="0.0000933007035149678" calcext:value-type="float">
            <text:p>9.33007035149678E-005</text:p>
          </table:table-cell>
          <table:table-cell table:formula="of:=[.AE3]/[.AE31]" office:value-type="float" office:value="0.0000889704322396232" calcext:value-type="float">
            <text:p>8.89704322396232E-005</text:p>
          </table:table-cell>
          <table:table-cell table:formula="of:=[.AF3]/[.AF31]" office:value-type="float" office:value="0.0000912836199294533" calcext:value-type="float">
            <text:p>9.12836199294533E-005</text:p>
          </table:table-cell>
          <table:table-cell table:formula="of:=[.AG3]/[.AG31]" office:value-type="float" office:value="0.0000869939220910806" calcext:value-type="float">
            <text:p>8.69939220910806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/[.B32]" office:value-type="float" office:value="0.000420423367790155" calcext:value-type="float">
            <text:p>0.0004204234</text:p>
          </table:table-cell>
          <table:table-cell table:formula="of:=[.C4]/[.C32]" office:value-type="float" office:value="0.000317066787643452" calcext:value-type="float">
            <text:p>0.0003170668</text:p>
          </table:table-cell>
          <table:table-cell table:formula="of:=[.D4]/[.D32]" office:value-type="float" office:value="0.000304627230554149" calcext:value-type="float">
            <text:p>0.0003046272</text:p>
          </table:table-cell>
          <table:table-cell table:formula="of:=[.E4]/[.E32]" office:value-type="float" office:value="0.000273471523814454" calcext:value-type="float">
            <text:p>0.0002734715</text:p>
          </table:table-cell>
          <table:table-cell table:formula="of:=[.F4]/[.F32]" office:value-type="float" office:value="0.000276743260725453" calcext:value-type="float">
            <text:p>0.0002767433</text:p>
          </table:table-cell>
          <table:table-cell table:formula="of:=[.G4]/[.G32]" office:value-type="float" office:value="0.000256904976429459" calcext:value-type="float">
            <text:p>0.000256905</text:p>
          </table:table-cell>
          <table:table-cell table:formula="of:=[.H4]/[.H32]" office:value-type="float" office:value="0.000247604567567128" calcext:value-type="float">
            <text:p>0.0002476046</text:p>
          </table:table-cell>
          <table:table-cell table:formula="of:=[.I4]/[.I32]" office:value-type="float" office:value="0.000236440172514363" calcext:value-type="float">
            <text:p>0.0002364402</text:p>
          </table:table-cell>
          <table:table-cell table:formula="of:=[.J4]/[.J32]" office:value-type="float" office:value="0.00019933796003978" calcext:value-type="float">
            <text:p>0.000199338</text:p>
          </table:table-cell>
          <table:table-cell table:formula="of:=[.K4]/[.K32]" office:value-type="float" office:value="0.000205612199980623" calcext:value-type="float">
            <text:p>0.0002056122</text:p>
          </table:table-cell>
          <table:table-cell table:formula="of:=[.L4]/[.L32]" office:value-type="float" office:value="0.000204851986833974" calcext:value-type="float">
            <text:p>0.000204852</text:p>
          </table:table-cell>
          <table:table-cell table:formula="of:=[.M4]/[.M32]" office:value-type="float" office:value="0.000196844359522549" calcext:value-type="float">
            <text:p>0.0001968444</text:p>
          </table:table-cell>
          <table:table-cell table:formula="of:=[.N4]/[.N32]" office:value-type="float" office:value="0.000198012242900478" calcext:value-type="float">
            <text:p>0.0001980122</text:p>
          </table:table-cell>
          <table:table-cell table:formula="of:=[.O4]/[.O32]" office:value-type="float" office:value="0.000188303363435214" calcext:value-type="float">
            <text:p>0.0001883034</text:p>
          </table:table-cell>
          <table:table-cell table:formula="of:=[.P4]/[.P32]" office:value-type="float" office:value="0.000185523965383314" calcext:value-type="float">
            <text:p>0.000185524</text:p>
          </table:table-cell>
          <table:table-cell table:formula="of:=[.Q4]/[.Q32]" office:value-type="float" office:value="0.000186131544031813" calcext:value-type="float">
            <text:p>0.0001861315</text:p>
          </table:table-cell>
          <table:table-cell table:formula="of:=[.R4]/[.R32]" office:value-type="float" office:value="0.000169602472519221" calcext:value-type="float">
            <text:p>0.0001696025</text:p>
          </table:table-cell>
          <table:table-cell table:formula="of:=[.S4]/[.S32]" office:value-type="float" office:value="0.000183263101130633" calcext:value-type="float">
            <text:p>0.0001832631</text:p>
          </table:table-cell>
          <table:table-cell table:formula="of:=[.T4]/[.T32]" office:value-type="float" office:value="0.000178844038516329" calcext:value-type="float">
            <text:p>0.000178844</text:p>
          </table:table-cell>
          <table:table-cell table:formula="of:=[.U4]/[.U32]" office:value-type="float" office:value="0.000159183239085294" calcext:value-type="float">
            <text:p>0.0001591832</text:p>
          </table:table-cell>
          <table:table-cell table:formula="of:=[.V4]/[.V32]" office:value-type="float" office:value="0.00014868074675746" calcext:value-type="float">
            <text:p>0.0001486807</text:p>
          </table:table-cell>
          <table:table-cell table:formula="of:=[.W4]/[.W32]" office:value-type="float" office:value="0.000158922848504462" calcext:value-type="float">
            <text:p>0.0001589228</text:p>
          </table:table-cell>
          <table:table-cell table:formula="of:=[.X4]/[.X32]" office:value-type="float" office:value="0.000161234106664026" calcext:value-type="float">
            <text:p>0.0001612341</text:p>
          </table:table-cell>
          <table:table-cell table:formula="of:=[.Y4]/[.Y32]" office:value-type="float" office:value="0.000158711057389456" calcext:value-type="float">
            <text:p>0.0001587111</text:p>
          </table:table-cell>
          <table:table-cell table:formula="of:=[.Z4]/[.Z32]" office:value-type="float" office:value="0.000125580489494447" calcext:value-type="float">
            <text:p>0.0001255805</text:p>
          </table:table-cell>
          <table:table-cell table:formula="of:=[.AA4]/[.AA32]" office:value-type="float" office:value="0.000152767146272814" calcext:value-type="float">
            <text:p>0.0001527671</text:p>
          </table:table-cell>
          <table:table-cell table:formula="of:=[.AB4]/[.AB32]" office:value-type="float" office:value="0.000138411697246495" calcext:value-type="float">
            <text:p>0.0001384117</text:p>
          </table:table-cell>
          <table:table-cell table:formula="of:=[.AC4]/[.AC32]" office:value-type="float" office:value="0.000139991234858311" calcext:value-type="float">
            <text:p>0.0001399912</text:p>
          </table:table-cell>
          <table:table-cell table:formula="of:=[.AD4]/[.AD32]" office:value-type="float" office:value="0.000133251236023115" calcext:value-type="float">
            <text:p>0.0001332512</text:p>
          </table:table-cell>
          <table:table-cell table:formula="of:=[.AE4]/[.AE32]" office:value-type="float" office:value="0.000129294829231499" calcext:value-type="float">
            <text:p>0.0001292948</text:p>
          </table:table-cell>
          <table:table-cell table:formula="of:=[.AF4]/[.AF32]" office:value-type="float" office:value="0.000135471171838046" calcext:value-type="float">
            <text:p>0.0001354712</text:p>
          </table:table-cell>
          <table:table-cell table:formula="of:=[.AG4]/[.AG32]" office:value-type="float" office:value="0.000137287026949491" calcext:value-type="float">
            <text:p>0.00013728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/[.B33]" office:value-type="float" office:value="0.000718033958563895" calcext:value-type="float">
            <text:p>0.000718034</text:p>
          </table:table-cell>
          <table:table-cell table:formula="of:=[.C5]/[.C33]" office:value-type="float" office:value="0.000541465080581959" calcext:value-type="float">
            <text:p>0.0005414651</text:p>
          </table:table-cell>
          <table:table-cell table:formula="of:=[.D5]/[.D33]" office:value-type="float" office:value="0.000559794470090813" calcext:value-type="float">
            <text:p>0.0005597945</text:p>
          </table:table-cell>
          <table:table-cell table:formula="of:=[.E5]/[.E33]" office:value-type="float" office:value="0.000475618045744878" calcext:value-type="float">
            <text:p>0.000475618</text:p>
          </table:table-cell>
          <table:table-cell table:formula="of:=[.F5]/[.F33]" office:value-type="float" office:value="0.00045350314584111" calcext:value-type="float">
            <text:p>0.0004535031</text:p>
          </table:table-cell>
          <table:table-cell table:formula="of:=[.G5]/[.G33]" office:value-type="float" office:value="0.000426546060437489" calcext:value-type="float">
            <text:p>0.0004265461</text:p>
          </table:table-cell>
          <table:table-cell table:formula="of:=[.H5]/[.H33]" office:value-type="float" office:value="0.000413077392162414" calcext:value-type="float">
            <text:p>0.0004130774</text:p>
          </table:table-cell>
          <table:table-cell table:formula="of:=[.I5]/[.I33]" office:value-type="float" office:value="0.000385285010418898" calcext:value-type="float">
            <text:p>0.000385285</text:p>
          </table:table-cell>
          <table:table-cell table:formula="of:=[.J5]/[.J33]" office:value-type="float" office:value="0.00037297608066539" calcext:value-type="float">
            <text:p>0.0003729761</text:p>
          </table:table-cell>
          <table:table-cell table:formula="of:=[.K5]/[.K33]" office:value-type="float" office:value="0.000373273665897579" calcext:value-type="float">
            <text:p>0.0003732737</text:p>
          </table:table-cell>
          <table:table-cell table:formula="of:=[.L5]/[.L33]" office:value-type="float" office:value="0.000333381972320642" calcext:value-type="float">
            <text:p>0.000333382</text:p>
          </table:table-cell>
          <table:table-cell table:formula="of:=[.M5]/[.M33]" office:value-type="float" office:value="0.000346442077686407" calcext:value-type="float">
            <text:p>0.0003464421</text:p>
          </table:table-cell>
          <table:table-cell table:formula="of:=[.N5]/[.N33]" office:value-type="float" office:value="0.000338278935809759" calcext:value-type="float">
            <text:p>0.0003382789</text:p>
          </table:table-cell>
          <table:table-cell table:formula="of:=[.O5]/[.O33]" office:value-type="float" office:value="0.000293779536099185" calcext:value-type="float">
            <text:p>0.0002937795</text:p>
          </table:table-cell>
          <table:table-cell table:formula="of:=[.P5]/[.P33]" office:value-type="float" office:value="0.000324422425757246" calcext:value-type="float">
            <text:p>0.0003244224</text:p>
          </table:table-cell>
          <table:table-cell table:formula="of:=[.Q5]/[.Q33]" office:value-type="float" office:value="0.00028387505870061" calcext:value-type="float">
            <text:p>0.0002838751</text:p>
          </table:table-cell>
          <table:table-cell table:formula="of:=[.R5]/[.R33]" office:value-type="float" office:value="0.00027222346867474" calcext:value-type="float">
            <text:p>0.0002722235</text:p>
          </table:table-cell>
          <table:table-cell table:formula="of:=[.S5]/[.S33]" office:value-type="float" office:value="0.000275605838582085" calcext:value-type="float">
            <text:p>0.0002756058</text:p>
          </table:table-cell>
          <table:table-cell table:formula="of:=[.T5]/[.T33]" office:value-type="float" office:value="0.000243512033945243" calcext:value-type="float">
            <text:p>0.000243512</text:p>
          </table:table-cell>
          <table:table-cell table:formula="of:=[.U5]/[.U33]" office:value-type="float" office:value="0.000237256332086566" calcext:value-type="float">
            <text:p>0.0002372563</text:p>
          </table:table-cell>
          <table:table-cell table:formula="of:=[.V5]/[.V33]" office:value-type="float" office:value="0.000255567353427369" calcext:value-type="float">
            <text:p>0.0002555674</text:p>
          </table:table-cell>
          <table:table-cell table:formula="of:=[.W5]/[.W33]" office:value-type="float" office:value="0.000233741373497203" calcext:value-type="float">
            <text:p>0.0002337414</text:p>
          </table:table-cell>
          <table:table-cell table:formula="of:=[.X5]/[.X33]" office:value-type="float" office:value="0.000236493586385742" calcext:value-type="float">
            <text:p>0.0002364936</text:p>
          </table:table-cell>
          <table:table-cell table:formula="of:=[.Y5]/[.Y33]" office:value-type="float" office:value="0.000233550468216274" calcext:value-type="float">
            <text:p>0.0002335505</text:p>
          </table:table-cell>
          <table:table-cell table:formula="of:=[.Z5]/[.Z33]" office:value-type="float" office:value="0.000184576903239025" calcext:value-type="float">
            <text:p>0.0001845769</text:p>
          </table:table-cell>
          <table:table-cell table:formula="of:=[.AA5]/[.AA33]" office:value-type="float" office:value="0.000241233155014591" calcext:value-type="float">
            <text:p>0.0002412332</text:p>
          </table:table-cell>
          <table:table-cell table:formula="of:=[.AB5]/[.AB33]" office:value-type="float" office:value="0.000191417448450461" calcext:value-type="float">
            <text:p>0.0001914174</text:p>
          </table:table-cell>
          <table:table-cell table:formula="of:=[.AC5]/[.AC33]" office:value-type="float" office:value="0.000199853506490786" calcext:value-type="float">
            <text:p>0.0001998535</text:p>
          </table:table-cell>
          <table:table-cell table:formula="of:=[.AD5]/[.AD33]" office:value-type="float" office:value="0.00019714184659587" calcext:value-type="float">
            <text:p>0.0001971418</text:p>
          </table:table-cell>
          <table:table-cell table:formula="of:=[.AE5]/[.AE33]" office:value-type="float" office:value="0.000174319919698644" calcext:value-type="float">
            <text:p>0.0001743199</text:p>
          </table:table-cell>
          <table:table-cell table:formula="of:=[.AF5]/[.AF33]" office:value-type="float" office:value="0.000186456822895468" calcext:value-type="float">
            <text:p>0.0001864568</text:p>
          </table:table-cell>
          <table:table-cell table:formula="of:=[.AG5]/[.AG33]" office:value-type="float" office:value="0.000178305667018428" calcext:value-type="float">
            <text:p>0.000178305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/[.B34]" office:value-type="float" office:value="0.0037521758511033" calcext:value-type="float">
            <text:p>0.0037521759</text:p>
          </table:table-cell>
          <table:table-cell table:formula="of:=[.C6]/[.C34]" office:value-type="float" office:value="0.00281692666277576" calcext:value-type="float">
            <text:p>0.0028169267</text:p>
          </table:table-cell>
          <table:table-cell table:formula="of:=[.D6]/[.D34]" office:value-type="float" office:value="0.00281112577749378" calcext:value-type="float">
            <text:p>0.0028111258</text:p>
          </table:table-cell>
          <table:table-cell table:formula="of:=[.E6]/[.E34]" office:value-type="float" office:value="0.00271493768567503" calcext:value-type="float">
            <text:p>0.0027149377</text:p>
          </table:table-cell>
          <table:table-cell table:formula="of:=[.F6]/[.F34]" office:value-type="float" office:value="0.00246674065487152" calcext:value-type="float">
            <text:p>0.0024667407</text:p>
          </table:table-cell>
          <table:table-cell table:formula="of:=[.G6]/[.G34]" office:value-type="float" office:value="0.00231817483759454" calcext:value-type="float">
            <text:p>0.0023181748</text:p>
          </table:table-cell>
          <table:table-cell table:formula="of:=[.H6]/[.H34]" office:value-type="float" office:value="0.00216746522139779" calcext:value-type="float">
            <text:p>0.0021674652</text:p>
          </table:table-cell>
          <table:table-cell table:formula="of:=[.I6]/[.I34]" office:value-type="float" office:value="0.00209372386871738" calcext:value-type="float">
            <text:p>0.0020937239</text:p>
          </table:table-cell>
          <table:table-cell table:formula="of:=[.J6]/[.J34]" office:value-type="float" office:value="0.00215741498358989" calcext:value-type="float">
            <text:p>0.002157415</text:p>
          </table:table-cell>
          <table:table-cell table:formula="of:=[.K6]/[.K34]" office:value-type="float" office:value="0.0019896046704707" calcext:value-type="float">
            <text:p>0.0019896047</text:p>
          </table:table-cell>
          <table:table-cell table:formula="of:=[.L6]/[.L34]" office:value-type="float" office:value="0.00192223670102117" calcext:value-type="float">
            <text:p>0.0019222367</text:p>
          </table:table-cell>
          <table:table-cell table:formula="of:=[.M6]/[.M34]" office:value-type="float" office:value="0.00192506903194699" calcext:value-type="float">
            <text:p>0.001925069</text:p>
          </table:table-cell>
          <table:table-cell table:formula="of:=[.N6]/[.N34]" office:value-type="float" office:value="0.00183263260298099" calcext:value-type="float">
            <text:p>0.0018326326</text:p>
          </table:table-cell>
          <table:table-cell table:formula="of:=[.O6]/[.O34]" office:value-type="float" office:value="0.00176299527251237" calcext:value-type="float">
            <text:p>0.0017629953</text:p>
          </table:table-cell>
          <table:table-cell table:formula="of:=[.P6]/[.P34]" office:value-type="float" office:value="0.0015575931686088" calcext:value-type="float">
            <text:p>0.0015575932</text:p>
          </table:table-cell>
          <table:table-cell table:formula="of:=[.Q6]/[.Q34]" office:value-type="float" office:value="0.00151851177096856" calcext:value-type="float">
            <text:p>0.0015185118</text:p>
          </table:table-cell>
          <table:table-cell table:formula="of:=[.R6]/[.R34]" office:value-type="float" office:value="0.00135033980303008" calcext:value-type="float">
            <text:p>0.0013503398</text:p>
          </table:table-cell>
          <table:table-cell table:formula="of:=[.S6]/[.S34]" office:value-type="float" office:value="0.00154040483485021" calcext:value-type="float">
            <text:p>0.0015404048</text:p>
          </table:table-cell>
          <table:table-cell table:formula="of:=[.T6]/[.T34]" office:value-type="float" office:value="0.00144964908049059" calcext:value-type="float">
            <text:p>0.0014496491</text:p>
          </table:table-cell>
          <table:table-cell table:formula="of:=[.U6]/[.U34]" office:value-type="float" office:value="0.00114548885041623" calcext:value-type="float">
            <text:p>0.0011454889</text:p>
          </table:table-cell>
          <table:table-cell table:formula="of:=[.V6]/[.V34]" office:value-type="float" office:value="0.00143387323013809" calcext:value-type="float">
            <text:p>0.0014338732</text:p>
          </table:table-cell>
          <table:table-cell table:formula="of:=[.W6]/[.W34]" office:value-type="float" office:value="0.00127499276798301" calcext:value-type="float">
            <text:p>0.0012749928</text:p>
          </table:table-cell>
          <table:table-cell table:formula="of:=[.X6]/[.X34]" office:value-type="float" office:value="0.00132655034581411" calcext:value-type="float">
            <text:p>0.0013265503</text:p>
          </table:table-cell>
          <table:table-cell table:formula="of:=[.Y6]/[.Y34]" office:value-type="float" office:value="0.00116462608093126" calcext:value-type="float">
            <text:p>0.0011646261</text:p>
          </table:table-cell>
          <table:table-cell table:formula="of:=[.Z6]/[.Z34]" office:value-type="float" office:value="0.00126257579058865" calcext:value-type="float">
            <text:p>0.0012625758</text:p>
          </table:table-cell>
          <table:table-cell table:formula="of:=[.AA6]/[.AA34]" office:value-type="float" office:value="0.00129414212560575" calcext:value-type="float">
            <text:p>0.0012941421</text:p>
          </table:table-cell>
          <table:table-cell table:formula="of:=[.AB6]/[.AB34]" office:value-type="float" office:value="0.00113093679767971" calcext:value-type="float">
            <text:p>0.0011309368</text:p>
          </table:table-cell>
          <table:table-cell table:formula="of:=[.AC6]/[.AC34]" office:value-type="float" office:value="0.00115574938467943" calcext:value-type="float">
            <text:p>0.0011557494</text:p>
          </table:table-cell>
          <table:table-cell table:formula="of:=[.AD6]/[.AD34]" office:value-type="float" office:value="0.00123552469797043" calcext:value-type="float">
            <text:p>0.0012355247</text:p>
          </table:table-cell>
          <table:table-cell table:formula="of:=[.AE6]/[.AE34]" office:value-type="float" office:value="0.00108688424483603" calcext:value-type="float">
            <text:p>0.0010868842</text:p>
          </table:table-cell>
          <table:table-cell table:formula="of:=[.AF6]/[.AF34]" office:value-type="float" office:value="0.00114666329835656" calcext:value-type="float">
            <text:p>0.0011466633</text:p>
          </table:table-cell>
          <table:table-cell table:formula="of:=[.AG6]/[.AG34]" office:value-type="float" office:value="0.00107732095496751" calcext:value-type="float">
            <text:p>0.00107732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/[.B35]" office:value-type="float" office:value="0.00625762222619441" calcext:value-type="float">
            <text:p>0.0062576222</text:p>
          </table:table-cell>
          <table:table-cell table:formula="of:=[.C7]/[.C35]" office:value-type="float" office:value="0.00483245556364968" calcext:value-type="float">
            <text:p>0.0048324556</text:p>
          </table:table-cell>
          <table:table-cell table:formula="of:=[.D7]/[.D35]" office:value-type="float" office:value="0.00486812283930289" calcext:value-type="float">
            <text:p>0.0048681228</text:p>
          </table:table-cell>
          <table:table-cell table:formula="of:=[.E7]/[.E35]" office:value-type="float" office:value="0.00471010948856399" calcext:value-type="float">
            <text:p>0.0047101095</text:p>
          </table:table-cell>
          <table:table-cell table:formula="of:=[.F7]/[.F35]" office:value-type="float" office:value="0.00456967619923308" calcext:value-type="float">
            <text:p>0.0045696762</text:p>
          </table:table-cell>
          <table:table-cell table:formula="of:=[.G7]/[.G35]" office:value-type="float" office:value="0.00419719905221132" calcext:value-type="float">
            <text:p>0.0041971991</text:p>
          </table:table-cell>
          <table:table-cell table:formula="of:=[.H7]/[.H35]" office:value-type="float" office:value="0.00376438696513462" calcext:value-type="float">
            <text:p>0.003764387</text:p>
          </table:table-cell>
          <table:table-cell table:formula="of:=[.I7]/[.I35]" office:value-type="float" office:value="0.00398184566080338" calcext:value-type="float">
            <text:p>0.0039818457</text:p>
          </table:table-cell>
          <table:table-cell table:formula="of:=[.J7]/[.J35]" office:value-type="float" office:value="0.00358530637464475" calcext:value-type="float">
            <text:p>0.0035853064</text:p>
          </table:table-cell>
          <table:table-cell table:formula="of:=[.K7]/[.K35]" office:value-type="float" office:value="0.00356666892002117" calcext:value-type="float">
            <text:p>0.0035666689</text:p>
          </table:table-cell>
          <table:table-cell table:formula="of:=[.L7]/[.L35]" office:value-type="float" office:value="0.0034433650689906" calcext:value-type="float">
            <text:p>0.0034433651</text:p>
          </table:table-cell>
          <table:table-cell table:formula="of:=[.M7]/[.M35]" office:value-type="float" office:value="0.00347296146438737" calcext:value-type="float">
            <text:p>0.0034729615</text:p>
          </table:table-cell>
          <table:table-cell table:formula="of:=[.N7]/[.N35]" office:value-type="float" office:value="0.00301936361890472" calcext:value-type="float">
            <text:p>0.0030193636</text:p>
          </table:table-cell>
          <table:table-cell table:formula="of:=[.O7]/[.O35]" office:value-type="float" office:value="0.00311283014084249" calcext:value-type="float">
            <text:p>0.0031128301</text:p>
          </table:table-cell>
          <table:table-cell table:formula="of:=[.P7]/[.P35]" office:value-type="float" office:value="0.00308436560268168" calcext:value-type="float">
            <text:p>0.0030843656</text:p>
          </table:table-cell>
          <table:table-cell table:formula="of:=[.Q7]/[.Q35]" office:value-type="float" office:value="0.00288718452260864" calcext:value-type="float">
            <text:p>0.0028871845</text:p>
          </table:table-cell>
          <table:table-cell table:formula="of:=[.R7]/[.R35]" office:value-type="float" office:value="0.00265958833087539" calcext:value-type="float">
            <text:p>0.0026595883</text:p>
          </table:table-cell>
          <table:table-cell table:formula="of:=[.S7]/[.S35]" office:value-type="float" office:value="0.00273014554169605" calcext:value-type="float">
            <text:p>0.0027301455</text:p>
          </table:table-cell>
          <table:table-cell table:formula="of:=[.T7]/[.T35]" office:value-type="float" office:value="0.00266781084202004" calcext:value-type="float">
            <text:p>0.0026678108</text:p>
          </table:table-cell>
          <table:table-cell table:formula="of:=[.U7]/[.U35]" office:value-type="float" office:value="0.00275719100825836" calcext:value-type="float">
            <text:p>0.002757191</text:p>
          </table:table-cell>
          <table:table-cell table:formula="of:=[.V7]/[.V35]" office:value-type="float" office:value="0.00259732409316202" calcext:value-type="float">
            <text:p>0.0025973241</text:p>
          </table:table-cell>
          <table:table-cell table:formula="of:=[.W7]/[.W35]" office:value-type="float" office:value="0.00248029604921234" calcext:value-type="float">
            <text:p>0.002480296</text:p>
          </table:table-cell>
          <table:table-cell table:formula="of:=[.X7]/[.X35]" office:value-type="float" office:value="0.00253655266050938" calcext:value-type="float">
            <text:p>0.0025365527</text:p>
          </table:table-cell>
          <table:table-cell table:formula="of:=[.Y7]/[.Y35]" office:value-type="float" office:value="0.00239242414000462" calcext:value-type="float">
            <text:p>0.0023924241</text:p>
          </table:table-cell>
          <table:table-cell table:formula="of:=[.Z7]/[.Z35]" office:value-type="float" office:value="0.00224718486685836" calcext:value-type="float">
            <text:p>0.0022471849</text:p>
          </table:table-cell>
          <table:table-cell table:formula="of:=[.AA7]/[.AA35]" office:value-type="float" office:value="0.00224620108659505" calcext:value-type="float">
            <text:p>0.0022462011</text:p>
          </table:table-cell>
          <table:table-cell table:formula="of:=[.AB7]/[.AB35]" office:value-type="float" office:value="0.00224266997462533" calcext:value-type="float">
            <text:p>0.00224267</text:p>
          </table:table-cell>
          <table:table-cell table:formula="of:=[.AC7]/[.AC35]" office:value-type="float" office:value="0.00200902768034525" calcext:value-type="float">
            <text:p>0.0020090277</text:p>
          </table:table-cell>
          <table:table-cell table:formula="of:=[.AD7]/[.AD35]" office:value-type="float" office:value="0.00202231826326562" calcext:value-type="float">
            <text:p>0.0020223183</text:p>
          </table:table-cell>
          <table:table-cell table:formula="of:=[.AE7]/[.AE35]" office:value-type="float" office:value="0.0020534819546865" calcext:value-type="float">
            <text:p>0.002053482</text:p>
          </table:table-cell>
          <table:table-cell table:formula="of:=[.AF7]/[.AF35]" office:value-type="float" office:value="0.00201391992348624" calcext:value-type="float">
            <text:p>0.0020139199</text:p>
          </table:table-cell>
          <table:table-cell table:formula="of:=[.AG7]/[.AG35]" office:value-type="float" office:value="0.00197706515302954" calcext:value-type="float">
            <text:p>0.001977065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/[.B36]" office:value-type="float" office:value="0.0174226110987793" calcext:value-type="float">
            <text:p>0.0174226111</text:p>
          </table:table-cell>
          <table:table-cell table:formula="of:=[.C8]/[.C36]" office:value-type="float" office:value="0.0149958235295166" calcext:value-type="float">
            <text:p>0.0149958235</text:p>
          </table:table-cell>
          <table:table-cell table:formula="of:=[.D8]/[.D36]" office:value-type="float" office:value="0.0157753893366489" calcext:value-type="float">
            <text:p>0.0157753893</text:p>
          </table:table-cell>
          <table:table-cell table:formula="of:=[.E8]/[.E36]" office:value-type="float" office:value="0.0155068082392761" calcext:value-type="float">
            <text:p>0.0155068082</text:p>
          </table:table-cell>
          <table:table-cell table:formula="of:=[.F8]/[.F36]" office:value-type="float" office:value="0.0149379514787289" calcext:value-type="float">
            <text:p>0.0149379515</text:p>
          </table:table-cell>
          <table:table-cell table:formula="of:=[.G8]/[.G36]" office:value-type="float" office:value="0.0153298118394628" calcext:value-type="float">
            <text:p>0.0153298118</text:p>
          </table:table-cell>
          <table:table-cell table:formula="of:=[.H8]/[.H36]" office:value-type="float" office:value="0.0147101498729452" calcext:value-type="float">
            <text:p>0.0147101499</text:p>
          </table:table-cell>
          <table:table-cell table:formula="of:=[.I8]/[.I36]" office:value-type="float" office:value="0.0141826147863869" calcext:value-type="float">
            <text:p>0.0141826148</text:p>
          </table:table-cell>
          <table:table-cell table:formula="of:=[.J8]/[.J36]" office:value-type="float" office:value="0.0139608787014636" calcext:value-type="float">
            <text:p>0.0139608787</text:p>
          </table:table-cell>
          <table:table-cell table:formula="of:=[.K8]/[.K36]" office:value-type="float" office:value="0.0137087992887027" calcext:value-type="float">
            <text:p>0.0137087993</text:p>
          </table:table-cell>
          <table:table-cell table:formula="of:=[.L8]/[.L36]" office:value-type="float" office:value="0.0130462884603118" calcext:value-type="float">
            <text:p>0.0130462885</text:p>
          </table:table-cell>
          <table:table-cell table:formula="of:=[.M8]/[.M36]" office:value-type="float" office:value="0.0132561439662846" calcext:value-type="float">
            <text:p>0.013256144</text:p>
          </table:table-cell>
          <table:table-cell table:formula="of:=[.N8]/[.N36]" office:value-type="float" office:value="0.0130031081297612" calcext:value-type="float">
            <text:p>0.0130031081</text:p>
          </table:table-cell>
          <table:table-cell table:formula="of:=[.O8]/[.O36]" office:value-type="float" office:value="0.0125487003786276" calcext:value-type="float">
            <text:p>0.0125487004</text:p>
          </table:table-cell>
          <table:table-cell table:formula="of:=[.P8]/[.P36]" office:value-type="float" office:value="0.0119611950292417" calcext:value-type="float">
            <text:p>0.011961195</text:p>
          </table:table-cell>
          <table:table-cell table:formula="of:=[.Q8]/[.Q36]" office:value-type="float" office:value="0.0109048959287573" calcext:value-type="float">
            <text:p>0.0109048959</text:p>
          </table:table-cell>
          <table:table-cell table:formula="of:=[.R8]/[.R36]" office:value-type="float" office:value="0.011639190274907" calcext:value-type="float">
            <text:p>0.0116391903</text:p>
          </table:table-cell>
          <table:table-cell table:formula="of:=[.S8]/[.S36]" office:value-type="float" office:value="0.0110447280640073" calcext:value-type="float">
            <text:p>0.0110447281</text:p>
          </table:table-cell>
          <table:table-cell table:formula="of:=[.T8]/[.T36]" office:value-type="float" office:value="0.0108666193902049" calcext:value-type="float">
            <text:p>0.0108666194</text:p>
          </table:table-cell>
          <table:table-cell table:formula="of:=[.U8]/[.U36]" office:value-type="float" office:value="0.0113828786892111" calcext:value-type="float">
            <text:p>0.0113828787</text:p>
          </table:table-cell>
          <table:table-cell table:formula="of:=[.V8]/[.V36]" office:value-type="float" office:value="0.00961279462340202" calcext:value-type="float">
            <text:p>0.0096127946</text:p>
          </table:table-cell>
          <table:table-cell table:formula="of:=[.W8]/[.W36]" office:value-type="float" office:value="0.0102829933124221" calcext:value-type="float">
            <text:p>0.0102829933</text:p>
          </table:table-cell>
          <table:table-cell table:formula="of:=[.X8]/[.X36]" office:value-type="float" office:value="0.00995060620070411" calcext:value-type="float">
            <text:p>0.0099506062</text:p>
          </table:table-cell>
          <table:table-cell table:formula="of:=[.Y8]/[.Y36]" office:value-type="float" office:value="0.00959952862703757" calcext:value-type="float">
            <text:p>0.0095995286</text:p>
          </table:table-cell>
          <table:table-cell table:formula="of:=[.Z8]/[.Z36]" office:value-type="float" office:value="0.0100955131029899" calcext:value-type="float">
            <text:p>0.0100955131</text:p>
          </table:table-cell>
          <table:table-cell table:formula="of:=[.AA8]/[.AA36]" office:value-type="float" office:value="0.00897894062158317" calcext:value-type="float">
            <text:p>0.0089789406</text:p>
          </table:table-cell>
          <table:table-cell table:formula="of:=[.AB8]/[.AB36]" office:value-type="float" office:value="0.00919193990267076" calcext:value-type="float">
            <text:p>0.0091919399</text:p>
          </table:table-cell>
          <table:table-cell table:formula="of:=[.AC8]/[.AC36]" office:value-type="float" office:value="0.00875526456086145" calcext:value-type="float">
            <text:p>0.0087552646</text:p>
          </table:table-cell>
          <table:table-cell table:formula="of:=[.AD8]/[.AD36]" office:value-type="float" office:value="0.00807206688244779" calcext:value-type="float">
            <text:p>0.0080720669</text:p>
          </table:table-cell>
          <table:table-cell table:formula="of:=[.AE8]/[.AE36]" office:value-type="float" office:value="0.00868881642379886" calcext:value-type="float">
            <text:p>0.0086888164</text:p>
          </table:table-cell>
          <table:table-cell table:formula="of:=[.AF8]/[.AF36]" office:value-type="float" office:value="0.00810642800303318" calcext:value-type="float">
            <text:p>0.008106428</text:p>
          </table:table-cell>
          <table:table-cell table:formula="of:=[.AG8]/[.AG36]" office:value-type="float" office:value="0.00832987156092099" calcext:value-type="float">
            <text:p>0.00832987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/[.B37]" office:value-type="float" office:value="0.0320045067169549" calcext:value-type="float">
            <text:p>0.0320045067</text:p>
          </table:table-cell>
          <table:table-cell table:formula="of:=[.C9]/[.C37]" office:value-type="float" office:value="0.030068420603749" calcext:value-type="float">
            <text:p>0.0300684206</text:p>
          </table:table-cell>
          <table:table-cell table:formula="of:=[.D9]/[.D37]" office:value-type="float" office:value="0.0371726408768321" calcext:value-type="float">
            <text:p>0.0371726409</text:p>
          </table:table-cell>
          <table:table-cell table:formula="of:=[.E9]/[.E37]" office:value-type="float" office:value="0.0409257512024427" calcext:value-type="float">
            <text:p>0.0409257512</text:p>
          </table:table-cell>
          <table:table-cell table:formula="of:=[.F9]/[.F37]" office:value-type="float" office:value="0.0452644309155664" calcext:value-type="float">
            <text:p>0.0452644309</text:p>
          </table:table-cell>
          <table:table-cell table:formula="of:=[.G9]/[.G37]" office:value-type="float" office:value="0.0472825266011555" calcext:value-type="float">
            <text:p>0.0472825266</text:p>
          </table:table-cell>
          <table:table-cell table:formula="of:=[.H9]/[.H37]" office:value-type="float" office:value="0.0485836409581127" calcext:value-type="float">
            <text:p>0.048583641</text:p>
          </table:table-cell>
          <table:table-cell table:formula="of:=[.I9]/[.I37]" office:value-type="float" office:value="0.0469384284156084" calcext:value-type="float">
            <text:p>0.0469384284</text:p>
          </table:table-cell>
          <table:table-cell table:formula="of:=[.J9]/[.J37]" office:value-type="float" office:value="0.0489603906657436" calcext:value-type="float">
            <text:p>0.0489603907</text:p>
          </table:table-cell>
          <table:table-cell table:formula="of:=[.K9]/[.K37]" office:value-type="float" office:value="0.0471927249656564" calcext:value-type="float">
            <text:p>0.047192725</text:p>
          </table:table-cell>
          <table:table-cell table:formula="of:=[.L9]/[.L37]" office:value-type="float" office:value="0.048628190039675" calcext:value-type="float">
            <text:p>0.04862819</text:p>
          </table:table-cell>
          <table:table-cell table:formula="of:=[.M9]/[.M37]" office:value-type="float" office:value="0.0479359151095055" calcext:value-type="float">
            <text:p>0.0479359151</text:p>
          </table:table-cell>
          <table:table-cell table:formula="of:=[.N9]/[.N37]" office:value-type="float" office:value="0.0473572608865486" calcext:value-type="float">
            <text:p>0.0473572609</text:p>
          </table:table-cell>
          <table:table-cell table:formula="of:=[.O9]/[.O37]" office:value-type="float" office:value="0.0449320674664137" calcext:value-type="float">
            <text:p>0.0449320675</text:p>
          </table:table-cell>
          <table:table-cell table:formula="of:=[.P9]/[.P37]" office:value-type="float" office:value="0.0436870294564766" calcext:value-type="float">
            <text:p>0.0436870295</text:p>
          </table:table-cell>
          <table:table-cell table:formula="of:=[.Q9]/[.Q37]" office:value-type="float" office:value="0.0436117891968668" calcext:value-type="float">
            <text:p>0.0436117892</text:p>
          </table:table-cell>
          <table:table-cell table:formula="of:=[.R9]/[.R37]" office:value-type="float" office:value="0.041515295862554" calcext:value-type="float">
            <text:p>0.0415152959</text:p>
          </table:table-cell>
          <table:table-cell table:formula="of:=[.S9]/[.S37]" office:value-type="float" office:value="0.0422521363221264" calcext:value-type="float">
            <text:p>0.0422521363</text:p>
          </table:table-cell>
          <table:table-cell table:formula="of:=[.T9]/[.T37]" office:value-type="float" office:value="0.0425665798588557" calcext:value-type="float">
            <text:p>0.0425665799</text:p>
          </table:table-cell>
          <table:table-cell table:formula="of:=[.U9]/[.U37]" office:value-type="float" office:value="0.0418203040107844" calcext:value-type="float">
            <text:p>0.041820304</text:p>
          </table:table-cell>
          <table:table-cell table:formula="of:=[.V9]/[.V37]" office:value-type="float" office:value="0.0426720166407425" calcext:value-type="float">
            <text:p>0.0426720166</text:p>
          </table:table-cell>
          <table:table-cell table:formula="of:=[.W9]/[.W37]" office:value-type="float" office:value="0.0419757155723753" calcext:value-type="float">
            <text:p>0.0419757156</text:p>
          </table:table-cell>
          <table:table-cell table:formula="of:=[.X9]/[.X37]" office:value-type="float" office:value="0.0399331301588159" calcext:value-type="float">
            <text:p>0.0399331302</text:p>
          </table:table-cell>
          <table:table-cell table:formula="of:=[.Y9]/[.Y37]" office:value-type="float" office:value="0.0342261920784431" calcext:value-type="float">
            <text:p>0.0342261921</text:p>
          </table:table-cell>
          <table:table-cell table:formula="of:=[.Z9]/[.Z37]" office:value-type="float" office:value="0.0379025919766145" calcext:value-type="float">
            <text:p>0.037902592</text:p>
          </table:table-cell>
          <table:table-cell table:formula="of:=[.AA9]/[.AA37]" office:value-type="float" office:value="0.0367308297058187" calcext:value-type="float">
            <text:p>0.0367308297</text:p>
          </table:table-cell>
          <table:table-cell table:formula="of:=[.AB9]/[.AB37]" office:value-type="float" office:value="0.0387685647354802" calcext:value-type="float">
            <text:p>0.0387685647</text:p>
          </table:table-cell>
          <table:table-cell table:formula="of:=[.AC9]/[.AC37]" office:value-type="float" office:value="0.034449774882206" calcext:value-type="float">
            <text:p>0.0344497749</text:p>
          </table:table-cell>
          <table:table-cell table:formula="of:=[.AD9]/[.AD37]" office:value-type="float" office:value="0.0357032622595832" calcext:value-type="float">
            <text:p>0.0357032623</text:p>
          </table:table-cell>
          <table:table-cell table:formula="of:=[.AE9]/[.AE37]" office:value-type="float" office:value="0.0343762881391272" calcext:value-type="float">
            <text:p>0.0343762881</text:p>
          </table:table-cell>
          <table:table-cell table:formula="of:=[.AF9]/[.AF37]" office:value-type="float" office:value="0.031270782889421" calcext:value-type="float">
            <text:p>0.0312707829</text:p>
          </table:table-cell>
          <table:table-cell table:formula="of:=[.AG9]/[.AG37]" office:value-type="float" office:value="0.033065747938716" calcext:value-type="float">
            <text:p>0.033065747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/[.B38]" office:value-type="float" office:value="0.0294118493885926" calcext:value-type="float">
            <text:p>0.0294118494</text:p>
          </table:table-cell>
          <table:table-cell table:formula="of:=[.C10]/[.C38]" office:value-type="float" office:value="0.0246323269402483" calcext:value-type="float">
            <text:p>0.0246323269</text:p>
          </table:table-cell>
          <table:table-cell table:formula="of:=[.D10]/[.D38]" office:value-type="float" office:value="0.0402377230566209" calcext:value-type="float">
            <text:p>0.0402377231</text:p>
          </table:table-cell>
          <table:table-cell table:formula="of:=[.E10]/[.E38]" office:value-type="float" office:value="0.050922998823153" calcext:value-type="float">
            <text:p>0.0509229988</text:p>
          </table:table-cell>
          <table:table-cell table:formula="of:=[.F10]/[.F38]" office:value-type="float" office:value="0.0609199838863372" calcext:value-type="float">
            <text:p>0.0609199839</text:p>
          </table:table-cell>
          <table:table-cell table:formula="of:=[.G10]/[.G38]" office:value-type="float" office:value="0.0680059792921414" calcext:value-type="float">
            <text:p>0.0680059793</text:p>
          </table:table-cell>
          <table:table-cell table:formula="of:=[.H10]/[.H38]" office:value-type="float" office:value="0.0733781762726589" calcext:value-type="float">
            <text:p>0.0733781763</text:p>
          </table:table-cell>
          <table:table-cell table:formula="of:=[.I10]/[.I38]" office:value-type="float" office:value="0.0801679239831311" calcext:value-type="float">
            <text:p>0.080167924</text:p>
          </table:table-cell>
          <table:table-cell table:formula="of:=[.J10]/[.J38]" office:value-type="float" office:value="0.0882396715542147" calcext:value-type="float">
            <text:p>0.0882396716</text:p>
          </table:table-cell>
          <table:table-cell table:formula="of:=[.K10]/[.K38]" office:value-type="float" office:value="0.0916367248387101" calcext:value-type="float">
            <text:p>0.0916367248</text:p>
          </table:table-cell>
          <table:table-cell table:formula="of:=[.L10]/[.L38]" office:value-type="float" office:value="0.0963798311170123" calcext:value-type="float">
            <text:p>0.0963798311</text:p>
          </table:table-cell>
          <table:table-cell table:formula="of:=[.M10]/[.M38]" office:value-type="float" office:value="0.0960610212034002" calcext:value-type="float">
            <text:p>0.0960610212</text:p>
          </table:table-cell>
          <table:table-cell table:formula="of:=[.N10]/[.N38]" office:value-type="float" office:value="0.0969735174266631" calcext:value-type="float">
            <text:p>0.0969735174</text:p>
          </table:table-cell>
          <table:table-cell table:formula="of:=[.O10]/[.O38]" office:value-type="float" office:value="0.0986949717454504" calcext:value-type="float">
            <text:p>0.0986949717</text:p>
          </table:table-cell>
          <table:table-cell table:formula="of:=[.P10]/[.P38]" office:value-type="float" office:value="0.0980956257811068" calcext:value-type="float">
            <text:p>0.0980956258</text:p>
          </table:table-cell>
          <table:table-cell table:formula="of:=[.Q10]/[.Q38]" office:value-type="float" office:value="0.0989320828663186" calcext:value-type="float">
            <text:p>0.0989320829</text:p>
          </table:table-cell>
          <table:table-cell table:formula="of:=[.R10]/[.R38]" office:value-type="float" office:value="0.104438768286253" calcext:value-type="float">
            <text:p>0.1044387683</text:p>
          </table:table-cell>
          <table:table-cell table:formula="of:=[.S10]/[.S38]" office:value-type="float" office:value="0.0997241734224492" calcext:value-type="float">
            <text:p>0.0997241734</text:p>
          </table:table-cell>
          <table:table-cell table:formula="of:=[.T10]/[.T38]" office:value-type="float" office:value="0.102442273470414" calcext:value-type="float">
            <text:p>0.1024422735</text:p>
          </table:table-cell>
          <table:table-cell table:formula="of:=[.U10]/[.U38]" office:value-type="float" office:value="0.0991018118193534" calcext:value-type="float">
            <text:p>0.0991018118</text:p>
          </table:table-cell>
          <table:table-cell table:formula="of:=[.V10]/[.V38]" office:value-type="float" office:value="0.105850193881917" calcext:value-type="float">
            <text:p>0.1058501939</text:p>
          </table:table-cell>
          <table:table-cell table:formula="of:=[.W10]/[.W38]" office:value-type="float" office:value="0.103661894086862" calcext:value-type="float">
            <text:p>0.1036618941</text:p>
          </table:table-cell>
          <table:table-cell table:formula="of:=[.X10]/[.X38]" office:value-type="float" office:value="0.0962798487672717" calcext:value-type="float">
            <text:p>0.0962798488</text:p>
          </table:table-cell>
          <table:table-cell table:formula="of:=[.Y10]/[.Y38]" office:value-type="float" office:value="0.0953157425701084" calcext:value-type="float">
            <text:p>0.0953157426</text:p>
          </table:table-cell>
          <table:table-cell table:formula="of:=[.Z10]/[.Z38]" office:value-type="float" office:value="0.102701630966686" calcext:value-type="float">
            <text:p>0.102701631</text:p>
          </table:table-cell>
          <table:table-cell table:formula="of:=[.AA10]/[.AA38]" office:value-type="float" office:value="0.09705691648663" calcext:value-type="float">
            <text:p>0.0970569165</text:p>
          </table:table-cell>
          <table:table-cell table:formula="of:=[.AB10]/[.AB38]" office:value-type="float" office:value="0.104405322430531" calcext:value-type="float">
            <text:p>0.1044053224</text:p>
          </table:table-cell>
          <table:table-cell table:formula="of:=[.AC10]/[.AC38]" office:value-type="float" office:value="0.102951524498359" calcext:value-type="float">
            <text:p>0.1029515245</text:p>
          </table:table-cell>
          <table:table-cell table:formula="of:=[.AD10]/[.AD38]" office:value-type="float" office:value="0.0999358713359113" calcext:value-type="float">
            <text:p>0.0999358713</text:p>
          </table:table-cell>
          <table:table-cell table:formula="of:=[.AE10]/[.AE38]" office:value-type="float" office:value="0.0992405540396931" calcext:value-type="float">
            <text:p>0.099240554</text:p>
          </table:table-cell>
          <table:table-cell table:formula="of:=[.AF10]/[.AF38]" office:value-type="float" office:value="0.0928495338919893" calcext:value-type="float">
            <text:p>0.0928495339</text:p>
          </table:table-cell>
          <table:table-cell table:formula="of:=[.AG10]/[.AG38]" office:value-type="float" office:value="0.0933184027925759" calcext:value-type="float">
            <text:p>0.093318402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/[.B39]" office:value-type="float" office:value="0.0296164401072717" calcext:value-type="float">
            <text:p>0.0296164401</text:p>
          </table:table-cell>
          <table:table-cell table:formula="of:=[.C11]/[.C39]" office:value-type="float" office:value="0.0147465656874723" calcext:value-type="float">
            <text:p>0.0147465657</text:p>
          </table:table-cell>
          <table:table-cell table:formula="of:=[.D11]/[.D39]" office:value-type="float" office:value="0.0209760355424086" calcext:value-type="float">
            <text:p>0.0209760355</text:p>
          </table:table-cell>
          <table:table-cell table:formula="of:=[.E11]/[.E39]" office:value-type="float" office:value="0.0291182558607929" calcext:value-type="float">
            <text:p>0.0291182559</text:p>
          </table:table-cell>
          <table:table-cell table:formula="of:=[.F11]/[.F39]" office:value-type="float" office:value="0.0390473969929163" calcext:value-type="float">
            <text:p>0.039047397</text:p>
          </table:table-cell>
          <table:table-cell table:formula="of:=[.G11]/[.G39]" office:value-type="float" office:value="0.0472455704799201" calcext:value-type="float">
            <text:p>0.0472455705</text:p>
          </table:table-cell>
          <table:table-cell table:formula="of:=[.H11]/[.H39]" office:value-type="float" office:value="0.0597752805302945" calcext:value-type="float">
            <text:p>0.0597752805</text:p>
          </table:table-cell>
          <table:table-cell table:formula="of:=[.I11]/[.I39]" office:value-type="float" office:value="0.0713370245216934" calcext:value-type="float">
            <text:p>0.0713370245</text:p>
          </table:table-cell>
          <table:table-cell table:formula="of:=[.J11]/[.J39]" office:value-type="float" office:value="0.0840655707084663" calcext:value-type="float">
            <text:p>0.0840655707</text:p>
          </table:table-cell>
          <table:table-cell table:formula="of:=[.K11]/[.K39]" office:value-type="float" office:value="0.102903994267041" calcext:value-type="float">
            <text:p>0.1029039943</text:p>
          </table:table-cell>
          <table:table-cell table:formula="of:=[.L11]/[.L39]" office:value-type="float" office:value="0.115192637929605" calcext:value-type="float">
            <text:p>0.1151926379</text:p>
          </table:table-cell>
          <table:table-cell table:formula="of:=[.M11]/[.M39]" office:value-type="float" office:value="0.132131484091845" calcext:value-type="float">
            <text:p>0.1321314841</text:p>
          </table:table-cell>
          <table:table-cell table:formula="of:=[.N11]/[.N39]" office:value-type="float" office:value="0.152058468654774" calcext:value-type="float">
            <text:p>0.1520584687</text:p>
          </table:table-cell>
          <table:table-cell table:formula="of:=[.O11]/[.O39]" office:value-type="float" office:value="0.168263228409421" calcext:value-type="float">
            <text:p>0.1682632284</text:p>
          </table:table-cell>
          <table:table-cell table:formula="of:=[.P11]/[.P39]" office:value-type="float" office:value="0.173041443958953" calcext:value-type="float">
            <text:p>0.173041444</text:p>
          </table:table-cell>
          <table:table-cell table:formula="of:=[.Q11]/[.Q39]" office:value-type="float" office:value="0.176456193688249" calcext:value-type="float">
            <text:p>0.1764561937</text:p>
          </table:table-cell>
          <table:table-cell table:formula="of:=[.R11]/[.R39]" office:value-type="float" office:value="0.190414492574121" calcext:value-type="float">
            <text:p>0.1904144926</text:p>
          </table:table-cell>
          <table:table-cell table:formula="of:=[.S11]/[.S39]" office:value-type="float" office:value="0.197692134811667" calcext:value-type="float">
            <text:p>0.1976921348</text:p>
          </table:table-cell>
          <table:table-cell table:formula="of:=[.T11]/[.T39]" office:value-type="float" office:value="0.203900468830463" calcext:value-type="float">
            <text:p>0.2039004688</text:p>
          </table:table-cell>
          <table:table-cell table:formula="of:=[.U11]/[.U39]" office:value-type="float" office:value="0.207744369515052" calcext:value-type="float">
            <text:p>0.2077443695</text:p>
          </table:table-cell>
          <table:table-cell table:formula="of:=[.V11]/[.V39]" office:value-type="float" office:value="0.211121831309486" calcext:value-type="float">
            <text:p>0.2111218313</text:p>
          </table:table-cell>
          <table:table-cell table:formula="of:=[.W11]/[.W39]" office:value-type="float" office:value="0.218618874045614" calcext:value-type="float">
            <text:p>0.218618874</text:p>
          </table:table-cell>
          <table:table-cell table:formula="of:=[.X11]/[.X39]" office:value-type="float" office:value="0.225715827825394" calcext:value-type="float">
            <text:p>0.2257158278</text:p>
          </table:table-cell>
          <table:table-cell table:formula="of:=[.Y11]/[.Y39]" office:value-type="float" office:value="0.22859546719255" calcext:value-type="float">
            <text:p>0.2285954672</text:p>
          </table:table-cell>
          <table:table-cell table:formula="of:=[.Z11]/[.Z39]" office:value-type="float" office:value="0.232816494783927" calcext:value-type="float">
            <text:p>0.2328164948</text:p>
          </table:table-cell>
          <table:table-cell table:formula="of:=[.AA11]/[.AA39]" office:value-type="float" office:value="0.239068475826024" calcext:value-type="float">
            <text:p>0.2390684758</text:p>
          </table:table-cell>
          <table:table-cell table:formula="of:=[.AB11]/[.AB39]" office:value-type="float" office:value="0.23481764679478" calcext:value-type="float">
            <text:p>0.2348176468</text:p>
          </table:table-cell>
          <table:table-cell table:formula="of:=[.AC11]/[.AC39]" office:value-type="float" office:value="0.239444831136873" calcext:value-type="float">
            <text:p>0.2394448311</text:p>
          </table:table-cell>
          <table:table-cell table:formula="of:=[.AD11]/[.AD39]" office:value-type="float" office:value="0.238081966238845" calcext:value-type="float">
            <text:p>0.2380819662</text:p>
          </table:table-cell>
          <table:table-cell table:formula="of:=[.AE11]/[.AE39]" office:value-type="float" office:value="0.246702317537099" calcext:value-type="float">
            <text:p>0.2467023175</text:p>
          </table:table-cell>
          <table:table-cell table:formula="of:=[.AF11]/[.AF39]" office:value-type="float" office:value="0.257438624287008" calcext:value-type="float">
            <text:p>0.2574386243</text:p>
          </table:table-cell>
          <table:table-cell table:formula="of:=[.AG11]/[.AG39]" office:value-type="float" office:value="0.259056633270608" calcext:value-type="float">
            <text:p>0.259056633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/[.B40]" office:value-type="float" office:value="0.028405225067224" calcext:value-type="float">
            <text:p>0.0284052251</text:p>
          </table:table-cell>
          <table:table-cell table:formula="of:=[.C12]/[.C40]" office:value-type="float" office:value="0.0128308855087752" calcext:value-type="float">
            <text:p>0.0128308855</text:p>
          </table:table-cell>
          <table:table-cell table:formula="of:=[.D12]/[.D40]" office:value-type="float" office:value="0.0195747775784746" calcext:value-type="float">
            <text:p>0.0195747776</text:p>
          </table:table-cell>
          <table:table-cell table:formula="of:=[.E12]/[.E40]" office:value-type="float" office:value="0.0262170993291647" calcext:value-type="float">
            <text:p>0.0262170993</text:p>
          </table:table-cell>
          <table:table-cell table:formula="of:=[.F12]/[.F40]" office:value-type="float" office:value="0.0327355366269874" calcext:value-type="float">
            <text:p>0.0327355366</text:p>
          </table:table-cell>
          <table:table-cell table:formula="of:=[.G12]/[.G40]" office:value-type="float" office:value="0.0402301124523617" calcext:value-type="float">
            <text:p>0.0402301125</text:p>
          </table:table-cell>
          <table:table-cell table:formula="of:=[.H12]/[.H40]" office:value-type="float" office:value="0.0444653369400266" calcext:value-type="float">
            <text:p>0.0444653369</text:p>
          </table:table-cell>
          <table:table-cell table:formula="of:=[.I12]/[.I40]" office:value-type="float" office:value="0.0535777921971613" calcext:value-type="float">
            <text:p>0.0535777922</text:p>
          </table:table-cell>
          <table:table-cell table:formula="of:=[.J12]/[.J40]" office:value-type="float" office:value="0.0603090389991744" calcext:value-type="float">
            <text:p>0.060309039</text:p>
          </table:table-cell>
          <table:table-cell table:formula="of:=[.K12]/[.K40]" office:value-type="float" office:value="0.067012021532487" calcext:value-type="float">
            <text:p>0.0670120215</text:p>
          </table:table-cell>
          <table:table-cell table:formula="of:=[.L12]/[.L40]" office:value-type="float" office:value="0.0760292745376148" calcext:value-type="float">
            <text:p>0.0760292745</text:p>
          </table:table-cell>
          <table:table-cell table:formula="of:=[.M12]/[.M40]" office:value-type="float" office:value="0.0801813068441573" calcext:value-type="float">
            <text:p>0.0801813068</text:p>
          </table:table-cell>
          <table:table-cell table:formula="of:=[.N12]/[.N40]" office:value-type="float" office:value="0.0824536578046318" calcext:value-type="float">
            <text:p>0.0824536578</text:p>
          </table:table-cell>
          <table:table-cell table:formula="of:=[.O12]/[.O40]" office:value-type="float" office:value="0.0891318071138079" calcext:value-type="float">
            <text:p>0.0891318071</text:p>
          </table:table-cell>
          <table:table-cell table:formula="of:=[.P12]/[.P40]" office:value-type="float" office:value="0.093662776480258" calcext:value-type="float">
            <text:p>0.0936627765</text:p>
          </table:table-cell>
          <table:table-cell table:formula="of:=[.Q12]/[.Q40]" office:value-type="float" office:value="0.101859241434955" calcext:value-type="float">
            <text:p>0.1018592414</text:p>
          </table:table-cell>
          <table:table-cell table:formula="of:=[.R12]/[.R40]" office:value-type="float" office:value="0.10844170937943" calcext:value-type="float">
            <text:p>0.1084417094</text:p>
          </table:table-cell>
          <table:table-cell table:formula="of:=[.S12]/[.S40]" office:value-type="float" office:value="0.114280775432088" calcext:value-type="float">
            <text:p>0.1142807754</text:p>
          </table:table-cell>
          <table:table-cell table:formula="of:=[.T12]/[.T40]" office:value-type="float" office:value="0.121784052879031" calcext:value-type="float">
            <text:p>0.1217840529</text:p>
          </table:table-cell>
          <table:table-cell table:formula="of:=[.U12]/[.U40]" office:value-type="float" office:value="0.126986939745067" calcext:value-type="float">
            <text:p>0.1269869397</text:p>
          </table:table-cell>
          <table:table-cell table:formula="of:=[.V12]/[.V40]" office:value-type="float" office:value="0.134478455131379" calcext:value-type="float">
            <text:p>0.1344784551</text:p>
          </table:table-cell>
          <table:table-cell table:formula="of:=[.W12]/[.W40]" office:value-type="float" office:value="0.140573849166346" calcext:value-type="float">
            <text:p>0.1405738492</text:p>
          </table:table-cell>
          <table:table-cell table:formula="of:=[.X12]/[.X40]" office:value-type="float" office:value="0.152597818255895" calcext:value-type="float">
            <text:p>0.1525978183</text:p>
          </table:table-cell>
          <table:table-cell table:formula="of:=[.Y12]/[.Y40]" office:value-type="float" office:value="0.153501021997737" calcext:value-type="float">
            <text:p>0.153501022</text:p>
          </table:table-cell>
          <table:table-cell table:formula="of:=[.Z12]/[.Z40]" office:value-type="float" office:value="0.164223535182916" calcext:value-type="float">
            <text:p>0.1642235352</text:p>
          </table:table-cell>
          <table:table-cell table:formula="of:=[.AA12]/[.AA40]" office:value-type="float" office:value="0.170303817628608" calcext:value-type="float">
            <text:p>0.1703038176</text:p>
          </table:table-cell>
          <table:table-cell table:formula="of:=[.AB12]/[.AB40]" office:value-type="float" office:value="0.175078572305275" calcext:value-type="float">
            <text:p>0.1750785723</text:p>
          </table:table-cell>
          <table:table-cell table:formula="of:=[.AC12]/[.AC40]" office:value-type="float" office:value="0.178978599416788" calcext:value-type="float">
            <text:p>0.1789785994</text:p>
          </table:table-cell>
          <table:table-cell table:formula="of:=[.AD12]/[.AD40]" office:value-type="float" office:value="0.185595270322694" calcext:value-type="float">
            <text:p>0.1855952703</text:p>
          </table:table-cell>
          <table:table-cell table:formula="of:=[.AE12]/[.AE40]" office:value-type="float" office:value="0.196400523148802" calcext:value-type="float">
            <text:p>0.1964005231</text:p>
          </table:table-cell>
          <table:table-cell table:formula="of:=[.AF12]/[.AF40]" office:value-type="float" office:value="0.205758412282904" calcext:value-type="float">
            <text:p>0.2057584123</text:p>
          </table:table-cell>
          <table:table-cell table:formula="of:=[.AG12]/[.AG40]" office:value-type="float" office:value="0.211465060992631" calcext:value-type="float">
            <text:p>0.21146506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/[.B41]" office:value-type="float" office:value="0.0277448509659854" calcext:value-type="float">
            <text:p>0.027744851</text:p>
          </table:table-cell>
          <table:table-cell table:formula="of:=[.C13]/[.C41]" office:value-type="float" office:value="0.0125709685293988" calcext:value-type="float">
            <text:p>0.0125709685</text:p>
          </table:table-cell>
          <table:table-cell table:formula="of:=[.D13]/[.D41]" office:value-type="float" office:value="0.0190260135619757" calcext:value-type="float">
            <text:p>0.0190260136</text:p>
          </table:table-cell>
          <table:table-cell table:formula="of:=[.E13]/[.E41]" office:value-type="float" office:value="0.0234722433871603" calcext:value-type="float">
            <text:p>0.0234722434</text:p>
          </table:table-cell>
          <table:table-cell table:formula="of:=[.F13]/[.F41]" office:value-type="float" office:value="0.0307808012955319" calcext:value-type="float">
            <text:p>0.0307808013</text:p>
          </table:table-cell>
          <table:table-cell table:formula="of:=[.G13]/[.G41]" office:value-type="float" office:value="0.0363506114331393" calcext:value-type="float">
            <text:p>0.0363506114</text:p>
          </table:table-cell>
          <table:table-cell table:formula="of:=[.H13]/[.H41]" office:value-type="float" office:value="0.0442179862667494" calcext:value-type="float">
            <text:p>0.0442179863</text:p>
          </table:table-cell>
          <table:table-cell table:formula="of:=[.I13]/[.I41]" office:value-type="float" office:value="0.049123267065217" calcext:value-type="float">
            <text:p>0.0491232671</text:p>
          </table:table-cell>
          <table:table-cell table:formula="of:=[.J13]/[.J41]" office:value-type="float" office:value="0.055897794916625" calcext:value-type="float">
            <text:p>0.0558977949</text:p>
          </table:table-cell>
          <table:table-cell table:formula="of:=[.K13]/[.K41]" office:value-type="float" office:value="0.0624709359603484" calcext:value-type="float">
            <text:p>0.062470936</text:p>
          </table:table-cell>
          <table:table-cell table:formula="of:=[.L13]/[.L41]" office:value-type="float" office:value="0.0693026352672386" calcext:value-type="float">
            <text:p>0.0693026353</text:p>
          </table:table-cell>
          <table:table-cell table:formula="of:=[.M13]/[.M41]" office:value-type="float" office:value="0.075703144697094" calcext:value-type="float">
            <text:p>0.0757031447</text:p>
          </table:table-cell>
          <table:table-cell table:formula="of:=[.N13]/[.N41]" office:value-type="float" office:value="0.0820791509819461" calcext:value-type="float">
            <text:p>0.082079151</text:p>
          </table:table-cell>
          <table:table-cell table:formula="of:=[.O13]/[.O41]" office:value-type="float" office:value="0.0852643849694461" calcext:value-type="float">
            <text:p>0.085264385</text:p>
          </table:table-cell>
          <table:table-cell table:formula="of:=[.P13]/[.P41]" office:value-type="float" office:value="0.0932649686516933" calcext:value-type="float">
            <text:p>0.0932649687</text:p>
          </table:table-cell>
          <table:table-cell table:formula="of:=[.Q13]/[.Q41]" office:value-type="float" office:value="0.0988705687546536" calcext:value-type="float">
            <text:p>0.0988705688</text:p>
          </table:table-cell>
          <table:table-cell table:formula="of:=[.R13]/[.R41]" office:value-type="float" office:value="0.0988841299315613" calcext:value-type="float">
            <text:p>0.0988841299</text:p>
          </table:table-cell>
          <table:table-cell table:formula="of:=[.S13]/[.S41]" office:value-type="float" office:value="0.112167866061401" calcext:value-type="float">
            <text:p>0.1121678661</text:p>
          </table:table-cell>
          <table:table-cell table:formula="of:=[.T13]/[.T41]" office:value-type="float" office:value="0.113664062086272" calcext:value-type="float">
            <text:p>0.1136640621</text:p>
          </table:table-cell>
          <table:table-cell table:formula="of:=[.U13]/[.U41]" office:value-type="float" office:value="0.122133242324145" calcext:value-type="float">
            <text:p>0.1221332423</text:p>
          </table:table-cell>
          <table:table-cell table:formula="of:=[.V13]/[.V41]" office:value-type="float" office:value="0.128960610028546" calcext:value-type="float">
            <text:p>0.12896061</text:p>
          </table:table-cell>
          <table:table-cell table:formula="of:=[.W13]/[.W41]" office:value-type="float" office:value="0.136718847297676" calcext:value-type="float">
            <text:p>0.1367188473</text:p>
          </table:table-cell>
          <table:table-cell table:formula="of:=[.X13]/[.X41]" office:value-type="float" office:value="0.142501655863763" calcext:value-type="float">
            <text:p>0.1425016559</text:p>
          </table:table-cell>
          <table:table-cell table:formula="of:=[.Y13]/[.Y41]" office:value-type="float" office:value="0.151982835924968" calcext:value-type="float">
            <text:p>0.1519828359</text:p>
          </table:table-cell>
          <table:table-cell table:formula="of:=[.Z13]/[.Z41]" office:value-type="float" office:value="0.152709435770735" calcext:value-type="float">
            <text:p>0.1527094358</text:p>
          </table:table-cell>
          <table:table-cell table:formula="of:=[.AA13]/[.AA41]" office:value-type="float" office:value="0.161309266786185" calcext:value-type="float">
            <text:p>0.1613092668</text:p>
          </table:table-cell>
          <table:table-cell table:formula="of:=[.AB13]/[.AB41]" office:value-type="float" office:value="0.165601178125231" calcext:value-type="float">
            <text:p>0.1656011781</text:p>
          </table:table-cell>
          <table:table-cell table:formula="of:=[.AC13]/[.AC41]" office:value-type="float" office:value="0.170155518183385" calcext:value-type="float">
            <text:p>0.1701555182</text:p>
          </table:table-cell>
          <table:table-cell table:formula="of:=[.AD13]/[.AD41]" office:value-type="float" office:value="0.173487596073824" calcext:value-type="float">
            <text:p>0.1734875961</text:p>
          </table:table-cell>
          <table:table-cell table:formula="of:=[.AE13]/[.AE41]" office:value-type="float" office:value="0.187164567648116" calcext:value-type="float">
            <text:p>0.1871645676</text:p>
          </table:table-cell>
          <table:table-cell table:formula="of:=[.AF13]/[.AF41]" office:value-type="float" office:value="0.189304557454758" calcext:value-type="float">
            <text:p>0.1893045575</text:p>
          </table:table-cell>
          <table:table-cell table:formula="of:=[.AG13]/[.AG41]" office:value-type="float" office:value="0.200455208754014" calcext:value-type="float">
            <text:p>0.2004552088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nqueens_omp_balanc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/[.B44]" office:value-type="float" office:value="0.000132574270160711" calcext:value-type="float">
            <text:p>0.0001325743</text:p>
          </table:table-cell>
          <table:table-cell table:formula="of:=[.C2]/[.C44]" office:value-type="float" office:value="0.000109348373439185" calcext:value-type="float">
            <text:p>0.0001093484</text:p>
          </table:table-cell>
          <table:table-cell table:formula="of:=[.D2]/[.D44]" office:value-type="float" office:value="0.000100474519827617" calcext:value-type="float">
            <text:p>0.0001004745</text:p>
          </table:table-cell>
          <table:table-cell table:formula="of:=[.E2]/[.E44]" office:value-type="float" office:value="0.0000899796537066398" calcext:value-type="float">
            <text:p>8.99796537066398E-005</text:p>
          </table:table-cell>
          <table:table-cell table:formula="of:=[.F2]/[.F44]" office:value-type="float" office:value="0.0000900487762140101" calcext:value-type="float">
            <text:p>9.00487762140101E-005</text:p>
          </table:table-cell>
          <table:table-cell table:formula="of:=[.G2]/[.G44]" office:value-type="float" office:value="0.0000837071915531038" calcext:value-type="float">
            <text:p>8.37071915531038E-005</text:p>
          </table:table-cell>
          <table:table-cell table:formula="of:=[.H2]/[.H44]" office:value-type="float" office:value="0.0000771540055858651" calcext:value-type="float">
            <text:p>0.000077154</text:p>
          </table:table-cell>
          <table:table-cell table:formula="of:=[.I2]/[.I44]" office:value-type="float" office:value="0.0000735864319710475" calcext:value-type="float">
            <text:p>7.35864319710475E-005</text:p>
          </table:table-cell>
          <table:table-cell table:formula="of:=[.J2]/[.J44]" office:value-type="float" office:value="0.0000736901101452597" calcext:value-type="float">
            <text:p>7.36901101452597E-005</text:p>
          </table:table-cell>
          <table:table-cell table:formula="of:=[.K2]/[.K44]" office:value-type="float" office:value="0.0000680669249235862" calcext:value-type="float">
            <text:p>6.80669249235862E-005</text:p>
          </table:table-cell>
          <table:table-cell table:formula="of:=[.L2]/[.L44]" office:value-type="float" office:value="0.000069821673652729" calcext:value-type="float">
            <text:p>6.9821673652729E-005</text:p>
          </table:table-cell>
          <table:table-cell table:formula="of:=[.M2]/[.M44]" office:value-type="float" office:value="0.0000687873719883881" calcext:value-type="float">
            <text:p>6.87873719883881E-005</text:p>
          </table:table-cell>
          <table:table-cell table:formula="of:=[.N2]/[.N44]" office:value-type="float" office:value="0.0000655279170558983" calcext:value-type="float">
            <text:p>6.55279170558983E-005</text:p>
          </table:table-cell>
          <table:table-cell table:formula="of:=[.O2]/[.O44]" office:value-type="float" office:value="0.0000649017902895495" calcext:value-type="float">
            <text:p>6.49017902895495E-005</text:p>
          </table:table-cell>
          <table:table-cell table:formula="of:=[.P2]/[.P44]" office:value-type="float" office:value="0.0000639600996897774" calcext:value-type="float">
            <text:p>6.39600996897774E-005</text:p>
          </table:table-cell>
          <table:table-cell table:formula="of:=[.Q2]/[.Q44]" office:value-type="float" office:value="0.0000632630965994998" calcext:value-type="float">
            <text:p>6.32630965994998E-005</text:p>
          </table:table-cell>
          <table:table-cell table:formula="of:=[.R2]/[.R44]" office:value-type="float" office:value="0.0000627190890508114" calcext:value-type="float">
            <text:p>6.27190890508114E-005</text:p>
          </table:table-cell>
          <table:table-cell table:formula="of:=[.S2]/[.S44]" office:value-type="float" office:value="0.0000659897687719712" calcext:value-type="float">
            <text:p>6.59897687719712E-005</text:p>
          </table:table-cell>
          <table:table-cell table:formula="of:=[.T2]/[.T44]" office:value-type="float" office:value="0.000058301953596617" calcext:value-type="float">
            <text:p>0.000058302</text:p>
          </table:table-cell>
          <table:table-cell table:formula="of:=[.U2]/[.U44]" office:value-type="float" office:value="0.0000590274740549758" calcext:value-type="float">
            <text:p>5.90274740549758E-005</text:p>
          </table:table-cell>
          <table:table-cell table:formula="of:=[.V2]/[.V44]" office:value-type="float" office:value="0.0000547869721252628" calcext:value-type="float">
            <text:p>0.000054787</text:p>
          </table:table-cell>
          <table:table-cell table:formula="of:=[.W2]/[.W44]" office:value-type="float" office:value="0.0000546576596056288" calcext:value-type="float">
            <text:p>5.46576596056288E-005</text:p>
          </table:table-cell>
          <table:table-cell table:formula="of:=[.X2]/[.X44]" office:value-type="float" office:value="0.0000515350303047717" calcext:value-type="float">
            <text:p>0.000051535</text:p>
          </table:table-cell>
          <table:table-cell table:formula="of:=[.Y2]/[.Y44]" office:value-type="float" office:value="0.0000489719692396755" calcext:value-type="float">
            <text:p>0.000048972</text:p>
          </table:table-cell>
          <table:table-cell table:formula="of:=[.Z2]/[.Z44]" office:value-type="float" office:value="0.0000490574767609604" calcext:value-type="float">
            <text:p>4.90574767609604E-005</text:p>
          </table:table-cell>
          <table:table-cell table:formula="of:=[.AA2]/[.AA44]" office:value-type="float" office:value="0.0000526202775050123" calcext:value-type="float">
            <text:p>5.26202775050123E-005</text:p>
          </table:table-cell>
          <table:table-cell table:formula="of:=[.AB2]/[.AB44]" office:value-type="float" office:value="0.0000440315576859032" calcext:value-type="float">
            <text:p>4.40315576859032E-005</text:p>
          </table:table-cell>
          <table:table-cell table:formula="of:=[.AC2]/[.AC44]" office:value-type="float" office:value="0.0000468925030540866" calcext:value-type="float">
            <text:p>4.68925030540866E-005</text:p>
          </table:table-cell>
          <table:table-cell table:formula="of:=[.AD2]/[.AD44]" office:value-type="float" office:value="0.0000475049169549361" calcext:value-type="float">
            <text:p>4.75049169549361E-005</text:p>
          </table:table-cell>
          <table:table-cell table:formula="of:=[.AE2]/[.AE44]" office:value-type="float" office:value="0.0000439989035981601" calcext:value-type="float">
            <text:p>4.39989035981601E-005</text:p>
          </table:table-cell>
          <table:table-cell table:formula="of:=[.AF2]/[.AF44]" office:value-type="float" office:value="0.000045197439450041" calcext:value-type="float">
            <text:p>4.5197439450041E-005</text:p>
          </table:table-cell>
          <table:table-cell table:formula="of:=[.AG2]/[.AG44]" office:value-type="float" office:value="0.000044395426501631" calcext:value-type="float">
            <text:p>4.4395426501631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/[.B45]" office:value-type="float" office:value="0.00026948532660871" calcext:value-type="float">
            <text:p>0.0002694853</text:p>
          </table:table-cell>
          <table:table-cell table:formula="of:=[.C3]/[.C45]" office:value-type="float" office:value="0.000208354539678974" calcext:value-type="float">
            <text:p>0.0002083545</text:p>
          </table:table-cell>
          <table:table-cell table:formula="of:=[.D3]/[.D45]" office:value-type="float" office:value="0.000194733244324086" calcext:value-type="float">
            <text:p>0.0001947332</text:p>
          </table:table-cell>
          <table:table-cell table:formula="of:=[.E3]/[.E45]" office:value-type="float" office:value="0.000183660684163276" calcext:value-type="float">
            <text:p>0.0001836607</text:p>
          </table:table-cell>
          <table:table-cell table:formula="of:=[.F3]/[.F45]" office:value-type="float" office:value="0.000180819010202749" calcext:value-type="float">
            <text:p>0.000180819</text:p>
          </table:table-cell>
          <table:table-cell table:formula="of:=[.G3]/[.G45]" office:value-type="float" office:value="0.000165092968255871" calcext:value-type="float">
            <text:p>0.000165093</text:p>
          </table:table-cell>
          <table:table-cell table:formula="of:=[.H3]/[.H45]" office:value-type="float" office:value="0.00015510827791139" calcext:value-type="float">
            <text:p>0.0001551083</text:p>
          </table:table-cell>
          <table:table-cell table:formula="of:=[.I3]/[.I45]" office:value-type="float" office:value="0.000166647520169235" calcext:value-type="float">
            <text:p>0.0001666475</text:p>
          </table:table-cell>
          <table:table-cell table:formula="of:=[.J3]/[.J45]" office:value-type="float" office:value="0.000147748473556159" calcext:value-type="float">
            <text:p>0.0001477485</text:p>
          </table:table-cell>
          <table:table-cell table:formula="of:=[.K3]/[.K45]" office:value-type="float" office:value="0.000144379666374654" calcext:value-type="float">
            <text:p>0.0001443797</text:p>
          </table:table-cell>
          <table:table-cell table:formula="of:=[.L3]/[.L45]" office:value-type="float" office:value="0.000136364434134003" calcext:value-type="float">
            <text:p>0.0001363644</text:p>
          </table:table-cell>
          <table:table-cell table:formula="of:=[.M3]/[.M45]" office:value-type="float" office:value="0.000119318344908758" calcext:value-type="float">
            <text:p>0.0001193183</text:p>
          </table:table-cell>
          <table:table-cell table:formula="of:=[.N3]/[.N45]" office:value-type="float" office:value="0.00014057542206097" calcext:value-type="float">
            <text:p>0.0001405754</text:p>
          </table:table-cell>
          <table:table-cell table:formula="of:=[.O3]/[.O45]" office:value-type="float" office:value="0.00011570875223393" calcext:value-type="float">
            <text:p>0.0001157088</text:p>
          </table:table-cell>
          <table:table-cell table:formula="of:=[.P3]/[.P45]" office:value-type="float" office:value="0.000127667591673618" calcext:value-type="float">
            <text:p>0.0001276676</text:p>
          </table:table-cell>
          <table:table-cell table:formula="of:=[.Q3]/[.Q45]" office:value-type="float" office:value="0.000121491698653977" calcext:value-type="float">
            <text:p>0.0001214917</text:p>
          </table:table-cell>
          <table:table-cell table:formula="of:=[.R3]/[.R45]" office:value-type="float" office:value="0.000126925264824633" calcext:value-type="float">
            <text:p>0.0001269253</text:p>
          </table:table-cell>
          <table:table-cell table:formula="of:=[.S3]/[.S45]" office:value-type="float" office:value="0.000116962957500332" calcext:value-type="float">
            <text:p>0.000116963</text:p>
          </table:table-cell>
          <table:table-cell table:formula="of:=[.T3]/[.T45]" office:value-type="float" office:value="0.000114271528247706" calcext:value-type="float">
            <text:p>0.0001142715</text:p>
          </table:table-cell>
          <table:table-cell table:formula="of:=[.U3]/[.U45]" office:value-type="float" office:value="0.000107050900851846" calcext:value-type="float">
            <text:p>0.0001070509</text:p>
          </table:table-cell>
          <table:table-cell table:formula="of:=[.V3]/[.V45]" office:value-type="float" office:value="0.000110183526849958" calcext:value-type="float">
            <text:p>0.0001101835</text:p>
          </table:table-cell>
          <table:table-cell table:formula="of:=[.W3]/[.W45]" office:value-type="float" office:value="0.000108434786961082" calcext:value-type="float">
            <text:p>0.0001084348</text:p>
          </table:table-cell>
          <table:table-cell table:formula="of:=[.X3]/[.X45]" office:value-type="float" office:value="0.000100060643222719" calcext:value-type="float">
            <text:p>0.0001000606</text:p>
          </table:table-cell>
          <table:table-cell table:formula="of:=[.Y3]/[.Y45]" office:value-type="float" office:value="0.00010217613830518" calcext:value-type="float">
            <text:p>0.0001021761</text:p>
          </table:table-cell>
          <table:table-cell table:formula="of:=[.Z3]/[.Z45]" office:value-type="float" office:value="0.000104728178506687" calcext:value-type="float">
            <text:p>0.0001047282</text:p>
          </table:table-cell>
          <table:table-cell table:formula="of:=[.AA3]/[.AA45]" office:value-type="float" office:value="0.0000925036070069446" calcext:value-type="float">
            <text:p>9.25036070069446E-005</text:p>
          </table:table-cell>
          <table:table-cell table:formula="of:=[.AB3]/[.AB45]" office:value-type="float" office:value="0.0000987843928114784" calcext:value-type="float">
            <text:p>9.87843928114784E-005</text:p>
          </table:table-cell>
          <table:table-cell table:formula="of:=[.AC3]/[.AC45]" office:value-type="float" office:value="0.000092906603758406" calcext:value-type="float">
            <text:p>9.2906603758406E-005</text:p>
          </table:table-cell>
          <table:table-cell table:formula="of:=[.AD3]/[.AD45]" office:value-type="float" office:value="0.0000981620068230091" calcext:value-type="float">
            <text:p>0.000098162</text:p>
          </table:table-cell>
          <table:table-cell table:formula="of:=[.AE3]/[.AE45]" office:value-type="float" office:value="0.0000953309524720599" calcext:value-type="float">
            <text:p>0.000095331</text:p>
          </table:table-cell>
          <table:table-cell table:formula="of:=[.AF3]/[.AF45]" office:value-type="float" office:value="0.0000956944422292953" calcext:value-type="float">
            <text:p>9.56944422292953E-005</text:p>
          </table:table-cell>
          <table:table-cell table:formula="of:=[.AG3]/[.AG45]" office:value-type="float" office:value="0.0000836194447514852" calcext:value-type="float">
            <text:p>8.36194447514852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/[.B46]" office:value-type="float" office:value="0.000435048418383135" calcext:value-type="float">
            <text:p>0.0004350484</text:p>
          </table:table-cell>
          <table:table-cell table:formula="of:=[.C4]/[.C46]" office:value-type="float" office:value="0.000323711864900235" calcext:value-type="float">
            <text:p>0.0003237119</text:p>
          </table:table-cell>
          <table:table-cell table:formula="of:=[.D4]/[.D46]" office:value-type="float" office:value="0.000314570316376531" calcext:value-type="float">
            <text:p>0.0003145703</text:p>
          </table:table-cell>
          <table:table-cell table:formula="of:=[.E4]/[.E46]" office:value-type="float" office:value="0.000273180171707293" calcext:value-type="float">
            <text:p>0.0002731802</text:p>
          </table:table-cell>
          <table:table-cell table:formula="of:=[.F4]/[.F46]" office:value-type="float" office:value="0.000305830089291774" calcext:value-type="float">
            <text:p>0.0003058301</text:p>
          </table:table-cell>
          <table:table-cell table:formula="of:=[.G4]/[.G46]" office:value-type="float" office:value="0.000238323725188036" calcext:value-type="float">
            <text:p>0.0002383237</text:p>
          </table:table-cell>
          <table:table-cell table:formula="of:=[.H4]/[.H46]" office:value-type="float" office:value="0.000261093587501629" calcext:value-type="float">
            <text:p>0.0002610936</text:p>
          </table:table-cell>
          <table:table-cell table:formula="of:=[.I4]/[.I46]" office:value-type="float" office:value="0.000257174407473556" calcext:value-type="float">
            <text:p>0.0002571744</text:p>
          </table:table-cell>
          <table:table-cell table:formula="of:=[.J4]/[.J46]" office:value-type="float" office:value="0.000219032804638911" calcext:value-type="float">
            <text:p>0.0002190328</text:p>
          </table:table-cell>
          <table:table-cell table:formula="of:=[.K4]/[.K46]" office:value-type="float" office:value="0.00019680951695979" calcext:value-type="float">
            <text:p>0.0001968095</text:p>
          </table:table-cell>
          <table:table-cell table:formula="of:=[.L4]/[.L46]" office:value-type="float" office:value="0.000207920192352006" calcext:value-type="float">
            <text:p>0.0002079202</text:p>
          </table:table-cell>
          <table:table-cell table:formula="of:=[.M4]/[.M46]" office:value-type="float" office:value="0.000213204309561886" calcext:value-type="float">
            <text:p>0.0002132043</text:p>
          </table:table-cell>
          <table:table-cell table:formula="of:=[.N4]/[.N46]" office:value-type="float" office:value="0.000196047166689886" calcext:value-type="float">
            <text:p>0.0001960472</text:p>
          </table:table-cell>
          <table:table-cell table:formula="of:=[.O4]/[.O46]" office:value-type="float" office:value="0.000197357361644614" calcext:value-type="float">
            <text:p>0.0001973574</text:p>
          </table:table-cell>
          <table:table-cell table:formula="of:=[.P4]/[.P46]" office:value-type="float" office:value="0.000196428110882837" calcext:value-type="float">
            <text:p>0.0001964281</text:p>
          </table:table-cell>
          <table:table-cell table:formula="of:=[.Q4]/[.Q46]" office:value-type="float" office:value="0.000177298489746611" calcext:value-type="float">
            <text:p>0.0001772985</text:p>
          </table:table-cell>
          <table:table-cell table:formula="of:=[.R4]/[.R46]" office:value-type="float" office:value="0.000165351876366276" calcext:value-type="float">
            <text:p>0.0001653519</text:p>
          </table:table-cell>
          <table:table-cell table:formula="of:=[.S4]/[.S46]" office:value-type="float" office:value="0.000176081762154914" calcext:value-type="float">
            <text:p>0.0001760818</text:p>
          </table:table-cell>
          <table:table-cell table:formula="of:=[.T4]/[.T46]" office:value-type="float" office:value="0.000181073289872728" calcext:value-type="float">
            <text:p>0.0001810733</text:p>
          </table:table-cell>
          <table:table-cell table:formula="of:=[.U4]/[.U46]" office:value-type="float" office:value="0.000173096174516884" calcext:value-type="float">
            <text:p>0.0001730962</text:p>
          </table:table-cell>
          <table:table-cell table:formula="of:=[.V4]/[.V46]" office:value-type="float" office:value="0.000158531150909092" calcext:value-type="float">
            <text:p>0.0001585312</text:p>
          </table:table-cell>
          <table:table-cell table:formula="of:=[.W4]/[.W46]" office:value-type="float" office:value="0.000167164323713469" calcext:value-type="float">
            <text:p>0.0001671643</text:p>
          </table:table-cell>
          <table:table-cell table:formula="of:=[.X4]/[.X46]" office:value-type="float" office:value="0.000151700297145194" calcext:value-type="float">
            <text:p>0.0001517003</text:p>
          </table:table-cell>
          <table:table-cell table:formula="of:=[.Y4]/[.Y46]" office:value-type="float" office:value="0.000160819438541284" calcext:value-type="float">
            <text:p>0.0001608194</text:p>
          </table:table-cell>
          <table:table-cell table:formula="of:=[.Z4]/[.Z46]" office:value-type="float" office:value="0.000157260045888503" calcext:value-type="float">
            <text:p>0.00015726</text:p>
          </table:table-cell>
          <table:table-cell table:formula="of:=[.AA4]/[.AA46]" office:value-type="float" office:value="0.000146557717225947" calcext:value-type="float">
            <text:p>0.0001465577</text:p>
          </table:table-cell>
          <table:table-cell table:formula="of:=[.AB4]/[.AB46]" office:value-type="float" office:value="0.0001471686397988" calcext:value-type="float">
            <text:p>0.0001471686</text:p>
          </table:table-cell>
          <table:table-cell table:formula="of:=[.AC4]/[.AC46]" office:value-type="float" office:value="0.000132509302640415" calcext:value-type="float">
            <text:p>0.0001325093</text:p>
          </table:table-cell>
          <table:table-cell table:formula="of:=[.AD4]/[.AD46]" office:value-type="float" office:value="0.00014211237090457" calcext:value-type="float">
            <text:p>0.0001421124</text:p>
          </table:table-cell>
          <table:table-cell table:formula="of:=[.AE4]/[.AE46]" office:value-type="float" office:value="0.000150046433175535" calcext:value-type="float">
            <text:p>0.0001500464</text:p>
          </table:table-cell>
          <table:table-cell table:formula="of:=[.AF4]/[.AF46]" office:value-type="float" office:value="0.000139481286422063" calcext:value-type="float">
            <text:p>0.0001394813</text:p>
          </table:table-cell>
          <table:table-cell table:formula="of:=[.AG4]/[.AG46]" office:value-type="float" office:value="0.000134330737975227" calcext:value-type="float">
            <text:p>0.000134330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/[.B47]" office:value-type="float" office:value="0.00075008319766321" calcext:value-type="float">
            <text:p>0.0007500832</text:p>
          </table:table-cell>
          <table:table-cell table:formula="of:=[.C5]/[.C47]" office:value-type="float" office:value="0.00057259523546121" calcext:value-type="float">
            <text:p>0.0005725952</text:p>
          </table:table-cell>
          <table:table-cell table:formula="of:=[.D5]/[.D47]" office:value-type="float" office:value="0.000529564677277975" calcext:value-type="float">
            <text:p>0.0005295647</text:p>
          </table:table-cell>
          <table:table-cell table:formula="of:=[.E5]/[.E47]" office:value-type="float" office:value="0.00048900296980817" calcext:value-type="float">
            <text:p>0.000489003</text:p>
          </table:table-cell>
          <table:table-cell table:formula="of:=[.F5]/[.F47]" office:value-type="float" office:value="0.000427829978532727" calcext:value-type="float">
            <text:p>0.00042783</text:p>
          </table:table-cell>
          <table:table-cell table:formula="of:=[.G5]/[.G47]" office:value-type="float" office:value="0.000467366003445393" calcext:value-type="float">
            <text:p>0.000467366</text:p>
          </table:table-cell>
          <table:table-cell table:formula="of:=[.H5]/[.H47]" office:value-type="float" office:value="0.00040262149083135" calcext:value-type="float">
            <text:p>0.0004026215</text:p>
          </table:table-cell>
          <table:table-cell table:formula="of:=[.I5]/[.I47]" office:value-type="float" office:value="0.000383172430351632" calcext:value-type="float">
            <text:p>0.0003831724</text:p>
          </table:table-cell>
          <table:table-cell table:formula="of:=[.J5]/[.J47]" office:value-type="float" office:value="0.000393083910333252" calcext:value-type="float">
            <text:p>0.0003930839</text:p>
          </table:table-cell>
          <table:table-cell table:formula="of:=[.K5]/[.K47]" office:value-type="float" office:value="0.000370446933064898" calcext:value-type="float">
            <text:p>0.0003704469</text:p>
          </table:table-cell>
          <table:table-cell table:formula="of:=[.L5]/[.L47]" office:value-type="float" office:value="0.000365227667686833" calcext:value-type="float">
            <text:p>0.0003652277</text:p>
          </table:table-cell>
          <table:table-cell table:formula="of:=[.M5]/[.M47]" office:value-type="float" office:value="0.000312218838918612" calcext:value-type="float">
            <text:p>0.0003122188</text:p>
          </table:table-cell>
          <table:table-cell table:formula="of:=[.N5]/[.N47]" office:value-type="float" office:value="0.000302400919005319" calcext:value-type="float">
            <text:p>0.0003024009</text:p>
          </table:table-cell>
          <table:table-cell table:formula="of:=[.O5]/[.O47]" office:value-type="float" office:value="0.000349526911862033" calcext:value-type="float">
            <text:p>0.0003495269</text:p>
          </table:table-cell>
          <table:table-cell table:formula="of:=[.P5]/[.P47]" office:value-type="float" office:value="0.000300899139679108" calcext:value-type="float">
            <text:p>0.0003008991</text:p>
          </table:table-cell>
          <table:table-cell table:formula="of:=[.Q5]/[.Q47]" office:value-type="float" office:value="0.000320326240034946" calcext:value-type="float">
            <text:p>0.0003203262</text:p>
          </table:table-cell>
          <table:table-cell table:formula="of:=[.R5]/[.R47]" office:value-type="float" office:value="0.000261954083400206" calcext:value-type="float">
            <text:p>0.0002619541</text:p>
          </table:table-cell>
          <table:table-cell table:formula="of:=[.S5]/[.S47]" office:value-type="float" office:value="0.000310064549847334" calcext:value-type="float">
            <text:p>0.0003100645</text:p>
          </table:table-cell>
          <table:table-cell table:formula="of:=[.T5]/[.T47]" office:value-type="float" office:value="0.000281355090762558" calcext:value-type="float">
            <text:p>0.0002813551</text:p>
          </table:table-cell>
          <table:table-cell table:formula="of:=[.U5]/[.U47]" office:value-type="float" office:value="0.000243055096216697" calcext:value-type="float">
            <text:p>0.0002430551</text:p>
          </table:table-cell>
          <table:table-cell table:formula="of:=[.V5]/[.V47]" office:value-type="float" office:value="0.000241452852176218" calcext:value-type="float">
            <text:p>0.0002414529</text:p>
          </table:table-cell>
          <table:table-cell table:formula="of:=[.W5]/[.W47]" office:value-type="float" office:value="0.00025061585324341" calcext:value-type="float">
            <text:p>0.0002506159</text:p>
          </table:table-cell>
          <table:table-cell table:formula="of:=[.X5]/[.X47]" office:value-type="float" office:value="0.000251848166331487" calcext:value-type="float">
            <text:p>0.0002518482</text:p>
          </table:table-cell>
          <table:table-cell table:formula="of:=[.Y5]/[.Y47]" office:value-type="float" office:value="0.000251609143742849" calcext:value-type="float">
            <text:p>0.0002516091</text:p>
          </table:table-cell>
          <table:table-cell table:formula="of:=[.Z5]/[.Z47]" office:value-type="float" office:value="0.00022584023617866" calcext:value-type="float">
            <text:p>0.0002258402</text:p>
          </table:table-cell>
          <table:table-cell table:formula="of:=[.AA5]/[.AA47]" office:value-type="float" office:value="0.000215589226452779" calcext:value-type="float">
            <text:p>0.0002155892</text:p>
          </table:table-cell>
          <table:table-cell table:formula="of:=[.AB5]/[.AB47]" office:value-type="float" office:value="0.000226643594049411" calcext:value-type="float">
            <text:p>0.0002266436</text:p>
          </table:table-cell>
          <table:table-cell table:formula="of:=[.AC5]/[.AC47]" office:value-type="float" office:value="0.00019242747091151" calcext:value-type="float">
            <text:p>0.0001924275</text:p>
          </table:table-cell>
          <table:table-cell table:formula="of:=[.AD5]/[.AD47]" office:value-type="float" office:value="0.000208579396012772" calcext:value-type="float">
            <text:p>0.0002085794</text:p>
          </table:table-cell>
          <table:table-cell table:formula="of:=[.AE5]/[.AE47]" office:value-type="float" office:value="0.000212999626453951" calcext:value-type="float">
            <text:p>0.0002129996</text:p>
          </table:table-cell>
          <table:table-cell table:formula="of:=[.AF5]/[.AF47]" office:value-type="float" office:value="0.000191790593273993" calcext:value-type="float">
            <text:p>0.0001917906</text:p>
          </table:table-cell>
          <table:table-cell table:formula="of:=[.AG5]/[.AG47]" office:value-type="float" office:value="0.000206883430865807" calcext:value-type="float">
            <text:p>0.000206883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/[.B48]" office:value-type="float" office:value="0.00389205247428619" calcext:value-type="float">
            <text:p>0.0038920525</text:p>
          </table:table-cell>
          <table:table-cell table:formula="of:=[.C6]/[.C48]" office:value-type="float" office:value="0.00298268412778073" calcext:value-type="float">
            <text:p>0.0029826841</text:p>
          </table:table-cell>
          <table:table-cell table:formula="of:=[.D6]/[.D48]" office:value-type="float" office:value="0.00262553454619245" calcext:value-type="float">
            <text:p>0.0026255345</text:p>
          </table:table-cell>
          <table:table-cell table:formula="of:=[.E6]/[.E48]" office:value-type="float" office:value="0.00255707767488406" calcext:value-type="float">
            <text:p>0.0025570777</text:p>
          </table:table-cell>
          <table:table-cell table:formula="of:=[.F6]/[.F48]" office:value-type="float" office:value="0.00223571279468989" calcext:value-type="float">
            <text:p>0.0022357128</text:p>
          </table:table-cell>
          <table:table-cell table:formula="of:=[.G6]/[.G48]" office:value-type="float" office:value="0.00239713744972879" calcext:value-type="float">
            <text:p>0.0023971374</text:p>
          </table:table-cell>
          <table:table-cell table:formula="of:=[.H6]/[.H48]" office:value-type="float" office:value="0.00240411394057545" calcext:value-type="float">
            <text:p>0.0024041139</text:p>
          </table:table-cell>
          <table:table-cell table:formula="of:=[.I6]/[.I48]" office:value-type="float" office:value="0.00207006891486948" calcext:value-type="float">
            <text:p>0.0020700689</text:p>
          </table:table-cell>
          <table:table-cell table:formula="of:=[.J6]/[.J48]" office:value-type="float" office:value="0.00231481521893329" calcext:value-type="float">
            <text:p>0.0023148152</text:p>
          </table:table-cell>
          <table:table-cell table:formula="of:=[.K6]/[.K48]" office:value-type="float" office:value="0.00165053225351938" calcext:value-type="float">
            <text:p>0.0016505323</text:p>
          </table:table-cell>
          <table:table-cell table:formula="of:=[.L6]/[.L48]" office:value-type="float" office:value="0.00197083326112068" calcext:value-type="float">
            <text:p>0.0019708333</text:p>
          </table:table-cell>
          <table:table-cell table:formula="of:=[.M6]/[.M48]" office:value-type="float" office:value="0.00193378332922835" calcext:value-type="float">
            <text:p>0.0019337833</text:p>
          </table:table-cell>
          <table:table-cell table:formula="of:=[.N6]/[.N48]" office:value-type="float" office:value="0.0018672773287206" calcext:value-type="float">
            <text:p>0.0018672773</text:p>
          </table:table-cell>
          <table:table-cell table:formula="of:=[.O6]/[.O48]" office:value-type="float" office:value="0.00165706951716183" calcext:value-type="float">
            <text:p>0.0016570695</text:p>
          </table:table-cell>
          <table:table-cell table:formula="of:=[.P6]/[.P48]" office:value-type="float" office:value="0.00168726388212094" calcext:value-type="float">
            <text:p>0.0016872639</text:p>
          </table:table-cell>
          <table:table-cell table:formula="of:=[.Q6]/[.Q48]" office:value-type="float" office:value="0.00166929981462632" calcext:value-type="float">
            <text:p>0.0016692998</text:p>
          </table:table-cell>
          <table:table-cell table:formula="of:=[.R6]/[.R48]" office:value-type="float" office:value="0.0015274335680903" calcext:value-type="float">
            <text:p>0.0015274336</text:p>
          </table:table-cell>
          <table:table-cell table:formula="of:=[.S6]/[.S48]" office:value-type="float" office:value="0.00149172957152663" calcext:value-type="float">
            <text:p>0.0014917296</text:p>
          </table:table-cell>
          <table:table-cell table:formula="of:=[.T6]/[.T48]" office:value-type="float" office:value="0.0013830269835142" calcext:value-type="float">
            <text:p>0.001383027</text:p>
          </table:table-cell>
          <table:table-cell table:formula="of:=[.U6]/[.U48]" office:value-type="float" office:value="0.00143441462222322" calcext:value-type="float">
            <text:p>0.0014344146</text:p>
          </table:table-cell>
          <table:table-cell table:formula="of:=[.V6]/[.V48]" office:value-type="float" office:value="0.00132895063133925" calcext:value-type="float">
            <text:p>0.0013289506</text:p>
          </table:table-cell>
          <table:table-cell table:formula="of:=[.W6]/[.W48]" office:value-type="float" office:value="0.00132470362761028" calcext:value-type="float">
            <text:p>0.0013247036</text:p>
          </table:table-cell>
          <table:table-cell table:formula="of:=[.X6]/[.X48]" office:value-type="float" office:value="0.00139404210748585" calcext:value-type="float">
            <text:p>0.0013940421</text:p>
          </table:table-cell>
          <table:table-cell table:formula="of:=[.Y6]/[.Y48]" office:value-type="float" office:value="0.00134066080420195" calcext:value-type="float">
            <text:p>0.0013406608</text:p>
          </table:table-cell>
          <table:table-cell table:formula="of:=[.Z6]/[.Z48]" office:value-type="float" office:value="0.00122989578972038" calcext:value-type="float">
            <text:p>0.0012298958</text:p>
          </table:table-cell>
          <table:table-cell table:formula="of:=[.AA6]/[.AA48]" office:value-type="float" office:value="0.00121745499587819" calcext:value-type="float">
            <text:p>0.001217455</text:p>
          </table:table-cell>
          <table:table-cell table:formula="of:=[.AB6]/[.AB48]" office:value-type="float" office:value="0.00127670022569538" calcext:value-type="float">
            <text:p>0.0012767002</text:p>
          </table:table-cell>
          <table:table-cell table:formula="of:=[.AC6]/[.AC48]" office:value-type="float" office:value="0.00115936442130461" calcext:value-type="float">
            <text:p>0.0011593644</text:p>
          </table:table-cell>
          <table:table-cell table:formula="of:=[.AD6]/[.AD48]" office:value-type="float" office:value="0.00110464162088084" calcext:value-type="float">
            <text:p>0.0011046416</text:p>
          </table:table-cell>
          <table:table-cell table:formula="of:=[.AE6]/[.AE48]" office:value-type="float" office:value="0.00111365207733227" calcext:value-type="float">
            <text:p>0.0011136521</text:p>
          </table:table-cell>
          <table:table-cell table:formula="of:=[.AF6]/[.AF48]" office:value-type="float" office:value="0.00119732158419351" calcext:value-type="float">
            <text:p>0.0011973216</text:p>
          </table:table-cell>
          <table:table-cell table:formula="of:=[.AG6]/[.AG48]" office:value-type="float" office:value="0.00106981057396337" calcext:value-type="float">
            <text:p>0.00106981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/[.B49]" office:value-type="float" office:value="0.00625325568058016" calcext:value-type="float">
            <text:p>0.0062532557</text:p>
          </table:table-cell>
          <table:table-cell table:formula="of:=[.C7]/[.C49]" office:value-type="float" office:value="0.00502343899601121" calcext:value-type="float">
            <text:p>0.005023439</text:p>
          </table:table-cell>
          <table:table-cell table:formula="of:=[.D7]/[.D49]" office:value-type="float" office:value="0.00532336006446214" calcext:value-type="float">
            <text:p>0.0053233601</text:p>
          </table:table-cell>
          <table:table-cell table:formula="of:=[.E7]/[.E49]" office:value-type="float" office:value="0.00462190284802334" calcext:value-type="float">
            <text:p>0.0046219028</text:p>
          </table:table-cell>
          <table:table-cell table:formula="of:=[.F7]/[.F49]" office:value-type="float" office:value="0.00432439953216903" calcext:value-type="float">
            <text:p>0.0043243995</text:p>
          </table:table-cell>
          <table:table-cell table:formula="of:=[.G7]/[.G49]" office:value-type="float" office:value="0.00395418776182472" calcext:value-type="float">
            <text:p>0.0039541878</text:p>
          </table:table-cell>
          <table:table-cell table:formula="of:=[.H7]/[.H49]" office:value-type="float" office:value="0.00417849230124275" calcext:value-type="float">
            <text:p>0.0041784923</text:p>
          </table:table-cell>
          <table:table-cell table:formula="of:=[.I7]/[.I49]" office:value-type="float" office:value="0.00386437543686364" calcext:value-type="float">
            <text:p>0.0038643754</text:p>
          </table:table-cell>
          <table:table-cell table:formula="of:=[.J7]/[.J49]" office:value-type="float" office:value="0.00376715048956837" calcext:value-type="float">
            <text:p>0.0037671505</text:p>
          </table:table-cell>
          <table:table-cell table:formula="of:=[.K7]/[.K49]" office:value-type="float" office:value="0.00371745158005505" calcext:value-type="float">
            <text:p>0.0037174516</text:p>
          </table:table-cell>
          <table:table-cell table:formula="of:=[.L7]/[.L49]" office:value-type="float" office:value="0.00352978617753396" calcext:value-type="float">
            <text:p>0.0035297862</text:p>
          </table:table-cell>
          <table:table-cell table:formula="of:=[.M7]/[.M49]" office:value-type="float" office:value="0.00346147364400647" calcext:value-type="float">
            <text:p>0.0034614736</text:p>
          </table:table-cell>
          <table:table-cell table:formula="of:=[.N7]/[.N49]" office:value-type="float" office:value="0.00331987927977884" calcext:value-type="float">
            <text:p>0.0033198793</text:p>
          </table:table-cell>
          <table:table-cell table:formula="of:=[.O7]/[.O49]" office:value-type="float" office:value="0.00305672033662314" calcext:value-type="float">
            <text:p>0.0030567203</text:p>
          </table:table-cell>
          <table:table-cell table:formula="of:=[.P7]/[.P49]" office:value-type="float" office:value="0.0029547696663208" calcext:value-type="float">
            <text:p>0.0029547697</text:p>
          </table:table-cell>
          <table:table-cell table:formula="of:=[.Q7]/[.Q49]" office:value-type="float" office:value="0.00296257968020358" calcext:value-type="float">
            <text:p>0.0029625797</text:p>
          </table:table-cell>
          <table:table-cell table:formula="of:=[.R7]/[.R49]" office:value-type="float" office:value="0.00272815547434077" calcext:value-type="float">
            <text:p>0.0027281555</text:p>
          </table:table-cell>
          <table:table-cell table:formula="of:=[.S7]/[.S49]" office:value-type="float" office:value="0.00271790787189421" calcext:value-type="float">
            <text:p>0.0027179079</text:p>
          </table:table-cell>
          <table:table-cell table:formula="of:=[.T7]/[.T49]" office:value-type="float" office:value="0.00278654208804247" calcext:value-type="float">
            <text:p>0.0027865421</text:p>
          </table:table-cell>
          <table:table-cell table:formula="of:=[.U7]/[.U49]" office:value-type="float" office:value="0.00258588133875413" calcext:value-type="float">
            <text:p>0.0025858813</text:p>
          </table:table-cell>
          <table:table-cell table:formula="of:=[.V7]/[.V49]" office:value-type="float" office:value="0.00276475495316558" calcext:value-type="float">
            <text:p>0.002764755</text:p>
          </table:table-cell>
          <table:table-cell table:formula="of:=[.W7]/[.W49]" office:value-type="float" office:value="0.00245145181327119" calcext:value-type="float">
            <text:p>0.0024514518</text:p>
          </table:table-cell>
          <table:table-cell table:formula="of:=[.X7]/[.X49]" office:value-type="float" office:value="0.00214653350649617" calcext:value-type="float">
            <text:p>0.0021465335</text:p>
          </table:table-cell>
          <table:table-cell table:formula="of:=[.Y7]/[.Y49]" office:value-type="float" office:value="0.00239309299012414" calcext:value-type="float">
            <text:p>0.002393093</text:p>
          </table:table-cell>
          <table:table-cell table:formula="of:=[.Z7]/[.Z49]" office:value-type="float" office:value="0.00231447382471817" calcext:value-type="float">
            <text:p>0.0023144738</text:p>
          </table:table-cell>
          <table:table-cell table:formula="of:=[.AA7]/[.AA49]" office:value-type="float" office:value="0.00240910700601439" calcext:value-type="float">
            <text:p>0.002409107</text:p>
          </table:table-cell>
          <table:table-cell table:formula="of:=[.AB7]/[.AB49]" office:value-type="float" office:value="0.00225414038472947" calcext:value-type="float">
            <text:p>0.0022541404</text:p>
          </table:table-cell>
          <table:table-cell table:formula="of:=[.AC7]/[.AC49]" office:value-type="float" office:value="0.00209172798940884" calcext:value-type="float">
            <text:p>0.002091728</text:p>
          </table:table-cell>
          <table:table-cell table:formula="of:=[.AD7]/[.AD49]" office:value-type="float" office:value="0.00221576945778081" calcext:value-type="float">
            <text:p>0.0022157695</text:p>
          </table:table-cell>
          <table:table-cell table:formula="of:=[.AE7]/[.AE49]" office:value-type="float" office:value="0.00218419016812635" calcext:value-type="float">
            <text:p>0.0021841902</text:p>
          </table:table-cell>
          <table:table-cell table:formula="of:=[.AF7]/[.AF49]" office:value-type="float" office:value="0.00208802572034099" calcext:value-type="float">
            <text:p>0.0020880257</text:p>
          </table:table-cell>
          <table:table-cell table:formula="of:=[.AG7]/[.AG49]" office:value-type="float" office:value="0.0021753385623552" calcext:value-type="float">
            <text:p>0.002175338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/[.B50]" office:value-type="float" office:value="0.0179565681642997" calcext:value-type="float">
            <text:p>0.0179565682</text:p>
          </table:table-cell>
          <table:table-cell table:formula="of:=[.C8]/[.C50]" office:value-type="float" office:value="0.0159906274387241" calcext:value-type="float">
            <text:p>0.0159906274</text:p>
          </table:table-cell>
          <table:table-cell table:formula="of:=[.D8]/[.D50]" office:value-type="float" office:value="0.0169366259762141" calcext:value-type="float">
            <text:p>0.016936626</text:p>
          </table:table-cell>
          <table:table-cell table:formula="of:=[.E8]/[.E50]" office:value-type="float" office:value="0.0149120456965483" calcext:value-type="float">
            <text:p>0.0149120457</text:p>
          </table:table-cell>
          <table:table-cell table:formula="of:=[.F8]/[.F50]" office:value-type="float" office:value="0.0159532503922166" calcext:value-type="float">
            <text:p>0.0159532504</text:p>
          </table:table-cell>
          <table:table-cell table:formula="of:=[.G8]/[.G50]" office:value-type="float" office:value="0.0153731693610893" calcext:value-type="float">
            <text:p>0.0153731694</text:p>
          </table:table-cell>
          <table:table-cell table:formula="of:=[.H8]/[.H50]" office:value-type="float" office:value="0.0142025738581434" calcext:value-type="float">
            <text:p>0.0142025739</text:p>
          </table:table-cell>
          <table:table-cell table:formula="of:=[.I8]/[.I50]" office:value-type="float" office:value="0.0145151423290089" calcext:value-type="float">
            <text:p>0.0145151423</text:p>
          </table:table-cell>
          <table:table-cell table:formula="of:=[.J8]/[.J50]" office:value-type="float" office:value="0.0155157248758823" calcext:value-type="float">
            <text:p>0.0155157249</text:p>
          </table:table-cell>
          <table:table-cell table:formula="of:=[.K8]/[.K50]" office:value-type="float" office:value="0.0132929862586746" calcext:value-type="float">
            <text:p>0.0132929863</text:p>
          </table:table-cell>
          <table:table-cell table:formula="of:=[.L8]/[.L50]" office:value-type="float" office:value="0.011897462886577" calcext:value-type="float">
            <text:p>0.0118974629</text:p>
          </table:table-cell>
          <table:table-cell table:formula="of:=[.M8]/[.M50]" office:value-type="float" office:value="0.0128191534837664" calcext:value-type="float">
            <text:p>0.0128191535</text:p>
          </table:table-cell>
          <table:table-cell table:formula="of:=[.N8]/[.N50]" office:value-type="float" office:value="0.0127881975587361" calcext:value-type="float">
            <text:p>0.0127881976</text:p>
          </table:table-cell>
          <table:table-cell table:formula="of:=[.O8]/[.O50]" office:value-type="float" office:value="0.0124729275947993" calcext:value-type="float">
            <text:p>0.0124729276</text:p>
          </table:table-cell>
          <table:table-cell table:formula="of:=[.P8]/[.P50]" office:value-type="float" office:value="0.0117584641845134" calcext:value-type="float">
            <text:p>0.0117584642</text:p>
          </table:table-cell>
          <table:table-cell table:formula="of:=[.Q8]/[.Q50]" office:value-type="float" office:value="0.0115288932900512" calcext:value-type="float">
            <text:p>0.0115288933</text:p>
          </table:table-cell>
          <table:table-cell table:formula="of:=[.R8]/[.R50]" office:value-type="float" office:value="0.0117631714790407" calcext:value-type="float">
            <text:p>0.0117631715</text:p>
          </table:table-cell>
          <table:table-cell table:formula="of:=[.S8]/[.S50]" office:value-type="float" office:value="0.0107164975634037" calcext:value-type="float">
            <text:p>0.0107164976</text:p>
          </table:table-cell>
          <table:table-cell table:formula="of:=[.T8]/[.T50]" office:value-type="float" office:value="0.0105474508686928" calcext:value-type="float">
            <text:p>0.0105474509</text:p>
          </table:table-cell>
          <table:table-cell table:formula="of:=[.U8]/[.U50]" office:value-type="float" office:value="0.0103745516449549" calcext:value-type="float">
            <text:p>0.0103745516</text:p>
          </table:table-cell>
          <table:table-cell table:formula="of:=[.V8]/[.V50]" office:value-type="float" office:value="0.0105164908037493" calcext:value-type="float">
            <text:p>0.0105164908</text:p>
          </table:table-cell>
          <table:table-cell table:formula="of:=[.W8]/[.W50]" office:value-type="float" office:value="0.00930650118030935" calcext:value-type="float">
            <text:p>0.0093065012</text:p>
          </table:table-cell>
          <table:table-cell table:formula="of:=[.X8]/[.X50]" office:value-type="float" office:value="0.00950353723319401" calcext:value-type="float">
            <text:p>0.0095035372</text:p>
          </table:table-cell>
          <table:table-cell table:formula="of:=[.Y8]/[.Y50]" office:value-type="float" office:value="0.00957898643023195" calcext:value-type="float">
            <text:p>0.0095789864</text:p>
          </table:table-cell>
          <table:table-cell table:formula="of:=[.Z8]/[.Z50]" office:value-type="float" office:value="0.00853996937864882" calcext:value-type="float">
            <text:p>0.0085399694</text:p>
          </table:table-cell>
          <table:table-cell table:formula="of:=[.AA8]/[.AA50]" office:value-type="float" office:value="0.00982054864216769" calcext:value-type="float">
            <text:p>0.0098205486</text:p>
          </table:table-cell>
          <table:table-cell table:formula="of:=[.AB8]/[.AB50]" office:value-type="float" office:value="0.0092359065482679" calcext:value-type="float">
            <text:p>0.0092359065</text:p>
          </table:table-cell>
          <table:table-cell table:formula="of:=[.AC8]/[.AC50]" office:value-type="float" office:value="0.00897872875493025" calcext:value-type="float">
            <text:p>0.0089787288</text:p>
          </table:table-cell>
          <table:table-cell table:formula="of:=[.AD8]/[.AD50]" office:value-type="float" office:value="0.00948823927060624" calcext:value-type="float">
            <text:p>0.0094882393</text:p>
          </table:table-cell>
          <table:table-cell table:formula="of:=[.AE8]/[.AE50]" office:value-type="float" office:value="0.00868899503477862" calcext:value-type="float">
            <text:p>0.008688995</text:p>
          </table:table-cell>
          <table:table-cell table:formula="of:=[.AF8]/[.AF50]" office:value-type="float" office:value="0.00854725918783924" calcext:value-type="float">
            <text:p>0.0085472592</text:p>
          </table:table-cell>
          <table:table-cell table:formula="of:=[.AG8]/[.AG50]" office:value-type="float" office:value="0.00824968243740453" calcext:value-type="float">
            <text:p>0.00824968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/[.B51]" office:value-type="float" office:value="0.0322672438020943" calcext:value-type="float">
            <text:p>0.0322672438</text:p>
          </table:table-cell>
          <table:table-cell table:formula="of:=[.C9]/[.C51]" office:value-type="float" office:value="0.0297297241083579" calcext:value-type="float">
            <text:p>0.0297297241</text:p>
          </table:table-cell>
          <table:table-cell table:formula="of:=[.D9]/[.D51]" office:value-type="float" office:value="0.0389095635074431" calcext:value-type="float">
            <text:p>0.0389095635</text:p>
          </table:table-cell>
          <table:table-cell table:formula="of:=[.E9]/[.E51]" office:value-type="float" office:value="0.0412650146622736" calcext:value-type="float">
            <text:p>0.0412650147</text:p>
          </table:table-cell>
          <table:table-cell table:formula="of:=[.F9]/[.F51]" office:value-type="float" office:value="0.0443204402885133" calcext:value-type="float">
            <text:p>0.0443204403</text:p>
          </table:table-cell>
          <table:table-cell table:formula="of:=[.G9]/[.G51]" office:value-type="float" office:value="0.045227490920671" calcext:value-type="float">
            <text:p>0.0452274909</text:p>
          </table:table-cell>
          <table:table-cell table:formula="of:=[.H9]/[.H51]" office:value-type="float" office:value="0.047080284346727" calcext:value-type="float">
            <text:p>0.0470802843</text:p>
          </table:table-cell>
          <table:table-cell table:formula="of:=[.I9]/[.I51]" office:value-type="float" office:value="0.0477065883938008" calcext:value-type="float">
            <text:p>0.0477065884</text:p>
          </table:table-cell>
          <table:table-cell table:formula="of:=[.J9]/[.J51]" office:value-type="float" office:value="0.0480815767569094" calcext:value-type="float">
            <text:p>0.0480815768</text:p>
          </table:table-cell>
          <table:table-cell table:formula="of:=[.K9]/[.K51]" office:value-type="float" office:value="0.0487405690633513" calcext:value-type="float">
            <text:p>0.0487405691</text:p>
          </table:table-cell>
          <table:table-cell table:formula="of:=[.L9]/[.L51]" office:value-type="float" office:value="0.0483688713400859" calcext:value-type="float">
            <text:p>0.0483688713</text:p>
          </table:table-cell>
          <table:table-cell table:formula="of:=[.M9]/[.M51]" office:value-type="float" office:value="0.0513091089706043" calcext:value-type="float">
            <text:p>0.051309109</text:p>
          </table:table-cell>
          <table:table-cell table:formula="of:=[.N9]/[.N51]" office:value-type="float" office:value="0.048091604397931" calcext:value-type="float">
            <text:p>0.0480916044</text:p>
          </table:table-cell>
          <table:table-cell table:formula="of:=[.O9]/[.O51]" office:value-type="float" office:value="0.0466357649386405" calcext:value-type="float">
            <text:p>0.0466357649</text:p>
          </table:table-cell>
          <table:table-cell table:formula="of:=[.P9]/[.P51]" office:value-type="float" office:value="0.0421194564465884" calcext:value-type="float">
            <text:p>0.0421194564</text:p>
          </table:table-cell>
          <table:table-cell table:formula="of:=[.Q9]/[.Q51]" office:value-type="float" office:value="0.0430417058756945" calcext:value-type="float">
            <text:p>0.0430417059</text:p>
          </table:table-cell>
          <table:table-cell table:formula="of:=[.R9]/[.R51]" office:value-type="float" office:value="0.0411496193204427" calcext:value-type="float">
            <text:p>0.0411496193</text:p>
          </table:table-cell>
          <table:table-cell table:formula="of:=[.S9]/[.S51]" office:value-type="float" office:value="0.0437194226365634" calcext:value-type="float">
            <text:p>0.0437194226</text:p>
          </table:table-cell>
          <table:table-cell table:formula="of:=[.T9]/[.T51]" office:value-type="float" office:value="0.0400049761750499" calcext:value-type="float">
            <text:p>0.0400049762</text:p>
          </table:table-cell>
          <table:table-cell table:formula="of:=[.U9]/[.U51]" office:value-type="float" office:value="0.0429124056181133" calcext:value-type="float">
            <text:p>0.0429124056</text:p>
          </table:table-cell>
          <table:table-cell table:formula="of:=[.V9]/[.V51]" office:value-type="float" office:value="0.0371316453735145" calcext:value-type="float">
            <text:p>0.0371316454</text:p>
          </table:table-cell>
          <table:table-cell table:formula="of:=[.W9]/[.W51]" office:value-type="float" office:value="0.0415693610146212" calcext:value-type="float">
            <text:p>0.041569361</text:p>
          </table:table-cell>
          <table:table-cell table:formula="of:=[.X9]/[.X51]" office:value-type="float" office:value="0.0409906361013155" calcext:value-type="float">
            <text:p>0.0409906361</text:p>
          </table:table-cell>
          <table:table-cell table:formula="of:=[.Y9]/[.Y51]" office:value-type="float" office:value="0.042230421353035" calcext:value-type="float">
            <text:p>0.0422304214</text:p>
          </table:table-cell>
          <table:table-cell table:formula="of:=[.Z9]/[.Z51]" office:value-type="float" office:value="0.0397984145865705" calcext:value-type="float">
            <text:p>0.0397984146</text:p>
          </table:table-cell>
          <table:table-cell table:formula="of:=[.AA9]/[.AA51]" office:value-type="float" office:value="0.0365780092549179" calcext:value-type="float">
            <text:p>0.0365780093</text:p>
          </table:table-cell>
          <table:table-cell table:formula="of:=[.AB9]/[.AB51]" office:value-type="float" office:value="0.0402338741332309" calcext:value-type="float">
            <text:p>0.0402338741</text:p>
          </table:table-cell>
          <table:table-cell table:formula="of:=[.AC9]/[.AC51]" office:value-type="float" office:value="0.0375998541887508" calcext:value-type="float">
            <text:p>0.0375998542</text:p>
          </table:table-cell>
          <table:table-cell table:formula="of:=[.AD9]/[.AD51]" office:value-type="float" office:value="0.0350679501922522" calcext:value-type="float">
            <text:p>0.0350679502</text:p>
          </table:table-cell>
          <table:table-cell table:formula="of:=[.AE9]/[.AE51]" office:value-type="float" office:value="0.0360532051954405" calcext:value-type="float">
            <text:p>0.0360532052</text:p>
          </table:table-cell>
          <table:table-cell table:formula="of:=[.AF9]/[.AF51]" office:value-type="float" office:value="0.0341377103011903" calcext:value-type="float">
            <text:p>0.0341377103</text:p>
          </table:table-cell>
          <table:table-cell table:formula="of:=[.AG9]/[.AG51]" office:value-type="float" office:value="0.0348125898154722" calcext:value-type="float">
            <text:p>0.03481258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/[.B52]" office:value-type="float" office:value="0.0295991034410629" calcext:value-type="float">
            <text:p>0.0295991034</text:p>
          </table:table-cell>
          <table:table-cell table:formula="of:=[.C10]/[.C52]" office:value-type="float" office:value="0.0242306853265567" calcext:value-type="float">
            <text:p>0.0242306853</text:p>
          </table:table-cell>
          <table:table-cell table:formula="of:=[.D10]/[.D52]" office:value-type="float" office:value="0.0410511334194163" calcext:value-type="float">
            <text:p>0.0410511334</text:p>
          </table:table-cell>
          <table:table-cell table:formula="of:=[.E10]/[.E52]" office:value-type="float" office:value="0.0514821253792007" calcext:value-type="float">
            <text:p>0.0514821254</text:p>
          </table:table-cell>
          <table:table-cell table:formula="of:=[.F10]/[.F52]" office:value-type="float" office:value="0.0599865621909249" calcext:value-type="float">
            <text:p>0.0599865622</text:p>
          </table:table-cell>
          <table:table-cell table:formula="of:=[.G10]/[.G52]" office:value-type="float" office:value="0.0681068598217392" calcext:value-type="float">
            <text:p>0.0681068598</text:p>
          </table:table-cell>
          <table:table-cell table:formula="of:=[.H10]/[.H52]" office:value-type="float" office:value="0.0758917271854314" calcext:value-type="float">
            <text:p>0.0758917272</text:p>
          </table:table-cell>
          <table:table-cell table:formula="of:=[.I10]/[.I52]" office:value-type="float" office:value="0.0811188984204499" calcext:value-type="float">
            <text:p>0.0811188984</text:p>
          </table:table-cell>
          <table:table-cell table:formula="of:=[.J10]/[.J52]" office:value-type="float" office:value="0.0880256973687769" calcext:value-type="float">
            <text:p>0.0880256974</text:p>
          </table:table-cell>
          <table:table-cell table:formula="of:=[.K10]/[.K52]" office:value-type="float" office:value="0.0918739762960782" calcext:value-type="float">
            <text:p>0.0918739763</text:p>
          </table:table-cell>
          <table:table-cell table:formula="of:=[.L10]/[.L52]" office:value-type="float" office:value="0.094293964084792" calcext:value-type="float">
            <text:p>0.0942939641</text:p>
          </table:table-cell>
          <table:table-cell table:formula="of:=[.M10]/[.M52]" office:value-type="float" office:value="0.0983540731069586" calcext:value-type="float">
            <text:p>0.0983540731</text:p>
          </table:table-cell>
          <table:table-cell table:formula="of:=[.N10]/[.N52]" office:value-type="float" office:value="0.0991524399153846" calcext:value-type="float">
            <text:p>0.0991524399</text:p>
          </table:table-cell>
          <table:table-cell table:formula="of:=[.O10]/[.O52]" office:value-type="float" office:value="0.0970855807850124" calcext:value-type="float">
            <text:p>0.0970855808</text:p>
          </table:table-cell>
          <table:table-cell table:formula="of:=[.P10]/[.P52]" office:value-type="float" office:value="0.0978979487374668" calcext:value-type="float">
            <text:p>0.0978979487</text:p>
          </table:table-cell>
          <table:table-cell table:formula="of:=[.Q10]/[.Q52]" office:value-type="float" office:value="0.100988555459914" calcext:value-type="float">
            <text:p>0.1009885555</text:p>
          </table:table-cell>
          <table:table-cell table:formula="of:=[.R10]/[.R52]" office:value-type="float" office:value="0.0979303869683483" calcext:value-type="float">
            <text:p>0.097930387</text:p>
          </table:table-cell>
          <table:table-cell table:formula="of:=[.S10]/[.S52]" office:value-type="float" office:value="0.104390886193486" calcext:value-type="float">
            <text:p>0.1043908862</text:p>
          </table:table-cell>
          <table:table-cell table:formula="of:=[.T10]/[.T52]" office:value-type="float" office:value="0.104944584523631" calcext:value-type="float">
            <text:p>0.1049445845</text:p>
          </table:table-cell>
          <table:table-cell table:formula="of:=[.U10]/[.U52]" office:value-type="float" office:value="0.100831589677558" calcext:value-type="float">
            <text:p>0.1008315897</text:p>
          </table:table-cell>
          <table:table-cell table:formula="of:=[.V10]/[.V52]" office:value-type="float" office:value="0.10046337949243" calcext:value-type="float">
            <text:p>0.1004633795</text:p>
          </table:table-cell>
          <table:table-cell table:formula="of:=[.W10]/[.W52]" office:value-type="float" office:value="0.104384741298701" calcext:value-type="float">
            <text:p>0.1043847413</text:p>
          </table:table-cell>
          <table:table-cell table:formula="of:=[.X10]/[.X52]" office:value-type="float" office:value="0.0999622488954091" calcext:value-type="float">
            <text:p>0.0999622489</text:p>
          </table:table-cell>
          <table:table-cell table:formula="of:=[.Y10]/[.Y52]" office:value-type="float" office:value="0.0970093678436853" calcext:value-type="float">
            <text:p>0.0970093678</text:p>
          </table:table-cell>
          <table:table-cell table:formula="of:=[.Z10]/[.Z52]" office:value-type="float" office:value="0.100325411398895" calcext:value-type="float">
            <text:p>0.1003254114</text:p>
          </table:table-cell>
          <table:table-cell table:formula="of:=[.AA10]/[.AA52]" office:value-type="float" office:value="0.102521153394057" calcext:value-type="float">
            <text:p>0.1025211534</text:p>
          </table:table-cell>
          <table:table-cell table:formula="of:=[.AB10]/[.AB52]" office:value-type="float" office:value="0.103761796884616" calcext:value-type="float">
            <text:p>0.1037617969</text:p>
          </table:table-cell>
          <table:table-cell table:formula="of:=[.AC10]/[.AC52]" office:value-type="float" office:value="0.103307404169494" calcext:value-type="float">
            <text:p>0.1033074042</text:p>
          </table:table-cell>
          <table:table-cell table:formula="of:=[.AD10]/[.AD52]" office:value-type="float" office:value="0.0950150309639008" calcext:value-type="float">
            <text:p>0.095015031</text:p>
          </table:table-cell>
          <table:table-cell table:formula="of:=[.AE10]/[.AE52]" office:value-type="float" office:value="0.104046478195383" calcext:value-type="float">
            <text:p>0.1040464782</text:p>
          </table:table-cell>
          <table:table-cell table:formula="of:=[.AF10]/[.AF52]" office:value-type="float" office:value="0.0957958008226937" calcext:value-type="float">
            <text:p>0.0957958008</text:p>
          </table:table-cell>
          <table:table-cell table:formula="of:=[.AG10]/[.AG52]" office:value-type="float" office:value="0.102150865184095" calcext:value-type="float">
            <text:p>0.10215086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/[.B53]" office:value-type="float" office:value="0.0295441454332535" calcext:value-type="float">
            <text:p>0.0295441454</text:p>
          </table:table-cell>
          <table:table-cell table:formula="of:=[.C11]/[.C53]" office:value-type="float" office:value="0.0147006050177025" calcext:value-type="float">
            <text:p>0.014700605</text:p>
          </table:table-cell>
          <table:table-cell table:formula="of:=[.D11]/[.D53]" office:value-type="float" office:value="0.02072190968871" calcext:value-type="float">
            <text:p>0.0207219097</text:p>
          </table:table-cell>
          <table:table-cell table:formula="of:=[.E11]/[.E53]" office:value-type="float" office:value="0.0286060544929885" calcext:value-type="float">
            <text:p>0.0286060545</text:p>
          </table:table-cell>
          <table:table-cell table:formula="of:=[.F11]/[.F53]" office:value-type="float" office:value="0.0385083109324179" calcext:value-type="float">
            <text:p>0.0385083109</text:p>
          </table:table-cell>
          <table:table-cell table:formula="of:=[.G11]/[.G53]" office:value-type="float" office:value="0.0485508735500468" calcext:value-type="float">
            <text:p>0.0485508736</text:p>
          </table:table-cell>
          <table:table-cell table:formula="of:=[.H11]/[.H53]" office:value-type="float" office:value="0.0602297253075084" calcext:value-type="float">
            <text:p>0.0602297253</text:p>
          </table:table-cell>
          <table:table-cell table:formula="of:=[.I11]/[.I53]" office:value-type="float" office:value="0.0720730449437925" calcext:value-type="float">
            <text:p>0.0720730449</text:p>
          </table:table-cell>
          <table:table-cell table:formula="of:=[.J11]/[.J53]" office:value-type="float" office:value="0.0861242993501177" calcext:value-type="float">
            <text:p>0.0861242994</text:p>
          </table:table-cell>
          <table:table-cell table:formula="of:=[.K11]/[.K53]" office:value-type="float" office:value="0.103664308997024" calcext:value-type="float">
            <text:p>0.103664309</text:p>
          </table:table-cell>
          <table:table-cell table:formula="of:=[.L11]/[.L53]" office:value-type="float" office:value="0.120653524166114" calcext:value-type="float">
            <text:p>0.1206535242</text:p>
          </table:table-cell>
          <table:table-cell table:formula="of:=[.M11]/[.M53]" office:value-type="float" office:value="0.128302330129908" calcext:value-type="float">
            <text:p>0.1283023301</text:p>
          </table:table-cell>
          <table:table-cell table:formula="of:=[.N11]/[.N53]" office:value-type="float" office:value="0.156205841340438" calcext:value-type="float">
            <text:p>0.1562058413</text:p>
          </table:table-cell>
          <table:table-cell table:formula="of:=[.O11]/[.O53]" office:value-type="float" office:value="0.165530400932967" calcext:value-type="float">
            <text:p>0.1655304009</text:p>
          </table:table-cell>
          <table:table-cell table:formula="of:=[.P11]/[.P53]" office:value-type="float" office:value="0.173280423601683" calcext:value-type="float">
            <text:p>0.1732804236</text:p>
          </table:table-cell>
          <table:table-cell table:formula="of:=[.Q11]/[.Q53]" office:value-type="float" office:value="0.179702729763013" calcext:value-type="float">
            <text:p>0.1797027298</text:p>
          </table:table-cell>
          <table:table-cell table:formula="of:=[.R11]/[.R53]" office:value-type="float" office:value="0.186502961516374" calcext:value-type="float">
            <text:p>0.1865029615</text:p>
          </table:table-cell>
          <table:table-cell table:formula="of:=[.S11]/[.S53]" office:value-type="float" office:value="0.199724064093337" calcext:value-type="float">
            <text:p>0.1997240641</text:p>
          </table:table-cell>
          <table:table-cell table:formula="of:=[.T11]/[.T53]" office:value-type="float" office:value="0.200902303924217" calcext:value-type="float">
            <text:p>0.2009023039</text:p>
          </table:table-cell>
          <table:table-cell table:formula="of:=[.U11]/[.U53]" office:value-type="float" office:value="0.20822902646801" calcext:value-type="float">
            <text:p>0.2082290265</text:p>
          </table:table-cell>
          <table:table-cell table:formula="of:=[.V11]/[.V53]" office:value-type="float" office:value="0.216232233761907" calcext:value-type="float">
            <text:p>0.2162322338</text:p>
          </table:table-cell>
          <table:table-cell table:formula="of:=[.W11]/[.W53]" office:value-type="float" office:value="0.219630931876425" calcext:value-type="float">
            <text:p>0.2196309319</text:p>
          </table:table-cell>
          <table:table-cell table:formula="of:=[.X11]/[.X53]" office:value-type="float" office:value="0.220741765894072" calcext:value-type="float">
            <text:p>0.2207417659</text:p>
          </table:table-cell>
          <table:table-cell table:formula="of:=[.Y11]/[.Y53]" office:value-type="float" office:value="0.229370145564794" calcext:value-type="float">
            <text:p>0.2293701456</text:p>
          </table:table-cell>
          <table:table-cell table:formula="of:=[.Z11]/[.Z53]" office:value-type="float" office:value="0.230087273547668" calcext:value-type="float">
            <text:p>0.2300872735</text:p>
          </table:table-cell>
          <table:table-cell table:formula="of:=[.AA11]/[.AA53]" office:value-type="float" office:value="0.233404735021366" calcext:value-type="float">
            <text:p>0.233404735</text:p>
          </table:table-cell>
          <table:table-cell table:formula="of:=[.AB11]/[.AB53]" office:value-type="float" office:value="0.2490780467338" calcext:value-type="float">
            <text:p>0.2490780467</text:p>
          </table:table-cell>
          <table:table-cell table:formula="of:=[.AC11]/[.AC53]" office:value-type="float" office:value="0.246557267911103" calcext:value-type="float">
            <text:p>0.2465572679</text:p>
          </table:table-cell>
          <table:table-cell table:formula="of:=[.AD11]/[.AD53]" office:value-type="float" office:value="0.250531244325714" calcext:value-type="float">
            <text:p>0.2505312443</text:p>
          </table:table-cell>
          <table:table-cell table:formula="of:=[.AE11]/[.AE53]" office:value-type="float" office:value="0.253013534569396" calcext:value-type="float">
            <text:p>0.2530135346</text:p>
          </table:table-cell>
          <table:table-cell table:formula="of:=[.AF11]/[.AF53]" office:value-type="float" office:value="0.259997723520803" calcext:value-type="float">
            <text:p>0.2599977235</text:p>
          </table:table-cell>
          <table:table-cell table:formula="of:=[.AG11]/[.AG53]" office:value-type="float" office:value="0.253526443666144" calcext:value-type="float">
            <text:p>0.253526443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/[.B54]" office:value-type="float" office:value="0.0283963827212415" calcext:value-type="float">
            <text:p>0.0283963827</text:p>
          </table:table-cell>
          <table:table-cell table:formula="of:=[.C12]/[.C54]" office:value-type="float" office:value="0.0128223962704199" calcext:value-type="float">
            <text:p>0.0128223963</text:p>
          </table:table-cell>
          <table:table-cell table:formula="of:=[.D12]/[.D54]" office:value-type="float" office:value="0.0195305479516691" calcext:value-type="float">
            <text:p>0.019530548</text:p>
          </table:table-cell>
          <table:table-cell table:formula="of:=[.E12]/[.E54]" office:value-type="float" office:value="0.0259585574995333" calcext:value-type="float">
            <text:p>0.0259585575</text:p>
          </table:table-cell>
          <table:table-cell table:formula="of:=[.F12]/[.F54]" office:value-type="float" office:value="0.0321884917095973" calcext:value-type="float">
            <text:p>0.0321884917</text:p>
          </table:table-cell>
          <table:table-cell table:formula="of:=[.G12]/[.G54]" office:value-type="float" office:value="0.0395877587349616" calcext:value-type="float">
            <text:p>0.0395877587</text:p>
          </table:table-cell>
          <table:table-cell table:formula="of:=[.H12]/[.H54]" office:value-type="float" office:value="0.0454928016330342" calcext:value-type="float">
            <text:p>0.0454928016</text:p>
          </table:table-cell>
          <table:table-cell table:formula="of:=[.I12]/[.I54]" office:value-type="float" office:value="0.0528308193011956" calcext:value-type="float">
            <text:p>0.0528308193</text:p>
          </table:table-cell>
          <table:table-cell table:formula="of:=[.J12]/[.J54]" office:value-type="float" office:value="0.0611220620291455" calcext:value-type="float">
            <text:p>0.061122062</text:p>
          </table:table-cell>
          <table:table-cell table:formula="of:=[.K12]/[.K54]" office:value-type="float" office:value="0.0640836042782527" calcext:value-type="float">
            <text:p>0.0640836043</text:p>
          </table:table-cell>
          <table:table-cell table:formula="of:=[.L12]/[.L54]" office:value-type="float" office:value="0.0766103893854364" calcext:value-type="float">
            <text:p>0.0766103894</text:p>
          </table:table-cell>
          <table:table-cell table:formula="of:=[.M12]/[.M54]" office:value-type="float" office:value="0.0797247010527745" calcext:value-type="float">
            <text:p>0.0797247011</text:p>
          </table:table-cell>
          <table:table-cell table:formula="of:=[.N12]/[.N54]" office:value-type="float" office:value="0.083066042024218" calcext:value-type="float">
            <text:p>0.083066042</text:p>
          </table:table-cell>
          <table:table-cell table:formula="of:=[.O12]/[.O54]" office:value-type="float" office:value="0.0874429698764998" calcext:value-type="float">
            <text:p>0.0874429699</text:p>
          </table:table-cell>
          <table:table-cell table:formula="of:=[.P12]/[.P54]" office:value-type="float" office:value="0.0931857618565076" calcext:value-type="float">
            <text:p>0.0931857619</text:p>
          </table:table-cell>
          <table:table-cell table:formula="of:=[.Q12]/[.Q54]" office:value-type="float" office:value="0.100524377227948" calcext:value-type="float">
            <text:p>0.1005243772</text:p>
          </table:table-cell>
          <table:table-cell table:formula="of:=[.R12]/[.R54]" office:value-type="float" office:value="0.10825101452876" calcext:value-type="float">
            <text:p>0.1082510145</text:p>
          </table:table-cell>
          <table:table-cell table:formula="of:=[.S12]/[.S54]" office:value-type="float" office:value="0.105599484977338" calcext:value-type="float">
            <text:p>0.105599485</text:p>
          </table:table-cell>
          <table:table-cell table:formula="of:=[.T12]/[.T54]" office:value-type="float" office:value="0.120537583945322" calcext:value-type="float">
            <text:p>0.1205375839</text:p>
          </table:table-cell>
          <table:table-cell table:formula="of:=[.U12]/[.U54]" office:value-type="float" office:value="0.123856111723491" calcext:value-type="float">
            <text:p>0.1238561117</text:p>
          </table:table-cell>
          <table:table-cell table:formula="of:=[.V12]/[.V54]" office:value-type="float" office:value="0.135154681403783" calcext:value-type="float">
            <text:p>0.1351546814</text:p>
          </table:table-cell>
          <table:table-cell table:formula="of:=[.W12]/[.W54]" office:value-type="float" office:value="0.139369997129169" calcext:value-type="float">
            <text:p>0.1393699971</text:p>
          </table:table-cell>
          <table:table-cell table:formula="of:=[.X12]/[.X54]" office:value-type="float" office:value="0.148019479889053" calcext:value-type="float">
            <text:p>0.1480194799</text:p>
          </table:table-cell>
          <table:table-cell table:formula="of:=[.Y12]/[.Y54]" office:value-type="float" office:value="0.14834052199817" calcext:value-type="float">
            <text:p>0.148340522</text:p>
          </table:table-cell>
          <table:table-cell table:formula="of:=[.Z12]/[.Z54]" office:value-type="float" office:value="0.162424949549826" calcext:value-type="float">
            <text:p>0.1624249495</text:p>
          </table:table-cell>
          <table:table-cell table:formula="of:=[.AA12]/[.AA54]" office:value-type="float" office:value="0.166673452115832" calcext:value-type="float">
            <text:p>0.1666734521</text:p>
          </table:table-cell>
          <table:table-cell table:formula="of:=[.AB12]/[.AB54]" office:value-type="float" office:value="0.181807162416451" calcext:value-type="float">
            <text:p>0.1818071624</text:p>
          </table:table-cell>
          <table:table-cell table:formula="of:=[.AC12]/[.AC54]" office:value-type="float" office:value="0.186003092990802" calcext:value-type="float">
            <text:p>0.186003093</text:p>
          </table:table-cell>
          <table:table-cell table:formula="of:=[.AD12]/[.AD54]" office:value-type="float" office:value="0.19391195211975" calcext:value-type="float">
            <text:p>0.1939119521</text:p>
          </table:table-cell>
          <table:table-cell table:formula="of:=[.AE12]/[.AE54]" office:value-type="float" office:value="0.197655917903026" calcext:value-type="float">
            <text:p>0.1976559179</text:p>
          </table:table-cell>
          <table:table-cell table:formula="of:=[.AF12]/[.AF54]" office:value-type="float" office:value="0.20545833060581" calcext:value-type="float">
            <text:p>0.2054583306</text:p>
          </table:table-cell>
          <table:table-cell table:formula="of:=[.AG12]/[.AG54]" office:value-type="float" office:value="0.207568014175543" calcext:value-type="float">
            <text:p>0.207568014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/[.B55]" office:value-type="float" office:value="0.0277256076618201" calcext:value-type="float">
            <text:p>0.0277256077</text:p>
          </table:table-cell>
          <table:table-cell table:formula="of:=[.C13]/[.C55]" office:value-type="float" office:value="0.0124098026944033" calcext:value-type="float">
            <text:p>0.0124098027</text:p>
          </table:table-cell>
          <table:table-cell table:formula="of:=[.D13]/[.D55]" office:value-type="float" office:value="0.0188127400157482" calcext:value-type="float">
            <text:p>0.01881274</text:p>
          </table:table-cell>
          <table:table-cell table:formula="of:=[.E13]/[.E55]" office:value-type="float" office:value="0.0247195767074616" calcext:value-type="float">
            <text:p>0.0247195767</text:p>
          </table:table-cell>
          <table:table-cell table:formula="of:=[.F13]/[.F55]" office:value-type="float" office:value="0.0311379809724681" calcext:value-type="float">
            <text:p>0.031137981</text:p>
          </table:table-cell>
          <table:table-cell table:formula="of:=[.G13]/[.G55]" office:value-type="float" office:value="0.0369531084052978" calcext:value-type="float">
            <text:p>0.0369531084</text:p>
          </table:table-cell>
          <table:table-cell table:formula="of:=[.H13]/[.H55]" office:value-type="float" office:value="0.0436047834234849" calcext:value-type="float">
            <text:p>0.0436047834</text:p>
          </table:table-cell>
          <table:table-cell table:formula="of:=[.I13]/[.I55]" office:value-type="float" office:value="0.0499039678232969" calcext:value-type="float">
            <text:p>0.0499039678</text:p>
          </table:table-cell>
          <table:table-cell table:formula="of:=[.J13]/[.J55]" office:value-type="float" office:value="0.0557735877848329" calcext:value-type="float">
            <text:p>0.0557735878</text:p>
          </table:table-cell>
          <table:table-cell table:formula="of:=[.K13]/[.K55]" office:value-type="float" office:value="0.0633922825233156" calcext:value-type="float">
            <text:p>0.0633922825</text:p>
          </table:table-cell>
          <table:table-cell table:formula="of:=[.L13]/[.L55]" office:value-type="float" office:value="0.0699201119877594" calcext:value-type="float">
            <text:p>0.069920112</text:p>
          </table:table-cell>
          <table:table-cell table:formula="of:=[.M13]/[.M55]" office:value-type="float" office:value="0.0742827011325992" calcext:value-type="float">
            <text:p>0.0742827011</text:p>
          </table:table-cell>
          <table:table-cell table:formula="of:=[.N13]/[.N55]" office:value-type="float" office:value="0.0819504810568146" calcext:value-type="float">
            <text:p>0.0819504811</text:p>
          </table:table-cell>
          <table:table-cell table:formula="of:=[.O13]/[.O55]" office:value-type="float" office:value="0.0875226027893524" calcext:value-type="float">
            <text:p>0.0875226028</text:p>
          </table:table-cell>
          <table:table-cell table:formula="of:=[.P13]/[.P55]" office:value-type="float" office:value="0.0948219724614086" calcext:value-type="float">
            <text:p>0.0948219725</text:p>
          </table:table-cell>
          <table:table-cell table:formula="of:=[.Q13]/[.Q55]" office:value-type="float" office:value="0.0988685459240959" calcext:value-type="float">
            <text:p>0.0988685459</text:p>
          </table:table-cell>
          <table:table-cell table:formula="of:=[.R13]/[.R55]" office:value-type="float" office:value="0.101017751577322" calcext:value-type="float">
            <text:p>0.1010177516</text:p>
          </table:table-cell>
          <table:table-cell table:formula="of:=[.S13]/[.S55]" office:value-type="float" office:value="0.114178532041812" calcext:value-type="float">
            <text:p>0.114178532</text:p>
          </table:table-cell>
          <table:table-cell table:formula="of:=[.T13]/[.T55]" office:value-type="float" office:value="0.118113302001491" calcext:value-type="float">
            <text:p>0.118113302</text:p>
          </table:table-cell>
          <table:table-cell table:formula="of:=[.U13]/[.U55]" office:value-type="float" office:value="0.121809325261831" calcext:value-type="float">
            <text:p>0.1218093253</text:p>
          </table:table-cell>
          <table:table-cell table:formula="of:=[.V13]/[.V55]" office:value-type="float" office:value="0.128895139176926" calcext:value-type="float">
            <text:p>0.1288951392</text:p>
          </table:table-cell>
          <table:table-cell table:formula="of:=[.W13]/[.W55]" office:value-type="float" office:value="0.13728421225658" calcext:value-type="float">
            <text:p>0.1372842123</text:p>
          </table:table-cell>
          <table:table-cell table:formula="of:=[.X13]/[.X55]" office:value-type="float" office:value="0.140003662321399" calcext:value-type="float">
            <text:p>0.1400036623</text:p>
          </table:table-cell>
          <table:table-cell table:formula="of:=[.Y13]/[.Y55]" office:value-type="float" office:value="0.153966324417134" calcext:value-type="float">
            <text:p>0.1539663244</text:p>
          </table:table-cell>
          <table:table-cell table:formula="of:=[.Z13]/[.Z55]" office:value-type="float" office:value="0.158725724795639" calcext:value-type="float">
            <text:p>0.1587257248</text:p>
          </table:table-cell>
          <table:table-cell table:formula="of:=[.AA13]/[.AA55]" office:value-type="float" office:value="0.159691782631935" calcext:value-type="float">
            <text:p>0.1596917826</text:p>
          </table:table-cell>
          <table:table-cell table:formula="of:=[.AB13]/[.AB55]" office:value-type="float" office:value="0.163545910077779" calcext:value-type="float">
            <text:p>0.1635459101</text:p>
          </table:table-cell>
          <table:table-cell table:formula="of:=[.AC13]/[.AC55]" office:value-type="float" office:value="0.170460658976767" calcext:value-type="float">
            <text:p>0.170460659</text:p>
          </table:table-cell>
          <table:table-cell table:formula="of:=[.AD13]/[.AD55]" office:value-type="float" office:value="0.179002764201317" calcext:value-type="float">
            <text:p>0.1790027642</text:p>
          </table:table-cell>
          <table:table-cell table:formula="of:=[.AE13]/[.AE55]" office:value-type="float" office:value="0.181507605523706" calcext:value-type="float">
            <text:p>0.1815076055</text:p>
          </table:table-cell>
          <table:table-cell table:formula="of:=[.AF13]/[.AF55]" office:value-type="float" office:value="0.19466342487788" calcext:value-type="float">
            <text:p>0.1946634249</text:p>
          </table:table-cell>
          <table:table-cell table:formula="of:=[.AG13]/[.AG55]" office:value-type="float" office:value="0.19850693497707" calcext:value-type="float">
            <text:p>0.198506935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nqueens_omp_n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/[.B58]" office:value-type="float" office:value="0.000116767709193688" calcext:value-type="float">
            <text:p>0.0001167677</text:p>
          </table:table-cell>
          <table:table-cell table:formula="of:=[.C2]/[.C58]" office:value-type="float" office:value="0.000111263396117994" calcext:value-type="float">
            <text:p>0.0001112634</text:p>
          </table:table-cell>
          <table:table-cell table:formula="of:=[.D2]/[.D58]" office:value-type="float" office:value="0.000104938443570904" calcext:value-type="float">
            <text:p>0.0001049384</text:p>
          </table:table-cell>
          <table:table-cell table:formula="of:=[.E2]/[.E58]" office:value-type="float" office:value="0.0000978565423985791" calcext:value-type="float">
            <text:p>9.78565423985791E-005</text:p>
          </table:table-cell>
          <table:table-cell table:formula="of:=[.F2]/[.F58]" office:value-type="float" office:value="0.0000916426330605021" calcext:value-type="float">
            <text:p>9.16426330605021E-005</text:p>
          </table:table-cell>
          <table:table-cell table:formula="of:=[.G2]/[.G58]" office:value-type="float" office:value="0.0000904075065506062" calcext:value-type="float">
            <text:p>9.04075065506062E-005</text:p>
          </table:table-cell>
          <table:table-cell table:formula="of:=[.H2]/[.H58]" office:value-type="float" office:value="0.0000863121102895433" calcext:value-type="float">
            <text:p>8.63121102895433E-005</text:p>
          </table:table-cell>
          <table:table-cell table:formula="of:=[.I2]/[.I58]" office:value-type="float" office:value="0.0000783167915294626" calcext:value-type="float">
            <text:p>7.83167915294626E-005</text:p>
          </table:table-cell>
          <table:table-cell table:formula="of:=[.J2]/[.J58]" office:value-type="float" office:value="0.000085971392378638" calcext:value-type="float">
            <text:p>8.5971392378638E-005</text:p>
          </table:table-cell>
          <table:table-cell table:formula="of:=[.K2]/[.K58]" office:value-type="float" office:value="0.0000375452854500399" calcext:value-type="float">
            <text:p>3.75452854500399E-005</text:p>
          </table:table-cell>
          <table:table-cell table:formula="of:=[.L2]/[.L58]" office:value-type="float" office:value="0.0000385975016426502" calcext:value-type="float">
            <text:p>3.85975016426502E-005</text:p>
          </table:table-cell>
          <table:table-cell table:formula="of:=[.M2]/[.M58]" office:value-type="float" office:value="0.0000692041017439275" calcext:value-type="float">
            <text:p>6.92041017439275E-005</text:p>
          </table:table-cell>
          <table:table-cell table:formula="of:=[.N2]/[.N58]" office:value-type="float" office:value="0.0000476033637964305" calcext:value-type="float">
            <text:p>4.76033637964305E-005</text:p>
          </table:table-cell>
          <table:table-cell table:formula="of:=[.O2]/[.O58]" office:value-type="float" office:value="0.0000264508984852355" calcext:value-type="float">
            <text:p>2.64508984852355E-005</text:p>
          </table:table-cell>
          <table:table-cell table:formula="of:=[.P2]/[.P58]" office:value-type="float" office:value="0.000033378419451492" calcext:value-type="float">
            <text:p>3.3378419451492E-005</text:p>
          </table:table-cell>
          <table:table-cell table:formula="of:=[.Q2]/[.Q58]" office:value-type="float" office:value="0.0000368474118097492" calcext:value-type="float">
            <text:p>3.68474118097492E-005</text:p>
          </table:table-cell>
          <table:table-cell table:formula="of:=[.R2]/[.R58]" office:value-type="float" office:value="0.0000366745736442086" calcext:value-type="float">
            <text:p>3.66745736442086E-005</text:p>
          </table:table-cell>
          <table:table-cell table:formula="of:=[.S2]/[.S58]" office:value-type="float" office:value="0.0000318534785554014" calcext:value-type="float">
            <text:p>3.18534785554014E-005</text:p>
          </table:table-cell>
          <table:table-cell table:formula="of:=[.T2]/[.T58]" office:value-type="float" office:value="0.0000461514445793626" calcext:value-type="float">
            <text:p>4.61514445793626E-005</text:p>
          </table:table-cell>
          <table:table-cell table:formula="of:=[.U2]/[.U58]" office:value-type="float" office:value="0.0000281199957189531" calcext:value-type="float">
            <text:p>0.00002812</text:p>
          </table:table-cell>
          <table:table-cell table:formula="of:=[.V2]/[.V58]" office:value-type="float" office:value="0.0000429460003174972" calcext:value-type="float">
            <text:p>0.000042946</text:p>
          </table:table-cell>
          <table:table-cell table:formula="of:=[.W2]/[.W58]" office:value-type="float" office:value="0.0000280077052137788" calcext:value-type="float">
            <text:p>2.80077052137788E-005</text:p>
          </table:table-cell>
          <table:table-cell table:formula="of:=[.X2]/[.X58]" office:value-type="float" office:value="0.0000369352838956675" calcext:value-type="float">
            <text:p>3.69352838956675E-005</text:p>
          </table:table-cell>
          <table:table-cell table:formula="of:=[.Y2]/[.Y58]" office:value-type="float" office:value="0.0000166967998864342" calcext:value-type="float">
            <text:p>1.66967998864342E-005</text:p>
          </table:table-cell>
          <table:table-cell table:formula="of:=[.Z2]/[.Z58]" office:value-type="float" office:value="0.0000298807282167744" calcext:value-type="float">
            <text:p>2.98807282167744E-005</text:p>
          </table:table-cell>
          <table:table-cell table:formula="of:=[.AA2]/[.AA58]" office:value-type="float" office:value="0.0000378427330969212" calcext:value-type="float">
            <text:p>3.78427330969212E-005</text:p>
          </table:table-cell>
          <table:table-cell table:formula="of:=[.AB2]/[.AB58]" office:value-type="float" office:value="0.0000405138674175608" calcext:value-type="float">
            <text:p>4.05138674175608E-005</text:p>
          </table:table-cell>
          <table:table-cell table:formula="of:=[.AC2]/[.AC58]" office:value-type="float" office:value="0.000024427412928873" calcext:value-type="float">
            <text:p>2.4427412928873E-005</text:p>
          </table:table-cell>
          <table:table-cell table:formula="of:=[.AD2]/[.AD58]" office:value-type="float" office:value="0.0000261989868427751" calcext:value-type="float">
            <text:p>0.000026199</text:p>
          </table:table-cell>
          <table:table-cell table:formula="of:=[.AE2]/[.AE58]" office:value-type="float" office:value="0.0000371311433336191" calcext:value-type="float">
            <text:p>3.71311433336191E-005</text:p>
          </table:table-cell>
          <table:table-cell table:formula="of:=[.AF2]/[.AF58]" office:value-type="float" office:value="0.0000223111554037956" calcext:value-type="float">
            <text:p>2.23111554037956E-005</text:p>
          </table:table-cell>
          <table:table-cell table:formula="of:=[.AG2]/[.AG58]" office:value-type="float" office:value="0.0000207327333927336" calcext:value-type="float">
            <text:p>2.07327333927336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/[.B59]" office:value-type="float" office:value="0.000237715407562586" calcext:value-type="float">
            <text:p>0.0002377154</text:p>
          </table:table-cell>
          <table:table-cell table:formula="of:=[.C3]/[.C59]" office:value-type="float" office:value="0.000221505519079675" calcext:value-type="float">
            <text:p>0.0002215055</text:p>
          </table:table-cell>
          <table:table-cell table:formula="of:=[.D3]/[.D59]" office:value-type="float" office:value="0.000215109593554482" calcext:value-type="float">
            <text:p>0.0002151096</text:p>
          </table:table-cell>
          <table:table-cell table:formula="of:=[.E3]/[.E59]" office:value-type="float" office:value="0.000195027679079939" calcext:value-type="float">
            <text:p>0.0001950277</text:p>
          </table:table-cell>
          <table:table-cell table:formula="of:=[.F3]/[.F59]" office:value-type="float" office:value="0.000191275993041197" calcext:value-type="float">
            <text:p>0.000191276</text:p>
          </table:table-cell>
          <table:table-cell table:formula="of:=[.G3]/[.G59]" office:value-type="float" office:value="0.000187080565749784" calcext:value-type="float">
            <text:p>0.0001870806</text:p>
          </table:table-cell>
          <table:table-cell table:formula="of:=[.H3]/[.H59]" office:value-type="float" office:value="0.000169451250850539" calcext:value-type="float">
            <text:p>0.0001694513</text:p>
          </table:table-cell>
          <table:table-cell table:formula="of:=[.I3]/[.I59]" office:value-type="float" office:value="0.000148546754290122" calcext:value-type="float">
            <text:p>0.0001485468</text:p>
          </table:table-cell>
          <table:table-cell table:formula="of:=[.J3]/[.J59]" office:value-type="float" office:value="0.000160105851113642" calcext:value-type="float">
            <text:p>0.0001601059</text:p>
          </table:table-cell>
          <table:table-cell table:formula="of:=[.K3]/[.K59]" office:value-type="float" office:value="0.000152631133439414" calcext:value-type="float">
            <text:p>0.0001526311</text:p>
          </table:table-cell>
          <table:table-cell table:formula="of:=[.L3]/[.L59]" office:value-type="float" office:value="0.0000726003895666456" calcext:value-type="float">
            <text:p>7.26003895666456E-005</text:p>
          </table:table-cell>
          <table:table-cell table:formula="of:=[.M3]/[.M59]" office:value-type="float" office:value="0.0000667601358553769" calcext:value-type="float">
            <text:p>6.67601358553769E-005</text:p>
          </table:table-cell>
          <table:table-cell table:formula="of:=[.N3]/[.N59]" office:value-type="float" office:value="0.0000737926192363667" calcext:value-type="float">
            <text:p>7.37926192363667E-005</text:p>
          </table:table-cell>
          <table:table-cell table:formula="of:=[.O3]/[.O59]" office:value-type="float" office:value="0.0000992629834956784" calcext:value-type="float">
            <text:p>0.000099263</text:p>
          </table:table-cell>
          <table:table-cell table:formula="of:=[.P3]/[.P59]" office:value-type="float" office:value="0.000051104775741293" calcext:value-type="float">
            <text:p>5.1104775741293E-005</text:p>
          </table:table-cell>
          <table:table-cell table:formula="of:=[.Q3]/[.Q59]" office:value-type="float" office:value="0.0000641598727985846" calcext:value-type="float">
            <text:p>6.41598727985846E-005</text:p>
          </table:table-cell>
          <table:table-cell table:formula="of:=[.R3]/[.R59]" office:value-type="float" office:value="0.0000680056810100658" calcext:value-type="float">
            <text:p>6.80056810100658E-005</text:p>
          </table:table-cell>
          <table:table-cell table:formula="of:=[.S3]/[.S59]" office:value-type="float" office:value="0.0000717288433182665" calcext:value-type="float">
            <text:p>7.17288433182665E-005</text:p>
          </table:table-cell>
          <table:table-cell table:formula="of:=[.T3]/[.T59]" office:value-type="float" office:value="0.0000478680148516" calcext:value-type="float">
            <text:p>0.000047868</text:p>
          </table:table-cell>
          <table:table-cell table:formula="of:=[.U3]/[.U59]" office:value-type="float" office:value="0.0000549913079271267" calcext:value-type="float">
            <text:p>5.49913079271267E-005</text:p>
          </table:table-cell>
          <table:table-cell table:formula="of:=[.V3]/[.V59]" office:value-type="float" office:value="0.0000706952196803931" calcext:value-type="float">
            <text:p>7.06952196803931E-005</text:p>
          </table:table-cell>
          <table:table-cell table:formula="of:=[.W3]/[.W59]" office:value-type="float" office:value="0.0000530413400415617" calcext:value-type="float">
            <text:p>5.30413400415617E-005</text:p>
          </table:table-cell>
          <table:table-cell table:formula="of:=[.X3]/[.X59]" office:value-type="float" office:value="0.0000872471222412728" calcext:value-type="float">
            <text:p>8.72471222412728E-005</text:p>
          </table:table-cell>
          <table:table-cell table:formula="of:=[.Y3]/[.Y59]" office:value-type="float" office:value="0.0000490771868400912" calcext:value-type="float">
            <text:p>4.90771868400912E-005</text:p>
          </table:table-cell>
          <table:table-cell table:formula="of:=[.Z3]/[.Z59]" office:value-type="float" office:value="0.0000547133000953722" calcext:value-type="float">
            <text:p>5.47133000953722E-005</text:p>
          </table:table-cell>
          <table:table-cell table:formula="of:=[.AA3]/[.AA59]" office:value-type="float" office:value="0.0000413530072339711" calcext:value-type="float">
            <text:p>0.000041353</text:p>
          </table:table-cell>
          <table:table-cell table:formula="of:=[.AB3]/[.AB59]" office:value-type="float" office:value="0.0000438555835240523" calcext:value-type="float">
            <text:p>4.38555835240523E-005</text:p>
          </table:table-cell>
          <table:table-cell table:formula="of:=[.AC3]/[.AC59]" office:value-type="float" office:value="0.0000550554425124475" calcext:value-type="float">
            <text:p>5.50554425124475E-005</text:p>
          </table:table-cell>
          <table:table-cell table:formula="of:=[.AD3]/[.AD59]" office:value-type="float" office:value="0.0000465624560829597" calcext:value-type="float">
            <text:p>4.65624560829597E-005</text:p>
          </table:table-cell>
          <table:table-cell table:formula="of:=[.AE3]/[.AE59]" office:value-type="float" office:value="0.0000433178132899304" calcext:value-type="float">
            <text:p>4.33178132899304E-005</text:p>
          </table:table-cell>
          <table:table-cell table:formula="of:=[.AF3]/[.AF59]" office:value-type="float" office:value="0.0000483586727564704" calcext:value-type="float">
            <text:p>4.83586727564704E-005</text:p>
          </table:table-cell>
          <table:table-cell table:formula="of:=[.AG3]/[.AG59]" office:value-type="float" office:value="0.0000474448178775995" calcext:value-type="float">
            <text:p>4.74448178775995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/[.B60]" office:value-type="float" office:value="0.000413140375466331" calcext:value-type="float">
            <text:p>0.0004131404</text:p>
          </table:table-cell>
          <table:table-cell table:formula="of:=[.C4]/[.C60]" office:value-type="float" office:value="0.000366323552926635" calcext:value-type="float">
            <text:p>0.0003663236</text:p>
          </table:table-cell>
          <table:table-cell table:formula="of:=[.D4]/[.D60]" office:value-type="float" office:value="0.000349111442332241" calcext:value-type="float">
            <text:p>0.0003491114</text:p>
          </table:table-cell>
          <table:table-cell table:formula="of:=[.E4]/[.E60]" office:value-type="float" office:value="0.000323599013887585" calcext:value-type="float">
            <text:p>0.000323599</text:p>
          </table:table-cell>
          <table:table-cell table:formula="of:=[.F4]/[.F60]" office:value-type="float" office:value="0.000291092257741852" calcext:value-type="float">
            <text:p>0.0002910923</text:p>
          </table:table-cell>
          <table:table-cell table:formula="of:=[.G4]/[.G60]" office:value-type="float" office:value="0.000300173475688469" calcext:value-type="float">
            <text:p>0.0003001735</text:p>
          </table:table-cell>
          <table:table-cell table:formula="of:=[.H4]/[.H60]" office:value-type="float" office:value="0.000258360638102367" calcext:value-type="float">
            <text:p>0.0002583606</text:p>
          </table:table-cell>
          <table:table-cell table:formula="of:=[.I4]/[.I60]" office:value-type="float" office:value="0.000259086007852482" calcext:value-type="float">
            <text:p>0.000259086</text:p>
          </table:table-cell>
          <table:table-cell table:formula="of:=[.J4]/[.J60]" office:value-type="float" office:value="0.000251681902300194" calcext:value-type="float">
            <text:p>0.0002516819</text:p>
          </table:table-cell>
          <table:table-cell table:formula="of:=[.K4]/[.K60]" office:value-type="float" office:value="0.000109112079216006" calcext:value-type="float">
            <text:p>0.0001091121</text:p>
          </table:table-cell>
          <table:table-cell table:formula="of:=[.L4]/[.L60]" office:value-type="float" office:value="0.0000904825982623749" calcext:value-type="float">
            <text:p>9.04825982623749E-005</text:p>
          </table:table-cell>
          <table:table-cell table:formula="of:=[.M4]/[.M60]" office:value-type="float" office:value="0.0000785016887668986" calcext:value-type="float">
            <text:p>7.85016887668986E-005</text:p>
          </table:table-cell>
          <table:table-cell table:formula="of:=[.N4]/[.N60]" office:value-type="float" office:value="0.0000815623151086746" calcext:value-type="float">
            <text:p>8.15623151086746E-005</text:p>
          </table:table-cell>
          <table:table-cell table:formula="of:=[.O4]/[.O60]" office:value-type="float" office:value="0.0000723527012727879" calcext:value-type="float">
            <text:p>7.23527012727879E-005</text:p>
          </table:table-cell>
          <table:table-cell table:formula="of:=[.P4]/[.P60]" office:value-type="float" office:value="0.0000872297952670094" calcext:value-type="float">
            <text:p>8.72297952670094E-005</text:p>
          </table:table-cell>
          <table:table-cell table:formula="of:=[.Q4]/[.Q60]" office:value-type="float" office:value="0.0000762242100066804" calcext:value-type="float">
            <text:p>7.62242100066804E-005</text:p>
          </table:table-cell>
          <table:table-cell table:formula="of:=[.R4]/[.R60]" office:value-type="float" office:value="0.0000887433937902681" calcext:value-type="float">
            <text:p>8.87433937902681E-005</text:p>
          </table:table-cell>
          <table:table-cell table:formula="of:=[.S4]/[.S60]" office:value-type="float" office:value="0.0000845721073349042" calcext:value-type="float">
            <text:p>8.45721073349042E-005</text:p>
          </table:table-cell>
          <table:table-cell table:formula="of:=[.T4]/[.T60]" office:value-type="float" office:value="0.00010341557605935" calcext:value-type="float">
            <text:p>0.0001034156</text:p>
          </table:table-cell>
          <table:table-cell table:formula="of:=[.U4]/[.U60]" office:value-type="float" office:value="0.0000729765881179286" calcext:value-type="float">
            <text:p>7.29765881179286E-005</text:p>
          </table:table-cell>
          <table:table-cell table:formula="of:=[.V4]/[.V60]" office:value-type="float" office:value="0.0000877257032889273" calcext:value-type="float">
            <text:p>8.77257032889273E-005</text:p>
          </table:table-cell>
          <table:table-cell table:formula="of:=[.W4]/[.W60]" office:value-type="float" office:value="0.0000963698938953424" calcext:value-type="float">
            <text:p>9.63698938953424E-005</text:p>
          </table:table-cell>
          <table:table-cell table:formula="of:=[.X4]/[.X60]" office:value-type="float" office:value="0.0000810219666688561" calcext:value-type="float">
            <text:p>0.000081022</text:p>
          </table:table-cell>
          <table:table-cell table:formula="of:=[.Y4]/[.Y60]" office:value-type="float" office:value="0.000126644292900179" calcext:value-type="float">
            <text:p>0.0001266443</text:p>
          </table:table-cell>
          <table:table-cell table:formula="of:=[.Z4]/[.Z60]" office:value-type="float" office:value="0.0000607161236305333" calcext:value-type="float">
            <text:p>6.07161236305333E-005</text:p>
          </table:table-cell>
          <table:table-cell table:formula="of:=[.AA4]/[.AA60]" office:value-type="float" office:value="0.0000629800403358968" calcext:value-type="float">
            <text:p>0.00006298</text:p>
          </table:table-cell>
          <table:table-cell table:formula="of:=[.AB4]/[.AB60]" office:value-type="float" office:value="0.0000702748810996317" calcext:value-type="float">
            <text:p>7.02748810996317E-005</text:p>
          </table:table-cell>
          <table:table-cell table:formula="of:=[.AC4]/[.AC60]" office:value-type="float" office:value="0.000049572304536214" calcext:value-type="float">
            <text:p>4.9572304536214E-005</text:p>
          </table:table-cell>
          <table:table-cell table:formula="of:=[.AD4]/[.AD60]" office:value-type="float" office:value="0.000068555937634516" calcext:value-type="float">
            <text:p>6.8555937634516E-005</text:p>
          </table:table-cell>
          <table:table-cell table:formula="of:=[.AE4]/[.AE60]" office:value-type="float" office:value="0.0000757190275705328" calcext:value-type="float">
            <text:p>0.000075719</text:p>
          </table:table-cell>
          <table:table-cell table:formula="of:=[.AF4]/[.AF60]" office:value-type="float" office:value="0.0000648184901449895" calcext:value-type="float">
            <text:p>6.48184901449895E-005</text:p>
          </table:table-cell>
          <table:table-cell table:formula="of:=[.AG4]/[.AG60]" office:value-type="float" office:value="0.0000564820107852968" calcext:value-type="float">
            <text:p>0.00005648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/[.B61]" office:value-type="float" office:value="0.000654681000924389" calcext:value-type="float">
            <text:p>0.000654681</text:p>
          </table:table-cell>
          <table:table-cell table:formula="of:=[.C5]/[.C61]" office:value-type="float" office:value="0.00062752695054433" calcext:value-type="float">
            <text:p>0.000627527</text:p>
          </table:table-cell>
          <table:table-cell table:formula="of:=[.D5]/[.D61]" office:value-type="float" office:value="0.000591280371858688" calcext:value-type="float">
            <text:p>0.0005912804</text:p>
          </table:table-cell>
          <table:table-cell table:formula="of:=[.E5]/[.E61]" office:value-type="float" office:value="0.000452526775568312" calcext:value-type="float">
            <text:p>0.0004525268</text:p>
          </table:table-cell>
          <table:table-cell table:formula="of:=[.F5]/[.F61]" office:value-type="float" office:value="0.00048900171279128" calcext:value-type="float">
            <text:p>0.0004890017</text:p>
          </table:table-cell>
          <table:table-cell table:formula="of:=[.G5]/[.G61]" office:value-type="float" office:value="0.000469123551246692" calcext:value-type="float">
            <text:p>0.0004691236</text:p>
          </table:table-cell>
          <table:table-cell table:formula="of:=[.H5]/[.H61]" office:value-type="float" office:value="0.000471327381025667" calcext:value-type="float">
            <text:p>0.0004713274</text:p>
          </table:table-cell>
          <table:table-cell table:formula="of:=[.I5]/[.I61]" office:value-type="float" office:value="0.000469016233803056" calcext:value-type="float">
            <text:p>0.0004690162</text:p>
          </table:table-cell>
          <table:table-cell table:formula="of:=[.J5]/[.J61]" office:value-type="float" office:value="0.000386176619727494" calcext:value-type="float">
            <text:p>0.0003861766</text:p>
          </table:table-cell>
          <table:table-cell table:formula="of:=[.K5]/[.K61]" office:value-type="float" office:value="0.000268043093785688" calcext:value-type="float">
            <text:p>0.0002680431</text:p>
          </table:table-cell>
          <table:table-cell table:formula="of:=[.L5]/[.L61]" office:value-type="float" office:value="0.00021324071161659" calcext:value-type="float">
            <text:p>0.0002132407</text:p>
          </table:table-cell>
          <table:table-cell table:formula="of:=[.M5]/[.M61]" office:value-type="float" office:value="0.000207641007723708" calcext:value-type="float">
            <text:p>0.000207641</text:p>
          </table:table-cell>
          <table:table-cell table:formula="of:=[.N5]/[.N61]" office:value-type="float" office:value="0.000168275582192347" calcext:value-type="float">
            <text:p>0.0001682756</text:p>
          </table:table-cell>
          <table:table-cell table:formula="of:=[.O5]/[.O61]" office:value-type="float" office:value="0.00015853165100118" calcext:value-type="float">
            <text:p>0.0001585317</text:p>
          </table:table-cell>
          <table:table-cell table:formula="of:=[.P5]/[.P61]" office:value-type="float" office:value="0.000140146754336613" calcext:value-type="float">
            <text:p>0.0001401468</text:p>
          </table:table-cell>
          <table:table-cell table:formula="of:=[.Q5]/[.Q61]" office:value-type="float" office:value="0.000209606738769351" calcext:value-type="float">
            <text:p>0.0002096067</text:p>
          </table:table-cell>
          <table:table-cell table:formula="of:=[.R5]/[.R61]" office:value-type="float" office:value="0.000124813171388117" calcext:value-type="float">
            <text:p>0.0001248132</text:p>
          </table:table-cell>
          <table:table-cell table:formula="of:=[.S5]/[.S61]" office:value-type="float" office:value="0.000135151273350156" calcext:value-type="float">
            <text:p>0.0001351513</text:p>
          </table:table-cell>
          <table:table-cell table:formula="of:=[.T5]/[.T61]" office:value-type="float" office:value="0.000115765289783739" calcext:value-type="float">
            <text:p>0.0001157653</text:p>
          </table:table-cell>
          <table:table-cell table:formula="of:=[.U5]/[.U61]" office:value-type="float" office:value="0.00013152153073405" calcext:value-type="float">
            <text:p>0.0001315215</text:p>
          </table:table-cell>
          <table:table-cell table:formula="of:=[.V5]/[.V61]" office:value-type="float" office:value="0.00012659552984171" calcext:value-type="float">
            <text:p>0.0001265955</text:p>
          </table:table-cell>
          <table:table-cell table:formula="of:=[.W5]/[.W61]" office:value-type="float" office:value="0.00018606459404302" calcext:value-type="float">
            <text:p>0.0001860646</text:p>
          </table:table-cell>
          <table:table-cell table:formula="of:=[.X5]/[.X61]" office:value-type="float" office:value="0.0000982174981657594" calcext:value-type="float">
            <text:p>9.82174981657594E-005</text:p>
          </table:table-cell>
          <table:table-cell table:formula="of:=[.Y5]/[.Y61]" office:value-type="float" office:value="0.000108855163772044" calcext:value-type="float">
            <text:p>0.0001088552</text:p>
          </table:table-cell>
          <table:table-cell table:formula="of:=[.Z5]/[.Z61]" office:value-type="float" office:value="0.000128375980720077" calcext:value-type="float">
            <text:p>0.000128376</text:p>
          </table:table-cell>
          <table:table-cell table:formula="of:=[.AA5]/[.AA61]" office:value-type="float" office:value="0.000114792552682517" calcext:value-type="float">
            <text:p>0.0001147926</text:p>
          </table:table-cell>
          <table:table-cell table:formula="of:=[.AB5]/[.AB61]" office:value-type="float" office:value="0.000129899639213076" calcext:value-type="float">
            <text:p>0.0001298996</text:p>
          </table:table-cell>
          <table:table-cell table:formula="of:=[.AC5]/[.AC61]" office:value-type="float" office:value="0.00015193778800674" calcext:value-type="float">
            <text:p>0.0001519378</text:p>
          </table:table-cell>
          <table:table-cell table:formula="of:=[.AD5]/[.AD61]" office:value-type="float" office:value="0.000119345390772907" calcext:value-type="float">
            <text:p>0.0001193454</text:p>
          </table:table-cell>
          <table:table-cell table:formula="of:=[.AE5]/[.AE61]" office:value-type="float" office:value="0.0000967409495809955" calcext:value-type="float">
            <text:p>9.67409495809955E-005</text:p>
          </table:table-cell>
          <table:table-cell table:formula="of:=[.AF5]/[.AF61]" office:value-type="float" office:value="0.0000916142454498486" calcext:value-type="float">
            <text:p>9.16142454498486E-005</text:p>
          </table:table-cell>
          <table:table-cell table:formula="of:=[.AG5]/[.AG61]" office:value-type="float" office:value="0.00014872234098226" calcext:value-type="float">
            <text:p>0.000148722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/[.B62]" office:value-type="float" office:value="0.00357929937578081" calcext:value-type="float">
            <text:p>0.0035792994</text:p>
          </table:table-cell>
          <table:table-cell table:formula="of:=[.C6]/[.C62]" office:value-type="float" office:value="0.00318538511847574" calcext:value-type="float">
            <text:p>0.0031853851</text:p>
          </table:table-cell>
          <table:table-cell table:formula="of:=[.D6]/[.D62]" office:value-type="float" office:value="0.00308205914483447" calcext:value-type="float">
            <text:p>0.0030820591</text:p>
          </table:table-cell>
          <table:table-cell table:formula="of:=[.E6]/[.E62]" office:value-type="float" office:value="0.00285803867510851" calcext:value-type="float">
            <text:p>0.0028580387</text:p>
          </table:table-cell>
          <table:table-cell table:formula="of:=[.F6]/[.F62]" office:value-type="float" office:value="0.00236113620451228" calcext:value-type="float">
            <text:p>0.0023611362</text:p>
          </table:table-cell>
          <table:table-cell table:formula="of:=[.G6]/[.G62]" office:value-type="float" office:value="0.00261489131637337" calcext:value-type="float">
            <text:p>0.0026148913</text:p>
          </table:table-cell>
          <table:table-cell table:formula="of:=[.H6]/[.H62]" office:value-type="float" office:value="0.001990466943243" calcext:value-type="float">
            <text:p>0.0019904669</text:p>
          </table:table-cell>
          <table:table-cell table:formula="of:=[.I6]/[.I62]" office:value-type="float" office:value="0.00225274181788725" calcext:value-type="float">
            <text:p>0.0022527418</text:p>
          </table:table-cell>
          <table:table-cell table:formula="of:=[.J6]/[.J62]" office:value-type="float" office:value="0.00139100973853687" calcext:value-type="float">
            <text:p>0.0013910097</text:p>
          </table:table-cell>
          <table:table-cell table:formula="of:=[.K6]/[.K62]" office:value-type="float" office:value="0.00155626073762867" calcext:value-type="float">
            <text:p>0.0015562607</text:p>
          </table:table-cell>
          <table:table-cell table:formula="of:=[.L6]/[.L62]" office:value-type="float" office:value="0.00136405558701918" calcext:value-type="float">
            <text:p>0.0013640556</text:p>
          </table:table-cell>
          <table:table-cell table:formula="of:=[.M6]/[.M62]" office:value-type="float" office:value="0.00110634936599558" calcext:value-type="float">
            <text:p>0.0011063494</text:p>
          </table:table-cell>
          <table:table-cell table:formula="of:=[.N6]/[.N62]" office:value-type="float" office:value="0.00102007675755639" calcext:value-type="float">
            <text:p>0.0010200768</text:p>
          </table:table-cell>
          <table:table-cell table:formula="of:=[.O6]/[.O62]" office:value-type="float" office:value="0.00137134509909658" calcext:value-type="float">
            <text:p>0.0013713451</text:p>
          </table:table-cell>
          <table:table-cell table:formula="of:=[.P6]/[.P62]" office:value-type="float" office:value="0.000765494314688955" calcext:value-type="float">
            <text:p>0.0007654943</text:p>
          </table:table-cell>
          <table:table-cell table:formula="of:=[.Q6]/[.Q62]" office:value-type="float" office:value="0.000993324928994655" calcext:value-type="float">
            <text:p>0.0009933249</text:p>
          </table:table-cell>
          <table:table-cell table:formula="of:=[.R6]/[.R62]" office:value-type="float" office:value="0.00062730627690342" calcext:value-type="float">
            <text:p>0.0006273063</text:p>
          </table:table-cell>
          <table:table-cell table:formula="of:=[.S6]/[.S62]" office:value-type="float" office:value="0.000821472330395212" calcext:value-type="float">
            <text:p>0.0008214723</text:p>
          </table:table-cell>
          <table:table-cell table:formula="of:=[.T6]/[.T62]" office:value-type="float" office:value="0.000657181310432439" calcext:value-type="float">
            <text:p>0.0006571813</text:p>
          </table:table-cell>
          <table:table-cell table:formula="of:=[.U6]/[.U62]" office:value-type="float" office:value="0.000703955813953834" calcext:value-type="float">
            <text:p>0.0007039558</text:p>
          </table:table-cell>
          <table:table-cell table:formula="of:=[.V6]/[.V62]" office:value-type="float" office:value="0.00111244963483573" calcext:value-type="float">
            <text:p>0.0011124496</text:p>
          </table:table-cell>
          <table:table-cell table:formula="of:=[.W6]/[.W62]" office:value-type="float" office:value="0.000736331993555704" calcext:value-type="float">
            <text:p>0.000736332</text:p>
          </table:table-cell>
          <table:table-cell table:formula="of:=[.X6]/[.X62]" office:value-type="float" office:value="0.000816365693411701" calcext:value-type="float">
            <text:p>0.0008163657</text:p>
          </table:table-cell>
          <table:table-cell table:formula="of:=[.Y6]/[.Y62]" office:value-type="float" office:value="0.00059783720845111" calcext:value-type="float">
            <text:p>0.0005978372</text:p>
          </table:table-cell>
          <table:table-cell table:formula="of:=[.Z6]/[.Z62]" office:value-type="float" office:value="0.000676491033042327" calcext:value-type="float">
            <text:p>0.000676491</text:p>
          </table:table-cell>
          <table:table-cell table:formula="of:=[.AA6]/[.AA62]" office:value-type="float" office:value="0.000665133533053646" calcext:value-type="float">
            <text:p>0.0006651335</text:p>
          </table:table-cell>
          <table:table-cell table:formula="of:=[.AB6]/[.AB62]" office:value-type="float" office:value="0.000514121720979286" calcext:value-type="float">
            <text:p>0.0005141217</text:p>
          </table:table-cell>
          <table:table-cell table:formula="of:=[.AC6]/[.AC62]" office:value-type="float" office:value="0.000791655501789007" calcext:value-type="float">
            <text:p>0.0007916555</text:p>
          </table:table-cell>
          <table:table-cell table:formula="of:=[.AD6]/[.AD62]" office:value-type="float" office:value="0.000682189446057889" calcext:value-type="float">
            <text:p>0.0006821894</text:p>
          </table:table-cell>
          <table:table-cell table:formula="of:=[.AE6]/[.AE62]" office:value-type="float" office:value="0.000915458295639163" calcext:value-type="float">
            <text:p>0.0009154583</text:p>
          </table:table-cell>
          <table:table-cell table:formula="of:=[.AF6]/[.AF62]" office:value-type="float" office:value="0.000816679251856911" calcext:value-type="float">
            <text:p>0.0008166793</text:p>
          </table:table-cell>
          <table:table-cell table:formula="of:=[.AG6]/[.AG62]" office:value-type="float" office:value="0.000573735589855304" calcext:value-type="float">
            <text:p>0.000573735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/[.B63]" office:value-type="float" office:value="0.00571717362708675" calcext:value-type="float">
            <text:p>0.0057171736</text:p>
          </table:table-cell>
          <table:table-cell table:formula="of:=[.C7]/[.C63]" office:value-type="float" office:value="0.00544930148924197" calcext:value-type="float">
            <text:p>0.0054493015</text:p>
          </table:table-cell>
          <table:table-cell table:formula="of:=[.D7]/[.D63]" office:value-type="float" office:value="0.005389890519967" calcext:value-type="float">
            <text:p>0.0053898905</text:p>
          </table:table-cell>
          <table:table-cell table:formula="of:=[.E7]/[.E63]" office:value-type="float" office:value="0.00505628063402154" calcext:value-type="float">
            <text:p>0.0050562806</text:p>
          </table:table-cell>
          <table:table-cell table:formula="of:=[.F7]/[.F63]" office:value-type="float" office:value="0.00482491851463683" calcext:value-type="float">
            <text:p>0.0048249185</text:p>
          </table:table-cell>
          <table:table-cell table:formula="of:=[.G7]/[.G63]" office:value-type="float" office:value="0.00337413989507262" calcext:value-type="float">
            <text:p>0.0033741399</text:p>
          </table:table-cell>
          <table:table-cell table:formula="of:=[.H7]/[.H63]" office:value-type="float" office:value="0.00418895541939309" calcext:value-type="float">
            <text:p>0.0041889554</text:p>
          </table:table-cell>
          <table:table-cell table:formula="of:=[.I7]/[.I63]" office:value-type="float" office:value="0.00404505644144964" calcext:value-type="float">
            <text:p>0.0040450564</text:p>
          </table:table-cell>
          <table:table-cell table:formula="of:=[.J7]/[.J63]" office:value-type="float" office:value="0.00282254688008629" calcext:value-type="float">
            <text:p>0.0028225469</text:p>
          </table:table-cell>
          <table:table-cell table:formula="of:=[.K7]/[.K63]" office:value-type="float" office:value="0.00186018210912156" calcext:value-type="float">
            <text:p>0.0018601821</text:p>
          </table:table-cell>
          <table:table-cell table:formula="of:=[.L7]/[.L63]" office:value-type="float" office:value="0.00194309041725335" calcext:value-type="float">
            <text:p>0.0019430904</text:p>
          </table:table-cell>
          <table:table-cell table:formula="of:=[.M7]/[.M63]" office:value-type="float" office:value="0.0026674192893723" calcext:value-type="float">
            <text:p>0.0026674193</text:p>
          </table:table-cell>
          <table:table-cell table:formula="of:=[.N7]/[.N63]" office:value-type="float" office:value="0.00236532137315426" calcext:value-type="float">
            <text:p>0.0023653214</text:p>
          </table:table-cell>
          <table:table-cell table:formula="of:=[.O7]/[.O63]" office:value-type="float" office:value="0.00138655278405403" calcext:value-type="float">
            <text:p>0.0013865528</text:p>
          </table:table-cell>
          <table:table-cell table:formula="of:=[.P7]/[.P63]" office:value-type="float" office:value="0.00151128587759759" calcext:value-type="float">
            <text:p>0.0015112859</text:p>
          </table:table-cell>
          <table:table-cell table:formula="of:=[.Q7]/[.Q63]" office:value-type="float" office:value="0.00141767676145568" calcext:value-type="float">
            <text:p>0.0014176768</text:p>
          </table:table-cell>
          <table:table-cell table:formula="of:=[.R7]/[.R63]" office:value-type="float" office:value="0.00135501217074415" calcext:value-type="float">
            <text:p>0.0013550122</text:p>
          </table:table-cell>
          <table:table-cell table:formula="of:=[.S7]/[.S63]" office:value-type="float" office:value="0.00158910694170129" calcext:value-type="float">
            <text:p>0.0015891069</text:p>
          </table:table-cell>
          <table:table-cell table:formula="of:=[.T7]/[.T63]" office:value-type="float" office:value="0.00229819976103662" calcext:value-type="float">
            <text:p>0.0022981998</text:p>
          </table:table-cell>
          <table:table-cell table:formula="of:=[.U7]/[.U63]" office:value-type="float" office:value="0.00148229757843502" calcext:value-type="float">
            <text:p>0.0014822976</text:p>
          </table:table-cell>
          <table:table-cell table:formula="of:=[.V7]/[.V63]" office:value-type="float" office:value="0.00149809970301395" calcext:value-type="float">
            <text:p>0.0014980997</text:p>
          </table:table-cell>
          <table:table-cell table:formula="of:=[.W7]/[.W63]" office:value-type="float" office:value="0.00117835457580039" calcext:value-type="float">
            <text:p>0.0011783546</text:p>
          </table:table-cell>
          <table:table-cell table:formula="of:=[.X7]/[.X63]" office:value-type="float" office:value="0.0016243204994001" calcext:value-type="float">
            <text:p>0.0016243205</text:p>
          </table:table-cell>
          <table:table-cell table:formula="of:=[.Y7]/[.Y63]" office:value-type="float" office:value="0.00115175057283738" calcext:value-type="float">
            <text:p>0.0011517506</text:p>
          </table:table-cell>
          <table:table-cell table:formula="of:=[.Z7]/[.Z63]" office:value-type="float" office:value="0.00121578964633069" calcext:value-type="float">
            <text:p>0.0012157896</text:p>
          </table:table-cell>
          <table:table-cell table:formula="of:=[.AA7]/[.AA63]" office:value-type="float" office:value="0.00185832037842127" calcext:value-type="float">
            <text:p>0.0018583204</text:p>
          </table:table-cell>
          <table:table-cell table:formula="of:=[.AB7]/[.AB63]" office:value-type="float" office:value="0.00125258306003593" calcext:value-type="float">
            <text:p>0.0012525831</text:p>
          </table:table-cell>
          <table:table-cell table:formula="of:=[.AC7]/[.AC63]" office:value-type="float" office:value="0.00194807386817144" calcext:value-type="float">
            <text:p>0.0019480739</text:p>
          </table:table-cell>
          <table:table-cell table:formula="of:=[.AD7]/[.AD63]" office:value-type="float" office:value="0.000951810277345147" calcext:value-type="float">
            <text:p>0.0009518103</text:p>
          </table:table-cell>
          <table:table-cell table:formula="of:=[.AE7]/[.AE63]" office:value-type="float" office:value="0.00122414194080648" calcext:value-type="float">
            <text:p>0.0012241419</text:p>
          </table:table-cell>
          <table:table-cell table:formula="of:=[.AF7]/[.AF63]" office:value-type="float" office:value="0.00110205177836273" calcext:value-type="float">
            <text:p>0.0011020518</text:p>
          </table:table-cell>
          <table:table-cell table:formula="of:=[.AG7]/[.AG63]" office:value-type="float" office:value="0.000922432939664624" calcext:value-type="float">
            <text:p>0.00092243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/[.B64]" office:value-type="float" office:value="0.0165248568599648" calcext:value-type="float">
            <text:p>0.0165248569</text:p>
          </table:table-cell>
          <table:table-cell table:formula="of:=[.C8]/[.C64]" office:value-type="float" office:value="0.0157626462346268" calcext:value-type="float">
            <text:p>0.0157626462</text:p>
          </table:table-cell>
          <table:table-cell table:formula="of:=[.D8]/[.D64]" office:value-type="float" office:value="0.0172848147538401" calcext:value-type="float">
            <text:p>0.0172848148</text:p>
          </table:table-cell>
          <table:table-cell table:formula="of:=[.E8]/[.E64]" office:value-type="float" office:value="0.0173506307851858" calcext:value-type="float">
            <text:p>0.0173506308</text:p>
          </table:table-cell>
          <table:table-cell table:formula="of:=[.F8]/[.F64]" office:value-type="float" office:value="0.0164700299681427" calcext:value-type="float">
            <text:p>0.01647003</text:p>
          </table:table-cell>
          <table:table-cell table:formula="of:=[.G8]/[.G64]" office:value-type="float" office:value="0.015102576796136" calcext:value-type="float">
            <text:p>0.0151025768</text:p>
          </table:table-cell>
          <table:table-cell table:formula="of:=[.H8]/[.H64]" office:value-type="float" office:value="0.0159020771814914" calcext:value-type="float">
            <text:p>0.0159020772</text:p>
          </table:table-cell>
          <table:table-cell table:formula="of:=[.I8]/[.I64]" office:value-type="float" office:value="0.0149216652840943" calcext:value-type="float">
            <text:p>0.0149216653</text:p>
          </table:table-cell>
          <table:table-cell table:formula="of:=[.J8]/[.J64]" office:value-type="float" office:value="0.0138698598516497" calcext:value-type="float">
            <text:p>0.0138698599</text:p>
          </table:table-cell>
          <table:table-cell table:formula="of:=[.K8]/[.K64]" office:value-type="float" office:value="0.00722206466814993" calcext:value-type="float">
            <text:p>0.0072220647</text:p>
          </table:table-cell>
          <table:table-cell table:formula="of:=[.L8]/[.L64]" office:value-type="float" office:value="0.0118481890635163" calcext:value-type="float">
            <text:p>0.0118481891</text:p>
          </table:table-cell>
          <table:table-cell table:formula="of:=[.M8]/[.M64]" office:value-type="float" office:value="0.00996420875693625" calcext:value-type="float">
            <text:p>0.0099642088</text:p>
          </table:table-cell>
          <table:table-cell table:formula="of:=[.N8]/[.N64]" office:value-type="float" office:value="0.00818995580238474" calcext:value-type="float">
            <text:p>0.0081899558</text:p>
          </table:table-cell>
          <table:table-cell table:formula="of:=[.O8]/[.O64]" office:value-type="float" office:value="0.0123880344670675" calcext:value-type="float">
            <text:p>0.0123880345</text:p>
          </table:table-cell>
          <table:table-cell table:formula="of:=[.P8]/[.P64]" office:value-type="float" office:value="0.00646268260043235" calcext:value-type="float">
            <text:p>0.0064626826</text:p>
          </table:table-cell>
          <table:table-cell table:formula="of:=[.Q8]/[.Q64]" office:value-type="float" office:value="0.00586509901057006" calcext:value-type="float">
            <text:p>0.005865099</text:p>
          </table:table-cell>
          <table:table-cell table:formula="of:=[.R8]/[.R64]" office:value-type="float" office:value="0.00362345688743371" calcext:value-type="float">
            <text:p>0.0036234569</text:p>
          </table:table-cell>
          <table:table-cell table:formula="of:=[.S8]/[.S64]" office:value-type="float" office:value="0.00467484720640901" calcext:value-type="float">
            <text:p>0.0046748472</text:p>
          </table:table-cell>
          <table:table-cell table:formula="of:=[.T8]/[.T64]" office:value-type="float" office:value="0.00583637294777833" calcext:value-type="float">
            <text:p>0.0058363729</text:p>
          </table:table-cell>
          <table:table-cell table:formula="of:=[.U8]/[.U64]" office:value-type="float" office:value="0.00611344957152621" calcext:value-type="float">
            <text:p>0.0061134496</text:p>
          </table:table-cell>
          <table:table-cell table:formula="of:=[.V8]/[.V64]" office:value-type="float" office:value="0.00687411447939925" calcext:value-type="float">
            <text:p>0.0068741145</text:p>
          </table:table-cell>
          <table:table-cell table:formula="of:=[.W8]/[.W64]" office:value-type="float" office:value="0.00741787322626182" calcext:value-type="float">
            <text:p>0.0074178732</text:p>
          </table:table-cell>
          <table:table-cell table:formula="of:=[.X8]/[.X64]" office:value-type="float" office:value="0.00541182607824266" calcext:value-type="float">
            <text:p>0.0054118261</text:p>
          </table:table-cell>
          <table:table-cell table:formula="of:=[.Y8]/[.Y64]" office:value-type="float" office:value="0.0054619457142963" calcext:value-type="float">
            <text:p>0.0054619457</text:p>
          </table:table-cell>
          <table:table-cell table:formula="of:=[.Z8]/[.Z64]" office:value-type="float" office:value="0.00506297338044576" calcext:value-type="float">
            <text:p>0.0050629734</text:p>
          </table:table-cell>
          <table:table-cell table:formula="of:=[.AA8]/[.AA64]" office:value-type="float" office:value="0.00849399518643391" calcext:value-type="float">
            <text:p>0.0084939952</text:p>
          </table:table-cell>
          <table:table-cell table:formula="of:=[.AB8]/[.AB64]" office:value-type="float" office:value="0.00546877175589483" calcext:value-type="float">
            <text:p>0.0054687718</text:p>
          </table:table-cell>
          <table:table-cell table:formula="of:=[.AC8]/[.AC64]" office:value-type="float" office:value="0.0033129929431412" calcext:value-type="float">
            <text:p>0.0033129929</text:p>
          </table:table-cell>
          <table:table-cell table:formula="of:=[.AD8]/[.AD64]" office:value-type="float" office:value="0.00414770353520389" calcext:value-type="float">
            <text:p>0.0041477035</text:p>
          </table:table-cell>
          <table:table-cell table:formula="of:=[.AE8]/[.AE64]" office:value-type="float" office:value="0.00436157183685" calcext:value-type="float">
            <text:p>0.0043615718</text:p>
          </table:table-cell>
          <table:table-cell table:formula="of:=[.AF8]/[.AF64]" office:value-type="float" office:value="0.00460462725581647" calcext:value-type="float">
            <text:p>0.0046046273</text:p>
          </table:table-cell>
          <table:table-cell table:formula="of:=[.AG8]/[.AG64]" office:value-type="float" office:value="0.00352905133838763" calcext:value-type="float">
            <text:p>0.00352905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/[.B65]" office:value-type="float" office:value="0.0311999241628834" calcext:value-type="float">
            <text:p>0.0311999242</text:p>
          </table:table-cell>
          <table:table-cell table:formula="of:=[.C9]/[.C65]" office:value-type="float" office:value="0.0299893496841319" calcext:value-type="float">
            <text:p>0.0299893497</text:p>
          </table:table-cell>
          <table:table-cell table:formula="of:=[.D9]/[.D65]" office:value-type="float" office:value="0.0386713772357104" calcext:value-type="float">
            <text:p>0.0386713772</text:p>
          </table:table-cell>
          <table:table-cell table:formula="of:=[.E9]/[.E65]" office:value-type="float" office:value="0.042393881681058" calcext:value-type="float">
            <text:p>0.0423938817</text:p>
          </table:table-cell>
          <table:table-cell table:formula="of:=[.F9]/[.F65]" office:value-type="float" office:value="0.0461818234253863" calcext:value-type="float">
            <text:p>0.0461818234</text:p>
          </table:table-cell>
          <table:table-cell table:formula="of:=[.G9]/[.G65]" office:value-type="float" office:value="0.0439249534634388" calcext:value-type="float">
            <text:p>0.0439249535</text:p>
          </table:table-cell>
          <table:table-cell table:formula="of:=[.H9]/[.H65]" office:value-type="float" office:value="0.0440662880891424" calcext:value-type="float">
            <text:p>0.0440662881</text:p>
          </table:table-cell>
          <table:table-cell table:formula="of:=[.I9]/[.I65]" office:value-type="float" office:value="0.0407201819641332" calcext:value-type="float">
            <text:p>0.040720182</text:p>
          </table:table-cell>
          <table:table-cell table:formula="of:=[.J9]/[.J65]" office:value-type="float" office:value="0.0369065007311389" calcext:value-type="float">
            <text:p>0.0369065007</text:p>
          </table:table-cell>
          <table:table-cell table:formula="of:=[.K9]/[.K65]" office:value-type="float" office:value="0.0310375924281502" calcext:value-type="float">
            <text:p>0.0310375924</text:p>
          </table:table-cell>
          <table:table-cell table:formula="of:=[.L9]/[.L65]" office:value-type="float" office:value="0.0245438133283048" calcext:value-type="float">
            <text:p>0.0245438133</text:p>
          </table:table-cell>
          <table:table-cell table:formula="of:=[.M9]/[.M65]" office:value-type="float" office:value="0.0243855720839625" calcext:value-type="float">
            <text:p>0.0243855721</text:p>
          </table:table-cell>
          <table:table-cell table:formula="of:=[.N9]/[.N65]" office:value-type="float" office:value="0.0239088695696766" calcext:value-type="float">
            <text:p>0.0239088696</text:p>
          </table:table-cell>
          <table:table-cell table:formula="of:=[.O9]/[.O65]" office:value-type="float" office:value="0.0321912416452707" calcext:value-type="float">
            <text:p>0.0321912416</text:p>
          </table:table-cell>
          <table:table-cell table:formula="of:=[.P9]/[.P65]" office:value-type="float" office:value="0.027694585073083" calcext:value-type="float">
            <text:p>0.0276945851</text:p>
          </table:table-cell>
          <table:table-cell table:formula="of:=[.Q9]/[.Q65]" office:value-type="float" office:value="0.0180349853677847" calcext:value-type="float">
            <text:p>0.0180349854</text:p>
          </table:table-cell>
          <table:table-cell table:formula="of:=[.R9]/[.R65]" office:value-type="float" office:value="0.024119160046966" calcext:value-type="float">
            <text:p>0.02411916</text:p>
          </table:table-cell>
          <table:table-cell table:formula="of:=[.S9]/[.S65]" office:value-type="float" office:value="0.0252462477985108" calcext:value-type="float">
            <text:p>0.0252462478</text:p>
          </table:table-cell>
          <table:table-cell table:formula="of:=[.T9]/[.T65]" office:value-type="float" office:value="0.0247922911141691" calcext:value-type="float">
            <text:p>0.0247922911</text:p>
          </table:table-cell>
          <table:table-cell table:formula="of:=[.U9]/[.U65]" office:value-type="float" office:value="0.0199164699860565" calcext:value-type="float">
            <text:p>0.01991647</text:p>
          </table:table-cell>
          <table:table-cell table:formula="of:=[.V9]/[.V65]" office:value-type="float" office:value="0.0222353539697629" calcext:value-type="float">
            <text:p>0.022235354</text:p>
          </table:table-cell>
          <table:table-cell table:formula="of:=[.W9]/[.W65]" office:value-type="float" office:value="0.0202083276540747" calcext:value-type="float">
            <text:p>0.0202083277</text:p>
          </table:table-cell>
          <table:table-cell table:formula="of:=[.X9]/[.X65]" office:value-type="float" office:value="0.0252864192417339" calcext:value-type="float">
            <text:p>0.0252864192</text:p>
          </table:table-cell>
          <table:table-cell table:formula="of:=[.Y9]/[.Y65]" office:value-type="float" office:value="0.0255575784604454" calcext:value-type="float">
            <text:p>0.0255575785</text:p>
          </table:table-cell>
          <table:table-cell table:formula="of:=[.Z9]/[.Z65]" office:value-type="float" office:value="0.0225934769128876" calcext:value-type="float">
            <text:p>0.0225934769</text:p>
          </table:table-cell>
          <table:table-cell table:formula="of:=[.AA9]/[.AA65]" office:value-type="float" office:value="0.0220836226891396" calcext:value-type="float">
            <text:p>0.0220836227</text:p>
          </table:table-cell>
          <table:table-cell table:formula="of:=[.AB9]/[.AB65]" office:value-type="float" office:value="0.0165675196717768" calcext:value-type="float">
            <text:p>0.0165675197</text:p>
          </table:table-cell>
          <table:table-cell table:formula="of:=[.AC9]/[.AC65]" office:value-type="float" office:value="0.0234518720032897" calcext:value-type="float">
            <text:p>0.023451872</text:p>
          </table:table-cell>
          <table:table-cell table:formula="of:=[.AD9]/[.AD65]" office:value-type="float" office:value="0.0219822989076249" calcext:value-type="float">
            <text:p>0.0219822989</text:p>
          </table:table-cell>
          <table:table-cell table:formula="of:=[.AE9]/[.AE65]" office:value-type="float" office:value="0.0204578313051641" calcext:value-type="float">
            <text:p>0.0204578313</text:p>
          </table:table-cell>
          <table:table-cell table:formula="of:=[.AF9]/[.AF65]" office:value-type="float" office:value="0.0228965026417115" calcext:value-type="float">
            <text:p>0.0228965026</text:p>
          </table:table-cell>
          <table:table-cell table:formula="of:=[.AG9]/[.AG65]" office:value-type="float" office:value="0.0163196970298604" calcext:value-type="float">
            <text:p>0.01631969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/[.B66]" office:value-type="float" office:value="0.0292241326720757" calcext:value-type="float">
            <text:p>0.0292241327</text:p>
          </table:table-cell>
          <table:table-cell table:formula="of:=[.C10]/[.C66]" office:value-type="float" office:value="0.024950300050317" calcext:value-type="float">
            <text:p>0.0249503001</text:p>
          </table:table-cell>
          <table:table-cell table:formula="of:=[.D10]/[.D66]" office:value-type="float" office:value="0.0416504358895941" calcext:value-type="float">
            <text:p>0.0416504359</text:p>
          </table:table-cell>
          <table:table-cell table:formula="of:=[.E10]/[.E66]" office:value-type="float" office:value="0.0495058812985901" calcext:value-type="float">
            <text:p>0.0495058813</text:p>
          </table:table-cell>
          <table:table-cell table:formula="of:=[.F10]/[.F66]" office:value-type="float" office:value="0.0528381433451486" calcext:value-type="float">
            <text:p>0.0528381433</text:p>
          </table:table-cell>
          <table:table-cell table:formula="of:=[.G10]/[.G66]" office:value-type="float" office:value="0.0582375008602946" calcext:value-type="float">
            <text:p>0.0582375009</text:p>
          </table:table-cell>
          <table:table-cell table:formula="of:=[.H10]/[.H66]" office:value-type="float" office:value="0.0579989609444182" calcext:value-type="float">
            <text:p>0.0579989609</text:p>
          </table:table-cell>
          <table:table-cell table:formula="of:=[.I10]/[.I66]" office:value-type="float" office:value="0.0599393098165505" calcext:value-type="float">
            <text:p>0.0599393098</text:p>
          </table:table-cell>
          <table:table-cell table:formula="of:=[.J10]/[.J66]" office:value-type="float" office:value="0.0564281524375694" calcext:value-type="float">
            <text:p>0.0564281524</text:p>
          </table:table-cell>
          <table:table-cell table:formula="of:=[.K10]/[.K66]" office:value-type="float" office:value="0.0624972172301501" calcext:value-type="float">
            <text:p>0.0624972172</text:p>
          </table:table-cell>
          <table:table-cell table:formula="of:=[.L10]/[.L66]" office:value-type="float" office:value="0.0692489033342713" calcext:value-type="float">
            <text:p>0.0692489033</text:p>
          </table:table-cell>
          <table:table-cell table:formula="of:=[.M10]/[.M66]" office:value-type="float" office:value="0.0688124190263871" calcext:value-type="float">
            <text:p>0.068812419</text:p>
          </table:table-cell>
          <table:table-cell table:formula="of:=[.N10]/[.N66]" office:value-type="float" office:value="0.0685738454222917" calcext:value-type="float">
            <text:p>0.0685738454</text:p>
          </table:table-cell>
          <table:table-cell table:formula="of:=[.O10]/[.O66]" office:value-type="float" office:value="0.0673868572453323" calcext:value-type="float">
            <text:p>0.0673868572</text:p>
          </table:table-cell>
          <table:table-cell table:formula="of:=[.P10]/[.P66]" office:value-type="float" office:value="0.0591768194177067" calcext:value-type="float">
            <text:p>0.0591768194</text:p>
          </table:table-cell>
          <table:table-cell table:formula="of:=[.Q10]/[.Q66]" office:value-type="float" office:value="0.0746692976970584" calcext:value-type="float">
            <text:p>0.0746692977</text:p>
          </table:table-cell>
          <table:table-cell table:formula="of:=[.R10]/[.R66]" office:value-type="float" office:value="0.0589299162817528" calcext:value-type="float">
            <text:p>0.0589299163</text:p>
          </table:table-cell>
          <table:table-cell table:formula="of:=[.S10]/[.S66]" office:value-type="float" office:value="0.0869940868098261" calcext:value-type="float">
            <text:p>0.0869940868</text:p>
          </table:table-cell>
          <table:table-cell table:formula="of:=[.T10]/[.T66]" office:value-type="float" office:value="0.0672051766994996" calcext:value-type="float">
            <text:p>0.0672051767</text:p>
          </table:table-cell>
          <table:table-cell table:formula="of:=[.U10]/[.U66]" office:value-type="float" office:value="0.0601316379553066" calcext:value-type="float">
            <text:p>0.060131638</text:p>
          </table:table-cell>
          <table:table-cell table:formula="of:=[.V10]/[.V66]" office:value-type="float" office:value="0.0698263065506065" calcext:value-type="float">
            <text:p>0.0698263066</text:p>
          </table:table-cell>
          <table:table-cell table:formula="of:=[.W10]/[.W66]" office:value-type="float" office:value="0.0751419143486401" calcext:value-type="float">
            <text:p>0.0751419143</text:p>
          </table:table-cell>
          <table:table-cell table:formula="of:=[.X10]/[.X66]" office:value-type="float" office:value="0.0643224376400204" calcext:value-type="float">
            <text:p>0.0643224376</text:p>
          </table:table-cell>
          <table:table-cell table:formula="of:=[.Y10]/[.Y66]" office:value-type="float" office:value="0.0735591568436137" calcext:value-type="float">
            <text:p>0.0735591568</text:p>
          </table:table-cell>
          <table:table-cell table:formula="of:=[.Z10]/[.Z66]" office:value-type="float" office:value="0.0726161005078695" calcext:value-type="float">
            <text:p>0.0726161005</text:p>
          </table:table-cell>
          <table:table-cell table:formula="of:=[.AA10]/[.AA66]" office:value-type="float" office:value="0.0662894122964153" calcext:value-type="float">
            <text:p>0.0662894123</text:p>
          </table:table-cell>
          <table:table-cell table:formula="of:=[.AB10]/[.AB66]" office:value-type="float" office:value="0.0770285033048315" calcext:value-type="float">
            <text:p>0.0770285033</text:p>
          </table:table-cell>
          <table:table-cell table:formula="of:=[.AC10]/[.AC66]" office:value-type="float" office:value="0.0652371033065985" calcext:value-type="float">
            <text:p>0.0652371033</text:p>
          </table:table-cell>
          <table:table-cell table:formula="of:=[.AD10]/[.AD66]" office:value-type="float" office:value="0.0519723197426761" calcext:value-type="float">
            <text:p>0.0519723197</text:p>
          </table:table-cell>
          <table:table-cell table:formula="of:=[.AE10]/[.AE66]" office:value-type="float" office:value="0.0685388676211855" calcext:value-type="float">
            <text:p>0.0685388676</text:p>
          </table:table-cell>
          <table:table-cell table:formula="of:=[.AF10]/[.AF66]" office:value-type="float" office:value="0.0841564019013228" calcext:value-type="float">
            <text:p>0.0841564019</text:p>
          </table:table-cell>
          <table:table-cell table:formula="of:=[.AG10]/[.AG66]" office:value-type="float" office:value="0.0614570479481178" calcext:value-type="float">
            <text:p>0.061457047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/[.B67]" office:value-type="float" office:value="0.0297034377851365" calcext:value-type="float">
            <text:p>0.0297034378</text:p>
          </table:table-cell>
          <table:table-cell table:formula="of:=[.C11]/[.C67]" office:value-type="float" office:value="0.0147619456982672" calcext:value-type="float">
            <text:p>0.0147619457</text:p>
          </table:table-cell>
          <table:table-cell table:formula="of:=[.D11]/[.D67]" office:value-type="float" office:value="0.0207907400814438" calcext:value-type="float">
            <text:p>0.0207907401</text:p>
          </table:table-cell>
          <table:table-cell table:formula="of:=[.E11]/[.E67]" office:value-type="float" office:value="0.0285002604653913" calcext:value-type="float">
            <text:p>0.0285002605</text:p>
          </table:table-cell>
          <table:table-cell table:formula="of:=[.F11]/[.F67]" office:value-type="float" office:value="0.0371556337365341" calcext:value-type="float">
            <text:p>0.0371556337</text:p>
          </table:table-cell>
          <table:table-cell table:formula="of:=[.G11]/[.G67]" office:value-type="float" office:value="0.0434590369945819" calcext:value-type="float">
            <text:p>0.043459037</text:p>
          </table:table-cell>
          <table:table-cell table:formula="of:=[.H11]/[.H67]" office:value-type="float" office:value="0.054890778664076" calcext:value-type="float">
            <text:p>0.0548907787</text:p>
          </table:table-cell>
          <table:table-cell table:formula="of:=[.I11]/[.I67]" office:value-type="float" office:value="0.0647549920071749" calcext:value-type="float">
            <text:p>0.064754992</text:p>
          </table:table-cell>
          <table:table-cell table:formula="of:=[.J11]/[.J67]" office:value-type="float" office:value="0.0727946645574205" calcext:value-type="float">
            <text:p>0.0727946646</text:p>
          </table:table-cell>
          <table:table-cell table:formula="of:=[.K11]/[.K67]" office:value-type="float" office:value="0.0581537698787339" calcext:value-type="float">
            <text:p>0.0581537699</text:p>
          </table:table-cell>
          <table:table-cell table:formula="of:=[.L11]/[.L67]" office:value-type="float" office:value="0.0698062417578696" calcext:value-type="float">
            <text:p>0.0698062418</text:p>
          </table:table-cell>
          <table:table-cell table:formula="of:=[.M11]/[.M67]" office:value-type="float" office:value="0.0882186758559878" calcext:value-type="float">
            <text:p>0.0882186759</text:p>
          </table:table-cell>
          <table:table-cell table:formula="of:=[.N11]/[.N67]" office:value-type="float" office:value="0.109735195099755" calcext:value-type="float">
            <text:p>0.1097351951</text:p>
          </table:table-cell>
          <table:table-cell table:formula="of:=[.O11]/[.O67]" office:value-type="float" office:value="0.129363649260334" calcext:value-type="float">
            <text:p>0.1293636493</text:p>
          </table:table-cell>
          <table:table-cell table:formula="of:=[.P11]/[.P67]" office:value-type="float" office:value="0.11667425408441" calcext:value-type="float">
            <text:p>0.1166742541</text:p>
          </table:table-cell>
          <table:table-cell table:formula="of:=[.Q11]/[.Q67]" office:value-type="float" office:value="0.124752504551997" calcext:value-type="float">
            <text:p>0.1247525046</text:p>
          </table:table-cell>
          <table:table-cell table:formula="of:=[.R11]/[.R67]" office:value-type="float" office:value="0.113539344715769" calcext:value-type="float">
            <text:p>0.1135393447</text:p>
          </table:table-cell>
          <table:table-cell table:formula="of:=[.S11]/[.S67]" office:value-type="float" office:value="0.171118887733899" calcext:value-type="float">
            <text:p>0.1711188877</text:p>
          </table:table-cell>
          <table:table-cell table:formula="of:=[.T11]/[.T67]" office:value-type="float" office:value="0.173114536328636" calcext:value-type="float">
            <text:p>0.1731145363</text:p>
          </table:table-cell>
          <table:table-cell table:formula="of:=[.U11]/[.U67]" office:value-type="float" office:value="0.17146354591362" calcext:value-type="float">
            <text:p>0.1714635459</text:p>
          </table:table-cell>
          <table:table-cell table:formula="of:=[.V11]/[.V67]" office:value-type="float" office:value="0.158824843924075" calcext:value-type="float">
            <text:p>0.1588248439</text:p>
          </table:table-cell>
          <table:table-cell table:formula="of:=[.W11]/[.W67]" office:value-type="float" office:value="0.184898165383241" calcext:value-type="float">
            <text:p>0.1848981654</text:p>
          </table:table-cell>
          <table:table-cell table:formula="of:=[.X11]/[.X67]" office:value-type="float" office:value="0.163123665470957" calcext:value-type="float">
            <text:p>0.1631236655</text:p>
          </table:table-cell>
          <table:table-cell table:formula="of:=[.Y11]/[.Y67]" office:value-type="float" office:value="0.170802295893769" calcext:value-type="float">
            <text:p>0.1708022959</text:p>
          </table:table-cell>
          <table:table-cell table:formula="of:=[.Z11]/[.Z67]" office:value-type="float" office:value="0.189688153870712" calcext:value-type="float">
            <text:p>0.1896881539</text:p>
          </table:table-cell>
          <table:table-cell table:formula="of:=[.AA11]/[.AA67]" office:value-type="float" office:value="0.168473524801023" calcext:value-type="float">
            <text:p>0.1684735248</text:p>
          </table:table-cell>
          <table:table-cell table:formula="of:=[.AB11]/[.AB67]" office:value-type="float" office:value="0.189496520817198" calcext:value-type="float">
            <text:p>0.1894965208</text:p>
          </table:table-cell>
          <table:table-cell table:formula="of:=[.AC11]/[.AC67]" office:value-type="float" office:value="0.189771567663512" calcext:value-type="float">
            <text:p>0.1897715677</text:p>
          </table:table-cell>
          <table:table-cell table:formula="of:=[.AD11]/[.AD67]" office:value-type="float" office:value="0.195782828744445" calcext:value-type="float">
            <text:p>0.1957828287</text:p>
          </table:table-cell>
          <table:table-cell table:formula="of:=[.AE11]/[.AE67]" office:value-type="float" office:value="0.174815065715567" calcext:value-type="float">
            <text:p>0.1748150657</text:p>
          </table:table-cell>
          <table:table-cell table:formula="of:=[.AF11]/[.AF67]" office:value-type="float" office:value="0.200481206243941" calcext:value-type="float">
            <text:p>0.2004812062</text:p>
          </table:table-cell>
          <table:table-cell table:formula="of:=[.AG11]/[.AG67]" office:value-type="float" office:value="0.201687414560387" calcext:value-type="float">
            <text:p>0.201687414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/[.B68]" office:value-type="float" office:value="0.0283965116919217" calcext:value-type="float">
            <text:p>0.0283965117</text:p>
          </table:table-cell>
          <table:table-cell table:formula="of:=[.C12]/[.C68]" office:value-type="float" office:value="0.0132599389064437" calcext:value-type="float">
            <text:p>0.0132599389</text:p>
          </table:table-cell>
          <table:table-cell table:formula="of:=[.D12]/[.D68]" office:value-type="float" office:value="0.0193655812145558" calcext:value-type="float">
            <text:p>0.0193655812</text:p>
          </table:table-cell>
          <table:table-cell table:formula="of:=[.E12]/[.E68]" office:value-type="float" office:value="0.0268372154691011" calcext:value-type="float">
            <text:p>0.0268372155</text:p>
          </table:table-cell>
          <table:table-cell table:formula="of:=[.F12]/[.F68]" office:value-type="float" office:value="0.0322720374615433" calcext:value-type="float">
            <text:p>0.0322720375</text:p>
          </table:table-cell>
          <table:table-cell table:formula="of:=[.G12]/[.G68]" office:value-type="float" office:value="0.038966496676025" calcext:value-type="float">
            <text:p>0.0389664967</text:p>
          </table:table-cell>
          <table:table-cell table:formula="of:=[.H12]/[.H68]" office:value-type="float" office:value="0.0448327712902909" calcext:value-type="float">
            <text:p>0.0448327713</text:p>
          </table:table-cell>
          <table:table-cell table:formula="of:=[.I12]/[.I68]" office:value-type="float" office:value="0.0500387029225842" calcext:value-type="float">
            <text:p>0.0500387029</text:p>
          </table:table-cell>
          <table:table-cell table:formula="of:=[.J12]/[.J68]" office:value-type="float" office:value="0.0588274501574891" calcext:value-type="float">
            <text:p>0.0588274502</text:p>
          </table:table-cell>
          <table:table-cell table:formula="of:=[.K12]/[.K68]" office:value-type="float" office:value="0.0667910356311835" calcext:value-type="float">
            <text:p>0.0667910356</text:p>
          </table:table-cell>
          <table:table-cell table:formula="of:=[.L12]/[.L68]" office:value-type="float" office:value="0.0750336149230393" calcext:value-type="float">
            <text:p>0.0750336149</text:p>
          </table:table-cell>
          <table:table-cell table:formula="of:=[.M12]/[.M68]" office:value-type="float" office:value="0.0788622843055167" calcext:value-type="float">
            <text:p>0.0788622843</text:p>
          </table:table-cell>
          <table:table-cell table:formula="of:=[.N12]/[.N68]" office:value-type="float" office:value="0.0777541984552892" calcext:value-type="float">
            <text:p>0.0777541985</text:p>
          </table:table-cell>
          <table:table-cell table:formula="of:=[.O12]/[.O68]" office:value-type="float" office:value="0.0846657634677375" calcext:value-type="float">
            <text:p>0.0846657635</text:p>
          </table:table-cell>
          <table:table-cell table:formula="of:=[.P12]/[.P68]" office:value-type="float" office:value="0.0850089638340278" calcext:value-type="float">
            <text:p>0.0850089638</text:p>
          </table:table-cell>
          <table:table-cell table:formula="of:=[.Q12]/[.Q68]" office:value-type="float" office:value="0.0962099394859836" calcext:value-type="float">
            <text:p>0.0962099395</text:p>
          </table:table-cell>
          <table:table-cell table:formula="of:=[.R12]/[.R68]" office:value-type="float" office:value="0.0990564608712133" calcext:value-type="float">
            <text:p>0.0990564609</text:p>
          </table:table-cell>
          <table:table-cell table:formula="of:=[.S12]/[.S68]" office:value-type="float" office:value="0.107982146674724" calcext:value-type="float">
            <text:p>0.1079821467</text:p>
          </table:table-cell>
          <table:table-cell table:formula="of:=[.T12]/[.T68]" office:value-type="float" office:value="0.115436568152143" calcext:value-type="float">
            <text:p>0.1154365682</text:p>
          </table:table-cell>
          <table:table-cell table:formula="of:=[.U12]/[.U68]" office:value-type="float" office:value="0.121724976380828" calcext:value-type="float">
            <text:p>0.1217249764</text:p>
          </table:table-cell>
          <table:table-cell table:formula="of:=[.V12]/[.V68]" office:value-type="float" office:value="0.122911723151614" calcext:value-type="float">
            <text:p>0.1229117232</text:p>
          </table:table-cell>
          <table:table-cell table:formula="of:=[.W12]/[.W68]" office:value-type="float" office:value="0.118949463753475" calcext:value-type="float">
            <text:p>0.1189494638</text:p>
          </table:table-cell>
          <table:table-cell table:formula="of:=[.X12]/[.X68]" office:value-type="float" office:value="0.130029636766345" calcext:value-type="float">
            <text:p>0.1300296368</text:p>
          </table:table-cell>
          <table:table-cell table:formula="of:=[.Y12]/[.Y68]" office:value-type="float" office:value="0.14685062758408" calcext:value-type="float">
            <text:p>0.1468506276</text:p>
          </table:table-cell>
          <table:table-cell table:formula="of:=[.Z12]/[.Z68]" office:value-type="float" office:value="0.152859903209928" calcext:value-type="float">
            <text:p>0.1528599032</text:p>
          </table:table-cell>
          <table:table-cell table:formula="of:=[.AA12]/[.AA68]" office:value-type="float" office:value="0.149862448326501" calcext:value-type="float">
            <text:p>0.1498624483</text:p>
          </table:table-cell>
          <table:table-cell table:formula="of:=[.AB12]/[.AB68]" office:value-type="float" office:value="0.160835950593847" calcext:value-type="float">
            <text:p>0.1608359506</text:p>
          </table:table-cell>
          <table:table-cell table:formula="of:=[.AC12]/[.AC68]" office:value-type="float" office:value="0.172630275625285" calcext:value-type="float">
            <text:p>0.1726302756</text:p>
          </table:table-cell>
          <table:table-cell table:formula="of:=[.AD12]/[.AD68]" office:value-type="float" office:value="0.167130196519634" calcext:value-type="float">
            <text:p>0.1671301965</text:p>
          </table:table-cell>
          <table:table-cell table:formula="of:=[.AE12]/[.AE68]" office:value-type="float" office:value="0.153204984785754" calcext:value-type="float">
            <text:p>0.1532049848</text:p>
          </table:table-cell>
          <table:table-cell table:formula="of:=[.AF12]/[.AF68]" office:value-type="float" office:value="0.182759315239662" calcext:value-type="float">
            <text:p>0.1827593152</text:p>
          </table:table-cell>
          <table:table-cell table:formula="of:=[.AG12]/[.AG68]" office:value-type="float" office:value="0.181748799709597" calcext:value-type="float">
            <text:p>0.181748799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/[.B69]" office:value-type="float" office:value="0.0274742861148075" calcext:value-type="float">
            <text:p>0.0274742861</text:p>
          </table:table-cell>
          <table:table-cell table:formula="of:=[.C13]/[.C69]" office:value-type="float" office:value="0.0126666503811727" calcext:value-type="float">
            <text:p>0.0126666504</text:p>
          </table:table-cell>
          <table:table-cell table:formula="of:=[.D13]/[.D69]" office:value-type="float" office:value="0.0190589070146854" calcext:value-type="float">
            <text:p>0.019058907</text:p>
          </table:table-cell>
          <table:table-cell table:formula="of:=[.E13]/[.E69]" office:value-type="float" office:value="0.0256626239903685" calcext:value-type="float">
            <text:p>0.025662624</text:p>
          </table:table-cell>
          <table:table-cell table:formula="of:=[.F13]/[.F69]" office:value-type="float" office:value="0.0317289496538084" calcext:value-type="float">
            <text:p>0.0317289497</text:p>
          </table:table-cell>
          <table:table-cell table:formula="of:=[.G13]/[.G69]" office:value-type="float" office:value="0.0362117794692824" calcext:value-type="float">
            <text:p>0.0362117795</text:p>
          </table:table-cell>
          <table:table-cell table:formula="of:=[.H13]/[.H69]" office:value-type="float" office:value="0.0444306567433392" calcext:value-type="float">
            <text:p>0.0444306567</text:p>
          </table:table-cell>
          <table:table-cell table:formula="of:=[.I13]/[.I69]" office:value-type="float" office:value="0.0494798677252174" calcext:value-type="float">
            <text:p>0.0494798677</text:p>
          </table:table-cell>
          <table:table-cell table:formula="of:=[.J13]/[.J69]" office:value-type="float" office:value="0.0562651076517262" calcext:value-type="float">
            <text:p>0.0562651077</text:p>
          </table:table-cell>
          <table:table-cell table:formula="of:=[.K13]/[.K69]" office:value-type="float" office:value="0.0613505107780534" calcext:value-type="float">
            <text:p>0.0613505108</text:p>
          </table:table-cell>
          <table:table-cell table:formula="of:=[.L13]/[.L69]" office:value-type="float" office:value="0.0659642655228736" calcext:value-type="float">
            <text:p>0.0659642655</text:p>
          </table:table-cell>
          <table:table-cell table:formula="of:=[.M13]/[.M69]" office:value-type="float" office:value="0.0739645597623726" calcext:value-type="float">
            <text:p>0.0739645598</text:p>
          </table:table-cell>
          <table:table-cell table:formula="of:=[.N13]/[.N69]" office:value-type="float" office:value="0.0815243075897932" calcext:value-type="float">
            <text:p>0.0815243076</text:p>
          </table:table-cell>
          <table:table-cell table:formula="of:=[.O13]/[.O69]" office:value-type="float" office:value="0.0847150696860347" calcext:value-type="float">
            <text:p>0.0847150697</text:p>
          </table:table-cell>
          <table:table-cell table:formula="of:=[.P13]/[.P69]" office:value-type="float" office:value="0.0933651627734138" calcext:value-type="float">
            <text:p>0.0933651628</text:p>
          </table:table-cell>
          <table:table-cell table:formula="of:=[.Q13]/[.Q69]" office:value-type="float" office:value="0.0987178026223459" calcext:value-type="float">
            <text:p>0.0987178026</text:p>
          </table:table-cell>
          <table:table-cell table:formula="of:=[.R13]/[.R69]" office:value-type="float" office:value="0.104091693791475" calcext:value-type="float">
            <text:p>0.1040916938</text:p>
          </table:table-cell>
          <table:table-cell table:formula="of:=[.S13]/[.S69]" office:value-type="float" office:value="0.112356684489412" calcext:value-type="float">
            <text:p>0.1123566845</text:p>
          </table:table-cell>
          <table:table-cell table:formula="of:=[.T13]/[.T69]" office:value-type="float" office:value="0.118789042111532" calcext:value-type="float">
            <text:p>0.1187890421</text:p>
          </table:table-cell>
          <table:table-cell table:formula="of:=[.U13]/[.U69]" office:value-type="float" office:value="0.123397002718459" calcext:value-type="float">
            <text:p>0.1233970027</text:p>
          </table:table-cell>
          <table:table-cell table:formula="of:=[.V13]/[.V69]" office:value-type="float" office:value="0.126574961316887" calcext:value-type="float">
            <text:p>0.1265749613</text:p>
          </table:table-cell>
          <table:table-cell table:formula="of:=[.W13]/[.W69]" office:value-type="float" office:value="0.135218204998327" calcext:value-type="float">
            <text:p>0.135218205</text:p>
          </table:table-cell>
          <table:table-cell table:formula="of:=[.X13]/[.X69]" office:value-type="float" office:value="0.138598445688752" calcext:value-type="float">
            <text:p>0.1385984457</text:p>
          </table:table-cell>
          <table:table-cell table:formula="of:=[.Y13]/[.Y69]" office:value-type="float" office:value="0.143794036232327" calcext:value-type="float">
            <text:p>0.1437940362</text:p>
          </table:table-cell>
          <table:table-cell table:formula="of:=[.Z13]/[.Z69]" office:value-type="float" office:value="0.150931514210492" calcext:value-type="float">
            <text:p>0.1509315142</text:p>
          </table:table-cell>
          <table:table-cell table:formula="of:=[.AA13]/[.AA69]" office:value-type="float" office:value="0.160058305917618" calcext:value-type="float">
            <text:p>0.1600583059</text:p>
          </table:table-cell>
          <table:table-cell table:formula="of:=[.AB13]/[.AB69]" office:value-type="float" office:value="0.161719872497289" calcext:value-type="float">
            <text:p>0.1617198725</text:p>
          </table:table-cell>
          <table:table-cell table:formula="of:=[.AC13]/[.AC69]" office:value-type="float" office:value="0.169057584828429" calcext:value-type="float">
            <text:p>0.1690575848</text:p>
          </table:table-cell>
          <table:table-cell table:formula="of:=[.AD13]/[.AD69]" office:value-type="float" office:value="0.175837948020557" calcext:value-type="float">
            <text:p>0.175837948</text:p>
          </table:table-cell>
          <table:table-cell table:formula="of:=[.AE13]/[.AE69]" office:value-type="float" office:value="0.176465834859249" calcext:value-type="float">
            <text:p>0.1764658349</text:p>
          </table:table-cell>
          <table:table-cell table:formula="of:=[.AF13]/[.AF69]" office:value-type="float" office:value="0.182805093484008" calcext:value-type="float">
            <text:p>0.1828050935</text:p>
          </table:table-cell>
          <table:table-cell table:formula="of:=[.AG13]/[.AG69]" office:value-type="float" office:value="0.194697658523316" calcext:value-type="float">
            <text:p>0.1946976585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nqueens_omp_ci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/[.B72]" office:value-type="float" office:value="0.00398590586609842" calcext:value-type="float">
            <text:p>0.0039859059</text:p>
          </table:table-cell>
          <table:table-cell table:formula="of:=[.C2]/[.C72]" office:value-type="float" office:value="0.000672716695896891" calcext:value-type="float">
            <text:p>0.0006727167</text:p>
          </table:table-cell>
          <table:table-cell table:formula="of:=[.D2]/[.D72]" office:value-type="float" office:value="0.000661872416125652" calcext:value-type="float">
            <text:p>0.0006618724</text:p>
          </table:table-cell>
          <table:table-cell table:formula="of:=[.E2]/[.E72]" office:value-type="float" office:value="0.000435580604380571" calcext:value-type="float">
            <text:p>0.0004355806</text:p>
          </table:table-cell>
          <table:table-cell table:formula="of:=[.F2]/[.F72]" office:value-type="float" office:value="0.000356144255896098" calcext:value-type="float">
            <text:p>0.0003561443</text:p>
          </table:table-cell>
          <table:table-cell table:formula="of:=[.G2]/[.G72]" office:value-type="float" office:value="0.000314449404283461" calcext:value-type="float">
            <text:p>0.0003144494</text:p>
          </table:table-cell>
          <table:table-cell table:formula="of:=[.H2]/[.H72]" office:value-type="float" office:value="0.000287359312846279" calcext:value-type="float">
            <text:p>0.0002873593</text:p>
          </table:table-cell>
          <table:table-cell table:formula="of:=[.I2]/[.I72]" office:value-type="float" office:value="0.00027582090231754" calcext:value-type="float">
            <text:p>0.0002758209</text:p>
          </table:table-cell>
          <table:table-cell table:formula="of:=[.J2]/[.J72]" office:value-type="float" office:value="0.000182527536885878" calcext:value-type="float">
            <text:p>0.0001825275</text:p>
          </table:table-cell>
          <table:table-cell table:formula="of:=[.K2]/[.K72]" office:value-type="float" office:value="0.000182754188577687" calcext:value-type="float">
            <text:p>0.0001827542</text:p>
          </table:table-cell>
          <table:table-cell table:formula="of:=[.L2]/[.L72]" office:value-type="float" office:value="0.000135442863698089" calcext:value-type="float">
            <text:p>0.0001354429</text:p>
          </table:table-cell>
          <table:table-cell table:formula="of:=[.M2]/[.M72]" office:value-type="float" office:value="0.000156572277489149" calcext:value-type="float">
            <text:p>0.0001565723</text:p>
          </table:table-cell>
          <table:table-cell table:formula="of:=[.N2]/[.N72]" office:value-type="float" office:value="0.000153357161234488" calcext:value-type="float">
            <text:p>0.0001533572</text:p>
          </table:table-cell>
          <table:table-cell table:formula="of:=[.O2]/[.O72]" office:value-type="float" office:value="0.000125931640079174" calcext:value-type="float">
            <text:p>0.0001259316</text:p>
          </table:table-cell>
          <table:table-cell table:formula="of:=[.P2]/[.P72]" office:value-type="float" office:value="0.000133208549313701" calcext:value-type="float">
            <text:p>0.0001332085</text:p>
          </table:table-cell>
          <table:table-cell table:formula="of:=[.Q2]/[.Q72]" office:value-type="float" office:value="0.000130030227705525" calcext:value-type="float">
            <text:p>0.0001300302</text:p>
          </table:table-cell>
          <table:table-cell table:formula="of:=[.R2]/[.R72]" office:value-type="float" office:value="0.000115870250395558" calcext:value-type="float">
            <text:p>0.0001158703</text:p>
          </table:table-cell>
          <table:table-cell table:formula="of:=[.S2]/[.S72]" office:value-type="float" office:value="0.00010789357508354" calcext:value-type="float">
            <text:p>0.0001078936</text:p>
          </table:table-cell>
          <table:table-cell table:formula="of:=[.T2]/[.T72]" office:value-type="float" office:value="0.000108635192811528" calcext:value-type="float">
            <text:p>0.0001086352</text:p>
          </table:table-cell>
          <table:table-cell table:formula="of:=[.U2]/[.U72]" office:value-type="float" office:value="0.000090616437323153" calcext:value-type="float">
            <text:p>9.0616437323153E-005</text:p>
          </table:table-cell>
          <table:table-cell table:formula="of:=[.V2]/[.V72]" office:value-type="float" office:value="0.000100071688219016" calcext:value-type="float">
            <text:p>0.0001000717</text:p>
          </table:table-cell>
          <table:table-cell table:formula="of:=[.W2]/[.W72]" office:value-type="float" office:value="0.0000975415067957941" calcext:value-type="float">
            <text:p>9.75415067957941E-005</text:p>
          </table:table-cell>
          <table:table-cell table:formula="of:=[.X2]/[.X72]" office:value-type="float" office:value="0.0000802886769994255" calcext:value-type="float">
            <text:p>8.02886769994255E-005</text:p>
          </table:table-cell>
          <table:table-cell table:formula="of:=[.Y2]/[.Y72]" office:value-type="float" office:value="0.0000793848095838321" calcext:value-type="float">
            <text:p>7.93848095838321E-005</text:p>
          </table:table-cell>
          <table:table-cell table:formula="of:=[.Z2]/[.Z72]" office:value-type="float" office:value="0.0000797921234088907" calcext:value-type="float">
            <text:p>7.97921234088907E-005</text:p>
          </table:table-cell>
          <table:table-cell table:formula="of:=[.AA2]/[.AA72]" office:value-type="float" office:value="0.0000746562142946215" calcext:value-type="float">
            <text:p>7.46562142946215E-005</text:p>
          </table:table-cell>
          <table:table-cell table:formula="of:=[.AB2]/[.AB72]" office:value-type="float" office:value="0.0000660523425292166" calcext:value-type="float">
            <text:p>6.60523425292166E-005</text:p>
          </table:table-cell>
          <table:table-cell table:formula="of:=[.AC2]/[.AC72]" office:value-type="float" office:value="0.0000688031110489152" calcext:value-type="float">
            <text:p>6.88031110489152E-005</text:p>
          </table:table-cell>
          <table:table-cell table:formula="of:=[.AD2]/[.AD72]" office:value-type="float" office:value="0.0000649294356063141" calcext:value-type="float">
            <text:p>6.49294356063141E-005</text:p>
          </table:table-cell>
          <table:table-cell table:formula="of:=[.AE2]/[.AE72]" office:value-type="float" office:value="0.0000630286306037322" calcext:value-type="float">
            <text:p>6.30286306037322E-005</text:p>
          </table:table-cell>
          <table:table-cell table:formula="of:=[.AF2]/[.AF72]" office:value-type="float" office:value="0.0000669220916083962" calcext:value-type="float">
            <text:p>6.69220916083962E-005</text:p>
          </table:table-cell>
          <table:table-cell table:formula="of:=[.AG2]/[.AG72]" office:value-type="float" office:value="0.0000608789037934117" calcext:value-type="float">
            <text:p>6.08789037934117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/[.B73]" office:value-type="float" office:value="0.00798095470288333" calcext:value-type="float">
            <text:p>0.0079809547</text:p>
          </table:table-cell>
          <table:table-cell table:formula="of:=[.C3]/[.C73]" office:value-type="float" office:value="0.00140588215789648" calcext:value-type="float">
            <text:p>0.0014058822</text:p>
          </table:table-cell>
          <table:table-cell table:formula="of:=[.D3]/[.D73]" office:value-type="float" office:value="0.00137013029779099" calcext:value-type="float">
            <text:p>0.0013701303</text:p>
          </table:table-cell>
          <table:table-cell table:formula="of:=[.E3]/[.E73]" office:value-type="float" office:value="0.000899088794106243" calcext:value-type="float">
            <text:p>0.0008990888</text:p>
          </table:table-cell>
          <table:table-cell table:formula="of:=[.F3]/[.F73]" office:value-type="float" office:value="0.000828777415554804" calcext:value-type="float">
            <text:p>0.0008287774</text:p>
          </table:table-cell>
          <table:table-cell table:formula="of:=[.G3]/[.G73]" office:value-type="float" office:value="0.0006352002828439" calcext:value-type="float">
            <text:p>0.0006352003</text:p>
          </table:table-cell>
          <table:table-cell table:formula="of:=[.H3]/[.H73]" office:value-type="float" office:value="0.000458593451034179" calcext:value-type="float">
            <text:p>0.0004585935</text:p>
          </table:table-cell>
          <table:table-cell table:formula="of:=[.I3]/[.I73]" office:value-type="float" office:value="0.000514985892833657" calcext:value-type="float">
            <text:p>0.0005149859</text:p>
          </table:table-cell>
          <table:table-cell table:formula="of:=[.J3]/[.J73]" office:value-type="float" office:value="0.000460416012549129" calcext:value-type="float">
            <text:p>0.000460416</text:p>
          </table:table-cell>
          <table:table-cell table:formula="of:=[.K3]/[.K73]" office:value-type="float" office:value="0.000459632174499995" calcext:value-type="float">
            <text:p>0.0004596322</text:p>
          </table:table-cell>
          <table:table-cell table:formula="of:=[.L3]/[.L73]" office:value-type="float" office:value="0.000269470678963213" calcext:value-type="float">
            <text:p>0.0002694707</text:p>
          </table:table-cell>
          <table:table-cell table:formula="of:=[.M3]/[.M73]" office:value-type="float" office:value="0.000259240795976387" calcext:value-type="float">
            <text:p>0.0002592408</text:p>
          </table:table-cell>
          <table:table-cell table:formula="of:=[.N3]/[.N73]" office:value-type="float" office:value="0.000291207057833447" calcext:value-type="float">
            <text:p>0.0002912071</text:p>
          </table:table-cell>
          <table:table-cell table:formula="of:=[.O3]/[.O73]" office:value-type="float" office:value="0.00029100559362167" calcext:value-type="float">
            <text:p>0.0002910056</text:p>
          </table:table-cell>
          <table:table-cell table:formula="of:=[.P3]/[.P73]" office:value-type="float" office:value="0.000239949487722396" calcext:value-type="float">
            <text:p>0.0002399495</text:p>
          </table:table-cell>
          <table:table-cell table:formula="of:=[.Q3]/[.Q73]" office:value-type="float" office:value="0.000255748731122662" calcext:value-type="float">
            <text:p>0.0002557487</text:p>
          </table:table-cell>
          <table:table-cell table:formula="of:=[.R3]/[.R73]" office:value-type="float" office:value="0.000259384208372447" calcext:value-type="float">
            <text:p>0.0002593842</text:p>
          </table:table-cell>
          <table:table-cell table:formula="of:=[.S3]/[.S73]" office:value-type="float" office:value="0.000212848495186956" calcext:value-type="float">
            <text:p>0.0002128485</text:p>
          </table:table-cell>
          <table:table-cell table:formula="of:=[.T3]/[.T73]" office:value-type="float" office:value="0.000222820603538533" calcext:value-type="float">
            <text:p>0.0002228206</text:p>
          </table:table-cell>
          <table:table-cell table:formula="of:=[.U3]/[.U73]" office:value-type="float" office:value="0.000206054331695266" calcext:value-type="float">
            <text:p>0.0002060543</text:p>
          </table:table-cell>
          <table:table-cell table:formula="of:=[.V3]/[.V73]" office:value-type="float" office:value="0.000189810542048514" calcext:value-type="float">
            <text:p>0.0001898105</text:p>
          </table:table-cell>
          <table:table-cell table:formula="of:=[.W3]/[.W73]" office:value-type="float" office:value="0.000181801008505568" calcext:value-type="float">
            <text:p>0.000181801</text:p>
          </table:table-cell>
          <table:table-cell table:formula="of:=[.X3]/[.X73]" office:value-type="float" office:value="0.00017724028515621" calcext:value-type="float">
            <text:p>0.0001772403</text:p>
          </table:table-cell>
          <table:table-cell table:formula="of:=[.Y3]/[.Y73]" office:value-type="float" office:value="0.000168219370755266" calcext:value-type="float">
            <text:p>0.0001682194</text:p>
          </table:table-cell>
          <table:table-cell table:formula="of:=[.Z3]/[.Z73]" office:value-type="float" office:value="0.000157318295513513" calcext:value-type="float">
            <text:p>0.0001573183</text:p>
          </table:table-cell>
          <table:table-cell table:formula="of:=[.AA3]/[.AA73]" office:value-type="float" office:value="0.000153351933283229" calcext:value-type="float">
            <text:p>0.0001533519</text:p>
          </table:table-cell>
          <table:table-cell table:formula="of:=[.AB3]/[.AB73]" office:value-type="float" office:value="0.000133107170736227" calcext:value-type="float">
            <text:p>0.0001331072</text:p>
          </table:table-cell>
          <table:table-cell table:formula="of:=[.AC3]/[.AC73]" office:value-type="float" office:value="0.000139421414283686" calcext:value-type="float">
            <text:p>0.0001394214</text:p>
          </table:table-cell>
          <table:table-cell table:formula="of:=[.AD3]/[.AD73]" office:value-type="float" office:value="0.000128141444207037" calcext:value-type="float">
            <text:p>0.0001281414</text:p>
          </table:table-cell>
          <table:table-cell table:formula="of:=[.AE3]/[.AE73]" office:value-type="float" office:value="0.000138946557883039" calcext:value-type="float">
            <text:p>0.0001389466</text:p>
          </table:table-cell>
          <table:table-cell table:formula="of:=[.AF3]/[.AF73]" office:value-type="float" office:value="0.000121136469048244" calcext:value-type="float">
            <text:p>0.0001211365</text:p>
          </table:table-cell>
          <table:table-cell table:formula="of:=[.AG3]/[.AG73]" office:value-type="float" office:value="0.000122069793706161" calcext:value-type="float">
            <text:p>0.000122069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/[.B74]" office:value-type="float" office:value="0.0118541308478871" calcext:value-type="float">
            <text:p>0.0118541308</text:p>
          </table:table-cell>
          <table:table-cell table:formula="of:=[.C4]/[.C74]" office:value-type="float" office:value="0.00237363170262694" calcext:value-type="float">
            <text:p>0.0023736317</text:p>
          </table:table-cell>
          <table:table-cell table:formula="of:=[.D4]/[.D74]" office:value-type="float" office:value="0.00202167357533743" calcext:value-type="float">
            <text:p>0.0020216736</text:p>
          </table:table-cell>
          <table:table-cell table:formula="of:=[.E4]/[.E74]" office:value-type="float" office:value="0.00132714893595074" calcext:value-type="float">
            <text:p>0.0013271489</text:p>
          </table:table-cell>
          <table:table-cell table:formula="of:=[.F4]/[.F74]" office:value-type="float" office:value="0.00110549388265255" calcext:value-type="float">
            <text:p>0.0011054939</text:p>
          </table:table-cell>
          <table:table-cell table:formula="of:=[.G4]/[.G74]" office:value-type="float" office:value="0.000956145754566873" calcext:value-type="float">
            <text:p>0.0009561458</text:p>
          </table:table-cell>
          <table:table-cell table:formula="of:=[.H4]/[.H74]" office:value-type="float" office:value="0.000915759528792471" calcext:value-type="float">
            <text:p>0.0009157595</text:p>
          </table:table-cell>
          <table:table-cell table:formula="of:=[.I4]/[.I74]" office:value-type="float" office:value="0.000756142040521447" calcext:value-type="float">
            <text:p>0.000756142</text:p>
          </table:table-cell>
          <table:table-cell table:formula="of:=[.J4]/[.J74]" office:value-type="float" office:value="0.000684650794361214" calcext:value-type="float">
            <text:p>0.0006846508</text:p>
          </table:table-cell>
          <table:table-cell table:formula="of:=[.K4]/[.K74]" office:value-type="float" office:value="0.000562438345477344" calcext:value-type="float">
            <text:p>0.0005624383</text:p>
          </table:table-cell>
          <table:table-cell table:formula="of:=[.L4]/[.L74]" office:value-type="float" office:value="0.000456574852135969" calcext:value-type="float">
            <text:p>0.0004565749</text:p>
          </table:table-cell>
          <table:table-cell table:formula="of:=[.M4]/[.M74]" office:value-type="float" office:value="0.000492721501566211" calcext:value-type="float">
            <text:p>0.0004927215</text:p>
          </table:table-cell>
          <table:table-cell table:formula="of:=[.N4]/[.N74]" office:value-type="float" office:value="0.000478704557034841" calcext:value-type="float">
            <text:p>0.0004787046</text:p>
          </table:table-cell>
          <table:table-cell table:formula="of:=[.O4]/[.O74]" office:value-type="float" office:value="0.000392698907038004" calcext:value-type="float">
            <text:p>0.0003926989</text:p>
          </table:table-cell>
          <table:table-cell table:formula="of:=[.P4]/[.P74]" office:value-type="float" office:value="0.000449258175298482" calcext:value-type="float">
            <text:p>0.0004492582</text:p>
          </table:table-cell>
          <table:table-cell table:formula="of:=[.Q4]/[.Q74]" office:value-type="float" office:value="0.000366432317814861" calcext:value-type="float">
            <text:p>0.0003664323</text:p>
          </table:table-cell>
          <table:table-cell table:formula="of:=[.R4]/[.R74]" office:value-type="float" office:value="0.000354712878755692" calcext:value-type="float">
            <text:p>0.0003547129</text:p>
          </table:table-cell>
          <table:table-cell table:formula="of:=[.S4]/[.S74]" office:value-type="float" office:value="0.000315706635141281" calcext:value-type="float">
            <text:p>0.0003157066</text:p>
          </table:table-cell>
          <table:table-cell table:formula="of:=[.T4]/[.T74]" office:value-type="float" office:value="0.000325295516642195" calcext:value-type="float">
            <text:p>0.0003252955</text:p>
          </table:table-cell>
          <table:table-cell table:formula="of:=[.U4]/[.U74]" office:value-type="float" office:value="0.000319443206722096" calcext:value-type="float">
            <text:p>0.0003194432</text:p>
          </table:table-cell>
          <table:table-cell table:formula="of:=[.V4]/[.V74]" office:value-type="float" office:value="0.000295642492274827" calcext:value-type="float">
            <text:p>0.0002956425</text:p>
          </table:table-cell>
          <table:table-cell table:formula="of:=[.W4]/[.W74]" office:value-type="float" office:value="0.000272359999966735" calcext:value-type="float">
            <text:p>0.00027236</text:p>
          </table:table-cell>
          <table:table-cell table:formula="of:=[.X4]/[.X74]" office:value-type="float" office:value="0.00029141781216854" calcext:value-type="float">
            <text:p>0.0002914178</text:p>
          </table:table-cell>
          <table:table-cell table:formula="of:=[.Y4]/[.Y74]" office:value-type="float" office:value="0.000256072571784286" calcext:value-type="float">
            <text:p>0.0002560726</text:p>
          </table:table-cell>
          <table:table-cell table:formula="of:=[.Z4]/[.Z74]" office:value-type="float" office:value="0.000243494514310228" calcext:value-type="float">
            <text:p>0.0002434945</text:p>
          </table:table-cell>
          <table:table-cell table:formula="of:=[.AA4]/[.AA74]" office:value-type="float" office:value="0.000237132602444905" calcext:value-type="float">
            <text:p>0.0002371326</text:p>
          </table:table-cell>
          <table:table-cell table:formula="of:=[.AB4]/[.AB74]" office:value-type="float" office:value="0.000227417892513813" calcext:value-type="float">
            <text:p>0.0002274179</text:p>
          </table:table-cell>
          <table:table-cell table:formula="of:=[.AC4]/[.AC74]" office:value-type="float" office:value="0.000217805162414634" calcext:value-type="float">
            <text:p>0.0002178052</text:p>
          </table:table-cell>
          <table:table-cell table:formula="of:=[.AD4]/[.AD74]" office:value-type="float" office:value="0.000229227261697582" calcext:value-type="float">
            <text:p>0.0002292273</text:p>
          </table:table-cell>
          <table:table-cell table:formula="of:=[.AE4]/[.AE74]" office:value-type="float" office:value="0.000218999483307118" calcext:value-type="float">
            <text:p>0.0002189995</text:p>
          </table:table-cell>
          <table:table-cell table:formula="of:=[.AF4]/[.AF74]" office:value-type="float" office:value="0.00020191622278727" calcext:value-type="float">
            <text:p>0.0002019162</text:p>
          </table:table-cell>
          <table:table-cell table:formula="of:=[.AG4]/[.AG74]" office:value-type="float" office:value="0.000186109653689843" calcext:value-type="float">
            <text:p>0.00018610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/[.B75]" office:value-type="float" office:value="0.0152916733654048" calcext:value-type="float">
            <text:p>0.0152916734</text:p>
          </table:table-cell>
          <table:table-cell table:formula="of:=[.C5]/[.C75]" office:value-type="float" office:value="0.00392027060488206" calcext:value-type="float">
            <text:p>0.0039202706</text:p>
          </table:table-cell>
          <table:table-cell table:formula="of:=[.D5]/[.D75]" office:value-type="float" office:value="0.0034437457927954" calcext:value-type="float">
            <text:p>0.0034437458</text:p>
          </table:table-cell>
          <table:table-cell table:formula="of:=[.E5]/[.E75]" office:value-type="float" office:value="0.0024437188717351" calcext:value-type="float">
            <text:p>0.0024437189</text:p>
          </table:table-cell>
          <table:table-cell table:formula="of:=[.F5]/[.F75]" office:value-type="float" office:value="0.0020338967438407" calcext:value-type="float">
            <text:p>0.0020338967</text:p>
          </table:table-cell>
          <table:table-cell table:formula="of:=[.G5]/[.G75]" office:value-type="float" office:value="0.00176645481590012" calcext:value-type="float">
            <text:p>0.0017664548</text:p>
          </table:table-cell>
          <table:table-cell table:formula="of:=[.H5]/[.H75]" office:value-type="float" office:value="0.00145564485891311" calcext:value-type="float">
            <text:p>0.0014556449</text:p>
          </table:table-cell>
          <table:table-cell table:formula="of:=[.I5]/[.I75]" office:value-type="float" office:value="0.00103448045070385" calcext:value-type="float">
            <text:p>0.0010344805</text:p>
          </table:table-cell>
          <table:table-cell table:formula="of:=[.J5]/[.J75]" office:value-type="float" office:value="0.00106886794393721" calcext:value-type="float">
            <text:p>0.0010688679</text:p>
          </table:table-cell>
          <table:table-cell table:formula="of:=[.K5]/[.K75]" office:value-type="float" office:value="0.00094858376788673" calcext:value-type="float">
            <text:p>0.0009485838</text:p>
          </table:table-cell>
          <table:table-cell table:formula="of:=[.L5]/[.L75]" office:value-type="float" office:value="0.000914052186650861" calcext:value-type="float">
            <text:p>0.0009140522</text:p>
          </table:table-cell>
          <table:table-cell table:formula="of:=[.M5]/[.M75]" office:value-type="float" office:value="0.000866463443090975" calcext:value-type="float">
            <text:p>0.0008664634</text:p>
          </table:table-cell>
          <table:table-cell table:formula="of:=[.N5]/[.N75]" office:value-type="float" office:value="0.000813054211679996" calcext:value-type="float">
            <text:p>0.0008130542</text:p>
          </table:table-cell>
          <table:table-cell table:formula="of:=[.O5]/[.O75]" office:value-type="float" office:value="0.000782408297666209" calcext:value-type="float">
            <text:p>0.0007824083</text:p>
          </table:table-cell>
          <table:table-cell table:formula="of:=[.P5]/[.P75]" office:value-type="float" office:value="0.000617573756736374" calcext:value-type="float">
            <text:p>0.0006175738</text:p>
          </table:table-cell>
          <table:table-cell table:formula="of:=[.Q5]/[.Q75]" office:value-type="float" office:value="0.000728086424005737" calcext:value-type="float">
            <text:p>0.0007280864</text:p>
          </table:table-cell>
          <table:table-cell table:formula="of:=[.R5]/[.R75]" office:value-type="float" office:value="0.000587923830556976" calcext:value-type="float">
            <text:p>0.0005879238</text:p>
          </table:table-cell>
          <table:table-cell table:formula="of:=[.S5]/[.S75]" office:value-type="float" office:value="0.00058458735555279" calcext:value-type="float">
            <text:p>0.0005845874</text:p>
          </table:table-cell>
          <table:table-cell table:formula="of:=[.T5]/[.T75]" office:value-type="float" office:value="0.000610871678067217" calcext:value-type="float">
            <text:p>0.0006108717</text:p>
          </table:table-cell>
          <table:table-cell table:formula="of:=[.U5]/[.U75]" office:value-type="float" office:value="0.000476368005437337" calcext:value-type="float">
            <text:p>0.000476368</text:p>
          </table:table-cell>
          <table:table-cell table:formula="of:=[.V5]/[.V75]" office:value-type="float" office:value="0.00046693799546785" calcext:value-type="float">
            <text:p>0.000466938</text:p>
          </table:table-cell>
          <table:table-cell table:formula="of:=[.W5]/[.W75]" office:value-type="float" office:value="0.000456360579554684" calcext:value-type="float">
            <text:p>0.0004563606</text:p>
          </table:table-cell>
          <table:table-cell table:formula="of:=[.X5]/[.X75]" office:value-type="float" office:value="0.000431703389152657" calcext:value-type="float">
            <text:p>0.0004317034</text:p>
          </table:table-cell>
          <table:table-cell table:formula="of:=[.Y5]/[.Y75]" office:value-type="float" office:value="0.000445125285938548" calcext:value-type="float">
            <text:p>0.0004451253</text:p>
          </table:table-cell>
          <table:table-cell table:formula="of:=[.Z5]/[.Z75]" office:value-type="float" office:value="0.000408223338080367" calcext:value-type="float">
            <text:p>0.0004082233</text:p>
          </table:table-cell>
          <table:table-cell table:formula="of:=[.AA5]/[.AA75]" office:value-type="float" office:value="0.000390954208085338" calcext:value-type="float">
            <text:p>0.0003909542</text:p>
          </table:table-cell>
          <table:table-cell table:formula="of:=[.AB5]/[.AB75]" office:value-type="float" office:value="0.000411131834135753" calcext:value-type="float">
            <text:p>0.0004111318</text:p>
          </table:table-cell>
          <table:table-cell table:formula="of:=[.AC5]/[.AC75]" office:value-type="float" office:value="0.000380158394309325" calcext:value-type="float">
            <text:p>0.0003801584</text:p>
          </table:table-cell>
          <table:table-cell table:formula="of:=[.AD5]/[.AD75]" office:value-type="float" office:value="0.000347856440533161" calcext:value-type="float">
            <text:p>0.0003478564</text:p>
          </table:table-cell>
          <table:table-cell table:formula="of:=[.AE5]/[.AE75]" office:value-type="float" office:value="0.000353149217068328" calcext:value-type="float">
            <text:p>0.0003531492</text:p>
          </table:table-cell>
          <table:table-cell table:formula="of:=[.AF5]/[.AF75]" office:value-type="float" office:value="0.000318771281978992" calcext:value-type="float">
            <text:p>0.0003187713</text:p>
          </table:table-cell>
          <table:table-cell table:formula="of:=[.AG5]/[.AG75]" office:value-type="float" office:value="0.000332391347276619" calcext:value-type="float">
            <text:p>0.00033239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/[.B76]" office:value-type="float" office:value="0.0438712179214425" calcext:value-type="float">
            <text:p>0.0438712179</text:p>
          </table:table-cell>
          <table:table-cell table:formula="of:=[.C6]/[.C76]" office:value-type="float" office:value="0.018320186691979" calcext:value-type="float">
            <text:p>0.0183201867</text:p>
          </table:table-cell>
          <table:table-cell table:formula="of:=[.D6]/[.D76]" office:value-type="float" office:value="0.0171530718324501" calcext:value-type="float">
            <text:p>0.0171530718</text:p>
          </table:table-cell>
          <table:table-cell table:formula="of:=[.E6]/[.E76]" office:value-type="float" office:value="0.00923804938748125" calcext:value-type="float">
            <text:p>0.0092380494</text:p>
          </table:table-cell>
          <table:table-cell table:formula="of:=[.F6]/[.F76]" office:value-type="float" office:value="0.00986583200629656" calcext:value-type="float">
            <text:p>0.009865832</text:p>
          </table:table-cell>
          <table:table-cell table:formula="of:=[.G6]/[.G76]" office:value-type="float" office:value="0.00728398865096623" calcext:value-type="float">
            <text:p>0.0072839887</text:p>
          </table:table-cell>
          <table:table-cell table:formula="of:=[.H6]/[.H76]" office:value-type="float" office:value="0.00873065653952473" calcext:value-type="float">
            <text:p>0.0087306565</text:p>
          </table:table-cell>
          <table:table-cell table:formula="of:=[.I6]/[.I76]" office:value-type="float" office:value="0.00724695504804413" calcext:value-type="float">
            <text:p>0.007246955</text:p>
          </table:table-cell>
          <table:table-cell table:formula="of:=[.J6]/[.J76]" office:value-type="float" office:value="0.00530600422754808" calcext:value-type="float">
            <text:p>0.0053060042</text:p>
          </table:table-cell>
          <table:table-cell table:formula="of:=[.K6]/[.K76]" office:value-type="float" office:value="0.00502624836279419" calcext:value-type="float">
            <text:p>0.0050262484</text:p>
          </table:table-cell>
          <table:table-cell table:formula="of:=[.L6]/[.L76]" office:value-type="float" office:value="0.00475413246386857" calcext:value-type="float">
            <text:p>0.0047541325</text:p>
          </table:table-cell>
          <table:table-cell table:formula="of:=[.M6]/[.M76]" office:value-type="float" office:value="0.00428330810395924" calcext:value-type="float">
            <text:p>0.0042833081</text:p>
          </table:table-cell>
          <table:table-cell table:formula="of:=[.N6]/[.N76]" office:value-type="float" office:value="0.0035535994687048" calcext:value-type="float">
            <text:p>0.0035535995</text:p>
          </table:table-cell>
          <table:table-cell table:formula="of:=[.O6]/[.O76]" office:value-type="float" office:value="0.00363846788654338" calcext:value-type="float">
            <text:p>0.0036384679</text:p>
          </table:table-cell>
          <table:table-cell table:formula="of:=[.P6]/[.P76]" office:value-type="float" office:value="0.00394408873328104" calcext:value-type="float">
            <text:p>0.0039440887</text:p>
          </table:table-cell>
          <table:table-cell table:formula="of:=[.Q6]/[.Q76]" office:value-type="float" office:value="0.00296740434096741" calcext:value-type="float">
            <text:p>0.0029674043</text:p>
          </table:table-cell>
          <table:table-cell table:formula="of:=[.R6]/[.R76]" office:value-type="float" office:value="0.00312649139916585" calcext:value-type="float">
            <text:p>0.0031264914</text:p>
          </table:table-cell>
          <table:table-cell table:formula="of:=[.S6]/[.S76]" office:value-type="float" office:value="0.00296623732278838" calcext:value-type="float">
            <text:p>0.0029662373</text:p>
          </table:table-cell>
          <table:table-cell table:formula="of:=[.T6]/[.T76]" office:value-type="float" office:value="0.0029291171930524" calcext:value-type="float">
            <text:p>0.0029291172</text:p>
          </table:table-cell>
          <table:table-cell table:formula="of:=[.U6]/[.U76]" office:value-type="float" office:value="0.00263519583729922" calcext:value-type="float">
            <text:p>0.0026351958</text:p>
          </table:table-cell>
          <table:table-cell table:formula="of:=[.V6]/[.V76]" office:value-type="float" office:value="0.00241615992130907" calcext:value-type="float">
            <text:p>0.0024161599</text:p>
          </table:table-cell>
          <table:table-cell table:formula="of:=[.W6]/[.W76]" office:value-type="float" office:value="0.00251085900979586" calcext:value-type="float">
            <text:p>0.002510859</text:p>
          </table:table-cell>
          <table:table-cell table:formula="of:=[.X6]/[.X76]" office:value-type="float" office:value="0.00225098994563257" calcext:value-type="float">
            <text:p>0.0022509899</text:p>
          </table:table-cell>
          <table:table-cell table:formula="of:=[.Y6]/[.Y76]" office:value-type="float" office:value="0.00232395115653876" calcext:value-type="float">
            <text:p>0.0023239512</text:p>
          </table:table-cell>
          <table:table-cell table:formula="of:=[.Z6]/[.Z76]" office:value-type="float" office:value="0.00224051658444252" calcext:value-type="float">
            <text:p>0.0022405166</text:p>
          </table:table-cell>
          <table:table-cell table:formula="of:=[.AA6]/[.AA76]" office:value-type="float" office:value="0.00222662738982423" calcext:value-type="float">
            <text:p>0.0022266274</text:p>
          </table:table-cell>
          <table:table-cell table:formula="of:=[.AB6]/[.AB76]" office:value-type="float" office:value="0.00202846384824715" calcext:value-type="float">
            <text:p>0.0020284638</text:p>
          </table:table-cell>
          <table:table-cell table:formula="of:=[.AC6]/[.AC76]" office:value-type="float" office:value="0.00200746489767597" calcext:value-type="float">
            <text:p>0.0020074649</text:p>
          </table:table-cell>
          <table:table-cell table:formula="of:=[.AD6]/[.AD76]" office:value-type="float" office:value="0.00183907728402097" calcext:value-type="float">
            <text:p>0.0018390773</text:p>
          </table:table-cell>
          <table:table-cell table:formula="of:=[.AE6]/[.AE76]" office:value-type="float" office:value="0.00181647739558728" calcext:value-type="float">
            <text:p>0.0018164774</text:p>
          </table:table-cell>
          <table:table-cell table:formula="of:=[.AF6]/[.AF76]" office:value-type="float" office:value="0.00173217886791946" calcext:value-type="float">
            <text:p>0.0017321789</text:p>
          </table:table-cell>
          <table:table-cell table:formula="of:=[.AG6]/[.AG76]" office:value-type="float" office:value="0.0018049760622935" calcext:value-type="float">
            <text:p>0.001804976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/[.B77]" office:value-type="float" office:value="0.0272092186676153" calcext:value-type="float">
            <text:p>0.0272092187</text:p>
          </table:table-cell>
          <table:table-cell table:formula="of:=[.C7]/[.C77]" office:value-type="float" office:value="0.0241865877788386" calcext:value-type="float">
            <text:p>0.0241865878</text:p>
          </table:table-cell>
          <table:table-cell table:formula="of:=[.D7]/[.D77]" office:value-type="float" office:value="0.0266284592990638" calcext:value-type="float">
            <text:p>0.0266284593</text:p>
          </table:table-cell>
          <table:table-cell table:formula="of:=[.E7]/[.E77]" office:value-type="float" office:value="0.0200050446339014" calcext:value-type="float">
            <text:p>0.0200050446</text:p>
          </table:table-cell>
          <table:table-cell table:formula="of:=[.F7]/[.F77]" office:value-type="float" office:value="0.0156732397394662" calcext:value-type="float">
            <text:p>0.0156732397</text:p>
          </table:table-cell>
          <table:table-cell table:formula="of:=[.G7]/[.G77]" office:value-type="float" office:value="0.012464045435577" calcext:value-type="float">
            <text:p>0.0124640454</text:p>
          </table:table-cell>
          <table:table-cell table:formula="of:=[.H7]/[.H77]" office:value-type="float" office:value="0.0130965380127716" calcext:value-type="float">
            <text:p>0.013096538</text:p>
          </table:table-cell>
          <table:table-cell table:formula="of:=[.I7]/[.I77]" office:value-type="float" office:value="0.00470916816104249" calcext:value-type="float">
            <text:p>0.0047091682</text:p>
          </table:table-cell>
          <table:table-cell table:formula="of:=[.J7]/[.J77]" office:value-type="float" office:value="0.00893469496631231" calcext:value-type="float">
            <text:p>0.008934695</text:p>
          </table:table-cell>
          <table:table-cell table:formula="of:=[.K7]/[.K77]" office:value-type="float" office:value="0.00870798325900921" calcext:value-type="float">
            <text:p>0.0087079833</text:p>
          </table:table-cell>
          <table:table-cell table:formula="of:=[.L7]/[.L77]" office:value-type="float" office:value="0.00882346922629751" calcext:value-type="float">
            <text:p>0.0088234692</text:p>
          </table:table-cell>
          <table:table-cell table:formula="of:=[.M7]/[.M77]" office:value-type="float" office:value="0.00806648855460142" calcext:value-type="float">
            <text:p>0.0080664886</text:p>
          </table:table-cell>
          <table:table-cell table:formula="of:=[.N7]/[.N77]" office:value-type="float" office:value="0.00590619320724599" calcext:value-type="float">
            <text:p>0.0059061932</text:p>
          </table:table-cell>
          <table:table-cell table:formula="of:=[.O7]/[.O77]" office:value-type="float" office:value="0.00602681034391965" calcext:value-type="float">
            <text:p>0.0060268103</text:p>
          </table:table-cell>
          <table:table-cell table:formula="of:=[.P7]/[.P77]" office:value-type="float" office:value="0.00604216757790778" calcext:value-type="float">
            <text:p>0.0060421676</text:p>
          </table:table-cell>
          <table:table-cell table:formula="of:=[.Q7]/[.Q77]" office:value-type="float" office:value="0.00575372571100856" calcext:value-type="float">
            <text:p>0.0057537257</text:p>
          </table:table-cell>
          <table:table-cell table:formula="of:=[.R7]/[.R77]" office:value-type="float" office:value="0.005810951283351" calcext:value-type="float">
            <text:p>0.0058109513</text:p>
          </table:table-cell>
          <table:table-cell table:formula="of:=[.S7]/[.S77]" office:value-type="float" office:value="0.0037064289614181" calcext:value-type="float">
            <text:p>0.003706429</text:p>
          </table:table-cell>
          <table:table-cell table:formula="of:=[.T7]/[.T77]" office:value-type="float" office:value="0.0049886996733379" calcext:value-type="float">
            <text:p>0.0049886997</text:p>
          </table:table-cell>
          <table:table-cell table:formula="of:=[.U7]/[.U77]" office:value-type="float" office:value="0.0049996362282677" calcext:value-type="float">
            <text:p>0.0049996362</text:p>
          </table:table-cell>
          <table:table-cell table:formula="of:=[.V7]/[.V77]" office:value-type="float" office:value="0.00464345681467235" calcext:value-type="float">
            <text:p>0.0046434568</text:p>
          </table:table-cell>
          <table:table-cell table:formula="of:=[.W7]/[.W77]" office:value-type="float" office:value="0.00487127836469079" calcext:value-type="float">
            <text:p>0.0048712784</text:p>
          </table:table-cell>
          <table:table-cell table:formula="of:=[.X7]/[.X77]" office:value-type="float" office:value="0.00466279690594803" calcext:value-type="float">
            <text:p>0.0046627969</text:p>
          </table:table-cell>
          <table:table-cell table:formula="of:=[.Y7]/[.Y77]" office:value-type="float" office:value="0.00403396877230253" calcext:value-type="float">
            <text:p>0.0040339688</text:p>
          </table:table-cell>
          <table:table-cell table:formula="of:=[.Z7]/[.Z77]" office:value-type="float" office:value="0.00442449722911607" calcext:value-type="float">
            <text:p>0.0044244972</text:p>
          </table:table-cell>
          <table:table-cell table:formula="of:=[.AA7]/[.AA77]" office:value-type="float" office:value="0.00403008507975674" calcext:value-type="float">
            <text:p>0.0040300851</text:p>
          </table:table-cell>
          <table:table-cell table:formula="of:=[.AB7]/[.AB77]" office:value-type="float" office:value="0.00359180328070803" calcext:value-type="float">
            <text:p>0.0035918033</text:p>
          </table:table-cell>
          <table:table-cell table:formula="of:=[.AC7]/[.AC77]" office:value-type="float" office:value="0.00382941063544707" calcext:value-type="float">
            <text:p>0.0038294106</text:p>
          </table:table-cell>
          <table:table-cell table:formula="of:=[.AD7]/[.AD77]" office:value-type="float" office:value="0.00365140167392337" calcext:value-type="float">
            <text:p>0.0036514017</text:p>
          </table:table-cell>
          <table:table-cell table:formula="of:=[.AE7]/[.AE77]" office:value-type="float" office:value="0.00325728913469656" calcext:value-type="float">
            <text:p>0.0032572891</text:p>
          </table:table-cell>
          <table:table-cell table:formula="of:=[.AF7]/[.AF77]" office:value-type="float" office:value="0.00331423597480306" calcext:value-type="float">
            <text:p>0.003314236</text:p>
          </table:table-cell>
          <table:table-cell table:formula="of:=[.AG7]/[.AG77]" office:value-type="float" office:value="0.00319112528508803" calcext:value-type="float">
            <text:p>0.003191125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/[.B78]" office:value-type="float" office:value="0.0274573204232911" calcext:value-type="float">
            <text:p>0.0274573204</text:p>
          </table:table-cell>
          <table:table-cell table:formula="of:=[.C8]/[.C78]" office:value-type="float" office:value="0.040770186381049" calcext:value-type="float">
            <text:p>0.0407701864</text:p>
          </table:table-cell>
          <table:table-cell table:formula="of:=[.D8]/[.D78]" office:value-type="float" office:value="0.052470856092411" calcext:value-type="float">
            <text:p>0.0524708561</text:p>
          </table:table-cell>
          <table:table-cell table:formula="of:=[.E8]/[.E78]" office:value-type="float" office:value="0.0467205460464477" calcext:value-type="float">
            <text:p>0.046720546</text:p>
          </table:table-cell>
          <table:table-cell table:formula="of:=[.F8]/[.F78]" office:value-type="float" office:value="0.0421291864955198" calcext:value-type="float">
            <text:p>0.0421291865</text:p>
          </table:table-cell>
          <table:table-cell table:formula="of:=[.G8]/[.G78]" office:value-type="float" office:value="0.0440386845701829" calcext:value-type="float">
            <text:p>0.0440386846</text:p>
          </table:table-cell>
          <table:table-cell table:formula="of:=[.H8]/[.H78]" office:value-type="float" office:value="0.0381351655864201" calcext:value-type="float">
            <text:p>0.0381351656</text:p>
          </table:table-cell>
          <table:table-cell table:formula="of:=[.I8]/[.I78]" office:value-type="float" office:value="0.0324510155885611" calcext:value-type="float">
            <text:p>0.0324510156</text:p>
          </table:table-cell>
          <table:table-cell table:formula="of:=[.J8]/[.J78]" office:value-type="float" office:value="0.0358148491282599" calcext:value-type="float">
            <text:p>0.0358148491</text:p>
          </table:table-cell>
          <table:table-cell table:formula="of:=[.K8]/[.K78]" office:value-type="float" office:value="0.0286121266323389" calcext:value-type="float">
            <text:p>0.0286121266</text:p>
          </table:table-cell>
          <table:table-cell table:formula="of:=[.L8]/[.L78]" office:value-type="float" office:value="0.0173229432173985" calcext:value-type="float">
            <text:p>0.0173229432</text:p>
          </table:table-cell>
          <table:table-cell table:formula="of:=[.M8]/[.M78]" office:value-type="float" office:value="0.0256752002263508" calcext:value-type="float">
            <text:p>0.0256752002</text:p>
          </table:table-cell>
          <table:table-cell table:formula="of:=[.N8]/[.N78]" office:value-type="float" office:value="0.0155180975708168" calcext:value-type="float">
            <text:p>0.0155180976</text:p>
          </table:table-cell>
          <table:table-cell table:formula="of:=[.O8]/[.O78]" office:value-type="float" office:value="0.0242353285162875" calcext:value-type="float">
            <text:p>0.0242353285</text:p>
          </table:table-cell>
          <table:table-cell table:formula="of:=[.P8]/[.P78]" office:value-type="float" office:value="0.0233708921770004" calcext:value-type="float">
            <text:p>0.0233708922</text:p>
          </table:table-cell>
          <table:table-cell table:formula="of:=[.Q8]/[.Q78]" office:value-type="float" office:value="0.0145526442106271" calcext:value-type="float">
            <text:p>0.0145526442</text:p>
          </table:table-cell>
          <table:table-cell table:formula="of:=[.R8]/[.R78]" office:value-type="float" office:value="0.0192999477224807" calcext:value-type="float">
            <text:p>0.0192999477</text:p>
          </table:table-cell>
          <table:table-cell table:formula="of:=[.S8]/[.S78]" office:value-type="float" office:value="0.0202958723269083" calcext:value-type="float">
            <text:p>0.0202958723</text:p>
          </table:table-cell>
          <table:table-cell table:formula="of:=[.T8]/[.T78]" office:value-type="float" office:value="0.0181895434277692" calcext:value-type="float">
            <text:p>0.0181895434</text:p>
          </table:table-cell>
          <table:table-cell table:formula="of:=[.U8]/[.U78]" office:value-type="float" office:value="0.0179907415709038" calcext:value-type="float">
            <text:p>0.0179907416</text:p>
          </table:table-cell>
          <table:table-cell table:formula="of:=[.V8]/[.V78]" office:value-type="float" office:value="0.0194316812262879" calcext:value-type="float">
            <text:p>0.0194316812</text:p>
          </table:table-cell>
          <table:table-cell table:formula="of:=[.W8]/[.W78]" office:value-type="float" office:value="0.0161651566600418" calcext:value-type="float">
            <text:p>0.0161651567</text:p>
          </table:table-cell>
          <table:table-cell table:formula="of:=[.X8]/[.X78]" office:value-type="float" office:value="0.0157934959809332" calcext:value-type="float">
            <text:p>0.015793496</text:p>
          </table:table-cell>
          <table:table-cell table:formula="of:=[.Y8]/[.Y78]" office:value-type="float" office:value="0.0151985272147177" calcext:value-type="float">
            <text:p>0.0151985272</text:p>
          </table:table-cell>
          <table:table-cell table:formula="of:=[.Z8]/[.Z78]" office:value-type="float" office:value="0.0148779051039747" calcext:value-type="float">
            <text:p>0.0148779051</text:p>
          </table:table-cell>
          <table:table-cell table:formula="of:=[.AA8]/[.AA78]" office:value-type="float" office:value="0.0146904701830911" calcext:value-type="float">
            <text:p>0.0146904702</text:p>
          </table:table-cell>
          <table:table-cell table:formula="of:=[.AB8]/[.AB78]" office:value-type="float" office:value="0.0142775583046529" calcext:value-type="float">
            <text:p>0.0142775583</text:p>
          </table:table-cell>
          <table:table-cell table:formula="of:=[.AC8]/[.AC78]" office:value-type="float" office:value="0.0126196631022187" calcext:value-type="float">
            <text:p>0.0126196631</text:p>
          </table:table-cell>
          <table:table-cell table:formula="of:=[.AD8]/[.AD78]" office:value-type="float" office:value="0.0136948362960358" calcext:value-type="float">
            <text:p>0.0136948363</text:p>
          </table:table-cell>
          <table:table-cell table:formula="of:=[.AE8]/[.AE78]" office:value-type="float" office:value="0.0124487897231691" calcext:value-type="float">
            <text:p>0.0124487897</text:p>
          </table:table-cell>
          <table:table-cell table:formula="of:=[.AF8]/[.AF78]" office:value-type="float" office:value="0.0127282205397215" calcext:value-type="float">
            <text:p>0.0127282205</text:p>
          </table:table-cell>
          <table:table-cell table:formula="of:=[.AG8]/[.AG78]" office:value-type="float" office:value="0.0116190729416948" calcext:value-type="float">
            <text:p>0.011619072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/[.B79]" office:value-type="float" office:value="0.0405967352498988" calcext:value-type="float">
            <text:p>0.0405967352</text:p>
          </table:table-cell>
          <table:table-cell table:formula="of:=[.C9]/[.C79]" office:value-type="float" office:value="0.0486776756577407" calcext:value-type="float">
            <text:p>0.0486776757</text:p>
          </table:table-cell>
          <table:table-cell table:formula="of:=[.D9]/[.D79]" office:value-type="float" office:value="0.0715024988266292" calcext:value-type="float">
            <text:p>0.0715024988</text:p>
          </table:table-cell>
          <table:table-cell table:formula="of:=[.E9]/[.E79]" office:value-type="float" office:value="0.0714863276321415" calcext:value-type="float">
            <text:p>0.0714863276</text:p>
          </table:table-cell>
          <table:table-cell table:formula="of:=[.F9]/[.F79]" office:value-type="float" office:value="0.0713666084324285" calcext:value-type="float">
            <text:p>0.0713666084</text:p>
          </table:table-cell>
          <table:table-cell table:formula="of:=[.G9]/[.G79]" office:value-type="float" office:value="0.0806527833850507" calcext:value-type="float">
            <text:p>0.0806527834</text:p>
          </table:table-cell>
          <table:table-cell table:formula="of:=[.H9]/[.H79]" office:value-type="float" office:value="0.0825309535833429" calcext:value-type="float">
            <text:p>0.0825309536</text:p>
          </table:table-cell>
          <table:table-cell table:formula="of:=[.I9]/[.I79]" office:value-type="float" office:value="0.0848886898463374" calcext:value-type="float">
            <text:p>0.0848886898</text:p>
          </table:table-cell>
          <table:table-cell table:formula="of:=[.J9]/[.J79]" office:value-type="float" office:value="0.0653740134603849" calcext:value-type="float">
            <text:p>0.0653740135</text:p>
          </table:table-cell>
          <table:table-cell table:formula="of:=[.K9]/[.K79]" office:value-type="float" office:value="0.0596611472330021" calcext:value-type="float">
            <text:p>0.0596611472</text:p>
          </table:table-cell>
          <table:table-cell table:formula="of:=[.L9]/[.L79]" office:value-type="float" office:value="0.0852897683690378" calcext:value-type="float">
            <text:p>0.0852897684</text:p>
          </table:table-cell>
          <table:table-cell table:formula="of:=[.M9]/[.M79]" office:value-type="float" office:value="0.0646029350040976" calcext:value-type="float">
            <text:p>0.064602935</text:p>
          </table:table-cell>
          <table:table-cell table:formula="of:=[.N9]/[.N79]" office:value-type="float" office:value="0.0580624292458778" calcext:value-type="float">
            <text:p>0.0580624292</text:p>
          </table:table-cell>
          <table:table-cell table:formula="of:=[.O9]/[.O79]" office:value-type="float" office:value="0.0614341831003873" calcext:value-type="float">
            <text:p>0.0614341831</text:p>
          </table:table-cell>
          <table:table-cell table:formula="of:=[.P9]/[.P79]" office:value-type="float" office:value="0.0498713322382009" calcext:value-type="float">
            <text:p>0.0498713322</text:p>
          </table:table-cell>
          <table:table-cell table:formula="of:=[.Q9]/[.Q79]" office:value-type="float" office:value="0.058229147365944" calcext:value-type="float">
            <text:p>0.0582291474</text:p>
          </table:table-cell>
          <table:table-cell table:formula="of:=[.R9]/[.R79]" office:value-type="float" office:value="0.0477165318448185" calcext:value-type="float">
            <text:p>0.0477165318</text:p>
          </table:table-cell>
          <table:table-cell table:formula="of:=[.S9]/[.S79]" office:value-type="float" office:value="0.0343286184617411" calcext:value-type="float">
            <text:p>0.0343286185</text:p>
          </table:table-cell>
          <table:table-cell table:formula="of:=[.T9]/[.T79]" office:value-type="float" office:value="0.0585654676106268" calcext:value-type="float">
            <text:p>0.0585654676</text:p>
          </table:table-cell>
          <table:table-cell table:formula="of:=[.U9]/[.U79]" office:value-type="float" office:value="0.0669673392364183" calcext:value-type="float">
            <text:p>0.0669673392</text:p>
          </table:table-cell>
          <table:table-cell table:formula="of:=[.V9]/[.V79]" office:value-type="float" office:value="0.0666738669629432" calcext:value-type="float">
            <text:p>0.066673867</text:p>
          </table:table-cell>
          <table:table-cell table:formula="of:=[.W9]/[.W79]" office:value-type="float" office:value="0.06037576284651" calcext:value-type="float">
            <text:p>0.0603757628</text:p>
          </table:table-cell>
          <table:table-cell table:formula="of:=[.X9]/[.X79]" office:value-type="float" office:value="0.0517464322482135" calcext:value-type="float">
            <text:p>0.0517464322</text:p>
          </table:table-cell>
          <table:table-cell table:formula="of:=[.Y9]/[.Y79]" office:value-type="float" office:value="0.0463544523320745" calcext:value-type="float">
            <text:p>0.0463544523</text:p>
          </table:table-cell>
          <table:table-cell table:formula="of:=[.Z9]/[.Z79]" office:value-type="float" office:value="0.0511520973740457" calcext:value-type="float">
            <text:p>0.0511520974</text:p>
          </table:table-cell>
          <table:table-cell table:formula="of:=[.AA9]/[.AA79]" office:value-type="float" office:value="0.0334161598895624" calcext:value-type="float">
            <text:p>0.0334161599</text:p>
          </table:table-cell>
          <table:table-cell table:formula="of:=[.AB9]/[.AB79]" office:value-type="float" office:value="0.0206583785109144" calcext:value-type="float">
            <text:p>0.0206583785</text:p>
          </table:table-cell>
          <table:table-cell table:formula="of:=[.AC9]/[.AC79]" office:value-type="float" office:value="0.0262506469073699" calcext:value-type="float">
            <text:p>0.0262506469</text:p>
          </table:table-cell>
          <table:table-cell table:formula="of:=[.AD9]/[.AD79]" office:value-type="float" office:value="0.0291447338189247" calcext:value-type="float">
            <text:p>0.0291447338</text:p>
          </table:table-cell>
          <table:table-cell table:formula="of:=[.AE9]/[.AE79]" office:value-type="float" office:value="0.0365551716412997" calcext:value-type="float">
            <text:p>0.0365551716</text:p>
          </table:table-cell>
          <table:table-cell table:formula="of:=[.AF9]/[.AF79]" office:value-type="float" office:value="0.0390179011310247" calcext:value-type="float">
            <text:p>0.0390179011</text:p>
          </table:table-cell>
          <table:table-cell table:formula="of:=[.AG9]/[.AG79]" office:value-type="float" office:value="0.0355523062796167" calcext:value-type="float">
            <text:p>0.035552306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/[.B80]" office:value-type="float" office:value="0.029243783944711" calcext:value-type="float">
            <text:p>0.0292437839</text:p>
          </table:table-cell>
          <table:table-cell table:formula="of:=[.C10]/[.C80]" office:value-type="float" office:value="0.0397497817831453" calcext:value-type="float">
            <text:p>0.0397497818</text:p>
          </table:table-cell>
          <table:table-cell table:formula="of:=[.D10]/[.D80]" office:value-type="float" office:value="0.0592403238265652" calcext:value-type="float">
            <text:p>0.0592403238</text:p>
          </table:table-cell>
          <table:table-cell table:formula="of:=[.E10]/[.E80]" office:value-type="float" office:value="0.0721481562498087" calcext:value-type="float">
            <text:p>0.0721481562</text:p>
          </table:table-cell>
          <table:table-cell table:formula="of:=[.F10]/[.F80]" office:value-type="float" office:value="0.0799201981992874" calcext:value-type="float">
            <text:p>0.0799201982</text:p>
          </table:table-cell>
          <table:table-cell table:formula="of:=[.G10]/[.G80]" office:value-type="float" office:value="0.0875501226350722" calcext:value-type="float">
            <text:p>0.0875501226</text:p>
          </table:table-cell>
          <table:table-cell table:formula="of:=[.H10]/[.H80]" office:value-type="float" office:value="0.0924343154866307" calcext:value-type="float">
            <text:p>0.0924343155</text:p>
          </table:table-cell>
          <table:table-cell table:formula="of:=[.I10]/[.I80]" office:value-type="float" office:value="0.0925301258569173" calcext:value-type="float">
            <text:p>0.0925301259</text:p>
          </table:table-cell>
          <table:table-cell table:formula="of:=[.J10]/[.J80]" office:value-type="float" office:value="0.10038797539668" calcext:value-type="float">
            <text:p>0.1003879754</text:p>
          </table:table-cell>
          <table:table-cell table:formula="of:=[.K10]/[.K80]" office:value-type="float" office:value="0.0928165436046278" calcext:value-type="float">
            <text:p>0.0928165436</text:p>
          </table:table-cell>
          <table:table-cell table:formula="of:=[.L10]/[.L80]" office:value-type="float" office:value="0.106747415841898" calcext:value-type="float">
            <text:p>0.1067474158</text:p>
          </table:table-cell>
          <table:table-cell table:formula="of:=[.M10]/[.M80]" office:value-type="float" office:value="0.123700681638559" calcext:value-type="float">
            <text:p>0.1237006816</text:p>
          </table:table-cell>
          <table:table-cell table:formula="of:=[.N10]/[.N80]" office:value-type="float" office:value="0.112672682386862" calcext:value-type="float">
            <text:p>0.1126726824</text:p>
          </table:table-cell>
          <table:table-cell table:formula="of:=[.O10]/[.O80]" office:value-type="float" office:value="0.129349540661328" calcext:value-type="float">
            <text:p>0.1293495407</text:p>
          </table:table-cell>
          <table:table-cell table:formula="of:=[.P10]/[.P80]" office:value-type="float" office:value="0.121765492877755" calcext:value-type="float">
            <text:p>0.1217654929</text:p>
          </table:table-cell>
          <table:table-cell table:formula="of:=[.Q10]/[.Q80]" office:value-type="float" office:value="0.117733323481719" calcext:value-type="float">
            <text:p>0.1177333235</text:p>
          </table:table-cell>
          <table:table-cell table:formula="of:=[.R10]/[.R80]" office:value-type="float" office:value="0.120418761762284" calcext:value-type="float">
            <text:p>0.1204187618</text:p>
          </table:table-cell>
          <table:table-cell table:formula="of:=[.S10]/[.S80]" office:value-type="float" office:value="0.113740343693787" calcext:value-type="float">
            <text:p>0.1137403437</text:p>
          </table:table-cell>
          <table:table-cell table:formula="of:=[.T10]/[.T80]" office:value-type="float" office:value="0.139010329865667" calcext:value-type="float">
            <text:p>0.1390103299</text:p>
          </table:table-cell>
          <table:table-cell table:formula="of:=[.U10]/[.U80]" office:value-type="float" office:value="0.124411177634458" calcext:value-type="float">
            <text:p>0.1244111776</text:p>
          </table:table-cell>
          <table:table-cell table:formula="of:=[.V10]/[.V80]" office:value-type="float" office:value="0.12101144068735" calcext:value-type="float">
            <text:p>0.1210114407</text:p>
          </table:table-cell>
          <table:table-cell table:formula="of:=[.W10]/[.W80]" office:value-type="float" office:value="0.121348844834839" calcext:value-type="float">
            <text:p>0.1213488448</text:p>
          </table:table-cell>
          <table:table-cell table:formula="of:=[.X10]/[.X80]" office:value-type="float" office:value="0.122245892658015" calcext:value-type="float">
            <text:p>0.1222458927</text:p>
          </table:table-cell>
          <table:table-cell table:formula="of:=[.Y10]/[.Y80]" office:value-type="float" office:value="0.120541672142645" calcext:value-type="float">
            <text:p>0.1205416721</text:p>
          </table:table-cell>
          <table:table-cell table:formula="of:=[.Z10]/[.Z80]" office:value-type="float" office:value="0.091854288781978" calcext:value-type="float">
            <text:p>0.0918542888</text:p>
          </table:table-cell>
          <table:table-cell table:formula="of:=[.AA10]/[.AA80]" office:value-type="float" office:value="0.0730480920729766" calcext:value-type="float">
            <text:p>0.0730480921</text:p>
          </table:table-cell>
          <table:table-cell table:formula="of:=[.AB10]/[.AB80]" office:value-type="float" office:value="0.132128435996564" calcext:value-type="float">
            <text:p>0.132128436</text:p>
          </table:table-cell>
          <table:table-cell table:formula="of:=[.AC10]/[.AC80]" office:value-type="float" office:value="0.0744230466678963" calcext:value-type="float">
            <text:p>0.0744230467</text:p>
          </table:table-cell>
          <table:table-cell table:formula="of:=[.AD10]/[.AD80]" office:value-type="float" office:value="0.101505865313497" calcext:value-type="float">
            <text:p>0.1015058653</text:p>
          </table:table-cell>
          <table:table-cell table:formula="of:=[.AE10]/[.AE80]" office:value-type="float" office:value="0.0963218467718903" calcext:value-type="float">
            <text:p>0.0963218468</text:p>
          </table:table-cell>
          <table:table-cell table:formula="of:=[.AF10]/[.AF80]" office:value-type="float" office:value="0.103419600321876" calcext:value-type="float">
            <text:p>0.1034196003</text:p>
          </table:table-cell>
          <table:table-cell table:formula="of:=[.AG10]/[.AG80]" office:value-type="float" office:value="0.105704776765164" calcext:value-type="float">
            <text:p>0.105704776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/[.B81]" office:value-type="float" office:value="0.0259244969828839" calcext:value-type="float">
            <text:p>0.025924497</text:p>
          </table:table-cell>
          <table:table-cell table:formula="of:=[.C11]/[.C81]" office:value-type="float" office:value="0.0389651434430794" calcext:value-type="float">
            <text:p>0.0389651434</text:p>
          </table:table-cell>
          <table:table-cell table:formula="of:=[.D11]/[.D81]" office:value-type="float" office:value="0.0583061590607888" calcext:value-type="float">
            <text:p>0.0583061591</text:p>
          </table:table-cell>
          <table:table-cell table:formula="of:=[.E11]/[.E81]" office:value-type="float" office:value="0.0765511642625596" calcext:value-type="float">
            <text:p>0.0765511643</text:p>
          </table:table-cell>
          <table:table-cell table:formula="of:=[.F11]/[.F81]" office:value-type="float" office:value="0.0928218861166581" calcext:value-type="float">
            <text:p>0.0928218861</text:p>
          </table:table-cell>
          <table:table-cell table:formula="of:=[.G11]/[.G81]" office:value-type="float" office:value="0.10760919070261" calcext:value-type="float">
            <text:p>0.1076091907</text:p>
          </table:table-cell>
          <table:table-cell table:formula="of:=[.H11]/[.H81]" office:value-type="float" office:value="0.116867955927597" calcext:value-type="float">
            <text:p>0.1168679559</text:p>
          </table:table-cell>
          <table:table-cell table:formula="of:=[.I11]/[.I81]" office:value-type="float" office:value="0.133542208006484" calcext:value-type="float">
            <text:p>0.133542208</text:p>
          </table:table-cell>
          <table:table-cell table:formula="of:=[.J11]/[.J81]" office:value-type="float" office:value="0.149790149546836" calcext:value-type="float">
            <text:p>0.1497901495</text:p>
          </table:table-cell>
          <table:table-cell table:formula="of:=[.K11]/[.K81]" office:value-type="float" office:value="0.161406471979382" calcext:value-type="float">
            <text:p>0.161406472</text:p>
          </table:table-cell>
          <table:table-cell table:formula="of:=[.L11]/[.L81]" office:value-type="float" office:value="0.167756804921265" calcext:value-type="float">
            <text:p>0.1677568049</text:p>
          </table:table-cell>
          <table:table-cell table:formula="of:=[.M11]/[.M81]" office:value-type="float" office:value="0.181262033028851" calcext:value-type="float">
            <text:p>0.181262033</text:p>
          </table:table-cell>
          <table:table-cell table:formula="of:=[.N11]/[.N81]" office:value-type="float" office:value="0.200228532851593" calcext:value-type="float">
            <text:p>0.2002285329</text:p>
          </table:table-cell>
          <table:table-cell table:formula="of:=[.O11]/[.O81]" office:value-type="float" office:value="0.210703825322546" calcext:value-type="float">
            <text:p>0.2107038253</text:p>
          </table:table-cell>
          <table:table-cell table:formula="of:=[.P11]/[.P81]" office:value-type="float" office:value="0.22947117381925" calcext:value-type="float">
            <text:p>0.2294711738</text:p>
          </table:table-cell>
          <table:table-cell table:formula="of:=[.Q11]/[.Q81]" office:value-type="float" office:value="0.203898600762345" calcext:value-type="float">
            <text:p>0.2038986008</text:p>
          </table:table-cell>
          <table:table-cell table:formula="of:=[.R11]/[.R81]" office:value-type="float" office:value="0.231341576935274" calcext:value-type="float">
            <text:p>0.2313415769</text:p>
          </table:table-cell>
          <table:table-cell table:formula="of:=[.S11]/[.S81]" office:value-type="float" office:value="0.228843512641187" calcext:value-type="float">
            <text:p>0.2288435126</text:p>
          </table:table-cell>
          <table:table-cell table:formula="of:=[.T11]/[.T81]" office:value-type="float" office:value="0.238127160659789" calcext:value-type="float">
            <text:p>0.2381271607</text:p>
          </table:table-cell>
          <table:table-cell table:formula="of:=[.U11]/[.U81]" office:value-type="float" office:value="0.264375324598012" calcext:value-type="float">
            <text:p>0.2643753246</text:p>
          </table:table-cell>
          <table:table-cell table:formula="of:=[.V11]/[.V81]" office:value-type="float" office:value="0.257176330753609" calcext:value-type="float">
            <text:p>0.2571763308</text:p>
          </table:table-cell>
          <table:table-cell table:formula="of:=[.W11]/[.W81]" office:value-type="float" office:value="0.246927115465782" calcext:value-type="float">
            <text:p>0.2469271155</text:p>
          </table:table-cell>
          <table:table-cell table:formula="of:=[.X11]/[.X81]" office:value-type="float" office:value="0.270354485795175" calcext:value-type="float">
            <text:p>0.2703544858</text:p>
          </table:table-cell>
          <table:table-cell table:formula="of:=[.Y11]/[.Y81]" office:value-type="float" office:value="0.174721526606293" calcext:value-type="float">
            <text:p>0.1747215266</text:p>
          </table:table-cell>
          <table:table-cell table:formula="of:=[.Z11]/[.Z81]" office:value-type="float" office:value="0.248159679718562" calcext:value-type="float">
            <text:p>0.2481596797</text:p>
          </table:table-cell>
          <table:table-cell table:formula="of:=[.AA11]/[.AA81]" office:value-type="float" office:value="0.222116135014715" calcext:value-type="float">
            <text:p>0.222116135</text:p>
          </table:table-cell>
          <table:table-cell table:formula="of:=[.AB11]/[.AB81]" office:value-type="float" office:value="0.264845843065999" calcext:value-type="float">
            <text:p>0.2648458431</text:p>
          </table:table-cell>
          <table:table-cell table:formula="of:=[.AC11]/[.AC81]" office:value-type="float" office:value="0.273404629259919" calcext:value-type="float">
            <text:p>0.2734046293</text:p>
          </table:table-cell>
          <table:table-cell table:formula="of:=[.AD11]/[.AD81]" office:value-type="float" office:value="0.324295660151871" calcext:value-type="float">
            <text:p>0.3242956602</text:p>
          </table:table-cell>
          <table:table-cell table:formula="of:=[.AE11]/[.AE81]" office:value-type="float" office:value="0.28464039600083" calcext:value-type="float">
            <text:p>0.284640396</text:p>
          </table:table-cell>
          <table:table-cell table:formula="of:=[.AF11]/[.AF81]" office:value-type="float" office:value="0.251198566935247" calcext:value-type="float">
            <text:p>0.2511985669</text:p>
          </table:table-cell>
          <table:table-cell table:formula="of:=[.AG11]/[.AG81]" office:value-type="float" office:value="0.27791656580052" calcext:value-type="float">
            <text:p>0.277916565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/[.B82]" office:value-type="float" office:value="0.0242028909279663" calcext:value-type="float">
            <text:p>0.0242028909</text:p>
          </table:table-cell>
          <table:table-cell table:formula="of:=[.C12]/[.C82]" office:value-type="float" office:value="0.0370690730342938" calcext:value-type="float">
            <text:p>0.037069073</text:p>
          </table:table-cell>
          <table:table-cell table:formula="of:=[.D12]/[.D82]" office:value-type="float" office:value="0.0562449444294342" calcext:value-type="float">
            <text:p>0.0562449444</text:p>
          </table:table-cell>
          <table:table-cell table:formula="of:=[.E12]/[.E82]" office:value-type="float" office:value="0.074758159003934" calcext:value-type="float">
            <text:p>0.074758159</text:p>
          </table:table-cell>
          <table:table-cell table:formula="of:=[.F12]/[.F82]" office:value-type="float" office:value="0.0919040128021133" calcext:value-type="float">
            <text:p>0.0919040128</text:p>
          </table:table-cell>
          <table:table-cell table:formula="of:=[.G12]/[.G82]" office:value-type="float" office:value="0.110018629133154" calcext:value-type="float">
            <text:p>0.1100186291</text:p>
          </table:table-cell>
          <table:table-cell table:formula="of:=[.H12]/[.H82]" office:value-type="float" office:value="0.128112796513473" calcext:value-type="float">
            <text:p>0.1281127965</text:p>
          </table:table-cell>
          <table:table-cell table:formula="of:=[.I12]/[.I82]" office:value-type="float" office:value="0.146534451767718" calcext:value-type="float">
            <text:p>0.1465344518</text:p>
          </table:table-cell>
          <table:table-cell table:formula="of:=[.J12]/[.J82]" office:value-type="float" office:value="0.1640556625403" calcext:value-type="float">
            <text:p>0.1640556625</text:p>
          </table:table-cell>
          <table:table-cell table:formula="of:=[.K12]/[.K82]" office:value-type="float" office:value="0.181140684225581" calcext:value-type="float">
            <text:p>0.1811406842</text:p>
          </table:table-cell>
          <table:table-cell table:formula="of:=[.L12]/[.L82]" office:value-type="float" office:value="0.197191178220928" calcext:value-type="float">
            <text:p>0.1971911782</text:p>
          </table:table-cell>
          <table:table-cell table:formula="of:=[.M12]/[.M82]" office:value-type="float" office:value="0.21498221713356" calcext:value-type="float">
            <text:p>0.2149822171</text:p>
          </table:table-cell>
          <table:table-cell table:formula="of:=[.N12]/[.N82]" office:value-type="float" office:value="0.230881092917419" calcext:value-type="float">
            <text:p>0.2308810929</text:p>
          </table:table-cell>
          <table:table-cell table:formula="of:=[.O12]/[.O82]" office:value-type="float" office:value="0.244742438195643" calcext:value-type="float">
            <text:p>0.2447424382</text:p>
          </table:table-cell>
          <table:table-cell table:formula="of:=[.P12]/[.P82]" office:value-type="float" office:value="0.259754756832389" calcext:value-type="float">
            <text:p>0.2597547568</text:p>
          </table:table-cell>
          <table:table-cell table:formula="of:=[.Q12]/[.Q82]" office:value-type="float" office:value="0.277836516956597" calcext:value-type="float">
            <text:p>0.277836517</text:p>
          </table:table-cell>
          <table:table-cell table:formula="of:=[.R12]/[.R82]" office:value-type="float" office:value="0.295197869628253" calcext:value-type="float">
            <text:p>0.2951978696</text:p>
          </table:table-cell>
          <table:table-cell table:formula="of:=[.S12]/[.S82]" office:value-type="float" office:value="0.309374122280011" calcext:value-type="float">
            <text:p>0.3093741223</text:p>
          </table:table-cell>
          <table:table-cell table:formula="of:=[.T12]/[.T82]" office:value-type="float" office:value="0.327162128774522" calcext:value-type="float">
            <text:p>0.3271621288</text:p>
          </table:table-cell>
          <table:table-cell table:formula="of:=[.U12]/[.U82]" office:value-type="float" office:value="0.341371150248896" calcext:value-type="float">
            <text:p>0.3413711502</text:p>
          </table:table-cell>
          <table:table-cell table:formula="of:=[.V12]/[.V82]" office:value-type="float" office:value="0.354376616028762" calcext:value-type="float">
            <text:p>0.354376616</text:p>
          </table:table-cell>
          <table:table-cell table:formula="of:=[.W12]/[.W82]" office:value-type="float" office:value="0.367896462000122" calcext:value-type="float">
            <text:p>0.367896462</text:p>
          </table:table-cell>
          <table:table-cell table:formula="of:=[.X12]/[.X82]" office:value-type="float" office:value="0.384447517233477" calcext:value-type="float">
            <text:p>0.3844475172</text:p>
          </table:table-cell>
          <table:table-cell table:formula="of:=[.Y12]/[.Y82]" office:value-type="float" office:value="0.38844364735641" calcext:value-type="float">
            <text:p>0.3884436474</text:p>
          </table:table-cell>
          <table:table-cell table:formula="of:=[.Z12]/[.Z82]" office:value-type="float" office:value="0.390913364593586" calcext:value-type="float">
            <text:p>0.3909133646</text:p>
          </table:table-cell>
          <table:table-cell table:formula="of:=[.AA12]/[.AA82]" office:value-type="float" office:value="0.40268752716139" calcext:value-type="float">
            <text:p>0.4026875272</text:p>
          </table:table-cell>
          <table:table-cell table:formula="of:=[.AB12]/[.AB82]" office:value-type="float" office:value="0.439180546394064" calcext:value-type="float">
            <text:p>0.4391805464</text:p>
          </table:table-cell>
          <table:table-cell table:formula="of:=[.AC12]/[.AC82]" office:value-type="float" office:value="0.441471547367726" calcext:value-type="float">
            <text:p>0.4414715474</text:p>
          </table:table-cell>
          <table:table-cell table:formula="of:=[.AD12]/[.AD82]" office:value-type="float" office:value="0.443525789949209" calcext:value-type="float">
            <text:p>0.4435257899</text:p>
          </table:table-cell>
          <table:table-cell table:formula="of:=[.AE12]/[.AE82]" office:value-type="float" office:value="0.474160257263073" calcext:value-type="float">
            <text:p>0.4741602573</text:p>
          </table:table-cell>
          <table:table-cell table:formula="of:=[.AF12]/[.AF82]" office:value-type="float" office:value="0.478858313133887" calcext:value-type="float">
            <text:p>0.4788583131</text:p>
          </table:table-cell>
          <table:table-cell table:formula="of:=[.AG12]/[.AG82]" office:value-type="float" office:value="0.494475586981657" calcext:value-type="float">
            <text:p>0.49447558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/[.B83]" office:value-type="float" office:value="0.024466819001787" calcext:value-type="float">
            <text:p>0.024466819</text:p>
          </table:table-cell>
          <table:table-cell table:formula="of:=[.C13]/[.C83]" office:value-type="float" office:value="0.0333898495349072" calcext:value-type="float">
            <text:p>0.0333898495</text:p>
          </table:table-cell>
          <table:table-cell table:formula="of:=[.D13]/[.D83]" office:value-type="float" office:value="0.054260800773923" calcext:value-type="float">
            <text:p>0.0542608008</text:p>
          </table:table-cell>
          <table:table-cell table:formula="of:=[.E13]/[.E83]" office:value-type="float" office:value="0.0718767319159852" calcext:value-type="float">
            <text:p>0.0718767319</text:p>
          </table:table-cell>
          <table:table-cell table:formula="of:=[.F13]/[.F83]" office:value-type="float" office:value="0.0894864253487813" calcext:value-type="float">
            <text:p>0.0894864253</text:p>
          </table:table-cell>
          <table:table-cell table:formula="of:=[.G13]/[.G83]" office:value-type="float" office:value="0.107661652476986" calcext:value-type="float">
            <text:p>0.1076616525</text:p>
          </table:table-cell>
          <table:table-cell table:formula="of:=[.H13]/[.H83]" office:value-type="float" office:value="0.124408389503403" calcext:value-type="float">
            <text:p>0.1244083895</text:p>
          </table:table-cell>
          <table:table-cell table:formula="of:=[.I13]/[.I83]" office:value-type="float" office:value="0.143597435617906" calcext:value-type="float">
            <text:p>0.1435974356</text:p>
          </table:table-cell>
          <table:table-cell table:formula="of:=[.J13]/[.J83]" office:value-type="float" office:value="0.160694923549296" calcext:value-type="float">
            <text:p>0.1606949235</text:p>
          </table:table-cell>
          <table:table-cell table:formula="of:=[.K13]/[.K83]" office:value-type="float" office:value="0.178463746181612" calcext:value-type="float">
            <text:p>0.1784637462</text:p>
          </table:table-cell>
          <table:table-cell table:formula="of:=[.L13]/[.L83]" office:value-type="float" office:value="0.195059219192905" calcext:value-type="float">
            <text:p>0.1950592192</text:p>
          </table:table-cell>
          <table:table-cell table:formula="of:=[.M13]/[.M83]" office:value-type="float" office:value="0.210412520630136" calcext:value-type="float">
            <text:p>0.2104125206</text:p>
          </table:table-cell>
          <table:table-cell table:formula="of:=[.N13]/[.N83]" office:value-type="float" office:value="0.229274340779758" calcext:value-type="float">
            <text:p>0.2292743408</text:p>
          </table:table-cell>
          <table:table-cell table:formula="of:=[.O13]/[.O83]" office:value-type="float" office:value="0.246742587994719" calcext:value-type="float">
            <text:p>0.246742588</text:p>
          </table:table-cell>
          <table:table-cell table:formula="of:=[.P13]/[.P83]" office:value-type="float" office:value="0.261891178715104" calcext:value-type="float">
            <text:p>0.2618911787</text:p>
          </table:table-cell>
          <table:table-cell table:formula="of:=[.Q13]/[.Q83]" office:value-type="float" office:value="0.280923965719294" calcext:value-type="float">
            <text:p>0.2809239657</text:p>
          </table:table-cell>
          <table:table-cell table:formula="of:=[.R13]/[.R83]" office:value-type="float" office:value="0.299468085074696" calcext:value-type="float">
            <text:p>0.2994680851</text:p>
          </table:table-cell>
          <table:table-cell table:formula="of:=[.S13]/[.S83]" office:value-type="float" office:value="0.320424426641567" calcext:value-type="float">
            <text:p>0.3204244266</text:p>
          </table:table-cell>
          <table:table-cell table:formula="of:=[.T13]/[.T83]" office:value-type="float" office:value="0.334169231124587" calcext:value-type="float">
            <text:p>0.3341692311</text:p>
          </table:table-cell>
          <table:table-cell table:formula="of:=[.U13]/[.U83]" office:value-type="float" office:value="0.353467661274224" calcext:value-type="float">
            <text:p>0.3534676613</text:p>
          </table:table-cell>
          <table:table-cell table:formula="of:=[.V13]/[.V83]" office:value-type="float" office:value="0.36627896981254" calcext:value-type="float">
            <text:p>0.3662789698</text:p>
          </table:table-cell>
          <table:table-cell table:formula="of:=[.W13]/[.W83]" office:value-type="float" office:value="0.383839067939716" calcext:value-type="float">
            <text:p>0.3838390679</text:p>
          </table:table-cell>
          <table:table-cell table:formula="of:=[.X13]/[.X83]" office:value-type="float" office:value="0.402001205313875" calcext:value-type="float">
            <text:p>0.4020012053</text:p>
          </table:table-cell>
          <table:table-cell table:formula="of:=[.Y13]/[.Y83]" office:value-type="float" office:value="0.420359747291875" calcext:value-type="float">
            <text:p>0.4203597473</text:p>
          </table:table-cell>
          <table:table-cell table:formula="of:=[.Z13]/[.Z83]" office:value-type="float" office:value="0.43670325300125" calcext:value-type="float">
            <text:p>0.436703253</text:p>
          </table:table-cell>
          <table:table-cell table:formula="of:=[.AA13]/[.AA83]" office:value-type="float" office:value="0.452221289395288" calcext:value-type="float">
            <text:p>0.4522212894</text:p>
          </table:table-cell>
          <table:table-cell table:formula="of:=[.AB13]/[.AB83]" office:value-type="float" office:value="0.468563394013324" calcext:value-type="float">
            <text:p>0.468563394</text:p>
          </table:table-cell>
          <table:table-cell table:formula="of:=[.AC13]/[.AC83]" office:value-type="float" office:value="0.488041779588324" calcext:value-type="float">
            <text:p>0.4880417796</text:p>
          </table:table-cell>
          <table:table-cell table:formula="of:=[.AD13]/[.AD83]" office:value-type="float" office:value="0.504163579332703" calcext:value-type="float">
            <text:p>0.5041635793</text:p>
          </table:table-cell>
          <table:table-cell table:formula="of:=[.AE13]/[.AE83]" office:value-type="float" office:value="0.522407698928808" calcext:value-type="float">
            <text:p>0.5224076989</text:p>
          </table:table-cell>
          <table:table-cell table:formula="of:=[.AF13]/[.AF83]" office:value-type="float" office:value="0.531585628821358" calcext:value-type="float">
            <text:p>0.5315856288</text:p>
          </table:table-cell>
          <table:table-cell table:formula="of:=[.AG13]/[.AG83]" office:value-type="float" office:value="0.550203004745498" calcext:value-type="float">
            <text:p>0.5502030047</text:p>
          </table:table-cell>
        </table:table-row>
        <table:table-row table:style-name="ro2" table:number-rows-repeated="13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10">
          <table:table-cell table:number-columns-repeated="33"/>
        </table:table-row>
        <table:table-row table:style-name="ro1" table:number-rows-repeated="3">
          <table:table-cell table:number-columns-repeated="33"/>
        </table:table-row>
        <table:table-row table:style-name="ro2" table:number-rows-repeated="6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15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7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5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1048293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4:24:52.211599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8:19:38.032716995</meta:creation-date>
    <dc:date>2015-09-13T14:35:23.466768293</dc:date>
    <meta:editing-duration>PT3H53M31S</meta:editing-duration>
    <meta:editing-cycles>30</meta:editing-cycles>
    <meta:generator>LibreOffice/4.2.7.2$Linux_X86_64 LibreOffice_project/420m0$Build-2</meta:generator>
    <dc:creator>Farmer </dc:creator>
    <meta:document-statistic meta:table-count="1" meta:cell-count="46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7cm" svg:height="7.257cm" xlink:href=".." xlink:type="simple" chart:class="chart:line" chart:style-name="ch1">
        <chart:plot-area chart:style-name="ch2" table:cell-range-address="Sheet1.A1:Sheet1.AG1 Sheet1.B13:Sheet1.AG13 Sheet1.A57:Sheet1.A57 Sheet1.B69:Sheet1.AG69 Sheet1.A15:Sheet1.A15 Sheet1.B27:Sheet1.AG27 Sheet1.A29:Sheet1.A29 Sheet1.B41:Sheet1.AG41 Sheet1.A43:Sheet1.A43 Sheet1.B55:Sheet1.AG55 Sheet1.A71:Sheet1.A71 Sheet1.B83:Sheet1.AG83" chart:data-source-has-labels="both" svg:x="1.212cm" svg:y="0.145cm" svg:width="10.911cm" svg:height="5.986cm">
          <chartooo:coordinate-region svg:x="2.574cm" svg:y="0.318cm" svg:width="9.415cm" svg:height="5.272cm"/>
          <chart:axis chart:dimension="x" chart:name="primary-x" chart:style-name="ch3" chartooo:axis-type="auto">
            <chartooo:date-scale/>
            <chart:title svg:x="6.57cm" svg:y="6.276cm" chart:style-name="ch4">
              <text:p>t</text:p>
            </chart:title>
            <chart:categories table:cell-range-address="Sheet1.B1:Sheet1.AG1"/>
          </chart:axis>
          <chart:axis chart:dimension="y" chart:name="primary-y" chart:style-name="ch5">
            <chart:title svg:x="0.451cm" svg:y="4.023cm" chart:style-name="ch6">
              <text:p>nqueens 13 t</text:p>
            </chart:title>
          </chart:axis>
          <chart:series chart:style-name="ch7" chart:values-cell-range-address="Sheet1.B13:Sheet1.AG13" chart:label-cell-address="Sheet1.A1:Sheet1.A1" chart:class="chart:line">
            <chart:data-point chart:repeated="32"/>
          </chart:series>
          <chart:series chart:style-name="ch8" chart:values-cell-range-address="Sheet1.B69:Sheet1.AG69" chart:label-cell-address="Sheet1.A57:Sheet1.A57" chart:class="chart:line">
            <chart:data-point chart:repeated="32"/>
          </chart:series>
          <chart:series chart:style-name="ch9" chart:values-cell-range-address="Sheet1.B27:Sheet1.AG27" chart:label-cell-address="Sheet1.A15:Sheet1.A15" chart:class="chart:line">
            <chart:data-point chart:repeated="32"/>
          </chart:series>
          <chart:series chart:style-name="ch10" chart:values-cell-range-address="Sheet1.B41:Sheet1.AG41" chart:label-cell-address="Sheet1.A29:Sheet1.A29" chart:class="chart:line">
            <chart:data-point chart:repeated="32"/>
          </chart:series>
          <chart:series chart:style-name="ch11" chart:values-cell-range-address="Sheet1.B55:Sheet1.AG55" chart:label-cell-address="Sheet1.A43:Sheet1.A43" chart:class="chart:line">
            <chart:data-point chart:repeated="32"/>
          </chart:series>
          <chart:series chart:style-name="ch12" chart:values-cell-range-address="Sheet1.B83:Sheet1.AG83" chart:label-cell-address="Sheet1.A71:Sheet1.A71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A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nqueens_serial</text:p>
                <draw:g>
                  <svg:desc>Sheet1.A1:Sheet1.A1</svg:desc>
                </draw:g>
              </table:table-cell>
              <table:table-cell office:value-type="float" office:value="1146.160849">
                <text:p>1146.160849</text:p>
                <draw:g>
                  <svg:desc>Sheet1.B13:Sheet1.AG13</svg:desc>
                </draw:g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</table:table-row>
            <table:table-row>
              <table:table-cell office:value-type="string">
                <text:p>nqueens_omp_none</text:p>
                <draw:g>
                  <svg:desc>Sheet1.A57:Sheet1.A57</svg:desc>
                </draw:g>
              </table:table-cell>
              <table:table-cell office:value-type="float" office:value="41717.58437">
                <text:p>41717.58437</text:p>
                <draw:g>
                  <svg:desc>Sheet1.B69:Sheet1.AG69</svg:desc>
                </draw:g>
              </table:table-cell>
              <table:table-cell office:value-type="float" office:value="90486.499154">
                <text:p>90486.499154</text:p>
              </table:table-cell>
              <table:table-cell office:value-type="float" office:value="60137.80581">
                <text:p>60137.80581</text:p>
              </table:table-cell>
              <table:table-cell office:value-type="float" office:value="44662.652168">
                <text:p>44662.652168</text:p>
              </table:table-cell>
              <table:table-cell office:value-type="float" office:value="36123.504292">
                <text:p>36123.504292</text:p>
              </table:table-cell>
              <table:table-cell office:value-type="float" office:value="31651.602484">
                <text:p>31651.602484</text:p>
              </table:table-cell>
              <table:table-cell office:value-type="float" office:value="25796.621815">
                <text:p>25796.621815</text:p>
              </table:table-cell>
              <table:table-cell office:value-type="float" office:value="23164.185793">
                <text:p>23164.185793</text:p>
              </table:table-cell>
              <table:table-cell office:value-type="float" office:value="20370.721693">
                <text:p>20370.721693</text:p>
              </table:table-cell>
              <table:table-cell office:value-type="float" office:value="18682.172886">
                <text:p>18682.172886</text:p>
              </table:table-cell>
              <table:table-cell office:value-type="float" office:value="17375.481102">
                <text:p>17375.481102</text:p>
              </table:table-cell>
              <table:table-cell office:value-type="float" office:value="15496.081538">
                <text:p>15496.081538</text:p>
              </table:table-cell>
              <table:table-cell office:value-type="float" office:value="14059.130128">
                <text:p>14059.130128</text:p>
              </table:table-cell>
              <table:table-cell office:value-type="float" office:value="13529.598137">
                <text:p>13529.598137</text:p>
              </table:table-cell>
              <table:table-cell office:value-type="float" office:value="12276.108293">
                <text:p>12276.108293</text:p>
              </table:table-cell>
              <table:table-cell office:value-type="float" office:value="11610.477731">
                <text:p>11610.477731</text:p>
              </table:table-cell>
              <table:table-cell office:value-type="float" office:value="11011.069253">
                <text:p>11011.069253</text:p>
              </table:table-cell>
              <table:table-cell office:value-type="float" office:value="10201.091766">
                <text:p>10201.091766</text:p>
              </table:table-cell>
              <table:table-cell office:value-type="float" office:value="9648.708573">
                <text:p>9648.708573</text:p>
              </table:table-cell>
              <table:table-cell office:value-type="float" office:value="9288.401045">
                <text:p>9288.401045</text:p>
              </table:table-cell>
              <table:table-cell office:value-type="float" office:value="9055.194148">
                <text:p>9055.194148</text:p>
              </table:table-cell>
              <table:table-cell office:value-type="float" office:value="8476.379708">
                <text:p>8476.379708</text:p>
              </table:table-cell>
              <table:table-cell office:value-type="float" office:value="8269.651534">
                <text:p>8269.651534</text:p>
              </table:table-cell>
              <table:table-cell office:value-type="float" office:value="7970.85108">
                <text:p>7970.85108</text:p>
              </table:table-cell>
              <table:table-cell office:value-type="float" office:value="7593.913405">
                <text:p>7593.913405</text:p>
              </table:table-cell>
              <table:table-cell office:value-type="float" office:value="7160.89579">
                <text:p>7160.89579</text:p>
              </table:table-cell>
              <table:table-cell office:value-type="float" office:value="7087.32224">
                <text:p>7087.32224</text:p>
              </table:table-cell>
              <table:table-cell office:value-type="float" office:value="6779.70675">
                <text:p>6779.70675</text:p>
              </table:table-cell>
              <table:table-cell office:value-type="float" office:value="6518.279256">
                <text:p>6518.279256</text:p>
              </table:table-cell>
              <table:table-cell office:value-type="float" office:value="6495.086428">
                <text:p>6495.086428</text:p>
              </table:table-cell>
              <table:table-cell office:value-type="float" office:value="6269.851825">
                <text:p>6269.851825</text:p>
              </table:table-cell>
              <table:table-cell office:value-type="float" office:value="5886.875362">
                <text:p>5886.875362</text:p>
              </table:table-cell>
            </table:table-row>
            <table:table-row>
              <table:table-cell office:value-type="string">
                <text:p>nqueens_omp_compact</text:p>
                <draw:g>
                  <svg:desc>Sheet1.A15:Sheet1.A15</svg:desc>
                </draw:g>
              </table:table-cell>
              <table:table-cell office:value-type="float" office:value="41309.159643">
                <text:p>41309.159643</text:p>
                <draw:g>
                  <svg:desc>Sheet1.B27:Sheet1.AG27</svg:desc>
                </draw:g>
              </table:table-cell>
              <table:table-cell office:value-type="float" office:value="123894.583865">
                <text:p>123894.583865</text:p>
              </table:table-cell>
              <table:table-cell office:value-type="float" office:value="122541.077931">
                <text:p>122541.077931</text:p>
              </table:table-cell>
              <table:table-cell office:value-type="float" office:value="120027.842227">
                <text:p>120027.842227</text:p>
              </table:table-cell>
              <table:table-cell office:value-type="float" office:value="71190.446203">
                <text:p>71190.446203</text:p>
              </table:table-cell>
              <table:table-cell office:value-type="float" office:value="61924.427386">
                <text:p>61924.427386</text:p>
              </table:table-cell>
              <table:table-cell office:value-type="float" office:value="59485.586929">
                <text:p>59485.586929</text:p>
              </table:table-cell>
              <table:table-cell office:value-type="float" office:value="58653.340575">
                <text:p>58653.340575</text:p>
              </table:table-cell>
              <table:table-cell office:value-type="float" office:value="46800.591477">
                <text:p>46800.591477</text:p>
              </table:table-cell>
              <table:table-cell office:value-type="float" office:value="41152.991505">
                <text:p>41152.991505</text:p>
              </table:table-cell>
              <table:table-cell office:value-type="float" office:value="41644.379199">
                <text:p>41644.379199</text:p>
              </table:table-cell>
              <table:table-cell office:value-type="float" office:value="42554.391383">
                <text:p>42554.391383</text:p>
              </table:table-cell>
              <table:table-cell office:value-type="float" office:value="32519.288162">
                <text:p>32519.288162</text:p>
              </table:table-cell>
              <table:table-cell office:value-type="float" office:value="32130.591055">
                <text:p>32130.591055</text:p>
              </table:table-cell>
              <table:table-cell office:value-type="float" office:value="30458.272197">
                <text:p>30458.272197</text:p>
              </table:table-cell>
              <table:table-cell office:value-type="float" office:value="30487.45448">
                <text:p>30487.45448</text:p>
              </table:table-cell>
              <table:table-cell office:value-type="float" office:value="25726.654806">
                <text:p>25726.654806</text:p>
              </table:table-cell>
              <table:table-cell office:value-type="float" office:value="25881.150357">
                <text:p>25881.150357</text:p>
              </table:table-cell>
              <table:table-cell office:value-type="float" office:value="24500.897405">
                <text:p>24500.897405</text:p>
              </table:table-cell>
              <table:table-cell office:value-type="float" office:value="23682.871213">
                <text:p>23682.871213</text:p>
              </table:table-cell>
              <table:table-cell office:value-type="float" office:value="21072.538475">
                <text:p>21072.538475</text:p>
              </table:table-cell>
              <table:table-cell office:value-type="float" office:value="20917.230529">
                <text:p>20917.230529</text:p>
              </table:table-cell>
              <table:table-cell office:value-type="float" office:value="19898.439763">
                <text:p>19898.439763</text:p>
              </table:table-cell>
              <table:table-cell office:value-type="float" office:value="20477.216804">
                <text:p>20477.216804</text:p>
              </table:table-cell>
              <table:table-cell office:value-type="float" office:value="18438.973197">
                <text:p>18438.973197</text:p>
              </table:table-cell>
              <table:table-cell office:value-type="float" office:value="17545.916363">
                <text:p>17545.916363</text:p>
              </table:table-cell>
              <table:table-cell office:value-type="float" office:value="17051.030038">
                <text:p>17051.030038</text:p>
              </table:table-cell>
              <table:table-cell office:value-type="float" office:value="17908.784513">
                <text:p>17908.784513</text:p>
              </table:table-cell>
              <table:table-cell office:value-type="float" office:value="15604.92851">
                <text:p>15604.92851</text:p>
              </table:table-cell>
              <table:table-cell office:value-type="float" office:value="15171.534499">
                <text:p>15171.534499</text:p>
              </table:table-cell>
              <table:table-cell office:value-type="float" office:value="15098.466939">
                <text:p>15098.466939</text:p>
              </table:table-cell>
              <table:table-cell office:value-type="float" office:value="15461.216272">
                <text:p>15461.216272</text:p>
              </table:table-cell>
            </table:table-row>
            <table:table-row>
              <table:table-cell office:value-type="string">
                <text:p>nqueens_omp_scatter</text:p>
                <draw:g>
                  <svg:desc>Sheet1.A29:Sheet1.A29</svg:desc>
                </draw:g>
              </table:table-cell>
              <table:table-cell office:value-type="float" office:value="41310.758901">
                <text:p>41310.758901</text:p>
                <draw:g>
                  <svg:desc>Sheet1.B41:Sheet1.AG41</svg:desc>
                </draw:g>
              </table:table-cell>
              <table:table-cell office:value-type="float" office:value="91175.222205">
                <text:p>91175.222205</text:p>
              </table:table-cell>
              <table:table-cell office:value-type="float" office:value="60241.776096">
                <text:p>60241.776096</text:p>
              </table:table-cell>
              <table:table-cell office:value-type="float" office:value="48830.477347">
                <text:p>48830.477347</text:p>
              </table:table-cell>
              <table:table-cell office:value-type="float" office:value="37236.225204">
                <text:p>37236.225204</text:p>
              </table:table-cell>
              <table:table-cell office:value-type="float" office:value="31530.717196">
                <text:p>31530.717196</text:p>
              </table:table-cell>
              <table:table-cell office:value-type="float" office:value="25920.693043">
                <text:p>25920.693043</text:p>
              </table:table-cell>
              <table:table-cell office:value-type="float" office:value="23332.341627">
                <text:p>23332.341627</text:p>
              </table:table-cell>
              <table:table-cell office:value-type="float" office:value="20504.580739">
                <text:p>20504.580739</text:p>
              </table:table-cell>
              <table:table-cell office:value-type="float" office:value="18347.10544">
                <text:p>18347.10544</text:p>
              </table:table-cell>
              <table:table-cell office:value-type="float" office:value="16538.488682">
                <text:p>16538.488682</text:p>
              </table:table-cell>
              <table:table-cell office:value-type="float" office:value="15140.20129">
                <text:p>15140.20129</text:p>
              </table:table-cell>
              <table:table-cell office:value-type="float" office:value="13964.092407">
                <text:p>13964.092407</text:p>
              </table:table-cell>
              <table:table-cell office:value-type="float" office:value="13442.433783">
                <text:p>13442.433783</text:p>
              </table:table-cell>
              <table:table-cell office:value-type="float" office:value="12289.296459">
                <text:p>12289.296459</text:p>
              </table:table-cell>
              <table:table-cell office:value-type="float" office:value="11592.538239">
                <text:p>11592.538239</text:p>
              </table:table-cell>
              <table:table-cell office:value-type="float" office:value="11590.948414">
                <text:p>11590.948414</text:p>
              </table:table-cell>
              <table:table-cell office:value-type="float" office:value="10218.263833">
                <text:p>10218.263833</text:p>
              </table:table-cell>
              <table:table-cell office:value-type="float" office:value="10083.757592">
                <text:p>10083.757592</text:p>
              </table:table-cell>
              <table:table-cell office:value-type="float" office:value="9384.511761">
                <text:p>9384.511761</text:p>
              </table:table-cell>
              <table:table-cell office:value-type="float" office:value="8887.681663">
                <text:p>8887.681663</text:p>
              </table:table-cell>
              <table:table-cell office:value-type="float" office:value="8383.341958">
                <text:p>8383.341958</text:p>
              </table:table-cell>
              <table:table-cell office:value-type="float" office:value="8043.140566">
                <text:p>8043.140566</text:p>
              </table:table-cell>
              <table:table-cell office:value-type="float" office:value="7541.383486">
                <text:p>7541.383486</text:p>
              </table:table-cell>
              <table:table-cell office:value-type="float" office:value="7505.501171">
                <text:p>7505.501171</text:p>
              </table:table-cell>
              <table:table-cell office:value-type="float" office:value="7105.36271">
                <text:p>7105.36271</text:p>
              </table:table-cell>
              <table:table-cell office:value-type="float" office:value="6921.211926">
                <text:p>6921.211926</text:p>
              </table:table-cell>
              <table:table-cell office:value-type="float" office:value="6735.960498">
                <text:p>6735.960498</text:p>
              </table:table-cell>
              <table:table-cell office:value-type="float" office:value="6606.586724">
                <text:p>6606.586724</text:p>
              </table:table-cell>
              <table:table-cell office:value-type="float" office:value="6123.813195">
                <text:p>6123.813195</text:p>
              </table:table-cell>
              <table:table-cell office:value-type="float" office:value="6054.586664">
                <text:p>6054.586664</text:p>
              </table:table-cell>
              <table:table-cell office:value-type="float" office:value="5717.790304">
                <text:p>5717.790304</text:p>
              </table:table-cell>
            </table:table-row>
            <table:table-row>
              <table:table-cell office:value-type="string">
                <text:p>nqueens_omp_balanced</text:p>
                <draw:g>
                  <svg:desc>Sheet1.A43:Sheet1.A43</svg:desc>
                </draw:g>
              </table:table-cell>
              <table:table-cell office:value-type="float" office:value="41339.431149">
                <text:p>41339.431149</text:p>
                <draw:g>
                  <svg:desc>Sheet1.B55:Sheet1.AG55</svg:desc>
                </draw:g>
              </table:table-cell>
              <table:table-cell office:value-type="float" office:value="92359.312813">
                <text:p>92359.312813</text:p>
              </table:table-cell>
              <table:table-cell office:value-type="float" office:value="60924.716338">
                <text:p>60924.716338</text:p>
              </table:table-cell>
              <table:table-cell office:value-type="float" office:value="46366.524094">
                <text:p>46366.524094</text:p>
              </table:table-cell>
              <table:table-cell office:value-type="float" office:value="36809.093371">
                <text:p>36809.093371</text:p>
              </table:table-cell>
              <table:table-cell office:value-type="float" office:value="31016.62887">
                <text:p>31016.62887</text:p>
              </table:table-cell>
              <table:table-cell office:value-type="float" office:value="26285.209076">
                <text:p>26285.209076</text:p>
              </table:table-cell>
              <table:table-cell office:value-type="float" office:value="22967.329032">
                <text:p>22967.329032</text:p>
              </table:table-cell>
              <table:table-cell office:value-type="float" office:value="20550.244202">
                <text:p>20550.244202</text:p>
              </table:table-cell>
              <table:table-cell office:value-type="float" office:value="18080.447704">
                <text:p>18080.447704</text:p>
              </table:table-cell>
              <table:table-cell office:value-type="float" office:value="16392.4344">
                <text:p>16392.4344</text:p>
              </table:table-cell>
              <table:table-cell office:value-type="float" office:value="15429.714207">
                <text:p>15429.714207</text:p>
              </table:table-cell>
              <table:table-cell office:value-type="float" office:value="13986.017339">
                <text:p>13986.017339</text:p>
              </table:table-cell>
              <table:table-cell office:value-type="float" office:value="13095.598308">
                <text:p>13095.598308</text:p>
              </table:table-cell>
              <table:table-cell office:value-type="float" office:value="12087.502709">
                <text:p>12087.502709</text:p>
              </table:table-cell>
              <table:table-cell office:value-type="float" office:value="11592.77542">
                <text:p>11592.77542</text:p>
              </table:table-cell>
              <table:table-cell office:value-type="float" office:value="11346.133042">
                <text:p>11346.133042</text:p>
              </table:table-cell>
              <table:table-cell office:value-type="float" office:value="10038.321815">
                <text:p>10038.321815</text:p>
              </table:table-cell>
              <table:table-cell office:value-type="float" office:value="9703.909971">
                <text:p>9703.909971</text:p>
              </table:table-cell>
              <table:table-cell office:value-type="float" office:value="9409.467186">
                <text:p>9409.467186</text:p>
              </table:table-cell>
              <table:table-cell office:value-type="float" office:value="8892.196062">
                <text:p>8892.196062</text:p>
              </table:table-cell>
              <table:table-cell office:value-type="float" office:value="8348.817611">
                <text:p>8348.817611</text:p>
              </table:table-cell>
              <table:table-cell office:value-type="float" office:value="8186.649049">
                <text:p>8186.649049</text:p>
              </table:table-cell>
              <table:table-cell office:value-type="float" office:value="7444.230765">
                <text:p>7444.230765</text:p>
              </table:table-cell>
              <table:table-cell office:value-type="float" office:value="7221.015059">
                <text:p>7221.015059</text:p>
              </table:table-cell>
              <table:table-cell office:value-type="float" office:value="7177.33142">
                <text:p>7177.33142</text:p>
              </table:table-cell>
              <table:table-cell office:value-type="float" office:value="7008.190229">
                <text:p>7008.190229</text:p>
              </table:table-cell>
              <table:table-cell office:value-type="float" office:value="6723.902488">
                <text:p>6723.902488</text:p>
              </table:table-cell>
              <table:table-cell office:value-type="float" office:value="6403.034356">
                <text:p>6403.034356</text:p>
              </table:table-cell>
              <table:table-cell office:value-type="float" office:value="6314.671199">
                <text:p>6314.671199</text:p>
              </table:table-cell>
              <table:table-cell office:value-type="float" office:value="5887.910632">
                <text:p>5887.910632</text:p>
              </table:table-cell>
              <table:table-cell office:value-type="float" office:value="5773.908348">
                <text:p>5773.908348</text:p>
              </table:table-cell>
            </table:table-row>
            <table:table-row>
              <table:table-cell office:value-type="string">
                <text:p>nqueens_omp_cilk</text:p>
                <draw:g>
                  <svg:desc>Sheet1.A71:Sheet1.A71</svg:desc>
                </draw:g>
              </table:table-cell>
              <table:table-cell office:value-type="float" office:value="46845.519596">
                <text:p>46845.519596</text:p>
                <draw:g>
                  <svg:desc>Sheet1.B83:Sheet1.AG83</svg:desc>
                </draw:g>
              </table:table-cell>
              <table:table-cell office:value-type="float" office:value="34326.625156">
                <text:p>34326.625156</text:p>
              </table:table-cell>
              <table:table-cell office:value-type="float" office:value="21123.183452">
                <text:p>21123.183452</text:p>
              </table:table-cell>
              <table:table-cell office:value-type="float" office:value="15946.201482">
                <text:p>15946.201482</text:p>
              </table:table-cell>
              <table:table-cell office:value-type="float" office:value="12808.209117">
                <text:p>12808.209117</text:p>
              </table:table-cell>
              <table:table-cell office:value-type="float" office:value="10645.952599">
                <text:p>10645.952599</text:p>
              </table:table-cell>
              <table:table-cell office:value-type="float" office:value="9212.890333">
                <text:p>9212.890333</text:p>
              </table:table-cell>
              <table:table-cell office:value-type="float" office:value="7981.764048">
                <text:p>7981.764048</text:p>
              </table:table-cell>
              <table:table-cell office:value-type="float" office:value="7132.526801">
                <text:p>7132.526801</text:p>
              </table:table-cell>
              <table:table-cell office:value-type="float" office:value="6422.373583">
                <text:p>6422.373583</text:p>
              </table:table-cell>
              <table:table-cell office:value-type="float" office:value="5875.963483">
                <text:p>5875.963483</text:p>
              </table:table-cell>
              <table:table-cell office:value-type="float" office:value="5447.208396">
                <text:p>5447.208396</text:p>
              </table:table-cell>
              <table:table-cell office:value-type="float" office:value="4999.080338">
                <text:p>4999.080338</text:p>
              </table:table-cell>
              <table:table-cell office:value-type="float" office:value="4645.168304">
                <text:p>4645.168304</text:p>
              </table:table-cell>
              <table:table-cell office:value-type="float" office:value="4376.477492">
                <text:p>4376.477492</text:p>
              </table:table-cell>
              <table:table-cell office:value-type="float" office:value="4079.968208">
                <text:p>4079.968208</text:p>
              </table:table-cell>
              <table:table-cell office:value-type="float" office:value="3827.322196">
                <text:p>3827.322196</text:p>
              </table:table-cell>
              <table:table-cell office:value-type="float" office:value="3577.008348">
                <text:p>3577.008348</text:p>
              </table:table-cell>
              <table:table-cell office:value-type="float" office:value="3429.881456">
                <text:p>3429.881456</text:p>
              </table:table-cell>
              <table:table-cell office:value-type="float" office:value="3242.618702">
                <text:p>3242.618702</text:p>
              </table:table-cell>
              <table:table-cell office:value-type="float" office:value="3129.201902">
                <text:p>3129.201902</text:p>
              </table:table-cell>
              <table:table-cell office:value-type="float" office:value="2986.045311">
                <text:p>2986.045311</text:p>
              </table:table-cell>
              <table:table-cell office:value-type="float" office:value="2851.137842">
                <text:p>2851.137842</text:p>
              </table:table-cell>
              <table:table-cell office:value-type="float" office:value="2726.618941">
                <text:p>2726.618941</text:p>
              </table:table-cell>
              <table:table-cell office:value-type="float" office:value="2624.575936">
                <text:p>2624.575936</text:p>
              </table:table-cell>
              <table:table-cell office:value-type="float" office:value="2534.513248">
                <text:p>2534.513248</text:p>
              </table:table-cell>
              <table:table-cell office:value-type="float" office:value="2446.116926">
                <text:p>2446.116926</text:p>
              </table:table-cell>
              <table:table-cell office:value-type="float" office:value="2348.489201">
                <text:p>2348.489201</text:p>
              </table:table-cell>
              <table:table-cell office:value-type="float" office:value="2273.390812">
                <text:p>2273.390812</text:p>
              </table:table-cell>
              <table:table-cell office:value-type="float" office:value="2193.996856">
                <text:p>2193.996856</text:p>
              </table:table-cell>
              <table:table-cell office:value-type="float" office:value="2156.117071">
                <text:p>2156.117071</text:p>
              </table:table-cell>
              <table:table-cell office:value-type="float" office:value="2083.159923">
                <text:p>2083.1599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09cm" svg:height="7.087cm" xlink:href=".." xlink:type="simple" chart:class="chart:line" chart:style-name="ch1">
        <chart:plot-area chart:style-name="ch2" table:cell-range-address="Sheet1.A72:Sheet1.A83 Sheet1.A190:Sheet1.A190 Sheet1.AG191:Sheet1.AG202 Sheet1.A148:Sheet1.A148 Sheet1.AG149:Sheet1.AG160 Sheet1.A162:Sheet1.A162 Sheet1.AG163:Sheet1.AG174 Sheet1.A176:Sheet1.A176 Sheet1.AG177:Sheet1.AG188 Sheet1.A204:Sheet1.A204 Sheet1.AG205:Sheet1.AG216" chart:data-source-has-labels="both" svg:x="1.189cm" svg:y="0.141cm" svg:width="9.796cm" svg:height="5.87cm">
          <chartooo:coordinate-region svg:x="1.837cm" svg:y="0.315cm" svg:width="9.014cm" svg:height="5.155cm"/>
          <chart:axis chart:dimension="x" chart:name="primary-x" chart:style-name="ch3" chartooo:axis-type="auto">
            <chartooo:date-scale/>
            <chart:title svg:x="3.678cm" svg:y="6.152cm" chart:style-name="ch4">
              <text:p>n</text:p>
            </chart:title>
            <chart:categories table:cell-range-address="Sheet1.A72:Sheet1.A83"/>
          </chart:axis>
          <chart:axis chart:dimension="y" chart:name="primary-y" chart:style-name="ch5">
            <chart:title svg:x="0.451cm" svg:y="4cm" chart:style-name="ch6">
              <text:p>nqueens n 32</text:p>
            </chart:title>
          </chart:axis>
          <chart:series chart:style-name="ch7" chart:values-cell-range-address="Sheet1.AG191:Sheet1.AG202" chart:label-cell-address="Sheet1.A190:Sheet1.A190" chart:class="chart:line">
            <chart:data-point chart:repeated="12"/>
          </chart:series>
          <chart:series chart:style-name="ch8" chart:values-cell-range-address="Sheet1.AG149:Sheet1.AG160" chart:label-cell-address="Sheet1.A148:Sheet1.A148" chart:class="chart:line">
            <chart:data-point chart:repeated="12"/>
          </chart:series>
          <chart:series chart:style-name="ch9" chart:values-cell-range-address="Sheet1.AG163:Sheet1.AG174" chart:label-cell-address="Sheet1.A162:Sheet1.A162" chart:class="chart:line">
            <chart:data-point chart:repeated="12"/>
          </chart:series>
          <chart:series chart:style-name="ch10" chart:values-cell-range-address="Sheet1.AG177:Sheet1.AG188" chart:label-cell-address="Sheet1.A176:Sheet1.A176" chart:class="chart:line">
            <chart:data-point chart:repeated="12"/>
          </chart:series>
          <chart:series chart:style-name="ch11" chart:values-cell-range-address="Sheet1.AG205:Sheet1.AG216" chart:label-cell-address="Sheet1.A204:Sheet1.A20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queens_omp_none</text:p>
                <draw:g>
                  <svg:desc>Sheet1.A190:Sheet1.A190</svg:desc>
                </draw:g>
              </table:table-cell>
              <table:table-cell office:value-type="string">
                <text:p>nqueens_omp_compact</text:p>
                <draw:g>
                  <svg:desc>Sheet1.A148:Sheet1.A148</svg:desc>
                </draw:g>
              </table:table-cell>
              <table:table-cell office:value-type="string">
                <text:p>nqueens_omp_scatter</text:p>
                <draw:g>
                  <svg:desc>Sheet1.A162:Sheet1.A162</svg:desc>
                </draw:g>
              </table:table-cell>
              <table:table-cell office:value-type="string">
                <text:p>nqueens_omp_balanced</text:p>
                <draw:g>
                  <svg:desc>Sheet1.A176:Sheet1.A176</svg:desc>
                </draw:g>
              </table:table-cell>
              <table:table-cell office:value-type="string">
                <text:p>nqueens_omp_cilk</text:p>
                <draw:g>
                  <svg:desc>Sheet1.A204:Sheet1.A20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72:Sheet1.A83</svg:desc>
                </draw:g>
              </table:table-cell>
              <table:table-cell office:value-type="float" office:value="0.0000207327333927336">
                <text:p>0.0000207327333927336</text:p>
                <draw:g>
                  <svg:desc>Sheet1.AG191:Sheet1.AG202</svg:desc>
                </draw:g>
              </table:table-cell>
              <table:table-cell office:value-type="float" office:value="0.0000444587689152849">
                <text:p>0.0000444587689152849</text:p>
                <draw:g>
                  <svg:desc>Sheet1.AG149:Sheet1.AG160</svg:desc>
                </draw:g>
              </table:table-cell>
              <table:table-cell office:value-type="float" office:value="0.0000435071016815624">
                <text:p>0.0000435071016815624</text:p>
                <draw:g>
                  <svg:desc>Sheet1.AG163:Sheet1.AG174</svg:desc>
                </draw:g>
              </table:table-cell>
              <table:table-cell office:value-type="float" office:value="0.000044395426501631">
                <text:p>0.000044395426501631</text:p>
                <draw:g>
                  <svg:desc>Sheet1.AG177:Sheet1.AG188</svg:desc>
                </draw:g>
              </table:table-cell>
              <table:table-cell office:value-type="float" office:value="0.0000608789037934117">
                <text:p>0.0000608789037934117</text:p>
                <draw:g>
                  <svg:desc>Sheet1.AG205:Sheet1.AG216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0474448178775995">
                <text:p>0.0000474448178775995</text:p>
              </table:table-cell>
              <table:table-cell office:value-type="float" office:value="0.000086985199093236">
                <text:p>0.000086985199093236</text:p>
              </table:table-cell>
              <table:table-cell office:value-type="float" office:value="0.0000869939220910806">
                <text:p>0.0000869939220910806</text:p>
              </table:table-cell>
              <table:table-cell office:value-type="float" office:value="0.0000836194447514852">
                <text:p>0.0000836194447514852</text:p>
              </table:table-cell>
              <table:table-cell office:value-type="float" office:value="0.000122069793706161">
                <text:p>0.0001220697937061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564820107852968">
                <text:p>0.0000564820107852968</text:p>
              </table:table-cell>
              <table:table-cell office:value-type="float" office:value="0.000132341752877078">
                <text:p>0.000132341752877078</text:p>
              </table:table-cell>
              <table:table-cell office:value-type="float" office:value="0.000137287026949491">
                <text:p>0.000137287026949491</text:p>
              </table:table-cell>
              <table:table-cell office:value-type="float" office:value="0.000134330737975227">
                <text:p>0.000134330737975227</text:p>
              </table:table-cell>
              <table:table-cell office:value-type="float" office:value="0.000186109653689843">
                <text:p>0.0001861096536898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14872234098226">
                <text:p>0.00014872234098226</text:p>
              </table:table-cell>
              <table:table-cell office:value-type="float" office:value="0.000186797999634381">
                <text:p>0.000186797999634381</text:p>
              </table:table-cell>
              <table:table-cell office:value-type="float" office:value="0.000178305667018428">
                <text:p>0.000178305667018428</text:p>
              </table:table-cell>
              <table:table-cell office:value-type="float" office:value="0.000206883430865807">
                <text:p>0.000206883430865807</text:p>
              </table:table-cell>
              <table:table-cell office:value-type="float" office:value="0.000332391347276619">
                <text:p>0.000332391347276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573735589855304">
                <text:p>0.000573735589855304</text:p>
              </table:table-cell>
              <table:table-cell office:value-type="float" office:value="0.000999684353853429">
                <text:p>0.000999684353853429</text:p>
              </table:table-cell>
              <table:table-cell office:value-type="float" office:value="0.00107732095496751">
                <text:p>0.00107732095496751</text:p>
              </table:table-cell>
              <table:table-cell office:value-type="float" office:value="0.00106981057396337">
                <text:p>0.00106981057396337</text:p>
              </table:table-cell>
              <table:table-cell office:value-type="float" office:value="0.0018049760622935">
                <text:p>0.00180497606229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922432939664624">
                <text:p>0.000922432939664624</text:p>
              </table:table-cell>
              <table:table-cell office:value-type="float" office:value="0.00198903692381044">
                <text:p>0.00198903692381044</text:p>
              </table:table-cell>
              <table:table-cell office:value-type="float" office:value="0.00197706515302954">
                <text:p>0.00197706515302954</text:p>
              </table:table-cell>
              <table:table-cell office:value-type="float" office:value="0.0021753385623552">
                <text:p>0.0021753385623552</text:p>
              </table:table-cell>
              <table:table-cell office:value-type="float" office:value="0.00319112528508803">
                <text:p>0.003191125285088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52905133838763">
                <text:p>0.00352905133838763</text:p>
              </table:table-cell>
              <table:table-cell office:value-type="float" office:value="0.00763201257897718">
                <text:p>0.00763201257897718</text:p>
              </table:table-cell>
              <table:table-cell office:value-type="float" office:value="0.00832987156092099">
                <text:p>0.00832987156092099</text:p>
              </table:table-cell>
              <table:table-cell office:value-type="float" office:value="0.00824968243740453">
                <text:p>0.00824968243740453</text:p>
              </table:table-cell>
              <table:table-cell office:value-type="float" office:value="0.0116190729416948">
                <text:p>0.01161907294169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163196970298604">
                <text:p>0.0163196970298604</text:p>
              </table:table-cell>
              <table:table-cell office:value-type="float" office:value="0.0313474676681385">
                <text:p>0.0313474676681385</text:p>
              </table:table-cell>
              <table:table-cell office:value-type="float" office:value="0.033065747938716">
                <text:p>0.033065747938716</text:p>
              </table:table-cell>
              <table:table-cell office:value-type="float" office:value="0.0348125898154722">
                <text:p>0.0348125898154722</text:p>
              </table:table-cell>
              <table:table-cell office:value-type="float" office:value="0.0355523062796167">
                <text:p>0.03555230627961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14570479481178">
                <text:p>0.0614570479481178</text:p>
              </table:table-cell>
              <table:table-cell office:value-type="float" office:value="0.0843865064544266">
                <text:p>0.0843865064544266</text:p>
              </table:table-cell>
              <table:table-cell office:value-type="float" office:value="0.0933184027925759">
                <text:p>0.0933184027925759</text:p>
              </table:table-cell>
              <table:table-cell office:value-type="float" office:value="0.102150865184095">
                <text:p>0.102150865184095</text:p>
              </table:table-cell>
              <table:table-cell office:value-type="float" office:value="0.105704776765164">
                <text:p>0.10570477676516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01687414560387">
                <text:p>0.201687414560387</text:p>
              </table:table-cell>
              <table:table-cell office:value-type="float" office:value="0.157722745562398">
                <text:p>0.157722745562398</text:p>
              </table:table-cell>
              <table:table-cell office:value-type="float" office:value="0.259056633270608">
                <text:p>0.259056633270608</text:p>
              </table:table-cell>
              <table:table-cell office:value-type="float" office:value="0.253526443666144">
                <text:p>0.253526443666144</text:p>
              </table:table-cell>
              <table:table-cell office:value-type="float" office:value="0.27791656580052">
                <text:p>0.2779165658005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81748799709597">
                <text:p>0.181748799709597</text:p>
              </table:table-cell>
              <table:table-cell office:value-type="float" office:value="0.080604865612079">
                <text:p>0.080604865612079</text:p>
              </table:table-cell>
              <table:table-cell office:value-type="float" office:value="0.211465060992631">
                <text:p>0.211465060992631</text:p>
              </table:table-cell>
              <table:table-cell office:value-type="float" office:value="0.207568014175543">
                <text:p>0.207568014175543</text:p>
              </table:table-cell>
              <table:table-cell office:value-type="float" office:value="0.494475586981657">
                <text:p>0.4944755869816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94697658523316">
                <text:p>0.194697658523316</text:p>
              </table:table-cell>
              <table:table-cell office:value-type="float" office:value="0.0741313509129083">
                <text:p>0.0741313509129083</text:p>
              </table:table-cell>
              <table:table-cell office:value-type="float" office:value="0.200455208754014">
                <text:p>0.200455208754014</text:p>
              </table:table-cell>
              <table:table-cell office:value-type="float" office:value="0.19850693497707">
                <text:p>0.19850693497707</text:p>
              </table:table-cell>
              <table:table-cell office:value-type="float" office:value="0.550203004745498">
                <text:p>0.5502030047454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cm" svg:height="6.907cm" xlink:href=".." xlink:type="simple" chart:class="chart:line" chart:style-name="ch1">
        <chart:plot-area chart:style-name="ch2" table:cell-range-address="Sheet1.A71:Sheet1.A83 Sheet1.A1:Sheet1.A1 Sheet1.AG2:Sheet1.AG13 Sheet1.A57:Sheet1.A57 Sheet1.AG58:Sheet1.AG69 Sheet1.A15:Sheet1.A15 Sheet1.AG16:Sheet1.AG27 Sheet1.A29:Sheet1.A29 Sheet1.AG30:Sheet1.AG41 Sheet1.A43:Sheet1.A43 Sheet1.AG44:Sheet1.AG55 Sheet1.AG72:Sheet1.AG83" chart:data-source-has-labels="both" svg:x="1.217cm" svg:y="0.138cm" svg:width="11.171cm" svg:height="5.696cm">
          <chartooo:coordinate-region svg:x="2.421cm" svg:y="0.311cm" svg:width="9.833cm" svg:height="4.982cm"/>
          <chart:axis chart:dimension="x" chart:name="primary-x" chart:style-name="ch3" chartooo:axis-type="auto">
            <chartooo:date-scale/>
            <chart:title svg:x="4.556cm" svg:y="5.972cm" chart:style-name="ch4">
              <text:p>n</text:p>
            </chart:title>
            <chart:categories table:cell-range-address="Sheet1.A72:Sheet1.A83"/>
          </chart:axis>
          <chart:axis chart:dimension="y" chart:name="primary-y" chart:style-name="ch5">
            <chart:title svg:x="0.451cm" svg:y="4.254cm" chart:style-name="ch6">
              <text:p>nqueens n 32 (ms)</text:p>
            </chart:title>
          </chart:axis>
          <chart:series chart:style-name="ch7" chart:values-cell-range-address="Sheet1.AG2:Sheet1.AG13" chart:label-cell-address="Sheet1.A1:Sheet1.A1" chart:class="chart:line">
            <chart:data-point chart:repeated="12"/>
          </chart:series>
          <chart:series chart:style-name="ch8" chart:values-cell-range-address="Sheet1.AG58:Sheet1.AG69" chart:label-cell-address="Sheet1.A57:Sheet1.A57" chart:class="chart:line">
            <chart:data-point chart:repeated="12"/>
          </chart:series>
          <chart:series chart:style-name="ch9" chart:values-cell-range-address="Sheet1.AG16:Sheet1.AG27" chart:label-cell-address="Sheet1.A15:Sheet1.A15" chart:class="chart:line">
            <chart:data-point chart:repeated="12"/>
          </chart:series>
          <chart:series chart:style-name="ch10" chart:values-cell-range-address="Sheet1.AG30:Sheet1.AG41" chart:label-cell-address="Sheet1.A29:Sheet1.A29" chart:class="chart:line">
            <chart:data-point chart:repeated="12"/>
          </chart:series>
          <chart:series chart:style-name="ch11" chart:values-cell-range-address="Sheet1.AG44:Sheet1.AG55" chart:label-cell-address="Sheet1.A43:Sheet1.A43" chart:class="chart:line">
            <chart:data-point chart:repeated="12"/>
          </chart:series>
          <chart:series chart:style-name="ch12" chart:values-cell-range-address="Sheet1.AG72:Sheet1.AG83" chart:label-cell-address="Sheet1.A71:Sheet1.A7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queens_serial</text:p>
                <draw:g>
                  <svg:desc>Sheet1.A1:Sheet1.A1</svg:desc>
                </draw:g>
              </table:table-cell>
              <table:table-cell office:value-type="string">
                <text:p>nqueens_omp_none</text:p>
                <draw:g>
                  <svg:desc>Sheet1.A57:Sheet1.A57</svg:desc>
                </draw:g>
              </table:table-cell>
              <table:table-cell office:value-type="string">
                <text:p>nqueens_omp_compact</text:p>
                <draw:g>
                  <svg:desc>Sheet1.A15:Sheet1.A15</svg:desc>
                </draw:g>
              </table:table-cell>
              <table:table-cell office:value-type="string">
                <text:p>nqueens_omp_scatter</text:p>
                <draw:g>
                  <svg:desc>Sheet1.A29:Sheet1.A29</svg:desc>
                </draw:g>
              </table:table-cell>
              <table:table-cell office:value-type="string">
                <text:p>nqueens_omp_balanced</text:p>
                <draw:g>
                  <svg:desc>Sheet1.A43:Sheet1.A43</svg:desc>
                </draw:g>
              </table:table-cell>
              <table:table-cell office:value-type="string">
                <text:p>nqueens_omp_cilk</text:p>
                <draw:g>
                  <svg:desc>Sheet1.A71:Sheet1.A7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72:Sheet1.A83</svg:desc>
                </draw:g>
              </table:table-cell>
              <table:table-cell office:value-type="float" office:value="0.002181">
                <text:p>0.002181</text:p>
                <draw:g>
                  <svg:desc>Sheet1.AG2:Sheet1.AG13</svg:desc>
                </draw:g>
              </table:table-cell>
              <table:table-cell office:value-type="float" office:value="105.19597">
                <text:p>105.19597</text:p>
                <draw:g>
                  <svg:desc>Sheet1.AG58:Sheet1.AG69</svg:desc>
                </draw:g>
              </table:table-cell>
              <table:table-cell office:value-type="float" office:value="49.056689">
                <text:p>49.056689</text:p>
                <draw:g>
                  <svg:desc>Sheet1.AG16:Sheet1.AG27</svg:desc>
                </draw:g>
              </table:table-cell>
              <table:table-cell office:value-type="float" office:value="50.129747">
                <text:p>50.129747</text:p>
                <draw:g>
                  <svg:desc>Sheet1.AG30:Sheet1.AG41</svg:desc>
                </draw:g>
              </table:table-cell>
              <table:table-cell office:value-type="float" office:value="49.126682">
                <text:p>49.126682</text:p>
                <draw:g>
                  <svg:desc>Sheet1.AG44:Sheet1.AG55</svg:desc>
                </draw:g>
              </table:table-cell>
              <table:table-cell office:value-type="float" office:value="35.825218">
                <text:p>35.825218</text:p>
                <draw:g>
                  <svg:desc>Sheet1.AG72:Sheet1.AG83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4452">
                <text:p>0.004452</text:p>
              </table:table-cell>
              <table:table-cell office:value-type="float" office:value="93.835327">
                <text:p>93.835327</text:p>
              </table:table-cell>
              <table:table-cell office:value-type="float" office:value="51.181121">
                <text:p>51.181121</text:p>
              </table:table-cell>
              <table:table-cell office:value-type="float" office:value="51.175989">
                <text:p>51.175989</text:p>
              </table:table-cell>
              <table:table-cell office:value-type="float" office:value="53.241205">
                <text:p>53.241205</text:p>
              </table:table-cell>
              <table:table-cell office:value-type="float" office:value="36.470939">
                <text:p>36.4709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7205">
                <text:p>0.007205</text:p>
              </table:table-cell>
              <table:table-cell office:value-type="float" office:value="127.562739">
                <text:p>127.562739</text:p>
              </table:table-cell>
              <table:table-cell office:value-type="float" office:value="54.44238">
                <text:p>54.44238</text:p>
              </table:table-cell>
              <table:table-cell office:value-type="float" office:value="52.481288">
                <text:p>52.481288</text:p>
              </table:table-cell>
              <table:table-cell office:value-type="float" office:value="53.636272">
                <text:p>53.636272</text:p>
              </table:table-cell>
              <table:table-cell office:value-type="float" office:value="38.713736">
                <text:p>38.71373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12365">
                <text:p>0.012365</text:p>
              </table:table-cell>
              <table:table-cell office:value-type="float" office:value="83.14151">
                <text:p>83.14151</text:p>
              </table:table-cell>
              <table:table-cell office:value-type="float" office:value="66.194499">
                <text:p>66.194499</text:p>
              </table:table-cell>
              <table:table-cell office:value-type="float" office:value="69.347207">
                <text:p>69.347207</text:p>
              </table:table-cell>
              <table:table-cell office:value-type="float" office:value="59.767957">
                <text:p>59.767957</text:p>
              </table:table-cell>
              <table:table-cell office:value-type="float" office:value="37.200126">
                <text:p>37.20012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66297">
                <text:p>0.066297</text:p>
              </table:table-cell>
              <table:table-cell office:value-type="float" office:value="115.553229">
                <text:p>115.553229</text:p>
              </table:table-cell>
              <table:table-cell office:value-type="float" office:value="66.317933">
                <text:p>66.317933</text:p>
              </table:table-cell>
              <table:table-cell office:value-type="float" office:value="61.538764">
                <text:p>61.538764</text:p>
              </table:table-cell>
              <table:table-cell office:value-type="float" office:value="61.970784">
                <text:p>61.970784</text:p>
              </table:table-cell>
              <table:table-cell office:value-type="float" office:value="36.730127">
                <text:p>36.7301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22458">
                <text:p>0.122458</text:p>
              </table:table-cell>
              <table:table-cell office:value-type="float" office:value="132.75545">
                <text:p>132.75545</text:p>
              </table:table-cell>
              <table:table-cell office:value-type="float" office:value="61.566479">
                <text:p>61.566479</text:p>
              </table:table-cell>
              <table:table-cell office:value-type="float" office:value="61.939284">
                <text:p>61.939284</text:p>
              </table:table-cell>
              <table:table-cell office:value-type="float" office:value="56.293766">
                <text:p>56.293766</text:p>
              </table:table-cell>
              <table:table-cell office:value-type="float" office:value="38.374551">
                <text:p>38.3745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88207">
                <text:p>0.488207</text:p>
              </table:table-cell>
              <table:table-cell office:value-type="float" office:value="138.339444">
                <text:p>138.339444</text:p>
              </table:table-cell>
              <table:table-cell office:value-type="float" office:value="63.968317">
                <text:p>63.968317</text:p>
              </table:table-cell>
              <table:table-cell office:value-type="float" office:value="58.609187">
                <text:p>58.609187</text:p>
              </table:table-cell>
              <table:table-cell office:value-type="float" office:value="59.178884">
                <text:p>59.178884</text:p>
              </table:table-cell>
              <table:table-cell office:value-type="float" office:value="42.017724">
                <text:p>42.0177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129772">
                <text:p>2.129772</text:p>
              </table:table-cell>
              <table:table-cell office:value-type="float" office:value="130.503158">
                <text:p>130.503158</text:p>
              </table:table-cell>
              <table:table-cell office:value-type="float" office:value="67.940799">
                <text:p>67.940799</text:p>
              </table:table-cell>
              <table:table-cell office:value-type="float" office:value="64.410217">
                <text:p>64.410217</text:p>
              </table:table-cell>
              <table:table-cell office:value-type="float" office:value="61.178212">
                <text:p>61.178212</text:p>
              </table:table-cell>
              <table:table-cell office:value-type="float" office:value="59.905312">
                <text:p>59.905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08203">
                <text:p>7.508203</text:p>
              </table:table-cell>
              <table:table-cell office:value-type="float" office:value="122.169926">
                <text:p>122.169926</text:p>
              </table:table-cell>
              <table:table-cell office:value-type="float" office:value="88.973976">
                <text:p>88.973976</text:p>
              </table:table-cell>
              <table:table-cell office:value-type="float" office:value="80.457903">
                <text:p>80.457903</text:p>
              </table:table-cell>
              <table:table-cell office:value-type="float" office:value="73.50112">
                <text:p>73.50112</text:p>
              </table:table-cell>
              <table:table-cell office:value-type="float" office:value="71.029931">
                <text:p>71.02993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7.100124">
                <text:p>37.100124</text:p>
              </table:table-cell>
              <table:table-cell office:value-type="float" office:value="183.948632">
                <text:p>183.948632</text:p>
              </table:table-cell>
              <table:table-cell office:value-type="float" office:value="235.223676">
                <text:p>235.223676</text:p>
              </table:table-cell>
              <table:table-cell office:value-type="float" office:value="143.212407">
                <text:p>143.212407</text:p>
              </table:table-cell>
              <table:table-cell office:value-type="float" office:value="146.336309">
                <text:p>146.336309</text:p>
              </table:table-cell>
              <table:table-cell office:value-type="float" office:value="133.493748">
                <text:p>133.4937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8.140369">
                <text:p>198.140369</text:p>
              </table:table-cell>
              <table:table-cell office:value-type="float" office:value="1090.188047">
                <text:p>1090.188047</text:p>
              </table:table-cell>
              <table:table-cell office:value-type="float" office:value="2458.16884">
                <text:p>2458.16884</text:p>
              </table:table-cell>
              <table:table-cell office:value-type="float" office:value="936.988683">
                <text:p>936.988683</text:p>
              </table:table-cell>
              <table:table-cell office:value-type="float" office:value="954.580453">
                <text:p>954.580453</text:p>
              </table:table-cell>
              <table:table-cell office:value-type="float" office:value="400.708092">
                <text:p>400.70809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5886.875362">
                <text:p>5886.875362</text:p>
              </table:table-cell>
              <table:table-cell office:value-type="float" office:value="15461.216272">
                <text:p>15461.216272</text:p>
              </table:table-cell>
              <table:table-cell office:value-type="float" office:value="5717.790304">
                <text:p>5717.790304</text:p>
              </table:table-cell>
              <table:table-cell office:value-type="float" office:value="5773.908348">
                <text:p>5773.908348</text:p>
              </table:table-cell>
              <table:table-cell office:value-type="float" office:value="2083.159923">
                <text:p>2083.1599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39cm" svg:height="7.597cm" xlink:href=".." xlink:type="simple" chart:class="chart:line" chart:style-name="ch1">
        <chart:plot-area chart:style-name="ch2" table:cell-range-address="Sheet1.B1:Sheet1.AG1 Sheet1.A190:Sheet1.A190 Sheet1.B202:Sheet1.AG202 Sheet1.A148:Sheet1.A148 Sheet1.B160:Sheet1.AG160 Sheet1.A162:Sheet1.A162 Sheet1.B174:Sheet1.AG174 Sheet1.A176:Sheet1.A176 Sheet1.B188:Sheet1.AG188 Sheet1.A204:Sheet1.A204 Sheet1.B216:Sheet1.AG216" chart:data-source-has-labels="both" svg:x="1.241cm" svg:y="0.151cm" svg:width="12.322cm" svg:height="6.36cm">
          <chartooo:coordinate-region svg:x="1.889cm" svg:y="0.325cm" svg:width="11.541cm" svg:height="5.645cm"/>
          <chart:axis chart:dimension="x" chart:name="primary-x" chart:style-name="ch3" chartooo:axis-type="auto">
            <chartooo:date-scale/>
            <chart:title svg:x="5.01cm" svg:y="6.662cm" chart:style-name="ch4">
              <text:p>t</text:p>
            </chart:title>
            <chart:categories table:cell-range-address="Sheet1.B1:Sheet1.AG1"/>
          </chart:axis>
          <chart:axis chart:dimension="y" chart:name="primary-y" chart:style-name="ch5">
            <chart:title svg:x="0.451cm" svg:y="4.216cm" chart:style-name="ch6">
              <text:p>nqueens 13 t</text:p>
            </chart:title>
          </chart:axis>
          <chart:series chart:style-name="ch7" chart:values-cell-range-address="Sheet1.B202:Sheet1.AG202" chart:label-cell-address="Sheet1.A190:Sheet1.A190" chart:class="chart:line">
            <chart:data-point chart:repeated="32"/>
          </chart:series>
          <chart:series chart:style-name="ch8" chart:values-cell-range-address="Sheet1.B160:Sheet1.AG160" chart:label-cell-address="Sheet1.A148:Sheet1.A148" chart:class="chart:line">
            <chart:data-point chart:repeated="32"/>
          </chart:series>
          <chart:series chart:style-name="ch9" chart:values-cell-range-address="Sheet1.B174:Sheet1.AG174" chart:label-cell-address="Sheet1.A162:Sheet1.A162" chart:class="chart:line">
            <chart:data-point chart:repeated="32"/>
          </chart:series>
          <chart:series chart:style-name="ch10" chart:values-cell-range-address="Sheet1.B188:Sheet1.AG188" chart:label-cell-address="Sheet1.A176:Sheet1.A176" chart:class="chart:line">
            <chart:data-point chart:repeated="32"/>
          </chart:series>
          <chart:series chart:style-name="ch11" chart:values-cell-range-address="Sheet1.B216:Sheet1.AG216" chart:label-cell-address="Sheet1.A204:Sheet1.A204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A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nqueens_omp_none</text:p>
                <draw:g>
                  <svg:desc>Sheet1.A190:Sheet1.A190</svg:desc>
                </draw:g>
              </table:table-cell>
              <table:table-cell office:value-type="float" office:value="0.0274742861148075">
                <text:p>0.0274742861148075</text:p>
                <draw:g>
                  <svg:desc>Sheet1.B202:Sheet1.AG202</svg:desc>
                </draw:g>
              </table:table-cell>
              <table:table-cell office:value-type="float" office:value="0.0126666503811727">
                <text:p>0.0126666503811727</text:p>
              </table:table-cell>
              <table:table-cell office:value-type="float" office:value="0.0190589070146854">
                <text:p>0.0190589070146854</text:p>
              </table:table-cell>
              <table:table-cell office:value-type="float" office:value="0.0256626239903685">
                <text:p>0.0256626239903685</text:p>
              </table:table-cell>
              <table:table-cell office:value-type="float" office:value="0.0317289496538084">
                <text:p>0.0317289496538084</text:p>
              </table:table-cell>
              <table:table-cell office:value-type="float" office:value="0.0362117794692824">
                <text:p>0.0362117794692824</text:p>
              </table:table-cell>
              <table:table-cell office:value-type="float" office:value="0.0444306567433392">
                <text:p>0.0444306567433392</text:p>
              </table:table-cell>
              <table:table-cell office:value-type="float" office:value="0.0494798677252174">
                <text:p>0.0494798677252174</text:p>
              </table:table-cell>
              <table:table-cell office:value-type="float" office:value="0.0562651076517262">
                <text:p>0.0562651076517262</text:p>
              </table:table-cell>
              <table:table-cell office:value-type="float" office:value="0.0613505107780534">
                <text:p>0.0613505107780534</text:p>
              </table:table-cell>
              <table:table-cell office:value-type="float" office:value="0.0659642655228736">
                <text:p>0.0659642655228736</text:p>
              </table:table-cell>
              <table:table-cell office:value-type="float" office:value="0.0739645597623726">
                <text:p>0.0739645597623726</text:p>
              </table:table-cell>
              <table:table-cell office:value-type="float" office:value="0.0815243075897932">
                <text:p>0.0815243075897932</text:p>
              </table:table-cell>
              <table:table-cell office:value-type="float" office:value="0.0847150696860347">
                <text:p>0.0847150696860347</text:p>
              </table:table-cell>
              <table:table-cell office:value-type="float" office:value="0.0933651627734138">
                <text:p>0.0933651627734138</text:p>
              </table:table-cell>
              <table:table-cell office:value-type="float" office:value="0.0987178026223459">
                <text:p>0.0987178026223459</text:p>
              </table:table-cell>
              <table:table-cell office:value-type="float" office:value="0.104091693791475">
                <text:p>0.104091693791475</text:p>
              </table:table-cell>
              <table:table-cell office:value-type="float" office:value="0.112356684489412">
                <text:p>0.112356684489412</text:p>
              </table:table-cell>
              <table:table-cell office:value-type="float" office:value="0.118789042111532">
                <text:p>0.118789042111532</text:p>
              </table:table-cell>
              <table:table-cell office:value-type="float" office:value="0.123397002718459">
                <text:p>0.123397002718459</text:p>
              </table:table-cell>
              <table:table-cell office:value-type="float" office:value="0.126574961316887">
                <text:p>0.126574961316887</text:p>
              </table:table-cell>
              <table:table-cell office:value-type="float" office:value="0.135218204998327">
                <text:p>0.135218204998327</text:p>
              </table:table-cell>
              <table:table-cell office:value-type="float" office:value="0.138598445688752">
                <text:p>0.138598445688752</text:p>
              </table:table-cell>
              <table:table-cell office:value-type="float" office:value="0.143794036232327">
                <text:p>0.143794036232327</text:p>
              </table:table-cell>
              <table:table-cell office:value-type="float" office:value="0.150931514210492">
                <text:p>0.150931514210492</text:p>
              </table:table-cell>
              <table:table-cell office:value-type="float" office:value="0.160058305917618">
                <text:p>0.160058305917618</text:p>
              </table:table-cell>
              <table:table-cell office:value-type="float" office:value="0.161719872497289">
                <text:p>0.161719872497289</text:p>
              </table:table-cell>
              <table:table-cell office:value-type="float" office:value="0.169057584828429">
                <text:p>0.169057584828429</text:p>
              </table:table-cell>
              <table:table-cell office:value-type="float" office:value="0.175837948020557">
                <text:p>0.175837948020557</text:p>
              </table:table-cell>
              <table:table-cell office:value-type="float" office:value="0.176465834859249">
                <text:p>0.176465834859249</text:p>
              </table:table-cell>
              <table:table-cell office:value-type="float" office:value="0.182805093484008">
                <text:p>0.182805093484008</text:p>
              </table:table-cell>
              <table:table-cell office:value-type="float" office:value="0.194697658523316">
                <text:p>0.194697658523316</text:p>
              </table:table-cell>
            </table:table-row>
            <table:table-row>
              <table:table-cell office:value-type="string">
                <text:p>nqueens_omp_compact</text:p>
                <draw:g>
                  <svg:desc>Sheet1.A148:Sheet1.A148</svg:desc>
                </draw:g>
              </table:table-cell>
              <table:table-cell office:value-type="float" office:value="0.0277459250903503">
                <text:p>0.0277459250903503</text:p>
                <draw:g>
                  <svg:desc>Sheet1.B160:Sheet1.AG160</svg:desc>
                </draw:g>
              </table:table-cell>
              <table:table-cell office:value-type="float" office:value="0.00925109728968377">
                <text:p>0.00925109728968377</text:p>
              </table:table-cell>
              <table:table-cell office:value-type="float" office:value="0.00935327865848688">
                <text:p>0.00935327865848688</text:p>
              </table:table-cell>
              <table:table-cell office:value-type="float" office:value="0.00954912483415597">
                <text:p>0.00954912483415597</text:p>
              </table:table-cell>
              <table:table-cell office:value-type="float" office:value="0.0160999250620191">
                <text:p>0.0160999250620191</text:p>
              </table:table-cell>
              <table:table-cell office:value-type="float" office:value="0.0185090262014942">
                <text:p>0.0185090262014942</text:p>
              </table:table-cell>
              <table:table-cell office:value-type="float" office:value="0.0192678749285608">
                <text:p>0.0192678749285608</text:p>
              </table:table-cell>
              <table:table-cell office:value-type="float" office:value="0.0195412714393378">
                <text:p>0.0195412714393378</text:p>
              </table:table-cell>
              <table:table-cell office:value-type="float" office:value="0.0244903069133918">
                <text:p>0.0244903069133918</text:p>
              </table:table-cell>
              <table:table-cell office:value-type="float" office:value="0.0278512158432211">
                <text:p>0.0278512158432211</text:p>
              </table:table-cell>
              <table:table-cell office:value-type="float" office:value="0.0275225821838526">
                <text:p>0.0275225821838526</text:p>
              </table:table-cell>
              <table:table-cell office:value-type="float" office:value="0.0269340204794441">
                <text:p>0.0269340204794441</text:p>
              </table:table-cell>
              <table:table-cell office:value-type="float" office:value="0.0352455700533855">
                <text:p>0.0352455700533855</text:p>
              </table:table-cell>
              <table:table-cell office:value-type="float" office:value="0.0356719503552874">
                <text:p>0.0356719503552874</text:p>
              </table:table-cell>
              <table:table-cell office:value-type="float" office:value="0.0376305274832002">
                <text:p>0.0376305274832002</text:p>
              </table:table-cell>
              <table:table-cell office:value-type="float" office:value="0.0375945079229849">
                <text:p>0.0375945079229849</text:p>
              </table:table-cell>
              <table:table-cell office:value-type="float" office:value="0.0445514917366051">
                <text:p>0.0445514917366051</text:p>
              </table:table-cell>
              <table:table-cell office:value-type="float" office:value="0.0442855450082419">
                <text:p>0.0442855450082419</text:p>
              </table:table-cell>
              <table:table-cell office:value-type="float" office:value="0.0467803619620112">
                <text:p>0.0467803619620112</text:p>
              </table:table-cell>
              <table:table-cell office:value-type="float" office:value="0.0483961948148774">
                <text:p>0.0483961948148774</text:p>
              </table:table-cell>
              <table:table-cell office:value-type="float" office:value="0.0543912092204639">
                <text:p>0.0543912092204639</text:p>
              </table:table-cell>
              <table:table-cell office:value-type="float" office:value="0.0547950574724003">
                <text:p>0.0547950574724003</text:p>
              </table:table-cell>
              <table:table-cell office:value-type="float" office:value="0.0576005386679221">
                <text:p>0.0576005386679221</text:p>
              </table:table-cell>
              <table:table-cell office:value-type="float" office:value="0.0559724917683203">
                <text:p>0.0559724917683203</text:p>
              </table:table-cell>
              <table:table-cell office:value-type="float" office:value="0.062159689520373">
                <text:p>0.062159689520373</text:p>
              </table:table-cell>
              <table:table-cell office:value-type="float" office:value="0.065323510342097">
                <text:p>0.065323510342097</text:p>
              </table:table-cell>
              <table:table-cell office:value-type="float" office:value="0.0672194492910787">
                <text:p>0.0672194492910787</text:p>
              </table:table-cell>
              <table:table-cell office:value-type="float" office:value="0.0639999240689954">
                <text:p>0.0639999240689954</text:p>
              </table:table-cell>
              <table:table-cell office:value-type="float" office:value="0.0734486446551494">
                <text:p>0.0734486446551494</text:p>
              </table:table-cell>
              <table:table-cell office:value-type="float" office:value="0.075546797792639">
                <text:p>0.075546797792639</text:p>
              </table:table-cell>
              <table:table-cell office:value-type="float" office:value="0.0759123991614948">
                <text:p>0.0759123991614948</text:p>
              </table:table-cell>
              <table:table-cell office:value-type="float" office:value="0.0741313509129083">
                <text:p>0.0741313509129083</text:p>
              </table:table-cell>
            </table:table-row>
            <table:table-row>
              <table:table-cell office:value-type="string">
                <text:p>nqueens_omp_scatter</text:p>
                <draw:g>
                  <svg:desc>Sheet1.A162:Sheet1.A162</svg:desc>
                </draw:g>
              </table:table-cell>
              <table:table-cell office:value-type="float" office:value="0.0277448509659854">
                <text:p>0.0277448509659854</text:p>
                <draw:g>
                  <svg:desc>Sheet1.B174:Sheet1.AG174</svg:desc>
                </draw:g>
              </table:table-cell>
              <table:table-cell office:value-type="float" office:value="0.0125709685293988">
                <text:p>0.0125709685293988</text:p>
              </table:table-cell>
              <table:table-cell office:value-type="float" office:value="0.0190260135619757">
                <text:p>0.0190260135619757</text:p>
              </table:table-cell>
              <table:table-cell office:value-type="float" office:value="0.0234722433871603">
                <text:p>0.0234722433871603</text:p>
              </table:table-cell>
              <table:table-cell office:value-type="float" office:value="0.0307808012955319">
                <text:p>0.0307808012955319</text:p>
              </table:table-cell>
              <table:table-cell office:value-type="float" office:value="0.0363506114331393">
                <text:p>0.0363506114331393</text:p>
              </table:table-cell>
              <table:table-cell office:value-type="float" office:value="0.0442179862667494">
                <text:p>0.0442179862667494</text:p>
              </table:table-cell>
              <table:table-cell office:value-type="float" office:value="0.049123267065217">
                <text:p>0.049123267065217</text:p>
              </table:table-cell>
              <table:table-cell office:value-type="float" office:value="0.055897794916625">
                <text:p>0.055897794916625</text:p>
              </table:table-cell>
              <table:table-cell office:value-type="float" office:value="0.0624709359603484">
                <text:p>0.0624709359603484</text:p>
              </table:table-cell>
              <table:table-cell office:value-type="float" office:value="0.0693026352672386">
                <text:p>0.0693026352672386</text:p>
              </table:table-cell>
              <table:table-cell office:value-type="float" office:value="0.075703144697094">
                <text:p>0.075703144697094</text:p>
              </table:table-cell>
              <table:table-cell office:value-type="float" office:value="0.0820791509819461">
                <text:p>0.0820791509819461</text:p>
              </table:table-cell>
              <table:table-cell office:value-type="float" office:value="0.0852643849694461">
                <text:p>0.0852643849694461</text:p>
              </table:table-cell>
              <table:table-cell office:value-type="float" office:value="0.0932649686516933">
                <text:p>0.0932649686516933</text:p>
              </table:table-cell>
              <table:table-cell office:value-type="float" office:value="0.0988705687546536">
                <text:p>0.0988705687546536</text:p>
              </table:table-cell>
              <table:table-cell office:value-type="float" office:value="0.0988841299315613">
                <text:p>0.0988841299315613</text:p>
              </table:table-cell>
              <table:table-cell office:value-type="float" office:value="0.112167866061401">
                <text:p>0.112167866061401</text:p>
              </table:table-cell>
              <table:table-cell office:value-type="float" office:value="0.113664062086272">
                <text:p>0.113664062086272</text:p>
              </table:table-cell>
              <table:table-cell office:value-type="float" office:value="0.122133242324145">
                <text:p>0.122133242324145</text:p>
              </table:table-cell>
              <table:table-cell office:value-type="float" office:value="0.128960610028546">
                <text:p>0.128960610028546</text:p>
              </table:table-cell>
              <table:table-cell office:value-type="float" office:value="0.136718847297676">
                <text:p>0.136718847297676</text:p>
              </table:table-cell>
              <table:table-cell office:value-type="float" office:value="0.142501655863763">
                <text:p>0.142501655863763</text:p>
              </table:table-cell>
              <table:table-cell office:value-type="float" office:value="0.151982835924968">
                <text:p>0.151982835924968</text:p>
              </table:table-cell>
              <table:table-cell office:value-type="float" office:value="0.152709435770735">
                <text:p>0.152709435770735</text:p>
              </table:table-cell>
              <table:table-cell office:value-type="float" office:value="0.161309266786185">
                <text:p>0.161309266786185</text:p>
              </table:table-cell>
              <table:table-cell office:value-type="float" office:value="0.165601178125231">
                <text:p>0.165601178125231</text:p>
              </table:table-cell>
              <table:table-cell office:value-type="float" office:value="0.170155518183385">
                <text:p>0.170155518183385</text:p>
              </table:table-cell>
              <table:table-cell office:value-type="float" office:value="0.173487596073824">
                <text:p>0.173487596073824</text:p>
              </table:table-cell>
              <table:table-cell office:value-type="float" office:value="0.187164567648116">
                <text:p>0.187164567648116</text:p>
              </table:table-cell>
              <table:table-cell office:value-type="float" office:value="0.189304557454758">
                <text:p>0.189304557454758</text:p>
              </table:table-cell>
              <table:table-cell office:value-type="float" office:value="0.200455208754014">
                <text:p>0.200455208754014</text:p>
              </table:table-cell>
            </table:table-row>
            <table:table-row>
              <table:table-cell office:value-type="string">
                <text:p>nqueens_omp_balanced</text:p>
                <draw:g>
                  <svg:desc>Sheet1.A176:Sheet1.A176</svg:desc>
                </draw:g>
              </table:table-cell>
              <table:table-cell office:value-type="float" office:value="0.0277256076618201">
                <text:p>0.0277256076618201</text:p>
                <draw:g>
                  <svg:desc>Sheet1.B188:Sheet1.AG188</svg:desc>
                </draw:g>
              </table:table-cell>
              <table:table-cell office:value-type="float" office:value="0.0124098026944033">
                <text:p>0.0124098026944033</text:p>
              </table:table-cell>
              <table:table-cell office:value-type="float" office:value="0.0188127400157482">
                <text:p>0.0188127400157482</text:p>
              </table:table-cell>
              <table:table-cell office:value-type="float" office:value="0.0247195767074616">
                <text:p>0.0247195767074616</text:p>
              </table:table-cell>
              <table:table-cell office:value-type="float" office:value="0.0311379809724681">
                <text:p>0.0311379809724681</text:p>
              </table:table-cell>
              <table:table-cell office:value-type="float" office:value="0.0369531084052978">
                <text:p>0.0369531084052978</text:p>
              </table:table-cell>
              <table:table-cell office:value-type="float" office:value="0.0436047834234849">
                <text:p>0.0436047834234849</text:p>
              </table:table-cell>
              <table:table-cell office:value-type="float" office:value="0.0499039678232969">
                <text:p>0.0499039678232969</text:p>
              </table:table-cell>
              <table:table-cell office:value-type="float" office:value="0.0557735877848329">
                <text:p>0.0557735877848329</text:p>
              </table:table-cell>
              <table:table-cell office:value-type="float" office:value="0.0633922825233156">
                <text:p>0.0633922825233156</text:p>
              </table:table-cell>
              <table:table-cell office:value-type="float" office:value="0.0699201119877594">
                <text:p>0.0699201119877594</text:p>
              </table:table-cell>
              <table:table-cell office:value-type="float" office:value="0.0742827011325992">
                <text:p>0.0742827011325992</text:p>
              </table:table-cell>
              <table:table-cell office:value-type="float" office:value="0.0819504810568146">
                <text:p>0.0819504810568146</text:p>
              </table:table-cell>
              <table:table-cell office:value-type="float" office:value="0.0875226027893524">
                <text:p>0.0875226027893524</text:p>
              </table:table-cell>
              <table:table-cell office:value-type="float" office:value="0.0948219724614086">
                <text:p>0.0948219724614086</text:p>
              </table:table-cell>
              <table:table-cell office:value-type="float" office:value="0.0988685459240959">
                <text:p>0.0988685459240959</text:p>
              </table:table-cell>
              <table:table-cell office:value-type="float" office:value="0.101017751577322">
                <text:p>0.101017751577322</text:p>
              </table:table-cell>
              <table:table-cell office:value-type="float" office:value="0.114178532041812">
                <text:p>0.114178532041812</text:p>
              </table:table-cell>
              <table:table-cell office:value-type="float" office:value="0.118113302001491">
                <text:p>0.118113302001491</text:p>
              </table:table-cell>
              <table:table-cell office:value-type="float" office:value="0.121809325261831">
                <text:p>0.121809325261831</text:p>
              </table:table-cell>
              <table:table-cell office:value-type="float" office:value="0.128895139176926">
                <text:p>0.128895139176926</text:p>
              </table:table-cell>
              <table:table-cell office:value-type="float" office:value="0.13728421225658">
                <text:p>0.13728421225658</text:p>
              </table:table-cell>
              <table:table-cell office:value-type="float" office:value="0.140003662321399">
                <text:p>0.140003662321399</text:p>
              </table:table-cell>
              <table:table-cell office:value-type="float" office:value="0.153966324417134">
                <text:p>0.153966324417134</text:p>
              </table:table-cell>
              <table:table-cell office:value-type="float" office:value="0.158725724795639">
                <text:p>0.158725724795639</text:p>
              </table:table-cell>
              <table:table-cell office:value-type="float" office:value="0.159691782631935">
                <text:p>0.159691782631935</text:p>
              </table:table-cell>
              <table:table-cell office:value-type="float" office:value="0.163545910077779">
                <text:p>0.163545910077779</text:p>
              </table:table-cell>
              <table:table-cell office:value-type="float" office:value="0.170460658976767">
                <text:p>0.170460658976767</text:p>
              </table:table-cell>
              <table:table-cell office:value-type="float" office:value="0.179002764201317">
                <text:p>0.179002764201317</text:p>
              </table:table-cell>
              <table:table-cell office:value-type="float" office:value="0.181507605523706">
                <text:p>0.181507605523706</text:p>
              </table:table-cell>
              <table:table-cell office:value-type="float" office:value="0.19466342487788">
                <text:p>0.19466342487788</text:p>
              </table:table-cell>
              <table:table-cell office:value-type="float" office:value="0.19850693497707">
                <text:p>0.19850693497707</text:p>
              </table:table-cell>
            </table:table-row>
            <table:table-row>
              <table:table-cell office:value-type="string">
                <text:p>nqueens_omp_cilk</text:p>
                <draw:g>
                  <svg:desc>Sheet1.A204:Sheet1.A204</svg:desc>
                </draw:g>
              </table:table-cell>
              <table:table-cell office:value-type="float" office:value="0.024466819001787">
                <text:p>0.024466819001787</text:p>
                <draw:g>
                  <svg:desc>Sheet1.B216:Sheet1.AG216</svg:desc>
                </draw:g>
              </table:table-cell>
              <table:table-cell office:value-type="float" office:value="0.0333898495349072">
                <text:p>0.0333898495349072</text:p>
              </table:table-cell>
              <table:table-cell office:value-type="float" office:value="0.054260800773923">
                <text:p>0.054260800773923</text:p>
              </table:table-cell>
              <table:table-cell office:value-type="float" office:value="0.0718767319159852">
                <text:p>0.0718767319159852</text:p>
              </table:table-cell>
              <table:table-cell office:value-type="float" office:value="0.0894864253487813">
                <text:p>0.0894864253487813</text:p>
              </table:table-cell>
              <table:table-cell office:value-type="float" office:value="0.107661652476986">
                <text:p>0.107661652476986</text:p>
              </table:table-cell>
              <table:table-cell office:value-type="float" office:value="0.124408389503403">
                <text:p>0.124408389503403</text:p>
              </table:table-cell>
              <table:table-cell office:value-type="float" office:value="0.143597435617906">
                <text:p>0.143597435617906</text:p>
              </table:table-cell>
              <table:table-cell office:value-type="float" office:value="0.160694923549296">
                <text:p>0.160694923549296</text:p>
              </table:table-cell>
              <table:table-cell office:value-type="float" office:value="0.178463746181612">
                <text:p>0.178463746181612</text:p>
              </table:table-cell>
              <table:table-cell office:value-type="float" office:value="0.195059219192905">
                <text:p>0.195059219192905</text:p>
              </table:table-cell>
              <table:table-cell office:value-type="float" office:value="0.210412520630136">
                <text:p>0.210412520630136</text:p>
              </table:table-cell>
              <table:table-cell office:value-type="float" office:value="0.229274340779758">
                <text:p>0.229274340779758</text:p>
              </table:table-cell>
              <table:table-cell office:value-type="float" office:value="0.246742587994719">
                <text:p>0.246742587994719</text:p>
              </table:table-cell>
              <table:table-cell office:value-type="float" office:value="0.261891178715104">
                <text:p>0.261891178715104</text:p>
              </table:table-cell>
              <table:table-cell office:value-type="float" office:value="0.280923965719294">
                <text:p>0.280923965719294</text:p>
              </table:table-cell>
              <table:table-cell office:value-type="float" office:value="0.299468085074696">
                <text:p>0.299468085074696</text:p>
              </table:table-cell>
              <table:table-cell office:value-type="float" office:value="0.320424426641567">
                <text:p>0.320424426641567</text:p>
              </table:table-cell>
              <table:table-cell office:value-type="float" office:value="0.334169231124587">
                <text:p>0.334169231124587</text:p>
              </table:table-cell>
              <table:table-cell office:value-type="float" office:value="0.353467661274224">
                <text:p>0.353467661274224</text:p>
              </table:table-cell>
              <table:table-cell office:value-type="float" office:value="0.36627896981254">
                <text:p>0.36627896981254</text:p>
              </table:table-cell>
              <table:table-cell office:value-type="float" office:value="0.383839067939716">
                <text:p>0.383839067939716</text:p>
              </table:table-cell>
              <table:table-cell office:value-type="float" office:value="0.402001205313875">
                <text:p>0.402001205313875</text:p>
              </table:table-cell>
              <table:table-cell office:value-type="float" office:value="0.420359747291875">
                <text:p>0.420359747291875</text:p>
              </table:table-cell>
              <table:table-cell office:value-type="float" office:value="0.43670325300125">
                <text:p>0.43670325300125</text:p>
              </table:table-cell>
              <table:table-cell office:value-type="float" office:value="0.452221289395288">
                <text:p>0.452221289395288</text:p>
              </table:table-cell>
              <table:table-cell office:value-type="float" office:value="0.468563394013324">
                <text:p>0.468563394013324</text:p>
              </table:table-cell>
              <table:table-cell office:value-type="float" office:value="0.488041779588324">
                <text:p>0.488041779588324</text:p>
              </table:table-cell>
              <table:table-cell office:value-type="float" office:value="0.504163579332703">
                <text:p>0.504163579332703</text:p>
              </table:table-cell>
              <table:table-cell office:value-type="float" office:value="0.522407698928808">
                <text:p>0.522407698928808</text:p>
              </table:table-cell>
              <table:table-cell office:value-type="float" office:value="0.531585628821358">
                <text:p>0.531585628821358</text:p>
              </table:table-cell>
              <table:table-cell office:value-type="float" office:value="0.550203004745498">
                <text:p>0.5502030047454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